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eta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Arial1" svg:font-family="Arial" style:font-adornments="Normal" style:font-family-generic="swiss" style:font-pitch="variable"/>
    <style:font-face style:name="Arial2" svg:font-family="Arial" style:font-adornments="Regular" style:font-family-generic="swiss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Regular" style:font-family-generic="roman" style:font-pitch="variable"/>
  </office:font-face-decls>
  <office:automatic-styles>
    <style:style style:name="P1" style:family="paragraph" style:parent-style-name="Standard">
      <style:text-properties style:font-name="Times New Roman"/>
    </style:style>
    <style:style style:name="P2" style:family="paragraph" style:parent-style-name="Standard">
      <style:text-properties style:font-name="Times New Roman" officeooo:paragraph-rsid="004c7f42"/>
    </style:style>
    <style:style style:name="P3" style:family="paragraph" style:parent-style-name="Standard">
      <style:text-properties style:font-name="Times New Roman" officeooo:rsid="004c7f42" officeooo:paragraph-rsid="004c7f42"/>
    </style:style>
    <style:style style:name="P4" style:family="paragraph" style:parent-style-name="Standard">
      <style:text-properties style:font-name="Times New Roman" fo:font-size="11pt" fo:font-weight="normal" officeooo:rsid="004c7f42" officeooo:paragraph-rsid="004c7f42" style:font-size-asian="11pt" style:font-weight-asian="normal" style:font-size-complex="11pt" style:font-weight-complex="normal"/>
    </style:style>
    <style:style style:name="P5" style:family="paragraph" style:parent-style-name="Footnote">
      <style:text-properties officeooo:rsid="004c7f42" officeooo:paragraph-rsid="004c7f42"/>
    </style:style>
    <style:style style:name="P6" style:family="paragraph" style:parent-style-name="Standard">
      <style:text-properties officeooo:paragraph-rsid="005554e0"/>
    </style:style>
    <style:style style:name="P7" style:family="paragraph" style:parent-style-name="_5f_endp_5f_person-list" style:list-style-name="L1"/>
    <style:style style:name="P8" style:family="paragraph" style:parent-style-name="_5f_endp_5f_person-list" style:list-style-name="L1">
      <style:text-properties officeooo:paragraph-rsid="005554e0"/>
    </style:style>
    <style:style style:name="P9" style:family="paragraph" style:parent-style-name="_5f_endp_5f_person-list" style:list-style-name=""/>
    <style:style style:name="P10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 loext:hyphenation-no-caps="false" loext:hyphenation-no-last-word="false"/>
    </style:style>
    <style:style style:name="T1" style:family="text">
      <style:text-properties style:font-name="Times New Roman" fo:font-size="11pt" style:font-size-asian="11pt" style:font-size-complex="11pt"/>
    </style:style>
    <style:style style:name="T2" style:family="text">
      <style:text-properties style:font-name="Times New Roman" fo:font-size="11pt" officeooo:rsid="0017caaf" style:font-size-asian="11pt" style:font-size-complex="11pt"/>
    </style:style>
    <style:style style:name="T3" style:family="text">
      <style:text-properties style:font-name="Times New Roman" officeooo:rsid="004c7f42"/>
    </style:style>
    <style:style style:name="T4" style:family="text">
      <style:text-properties style:font-name="Times New Roman" fo:font-weight="bold" officeooo:rsid="004c7f42" style:font-weight-asian="bold" style:font-weight-complex="bold"/>
    </style:style>
    <style:style style:name="T5" style:family="text">
      <style:text-properties fo:color="#000000" loext:opacity="100%" style:text-position="super 58%" fo:font-weight="normal" officeooo:rsid="00413aa8" style:font-weight-asian="normal" style:font-weight-complex="normal"/>
    </style:style>
    <style:style style:name="T6" style:family="text">
      <style:text-properties fo:color="#000000" loext:opacity="100%" fo:font-weight="normal" officeooo:rsid="00413aa8" style:font-weight-asian="normal" style:font-weight-complex="normal"/>
    </style:style>
    <style:style style:name="T7" style:family="text">
      <style:text-properties style:text-line-through-style="solid" style:text-line-through-type="single"/>
    </style:style>
    <style:style style:name="T8" style:family="text">
      <style:text-properties style:text-line-through-style="solid" style:text-line-through-type="single" fo:font-size="11pt" fo:font-weight="normal" officeooo:rsid="004c7f42" style:font-size-asian="11pt" style:font-weight-asian="normal" style:font-size-complex="11pt" style:font-weight-complex="normal"/>
    </style:style>
    <style:style style:name="T9" style:family="text">
      <style:text-properties fo:font-size="11pt" style:font-size-asian="11pt" style:font-size-complex="11pt"/>
    </style:style>
    <style:style style:name="T10" style:family="text">
      <style:text-properties fo:font-size="11pt" officeooo:rsid="00413aa8" style:font-size-asian="11pt" style:font-size-complex="11pt"/>
    </style:style>
    <style:style style:name="T11" style:family="text">
      <style:text-properties fo:font-size="11pt" fo:font-weight="normal" style:font-size-asian="11pt" style:font-weight-asian="normal" style:font-size-complex="11pt" style:font-weight-complex="normal"/>
    </style:style>
    <style:style style:name="T12" style:family="text">
      <style:text-properties fo:font-size="11pt" fo:font-weight="normal" officeooo:rsid="001b435a" style:font-size-asian="11pt" style:font-weight-asian="normal" style:font-size-complex="11pt" style:font-weight-complex="normal"/>
    </style:style>
    <style:style style:name="T13" style:family="text">
      <style:text-properties fo:font-size="11pt" fo:font-weight="normal" officeooo:rsid="00413aa8" style:font-size-asian="11pt" style:font-weight-asian="normal" style:font-size-complex="11pt" style:font-weight-complex="normal"/>
    </style:style>
    <style:style style:name="T14" style:family="text">
      <style:text-properties fo:font-size="11pt" fo:font-weight="normal" officeooo:rsid="004c7f42" style:font-size-asian="11pt" style:font-weight-asian="normal" style:font-size-complex="11pt" style:font-weight-complex="normal"/>
    </style:style>
    <style:style style:name="T15" style:family="text">
      <style:text-properties fo:font-size="11pt" fo:font-weight="bold" officeooo:rsid="00413aa8" style:font-size-asian="11pt" style:font-weight-asian="bold" style:font-size-complex="11pt" style:font-weight-complex="bold"/>
    </style:style>
    <style:style style:name="T16" style:family="text">
      <style:text-properties fo:font-size="11pt" fo:font-weight="bold" officeooo:rsid="004c7f42" style:font-size-asian="11pt" style:font-weight-asian="bold" style:font-size-complex="11pt" style:font-weight-complex="bold"/>
    </style:style>
    <style:style style:name="T17" style:family="text">
      <style:text-properties officeooo:rsid="00413aa8"/>
    </style:style>
    <style:style style:name="T18" style:family="text">
      <style:text-properties style:text-position="super 58%" officeooo:rsid="00413aa8"/>
    </style:style>
    <style:style style:name="T19" style:family="text">
      <style:text-properties style:text-position="super 58%" fo:font-size="11pt" fo:font-weight="normal" officeooo:rsid="004c7f42" style:font-size-asian="11pt" style:font-weight-asian="normal" style:font-size-complex="11pt" style:font-weight-complex="normal"/>
    </style:style>
    <style:style style:name="T20" style:family="text">
      <style:text-properties officeooo:rsid="004c7f42"/>
    </style:style>
    <style:style style:name="T21" style:family="text">
      <style:text-properties officeooo:rsid="005098bb"/>
    </style:style>
    <style:style style:name="T22" style:family="text">
      <style:text-properties officeooo:rsid="00533c11"/>
    </style:style>
    <style:style style:name="T23" style:family="text">
      <style:text-properties officeooo:rsid="0054e68b"/>
    </style:style>
    <style:style style:name="T24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2" fo:font-size="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Calibri2" style:font-size-asian="11pt" style:language-asian="en" style:country-asian="US" style:font-style-asian="normal" style:font-weight-asian="normal" style:font-name-complex="Tahoma" style:font-size-complex="11pt" style:language-complex="ar" style:country-complex="SA" style:font-style-complex="normal" style:font-weight-complex="normal" style:text-emphasize="none" style:text-scale="100%" style:font-relief="none" style:text-overline-style="none" style:text-overline-color="font-color"/>
    </style:style>
    <style:style style:name="T25" style:family="text">
      <style:text-properties fo:font-variant="normal" fo:text-transform="none" style:use-window-font-color="true" loext:opacity="0%" style:text-outline="false" style:text-line-through-style="solid" style:text-line-through-type="single" style:text-position="0% 100%" style:font-name="Arial2" fo:font-size="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Calibri2" style:font-size-asian="11pt" style:language-asian="en" style:country-asian="US" style:font-style-asian="normal" style:font-weight-asian="normal" style:font-name-complex="Tahoma" style:font-size-complex="11pt" style:language-complex="ar" style:country-complex="SA" style:font-style-complex="normal" style:font-weight-complex="normal" style:text-emphasize="none" style:text-scale="100%" style:font-relief="none" style:text-overline-style="none" style:text-overline-color="font-color"/>
    </style:style>
    <style:style style:name="T26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2" fo:font-size="8pt" fo:letter-spacing="normal" fo:language="fr" fo:country="FR" fo:font-style="normal" fo:text-shadow="none" style:text-underline-style="none" fo:font-weight="bold" style:text-underline-mode="continuous" style:text-overline-mode="continuous" style:text-line-through-mode="continuous" style:letter-kerning="false" fo:background-color="transparent" style:font-name-asian="Calibri2" style:font-size-asian="11pt" style:language-asian="en" style:country-asian="US" style:font-style-asian="normal" style:font-weight-asian="normal" style:font-name-complex="Tahoma" style:font-size-complex="11pt" style:language-complex="ar" style:country-complex="SA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2">=</text:span><text:a xlink:type="simple" xlink:href="https://nakala.fr/path/to/FRAN_0393_05300_L.jpg/" text:style-name="Internet_20_link" text:visited-style-name="Visited_20_Internet_20_Link"><text:span text:style-name="T1">90</text:span></text:a><text:span text:style-name="T2">=</text:span><text:span text:style-name="T2"><office:annotation loext:resolved="false"><dc:creator>e-NDP</dc:creator><dc:date>2023-05-03T09:46:31.921463802</dc:date><meta:creator-initials>e-NDP</meta:creator-initials><text:p text:style-name="P10"><text:span text:style-name="T24">Saut de page, pagination Sarasin + lien à l’image nakala</text:span></text:p></office:annotation></text:span></text:p>
      <text:h text:style-name="Titre1" text:outline-level="1"><text:span text:style-name="T22">Mémo saisie é</text:span><text:span text:style-name="T23">dition/</text:span>L<text:span text:style-name="T17">undi 1</text:span><text:span text:style-name="T18">er</text:span><text:span text:style-name="T17"> mai 2023</text:span><text:span text:style-name="T17"><office:annotation loext:resolved="false"><dc:creator>e-NDP</dc:creator><dc:date>2023-05-03T09:47:13.372063507</dc:date><meta:creator-initials>e-NDP</meta:creator-initials><text:p text:style-name="P10"><text:span text:style-name="T24">Titre forgé (</text:span></text:p><text:p text:style-name="P10"><text:span text:style-name="T24">date modernisée), </text:span></text:p><text:p text:style-name="P10"><text:span text:style-name="T24">Style Titre1. Rappel : </text:span></text:p><text:p text:style-name="P10"><text:span text:style-name="T24">- Par défaut, l’unité documentaire correspond au «chapitre » ;</text:span></text:p><text:p text:style-name="P10"><text:span text:style-name="T24">- « chapitre général » : CG/Lundi 1er mai ;</text:span></text:p><text:p text:style-name="P10"><text:span text:style-name="T24">- « réunion » : R/Lundi 1er mai ;</text:span></text:p><text:p text:style-name="P10"><text:span text:style-name="T24">- « annexe »  : A/Titre de l’annexe </text:span></text:p></office:annotation></text:span></text:h>
      <text:p text:style-name="P1"><text:span text:style-name="_5f_endp_5f_date"><text:span text:style-name="T6">En ce I</text:span></text:span><text:span text:style-name="_5f_endp_5f_date"><text:span text:style-name="T5">er</text:span></text:span><text:span text:style-name="_5f_endp_5f_date"><text:span text:style-name="T6"> mai 2023</text:span></text:span><text:span text:style-name="_5f_endp_5f_date"><text:span text:style-name="T6"><office:annotation loext:resolved="false"><dc:creator>e-NDP</dc:creator><dc:date>2023-05-03T09:48:00.105192629</dc:date><meta:creator-initials>e-NDP</meta:creator-initials><text:p text:style-name="P10"><text:span text:style-name="T24">Date transcrite, style de caractère _endp_date</text:span></text:p></office:annotation></text:span></text:span><text:span text:style-name="T9">, </text:span><text:span text:style-name="T10">sont réunis les partenaires du projet e-NDP :</text:span></text:p>
      <text:list text:style-name="L1">
        <text:list-item>
          <text:p text:style-name="P7">J<text:span text:style-name="T17">ulie Claustre ;</text:span></text:p>
        </text:list-item>
        <text:list-item>
          <text:p text:style-name="P7">D<text:span text:style-name="T17">arwin Smith ;</text:span></text:p>
        </text:list-item>
        <text:list-item>
          <text:p text:style-name="P7">O<text:span text:style-name="T17">livier Canteaut ;</text:span></text:p>
        </text:list-item>
        <text:list-item>
          <text:p text:style-name="P8">@<office:annotation loext:resolved="false"><dc:creator>e-NDP</dc:creator><dc:date>2023-05-03T09:48:26.261103985</dc:date><meta:creator-initials>e-NDP</meta:creator-initials><text:p text:style-name="P10"><text:span text:style-name="T24">Symbole @ pour figurer le point de présence.</text:span></text:p></office:annotation> Lucas Terriel ;</text:p>
        </text:list-item>
        <text:list-item>
          <text:p text:style-name="P8"><text:span text:style-name="T7">@</text:span><text:span text:style-name="T7"><office:annotation loext:resolved="false"><dc:creator>e-NDP</dc:creator><dc:date>2023-05-03T09:48:48.052092641</dc:date><meta:creator-initials>e-NDP</meta:creator-initials><text:p text:style-name="P10"><text:span text:style-name="T24">Symbole @ barré pour indiquer la correction par le chanoine.</text:span></text:p></office:annotation></text:span><text:span text:style-name="T7"> </text:span>Vincent Jolivet<office:annotation loext:resolved="false"><dc:creator>e-NDP</dc:creator><dc:date>2023-05-03T09:49:14.885078576</dc:date><meta:creator-initials>e-NDP</meta:creator-initials><text:p text:style-name="P10"><text:span text:style-name="T24">Liste des chanoines, style _endp_person-list pour chaque item</text:span></text:p></office:annotation></text:p>
        </text:list-item>
      </text:list>
      <text:p text:style-name="P9"/>
      <text:p text:style-name="_5f_endp_5f_non-deliberation">Ceci constitue <text:span text:style-name="T21">la</text:span> <text:span text:style-name="T21">structure</text:span> <text:span text:style-name="T20">et </text:span><text:span text:style-name="T21">la</text:span><text:span text:style-name="T20"> documentation </text:span>d<text:span text:style-name="T21">u</text:span> modèle éditorial <text:span text:style-name="T21">e-NDP</text:span> basé sur un exemple fictif<office:annotation loext:resolved="false"><dc:creator>e-NDP</dc:creator><dc:date>2023-05-03T09:49:53.414326492</dc:date><meta:creator-initials>e-NDP</meta:creator-initials><text:p text:style-name="P10"><text:span text:style-name="T24">Paragraphe hors-délibération, style _endp_non-deliberation</text:span></text:p></office:annotation></text:p>
      <text:p text:style-name="P1"><office:annotation office:name="__Annotation__228_1896992729" loext:resolved="false"><dc:creator>e-NDP</dc:creator><dc:date>2023-05-03T09:50:24.071824334</dc:date><meta:creator-initials>e-NDP</meta:creator-initials><text:p text:style-name="P10"><text:span text:style-name="T24">Numérotation forgée des délibérations .</text:span></text:p></office:annotation>(1)<office:annotation-end office:name="__Annotation__228_1896992729"/> <office:annotation office:name="__Annotation__229_1896992729" loext:resolved="false"><dc:creator>e-NDP</dc:creator><dc:date>2023-05-03T09:50:41.837463929</dc:date><meta:creator-initials>e-NDP</meta:creator-initials><text:p text:style-name="P10"><text:span text:style-name="T24">Mise en valeur de l’entrée (</text:span><text:span text:style-name="T26">Gras</text:span><text:span text:style-name="T24">). </text:span></text:p><text:p text:style-name="P10"><text:span text:style-name="T24">Attention : ne pas formater la numérotation forgée.</text:span></text:p></office:annotation><text:span text:style-name="T15">Définition du modèle éditorial</text:span><office:annotation-end office:name="__Annotation__229_1896992729"/><text:span text:style-name="T11"> </text:span><text:span text:style-name="T13">par l’ensemble du groupe de travail qui valide la version définitive des normes TEI</text:span><text:span text:style-name="T9">.</text:span></text:p>
      <text:p text:style-name="P2"><text:span text:style-name="T12">(</text:span><text:span text:style-name="T14">2</text:span><text:span text:style-name="T12">) </text:span><text:span text:style-name="T15">Réflexion sur le worklow</text:span><text:span text:style-name="T13">. Le groupe travaille à la définition d’un modèle traitement de texte.</text:span></text:p>
      <text:p text:style-name="P2"><text:span text:style-name="T12">(</text:span><text:span text:style-name="T14">3</text:span><text:span text:style-name="T12">) </text:span><text:span text:style-name="T15">É</text:span><text:span text:style-name="T16">léments de typographie</text:span><text:span text:style-name="T13">. </text:span><text:span text:style-name="T14">Le modèle doit permettre d’utiliser les exposants principalement dans les dates par exemple I</text:span><text:span text:style-name="T19">er</text:span><text:span text:style-name="T14"> mai 2023 et de restituer le </text:span><office:annotation office:name="__Annotation__230_1896992729" loext:resolved="false"><dc:creator>e-NDP</dc:creator><dc:date>2023-05-03T09:51:03.751516974</dc:date><meta:creator-initials>e-NDP</meta:creator-initials><text:p text:style-name="P10"><text:span text:style-name="T24">Texte raturé, mise en forme </text:span><text:span text:style-name="T25">Barré</text:span><text:span text:style-name="T24"> </text:span></text:p></office:annotation><text:span text:style-name="T14">t</text:span><text:span text:style-name="T8">exte raturé</text:span><office:annotation-end office:name="__Annotation__230_1896992729"/><text:span text:style-name="T14">. Les ajouts (mentions interlinéaires et marginales) sont transcrits mais pas signalés. De même, les abréviations sont résolues mais pas signalées.</text:span></text:p>
      <text:p text:style-name="P1"><text:span text:style-name="T12">(</text:span><text:span text:style-name="T14">4</text:span><text:span text:style-name="T12">) </text:span><text:span text:style-name="T16">Apparat et interventions éditoriales</text:span><text:span text:style-name="T14">.</text:span><text:span text:style-name="T13"> </text:span><text:span text:style-name="T14">Ces règles portent sur la casse et le signalement des corrections.</text:span></text:p>
      <text:p text:style-name="P2"><text:span text:style-name="T13"><office:annotation loext:resolved="false"><dc:creator>e-NDP</dc:creator><dc:date>2023-05-03T09:51:23.137769078</dc:date><meta:creator-initials>e-NDP</meta:creator-initials><text:p text:style-name="P10"><text:span text:style-name="T24">e 2e paragraphe de la délibération n’est pas numéroté.</text:span></text:p></office:annotation></text:span><text:span text:style-name="T13">Ce modèle doit permettre de distinguer les [restitutions certaines] des [ ?restitutions incertaines]. </text:span><text:span text:style-name="T14">Les corrections éditoriales sont </text:span><office:annotation office:name="__Annotation__231_1896992729" loext:resolved="false"><dc:creator>e-NDP</dc:creator><dc:date>2023-05-03T09:51:40.624129756</dc:date><meta:creator-initials>e-NDP</meta:creator-initials><text:p text:style-name="P10"><text:span text:style-name="T24">Correction éditoriale : <text:s/>[texte corrigé](texte dans le registre).</text:span></text:p></office:annotation><text:span text:style-name="T14">[également](égalemen) </text:span><office:annotation-end office:name="__Annotation__231_1896992729"/><text:span text:style-name="T14">signalées. Les lacunes sont </text:span><office:annotation office:name="__Annotation__232_1896992729" loext:resolved="false"><dc:creator>e-NDP</dc:creator><dc:date>2023-05-03T09:52:01.540504079</dc:date><meta:creator-initials>e-NDP</meta:creator-initials><text:p text:style-name="P10"><text:span text:style-name="T24">Lacune : « … »</text:span></text:p></office:annotation><text:span text:style-name="T14">…</text:span><office:annotation-end office:name="__Annotation__232_1896992729"/><text:span text:style-name="T14"> signalées. <text:s/></text:span></text:p>
      <text:p text:style-name="P4">Les capitales sont maintenus et « Dominus » est capitalisé quand il s’agit de Dieu. Les chiffres des dates en romain sont en majuscules, par exemple : « XX augusti ». </text:p>
      <text:p text:style-name="P3">Ce modèle permet d’ajouter des note<text:span text:style-name="T21">s</text:span> libre<text:span text:style-name="T21">s</text:span> d’apparat<office:annotation office:name="__Annotation__233_1896992729" loext:resolved="false"><dc:creator>e-NDP</dc:creator><dc:date>2023-05-03T09:52:25.752297504</dc:date><meta:creator-initials>e-NDP</meta:creator-initials><text:p text:style-name="P10"><text:span text:style-name="T24">Note de bas de page, le contenu est standardisé entre éditeurs.</text:span></text:p></office:annotation><text:note text:id="ftn1" text:note-class="footnote"><text:note-citation>1</text:note-citation><text:note-body><text:p text:style-name="P5"><text:s/>Note libre de bas de page. </text:p></text:note-body></text:note><office:annotation-end office:name="__Annotation__233_1896992729"/>.</text:p>
      <text:p text:style-name="P6"><text:span text:style-name="T3">(5) </text:span><text:span text:style-name="T4">La question des enrichissements.</text:span><text:span text:style-name="T3"> Certaines règles porte sur annotations spécifiques : On distingue le </text:span><text:span text:style-name="_5f_endp_5f_frm"><text:span text:style-name="T20">texte en moyen français</text:span></text:span><text:span text:style-name="_5f_endp_5f_frm"><text:span text:style-name="T20"><office:annotation loext:resolved="false"><dc:creator>e-NDP</dc:creator><dc:date>2023-05-03T09:52:45.977423940</dc:date><meta:creator-initials>e-NDP</meta:creator-initials><text:p text:style-name="P10"><text:span text:style-name="T24">Texte en moyen français marqué par le style de caractère  _endp_frm</text:span></text:p></office:annotation></text:span></text:span><text:span text:style-name="T3"> du texte en latin. En revanche les entités nommées (personnes, par exemple) seront ajoutées en post-traitement.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Standard"><text:soft-page-break/>=FRAN_0393_10915_L.jpg=</text:p>
      <text:p text:style-name="Standard">1 - 10.</text:p>
      <text:p text:style-name="Standard">2 - $$</text:p>
      <text:p text:style-name="Standard">3 - 10</text:p>
      <text:p text:style-name="Standard">4 - Jof</text:p>
      <text:p text:style-name="Standard">5 - Ano nonagelimo Quat die veneris post</text:p>
      <text:p text:style-name="Standard">6 - Pascha xxiiiia mensis apsterilis capitulantibus dominis.</text:p>
      <text:p text:style-name="Standard">7 - P. Decano</text:p>
      <text:p text:style-name="Standard">8 - Magister honoratus de porta procurator magistri Mathei de Hleville</text:p>
      <text:p text:style-name="Standard">9 - H. Cantore</text:p>
      <text:p text:style-name="Standard">10 - peciit admicti ad semiprebende quam nuper in ecclesia Paris.es possidebat</text:p>
      <text:p text:style-name="Standard">11 - archidiacono ecclesie</text:p>
      <text:p text:style-name="Standard">12 - G.</text:p>
      <text:p text:style-name="Standard">13 - deffunctus magister P. Forteti. virtute gracie apostolice et fuit receptum</text:p>
      <text:p text:style-name="Standard">14 - Sy.</text:p>
      <text:p text:style-name="Standard">15 - Succentore</text:p>
      <text:p text:style-name="Standard">16 - tempus juris ad sibi respondum</text:p>
      <text:p text:style-name="Standard">17 - Roberti</text:p>
      <text:p text:style-name="Standard">18 - P.</text:p>
      <text:p text:style-name="Standard">19 - de Pompodorio</text:p>
      <text:p text:style-name="Standard">20 - s</text:p>
      <text:p text:style-name="Standard">21 - Magister Johannes de Socto electus pro parte capituli loco deffuncti</text:p>
      <text:p text:style-name="Standard">22 - Careti magistri P. Forteti in compromisso careti et Mignoti / Et statim</text:p>
      <text:p text:style-name="Standard">23 - de Ordeiomonte</text:p>
      <text:p text:style-name="Standard">24 - .</text:p>
      <text:p text:style-name="Standard">25 - de Mongeria</text:p>
      <text:p text:style-name="Standard">26 - post capellani cotam hostis domus mei N. Sellarii tabellisus capituli</text:p>
      <text:p text:style-name="Standard">27 - 4</text:p>
      <text:p text:style-name="Standard">28 - de Lorriaco</text:p>
      <text:p text:style-name="Standard">29 - magister Nicolaus Careti procurator magistri J. Careti et dominus Johannes</text:p>
      <text:p text:style-name="Standard">30 - 26.</text:p>
      <text:p text:style-name="Standard">31 - de Thierno</text:p>
      <text:p text:style-name="Standard">32 - Mignoti pro parte sua habuerunt gratam elecionem magistri J. de Socto</text:p>
      <text:p text:style-name="Standard">33 - R.</text:p>
      <text:p text:style-name="Standard">34 - de Putheolis</text:p>
      <text:p text:style-name="Standard">35 - et prolongaverunt terminum usque ad</text:p>
      <text:p text:style-name="Standard"><text:soft-page-break/>36 - de Alneolo</text:p>
      <text:p text:style-name="Standard">37 - G.</text:p>
      <text:p text:style-name="Standard">38 - presentis Habueo harcherii et Alano ploemadiante clericis et notariis</text:p>
      <text:p text:style-name="Standard">39 - G.</text:p>
      <text:p text:style-name="Standard">40 - Fedelli</text:p>
      <text:p text:style-name="Standard">41 - curie Par.</text:p>
      <text:p text:style-name="Standard">42 - Regis</text:p>
      <text:p text:style-name="Standard">43 - Voygnon</text:p>
      <text:p text:style-name="Standard">44 - **.</text:p>
      <text:p text:style-name="Standard">45 - Deliberatum est quod fiat informacio pro parte vicariorum et</text:p>
      <text:p text:style-name="Standard">46 - de Salione</text:p>
      <text:p text:style-name="Standard">47 - capituli super hoc quod ipsi vicarii dicunt quod non tenentur defferre</text:p>
      <text:p text:style-name="Standard">48 - +Phil.</text:p>
      <text:p text:style-name="Standard">49 - Hocie</text:p>
      <text:p text:style-name="Standard">50 - ad ecclesiam unum de dominis ecclesie decessum et facient in formam</text:p>
      <text:p text:style-name="Standard">51 - T.</text:p>
      <text:p text:style-name="Standard">52 - Chanteprime</text:p>
      <text:p text:style-name="Standard">53 - G. de Alneolo et G. Paillardi cum notariis capellaniam vicarii vo</text:p>
      <text:p text:style-name="Standard">54 - I</text:p>
      <text:p text:style-name="Standard">55 - G</text:p>
      <text:p text:style-name="Standard">56 - non acquieverunt isti deliberacioni sed pecierunt deliberacionem</text:p>
      <text:p text:style-name="Standard">57 - de nully</text:p>
      <text:p text:style-name="Standard">58 - respondendi ad diem crastinam in revestiario</text:p>
      <text:p text:style-name="Standard">59 - Ay.</text:p>
      <text:p text:style-name="Standard">60 - de maignaco</text:p>
      <text:p text:style-name="Standard">61 - s. vid.</text:p>
      <text:p text:style-name="Standard">62 - G.</text:p>
      <text:p text:style-name="Standard">63 - Paillardi</text:p>
      <text:p text:style-name="Standard">64 - Commissum est notarius quod dicat magistro P. Beauble canonico Sancti Mederici</text:p>
      <text:p text:style-name="Standard">65 - quod dicta capellanorum est contitnata usque ad xva et interim videbitur</text:p>
      <text:p text:style-name="Standard">66 - informacio facta pro parte ipsorum</text:p>
      <text:p text:style-name="Standard">67 - Fatet . Placet dominis quod servicium magistri P. Forteti fiat diedetano</text:p>
      <text:p text:style-name="Standard">68 - Ordinatum est quod torchie quas habet magister Stephanus Boussardi restituatur dominis quorum sunt</text:p>
      <text:p text:style-name="Standard">69 - Die sabbati sequentes in revestiorio presentibus P. decano H. Cantore G. archidiaconos cclesie</text:p>
      <text:p text:style-name="Standard">70 - Sy. Succentor J. de Pompodorio . B. de Thierno . L. de Mongeria . G. Fedelli R. de Lorriaco</text:p>
      <text:p text:style-name="Standard"><text:soft-page-break/>71 - R. de Putheolis ipsluibus aliis vicarii venerunt advisate et dixerunt quod non eratumeorum</text:p>
      <text:p text:style-name="Standard">72 - intencionis se submictendi informacioni cuicumque et sic recesserunt usque ad lune proxum in capitulo</text:p>
      <text:p text:style-name="Standard">=FRAN_0393_10916_L.jpg=</text:p>
      <text:p text:style-name="Standard">1 - nonagesimo iiii</text:p>
      <text:p text:style-name="Standard">2 - 3</text:p>
      <text:p text:style-name="Standard">3 - Anno predicto die lune post qummodo xxviia aprilis epost capitulantibus dominis</text:p>
      <text:p text:style-name="Standard">4 - P. Decano</text:p>
      <text:p text:style-name="Standard">5 - H. Cantore</text:p>
      <text:p text:style-name="Standard">6 - Placet dominis quod dominus Dyonisius regis presbyter capellani</text:p>
      <text:p text:style-name="Standard">7 - G. Archidiacono ecclesie</text:p>
      <text:p text:style-name="Standard">8 - in ecclesia Sepulcri possit facere in sua absente deserviri</text:p>
      <text:p text:style-name="Standard">9 - Dispencios</text:p>
      <text:p text:style-name="Standard">10 - Sy. succentore</text:p>
      <text:p text:style-name="Standard">11 - per unum alium ad hoc ydoneum in capellania quam ibidem</text:p>
      <text:p text:style-name="Standard">12 - de Karolay</text:p>
      <text:p text:style-name="Standard">13 - obtinent quamdiu placuerit capitulo et quamdiu fuerit in servicio</text:p>
      <text:p text:style-name="Standard">14 - de Pompodorio</text:p>
      <text:p text:style-name="Standard">15 - domini Cardinalis aniciensis et fiat ei data littera super hoc</text:p>
      <text:p text:style-name="Standard">16 - *</text:p>
      <text:p text:style-name="Standard">17 - 3</text:p>
      <text:p text:style-name="Standard">18 - de Pongeria</text:p>
      <text:p text:style-name="Standard">19 - et aspensatum de juramento in contrtrum per ipsum alias</text:p>
      <text:p text:style-name="Standard">20 - + P.</text:p>
      <text:p text:style-name="Standard">21 - Roberti</text:p>
      <text:p text:style-name="Standard">22 - prestito</text:p>
      <text:p text:style-name="Standard">23 - 8</text:p>
      <text:p text:style-name="Standard">24 - R.</text:p>
      <text:p text:style-name="Standard">25 - de Lorriaco</text:p>
      <text:p text:style-name="Standard">26 - S</text:p>
      <text:p text:style-name="Standard">27 - Domini Decanus Cantor R. de Lorriaco et G.</text:p>
      <text:p text:style-name="Standard">28 - 4.</text:p>
      <text:p text:style-name="Standard">29 - de Putheolis</text:p>
      <text:p text:style-name="Standard">30 - de Alneolo commissi sunt ad loquendum poprandium cum</text:p>
      <text:p text:style-name="Standard">31 - G.</text:p>
      <text:p text:style-name="Standard">32 - Fedelli</text:p>
      <text:p text:style-name="Standard"><text:soft-page-break/>33 - Th. de Salione</text:p>
      <text:p text:style-name="Standard">34 - procuratore regis in parlamento super facto imuitatis ecclesie</text:p>
      <text:p text:style-name="Standard">35 - C.</text:p>
      <text:p text:style-name="Standard">36 - Hocie</text:p>
      <text:p text:style-name="Standard">37 - Deliberatum est quod servetur statutum contra magistrum</text:p>
      <text:p text:style-name="Standard">38 - Voygnon</text:p>
      <text:p text:style-name="Standard">39 - Stephanum Boussardi qui minus rigorose loqutus est</text:p>
      <text:p text:style-name="Standard">40 - 1</text:p>
      <text:p text:style-name="Standard">41 - Ay. de Maignaco</text:p>
      <text:p text:style-name="Standard">42 - contra dominum decanum nisi emendavit ipsi domino decano</text:p>
      <text:p text:style-name="Standard">43 - G.</text:p>
      <text:p text:style-name="Standard">44 - de Alneolo</text:p>
      <text:p text:style-name="Standard">45 - Loquetur cum magistro Petro de Moranturia ad</text:p>
      <text:p text:style-name="Standard">46 - N. de Ordeimnte</text:p>
      <text:p text:style-name="Standard">47 - sciendum si ipse voluerit tenere sedem ad causas</text:p>
      <text:p text:style-name="Standard">48 - B. de Thierno</text:p>
      <text:p text:style-name="Standard">49 - de socto</text:p>
      <text:p text:style-name="Standard">50 - preceptum est promotori quod faciat informacionem de</text:p>
      <text:p text:style-name="Standard">51 - domino Stephano du seau super concubinatu</text:p>
      <text:p text:style-name="Standard">52 - vicarii videlicet domini Stephans du Seau Johannes de Chymaco et Johannes Fabri fuerunt</text:p>
      <text:p text:style-name="Standard">53 - vocati ad capellanim et dominus decanus obtulit eis quod si ipsi vellent promittere quod de cetro</text:p>
      <text:p text:style-name="Standard">54 - De vicariis</text:p>
      <text:p text:style-name="Standard">55 - ipsi portarent ad ecclesiam dominos canonico deffunctos una cum alias sociis suis quod denarii</text:p>
      <text:p text:style-name="Standard">56 - quos petebant de exequus magistri Petri Forteti restituentur eis. et ipsi respondent</text:p>
      <text:p text:style-name="Standard">57 - quod ipsi ad hoc nullomo se obligarent. Item ulterius obtulit eis quod si ipsi vellent</text:p>
      <text:p text:style-name="Standard">58 - se refferre informacioni quam domini facerent fieri super debato isto / denarii quos pete</text:p>
      <text:p text:style-name="Standard">59 - bat ponerentur in manu sequestra unius dominorum et audita relacione informacionie</text:p>
      <text:p text:style-name="Standard">60 - domini facerent eis omnem justiciam et racionem et adhic ipsi dixerant quod nichil facerent</text:p>
      <text:p text:style-name="Standard">61 - nec admitterent quaquam informacionem super hoc factam et hoc dicto dominos decanus petuit</text:p>
      <text:p text:style-name="Standard">62 - J. Dellari</text:p>
      <text:p text:style-name="Standard">63 - instrumentum Astantbes in testimonim invocando.</text:p>
      <text:p text:style-name="Standard">64 - Statutum olim factum in capitulo generali anno Domini m° ccc° xv</text:p>
      <text:p text:style-name="Standard">65 - die sabbati in vigilia festi beatorum Symonis et Jude apostolorum contra vicarior</text:p>
      <text:p text:style-name="Standard">66 - Canonicos Sancti Dyonisii de Passa et Sancti Johannis Rotundi / macicotos clericos matutinales</text:p>
      <text:p text:style-name="Standard">67 - de eodem</text:p>
      <text:p text:style-name="Standard"><text:soft-page-break/>68 - et alios tam presbyteros quam clericos in ecclesia Par. deserviente / et achoro ipsius ecclesie recedentes</text:p>
      <text:p text:style-name="Standard">69 - antequam officium horarum in quibus interesse deunt continue sit completum hodie fuit lectri</text:p>
      <text:p text:style-name="Standard">70 - in capitulo et ordinatum per dominos quod de cetero observetur et teneatur noo et forma quis</text:p>
      <text:p text:style-name="Standard">71 - antiquitus tenebatur et servabatur</text:p>
      <text:p text:style-name="Standard">=FRAN_0393_10917_L.jpg=</text:p>
      <text:p text:style-name="Standard">1 - nonagesimo i</text:p>
      <text:p text:style-name="Standard">2 - J</text:p>
      <text:p text:style-name="Standard">3 - 703</text:p>
      <text:p text:style-name="Standard">4 - Magister Petrus de Morancuria procurator Johannis de Ronuris clerici Parisiensis capellni ad altare</text:p>
      <text:p text:style-name="Standard">5 - sanctorum Nicolai et Kathine in ecclesia Sancti Mederici resignavit ipsam campellaniam causa</text:p>
      <text:p text:style-name="Standard">6 - Collacio</text:p>
      <text:p text:style-name="Standard">7 - permutacionis faciendi cum domino Johanne nunerii presbytero capellano capellanie Sancte Anne in capella</text:p>
      <text:p text:style-name="Standard">8 - domus trecensis cecorum pauperum Parsiens ad ipsam capellaniarum non alias et fuit collata dicto domino</text:p>
      <text:p text:style-name="Standard">9 - Johanni qui juravit in forma et fuit installatus.</text:p>
      <text:p text:style-name="Standard">10 - Anno predicto die mercurii xxixa aprilis capitulantibus dominis</text:p>
      <text:p text:style-name="Standard">11 - P. Decano</text:p>
      <text:p text:style-name="Standard">12 - Domini sunt concordes quod super tractatu habendo cum procuratore</text:p>
      <text:p text:style-name="Standard">13 - Cantore</text:p>
      <text:p text:style-name="Standard">14 - H</text:p>
      <text:p text:style-name="Standard">15 - regis pro inniuntate ecclesie claustri et de Gueto per</text:p>
      <text:p text:style-name="Standard">16 - archidiacono ecclesie</text:p>
      <text:p text:style-name="Standard">17 - G.</text:p>
      <text:p text:style-name="Standard">18 - subdiconus ecclesie non faciendi / dimictatur innnutas domorum</text:p>
      <text:p text:style-name="Standard">19 - Sy. Succentore</text:p>
      <text:p text:style-name="Standard">20 - claustralium / et commorantem in terra ecclesie non facient</text:p>
      <text:p text:style-name="Standard">21 - P.</text:p>
      <text:p text:style-name="Standard">22 - Roberti</text:p>
      <text:p text:style-name="Standard">23 - excubias / et petentur reffeciones barreriarum ad por</text:p>
      <text:p text:style-name="Standard">24 - *1.</text:p>
      <text:p text:style-name="Standard">25 - de Pompodorio</text:p>
      <text:p text:style-name="Standard">26 - tas claustri et super secanam ad terrale si poterint</text:p>
      <text:p text:style-name="Standard">27 - De Socco</text:p>
      <text:p text:style-name="Standard">28 - 44</text:p>
      <text:p text:style-name="Standard">29 - de Thierno</text:p>
      <text:p text:style-name="Standard"><text:soft-page-break/>30 - habe</text:p>
      <text:p text:style-name="Standard">31 - 4</text:p>
      <text:p text:style-name="Standard">32 - d</text:p>
      <text:p text:style-name="Standard">33 - de Karolay</text:p>
      <text:p text:style-name="Standard">34 - Conclusum est quod habita responsione officialis parisiensis</text:p>
      <text:p text:style-name="Standard">35 - de Nully</text:p>
      <text:p text:style-name="Standard">36 - *</text:p>
      <text:p text:style-name="Standard">37 - super exempcione ecclesie quam impedit / si refutaverit</text:p>
      <text:p text:style-name="Standard">38 - An. Grangerii</text:p>
      <text:p text:style-name="Standard">39 - revocare ea que fecit contra subdictotum ecclesie procedetur</text:p>
      <text:p text:style-name="Standard">40 - .</text:p>
      <text:p text:style-name="Standard">41 - de Alveolo</text:p>
      <text:p text:style-name="Standard">42 - contra ipsum per casum novitatis casnquam per viam magister</text:p>
      <text:p text:style-name="Standard">43 - de Mongeria</text:p>
      <text:p text:style-name="Standard">44 - 2</text:p>
      <text:p text:style-name="Standard">45 - expedientem</text:p>
      <text:p text:style-name="Standard">46 - T</text:p>
      <text:p text:style-name="Standard">47 - de Sancto Petro</text:p>
      <text:p text:style-name="Standard">48 - Voygnon</text:p>
      <text:p text:style-name="Standard">49 - Deliberatum est quod fiat inventarium bonorum deffuncti</text:p>
      <text:p text:style-name="Standard">50 - d</text:p>
      <text:p text:style-name="Standard">51 - T</text:p>
      <text:p text:style-name="Standard">52 - Forteti</text:p>
      <text:p text:style-name="Standard">53 - Hocie</text:p>
      <text:p text:style-name="Standard">54 - magistri P. Forceti</text:p>
      <text:p text:style-name="Standard">55 - Regis</text:p>
      <text:p text:style-name="Standard">56 - Paillardi</text:p>
      <text:p text:style-name="Standard">57 - Placet dominis quod cause audiantur dum tenebitur</text:p>
      <text:p text:style-name="Standard">58 - de Maignaco</text:p>
      <text:p text:style-name="Standard">59 - Ayo</text:p>
      <text:p text:style-name="Standard">60 - capellani in loco capitule claustri Sancti Dyonisii de Passu</text:p>
      <text:p text:style-name="Standard">61 - R.</text:p>
      <text:p text:style-name="Standard">62 - de Lorriaco</text:p>
      <text:p text:style-name="Standard">63 - in quo alias audiebantur / et sedebit magister P. de</text:p>
      <text:p text:style-name="Standard">64 - G.</text:p>
      <text:p text:style-name="Standard">65 - Fedelli</text:p>
      <text:p text:style-name="Standard"><text:soft-page-break/>66 - Morancuria</text:p>
      <text:p text:style-name="Standard">67 - de Ordeimonte</text:p>
      <text:p text:style-name="Standard">68 - v</text:p>
      <text:p text:style-name="Standard">69 - Dominus archidiaconus Pars. peciit quod sibi traderetur porcio</text:p>
      <text:p text:style-name="Standard">70 - Chanteprime</text:p>
      <text:p text:style-name="Standard">71 - Forteniz</text:p>
      <text:p text:style-name="Standard">72 - quam debebat habere ut dicebat de exequiis deffuncti</text:p>
      <text:p text:style-name="Standard">73 - de Salione</text:p>
      <text:p text:style-name="Standard">74 - +. Pl</text:p>
      <text:p text:style-name="Standard">75 - magistri P. Forteti et fuit deliberatum quod postquam nonerat</text:p>
      <text:p text:style-name="Standard">76 - xvii s.</text:p>
      <text:p text:style-name="Standard">77 - de Sanctis</text:p>
      <text:p text:style-name="Standard">78 - prebendatus nichil haberet</text:p>
      <text:p text:style-name="Standard">79 - Ordinatum est quod bona deffuncti domini J. la Buffe vendantur plus offerenti et ponatur</text:p>
      <text:p text:style-name="Standard">80 - peccunia in deposito in manu capituli</text:p>
      <text:p text:style-name="Standard">81 - magister honoratus de porta procurator magistri Mathei de hoc Leville fuit receptus ad semprebend</text:p>
      <text:p text:style-name="Standard">82 - Recepcio canonico</text:p>
      <text:p text:style-name="Standard">83 - quam in ecclesia Parisiensis obtinere solebat deffunctus magister Petrus Forteti / virtute licterarum</text:p>
      <text:p text:style-name="Standard">84 - apostolicarum super gracia super hoc sibi concessa factarum et processus inde secuti salvo jure</text:p>
      <text:p text:style-name="Standard">85 - cujuslibet / et juravit sub hac forma . Ego honoratus de Porta procurator et nomine procuratorio</text:p>
      <text:p text:style-name="Standard">86 - Senerabilis viri magistri Mathei de Hoc Leville hujus venerabilis ecclesie Parisiensis canonici Sancti Aniani</text:p>
      <text:p text:style-name="Standard">=FRAN_0393_10918_L.jpg=</text:p>
      <text:p text:style-name="Standard">1 - nonagesimo</text:p>
      <text:p text:style-name="Standard">2 - 11</text:p>
      <text:p text:style-name="Standard">3 - 204</text:p>
      <text:p text:style-name="Standard">4 - nuencupati juro in animam ipsius magistri mei ad hec sancta Dei euvangelia et promito</text:p>
      <text:p text:style-name="Standard">5 - vobis reverendis dominis meis dominis Decano et Capitulo parisiensis / obedienciam reverenciam</text:p>
      <text:p text:style-name="Standard">6 - et honorem exhibere juraque libertates franchisias / consuetudines et observaciones</text:p>
      <text:p text:style-name="Standard">7 - ipsius ecclesie / et statuta / ac specialiter inuitatem claustri servare / secreta capituli</text:p>
      <text:p text:style-name="Standard">8 - et alia in quibus me vocari contigerit tenere / et quod sum de legitimo in aterimonio pro</text:p>
      <text:p text:style-name="Standard">9 - creatus liber et immunis ab omni jugo servitutis / juro eciam quod ipse magister</text:p>
      <text:p text:style-name="Standard">10 - meus solvet quidecim florenos deflorencia seu eorum valorem infra annum</text:p>
      <text:p text:style-name="Standard">11 - pro capa per ipsum debita fabrice hujusi venerabilis ecclesie vel faciam eam fieri meis</text:p>
      <text:p text:style-name="Standard">12 - expensis infra annum de panno sericer in tradendim per provisores dicte fabrice</text:p>
      <text:p text:style-name="Standard"><text:soft-page-break/>13 - et ecclesie nomine dicti magistri mei et pro ipso de dicta capa reddo me principalem</text:p>
      <text:p text:style-name="Standard">14 - fidejussorem et solutorem / et eam promicto solvere causu quo ipse idem magister</text:p>
      <text:p text:style-name="Standard">15 - meus eam non solverit infra ipsum annum / quodque jura beneficii predicti et Capelle</text:p>
      <text:p text:style-name="Standard">16 - Sancti Aniani pro viribus protegam et deffendam / et si que scinero alienata</text:p>
      <text:p text:style-name="Standard">17 - ea prout erit in possibile recuperabo / nec aliqua ex eis alienabo / et divi</text:p>
      <text:p text:style-name="Standard">18 - sionem prebendarum Sancti Aniani olim factam tenebo. In Parisienses ecclesia et in capella</text:p>
      <text:p text:style-name="Standard">19 - Sancti Aniani predicta deserviam secundum quod ipsius beneficii natura requirit ac in ecclesia</text:p>
      <text:p text:style-name="Standard">20 - Paris.en interero omnibus horis divrnis et nocturiis bona fide / faciamque in ea</text:p>
      <text:p text:style-name="Standard">21 - continuam residenciem personalem / et eciam singulis annis in Sancta synodo vestra</text:p>
      <text:p text:style-name="Standard">22 - comparebo nisi racionabilis excusacio impediat / quam vobis significabo</text:p>
      <text:p text:style-name="Standard">23 - infra quindenam post ipsam synodum sub pena per vos contra contumacos</text:p>
      <text:p text:style-name="Standard">24 - et defficiente stabilita / contraque predicta vel aliquod eorumdem privilegium</text:p>
      <text:p text:style-name="Standard">25 - contrarium nullatenus impetrabo / aut michi vel cuicumque ecclesie universitati</text:p>
      <text:p text:style-name="Standard">26 - seu persone ecclesiastice aut seculari concesso vel impostorum concedendo sontat</text:p>
      <text:p text:style-name="Standard">27 - publice vel occlesie et sic me Deus adjuvet et hoc sancta Dei euvangelia.</text:p>
      <text:p text:style-name="Standard">28 - *</text:p>
      <text:p text:style-name="Standard">29 - Die veneris sequent$$ capellani propter festum</text:p>
      <text:p text:style-name="Standard">30 - apostolorum Philippi et Jacobi.</text:p>
      <text:p text:style-name="Standard">=FRAN_0393_10919_L.jpg=</text:p>
      <text:p text:style-name="Standard">1 - iii</text:p>
      <text:p text:style-name="Standard">2 - 10.</text:p>
      <text:p text:style-name="Standard">3 - MAn</text:p>
      <text:p text:style-name="Standard">4 - 20.</text:p>
      <text:p text:style-name="Standard">5 - Anno predicto die lune quarta maii capitulantibus dominis</text:p>
      <text:p text:style-name="Standard">6 - P. Decano</text:p>
      <text:p text:style-name="Standard">7 - Guignedouit Egidius nmparatoris subbedellus facltatis theologie</text:p>
      <text:p text:style-name="Standard">8 - TP.</text:p>
      <text:p text:style-name="Standard">9 - Roberti</text:p>
      <text:p text:style-name="Standard">10 - executor testient deffuncti magistri Johannis de Guignicirte</text:p>
      <text:p text:style-name="Standard">11 - N.</text:p>
      <text:p text:style-name="Standard">12 - de Ordeimonte</text:p>
      <text:p text:style-name="Standard">13 - pro toto quod petebat ab officiariis ecclesie de Hiris</text:p>
      <text:p text:style-name="Standard">14 - De Pompodorio</text:p>
      <text:p text:style-name="Standard">15 - que debebantur ipsi deffuncto fuit contentus de eo quod</text:p>
      <text:p text:style-name="Standard">16 - de Karolay</text:p>
      <text:p text:style-name="Standard">17 - debebatur per magistrum J. de Socto officiarium horarum</text:p>
      <text:p text:style-name="Standard"><text:soft-page-break/>18 - t</text:p>
      <text:p text:style-name="Standard">19 - 2</text:p>
      <text:p text:style-name="Standard">20 - de Lorriaco</text:p>
      <text:p text:style-name="Standard">21 - et consensut quod residuum sibi debitum per alios officiarios</text:p>
      <text:p text:style-name="Standard">22 - de Mongeria</text:p>
      <text:p text:style-name="Standard">23 - conlrtatur in unum servicium fiendum pro anima ipsis in ecclesia</text:p>
      <text:p text:style-name="Standard">24 - 2</text:p>
      <text:p text:style-name="Standard">25 - de Thierno</text:p>
      <text:p text:style-name="Standard">26 - Parisiens</text:p>
      <text:p text:style-name="Standard">27 - *.</text:p>
      <text:p text:style-name="Standard">28 - de socto</text:p>
      <text:p text:style-name="Standard">29 - G.</text:p>
      <text:p text:style-name="Standard">30 - D</text:p>
      <text:p text:style-name="Standard">31 - de Alneolo</text:p>
      <text:p text:style-name="Standard">32 - Preceptum est domino Petro Valeti quod amro non distribuat</text:p>
      <text:p text:style-name="Standard">33 - Sy.</text:p>
      <text:p text:style-name="Standard">34 - Succentor in missa</text:p>
      <text:p text:style-name="Standard">35 - denarios in horis et missis distribuendi usque in fine</text:p>
      <text:p text:style-name="Standard">36 - de Albyaco</text:p>
      <text:p text:style-name="Standard">37 - G.</text:p>
      <text:p text:style-name="Standard">38 - ipsarum horarum et missarum / et Johanni Caillart macicoto</text:p>
      <text:p text:style-name="Standard">39 - Regis</text:p>
      <text:p text:style-name="Standard">40 - quod scribat deffectus et levet ipsos serui quod antiquitus</text:p>
      <text:p text:style-name="Standard">41 - Hue</text:p>
      <text:p text:style-name="Standard">42 - fuit ordinatum prout in martilogio continetur.</text:p>
      <text:p text:style-name="Standard">43 - de Salione</text:p>
      <text:p text:style-name="Standard">44 - Philibr</text:p>
      <text:p text:style-name="Standard">45 - Fedelli</text:p>
      <text:p text:style-name="Standard">46 - es</text:p>
      <text:p text:style-name="Standard">47 - Chanteprime</text:p>
      <text:p text:style-name="Standard">48 - G.</text:p>
      <text:p text:style-name="Standard">49 - Paillardi</text:p>
      <text:p text:style-name="Standard">50 - Pie mercurii sequente fuit festum Sancti Johannis</text:p>
      <text:p text:style-name="Standard">51 - viii s. vi d.</text:p>
      <text:p text:style-name="Standard">52 - de Maignaco</text:p>
      <text:p text:style-name="Standard">53 - Ay</text:p>
      <text:p text:style-name="Standard"><text:soft-page-break/>54 - ante portam latinam</text:p>
      <text:p text:style-name="Standard">55 - Anno predicto die veneris post mia viiia mensis maii capitulantibus dominis</text:p>
      <text:p text:style-name="Standard">56 - P. Decano</text:p>
      <text:p text:style-name="Standard">57 - Capellani comumitatis constituerunt procuratores suos duos Johannem Badela</text:p>
      <text:p text:style-name="Standard">58 - H. Cantore</text:p>
      <text:p text:style-name="Standard">59 - Johannens de Verderonna et Egidum made presbyteros / cum licencia capituli usque</text:p>
      <text:p text:style-name="Standard">60 - G. archidiacono ecclesie</text:p>
      <text:p text:style-name="Standard">61 - ad biennium</text:p>
      <text:p text:style-name="Standard">62 - Sy. succentore</text:p>
      <text:p text:style-name="Standard">63 - P. Roberti</text:p>
      <text:p text:style-name="Standard">64 - Ordinatum est quod bona moblia deffuncti domini Johannis La Buffe</text:p>
      <text:p text:style-name="Standard">65 - J. de Pompodorio</text:p>
      <text:p text:style-name="Standard">66 - tradantur et deliberentur appreciatori qui ea appreciavit quia non</text:p>
      <text:p text:style-name="Standard">67 - *</text:p>
      <text:p text:style-name="Standard">68 - de Karolay</text:p>
      <text:p text:style-name="Standard">69 - resperitur alius qui plus offerat / et precirinde habitum manebit</text:p>
      <text:p text:style-name="Standard">70 - A. de Mongeria</text:p>
      <text:p text:style-name="Standard">71 - in depposito pro parte capituli in manu domini Johannis de Verderonna</text:p>
      <text:p text:style-name="Standard">72 - B. de Thierno</text:p>
      <text:p text:style-name="Standard">73 - preceptum est magistro Phililberto de Salione sollicitatori causarum</text:p>
      <text:p text:style-name="Standard">74 - Hue</text:p>
      <text:p text:style-name="Standard">75 - *</text:p>
      <text:p text:style-name="Standard">76 - ecclesie in parlamento quod faciat prosecucionem casus novitatis contra</text:p>
      <text:p text:style-name="Standard">77 - G. de Alveolo</text:p>
      <text:p text:style-name="Standard">78 - de Sancto Petro</text:p>
      <text:p text:style-name="Standard">79 - officialis Parisiensis qui impedit exempcionem ecclesie prout alias fuit deliberatum</text:p>
      <text:p text:style-name="Standard">80 - Chanceprime</text:p>
      <text:p text:style-name="Standard">81 - per consilium ecclesie</text:p>
      <text:p text:style-name="Standard">82 - G. Fedelli</text:p>
      <text:p text:style-name="Standard">83 - Magister L. de Mongeria domini G. Anglici et Dyonisius de Cuison</text:p>
      <text:p text:style-name="Standard">84 - forer</text:p>
      <text:p text:style-name="Standard">85 - G. Paillardi</text:p>
      <text:p text:style-name="Standard">86 - executores nominati in testamto magistri P. Forteti per ipsum deffunctum</text:p>
      <text:p text:style-name="Standard">87 - 4</text:p>
      <text:p text:style-name="Standard">88 - Ay. de Maignaco</text:p>
      <text:p text:style-name="Standard">89 - renunciaverunt execucioni testamenti ipsius deffunecti siliter et chanteprime</text:p>
      <text:p text:style-name="Standard"><text:soft-page-break/>90 - Ph. de Salione</text:p>
      <text:p text:style-name="Standard">91 - de Lorriaco</text:p>
      <text:p text:style-name="Standard">92 - R</text:p>
      <text:p text:style-name="Standard">93 - Deliberatum est quod expediantur incarcerati pauperes qui pro modicio</text:p>
      <text:p text:style-name="Standard">94 - lx</text:p>
      <text:p text:style-name="Standard">95 - *.</text:p>
      <text:p text:style-name="Standard">96 - de socto</text:p>
      <text:p text:style-name="Standard">97 - sunt detenti videlicet Bernardus pulsator magnarum campanarum</text:p>
      <text:p text:style-name="Standard">98 - una paupercula mliter et quidam alius cabusator dum tamen faciant</text:p>
      <text:p text:style-name="Standard">99 - Bernetum in Castalleto pro emmenda. Cilbarum ut consuetum est fieri</text:p>
      <text:p text:style-name="Standard">=FRAN_0393_10920_L.jpg=</text:p>
      <text:p text:style-name="Standard">1 - x</text:p>
      <text:p text:style-name="Standard">2 - nonagesimo iii</text:p>
      <text:p text:style-name="Standard">3 - 20</text:p>
      <text:p text:style-name="Standard">4 - Deliberatum est per capitulum quod hostia videlicet parvum hostium domus puerorum quod</text:p>
      <text:p text:style-name="Standard">5 - respondet in claustro / hostium coquine Sancti Augustini / et hostium horreorum capituli</text:p>
      <text:p text:style-name="Standard">6 - prope Barram / claudantur bene et firmiter / et quod fiat informacio secreta saper</text:p>
      <text:p text:style-name="Standard">7 - allos qui voluerunt urberare et injuriare dominum decanum / et ad hoc sunt deputati</text:p>
      <text:p text:style-name="Standard">8 - domini J. Chanteprime . G. de Alneolo . B. de Thierno et J. Hue / et vacabunt</text:p>
      <text:p text:style-name="Standard">9 - duo ipsorum super dicta informacione fienda sic quod unus ipsorum qui fuerit in mecio sit semper</text:p>
      <text:p text:style-name="Standard">10 - cum aliis</text:p>
      <text:p text:style-name="Standard">11 - monseigneur le doyen doyt respondre au clerc messeigneurs Guy de la termoille que selon</text:p>
      <text:p text:style-name="Standard">12 - la fourme du traictié qui est entre messeigneurs Guy et chapitre on envoyera per de la</text:p>
      <text:p text:style-name="Standard">13 - et le message retourné et oye sa relacion on fera response a n cesseigneus Guy le</text:p>
      <text:p text:style-name="Standard">14 - plus gracieusement que l'en pourra.</text:p>
      <text:p text:style-name="Standard">15 - Placet dominis quod Johannes de Beauronure recipiatur in donatum domus Dei Pars.</text:p>
      <text:p text:style-name="Standard">16 - tum non erit nisi familiarum et servitor et obligabit se ad faciendum omnia</text:p>
      <text:p text:style-name="Standard">17 - servicia licita et honesta</text:p>
      <text:p text:style-name="Standard">18 - Anno quo supra die lune post Jubilate xia maii capitulantibus dominis</text:p>
      <text:p text:style-name="Standard">19 - P. decano</text:p>
      <text:p text:style-name="Standard">20 - Placet dominis quod dominus Camerarius pape hospitetur in</text:p>
      <text:p text:style-name="Standard">21 - H. Cantore</text:p>
      <text:p text:style-name="Standard">22 - claustro in dommibus amicorum suorum non obstantibum</text:p>
      <text:p text:style-name="Standard">23 - G. archidiacono ecclesie</text:p>
      <text:p text:style-name="Standard">24 - statuto ecclesie in contrarium.</text:p>
      <text:p text:style-name="Standard">25 - Sy. succentore</text:p>
      <text:p text:style-name="Standard"><text:soft-page-break/>26 - F.</text:p>
      <text:p text:style-name="Standard">27 - de Pompraro</text:p>
      <text:p text:style-name="Standard">28 - Robertus Feret clericus receptus est in vicavi</text:p>
      <text:p text:style-name="Standard">29 - sz</text:p>
      <text:p text:style-name="Standard">30 - de Lorri</text:p>
      <text:p text:style-name="Standard">31 - pro magistro Petro DAuxonne canonico Sancti Mederici qui</text:p>
      <text:p text:style-name="Standard">32 - de Mongeria</text:p>
      <text:p text:style-name="Standard">33 - Hue</text:p>
      <text:p text:style-name="Standard">34 - procurator nacionis gallicane petiit copiam testamentorum</text:p>
      <text:p text:style-name="Standard">35 - Roberti</text:p>
      <text:p text:style-name="Standard">36 - P</text:p>
      <text:p text:style-name="Standard">37 - ddeffunctorum olim magistri Petri Casalis et nuper magister</text:p>
      <text:p text:style-name="Standard">38 - de Thierno</text:p>
      <text:p text:style-name="Standard">39 - B</text:p>
      <text:p text:style-name="Standard">40 - Petri Forteti canonico e cclesie Parisiensis</text:p>
      <text:p text:style-name="Standard">41 - Au. Grangeria</text:p>
      <text:p text:style-name="Standard">42 - de Alueolo</text:p>
      <text:p text:style-name="Standard">43 - G.</text:p>
      <text:p text:style-name="Standard">44 - Domini P. de Morancuria . J. Fabri S. Boussardi</text:p>
      <text:p text:style-name="Standard">45 - 5</text:p>
      <text:p text:style-name="Standard">46 - de Albyaco</text:p>
      <text:p text:style-name="Standard">47 - G.</text:p>
      <text:p text:style-name="Standard">48 - G. du Seau. J. querisi et P. coopetoris vicarii.</text:p>
      <text:p text:style-name="Standard">49 - de Salione</text:p>
      <text:p text:style-name="Standard">50 - .Philr</text:p>
      <text:p text:style-name="Standard">51 - ecclesia Parisien pecierunt quod dicti facerent eis tradere mellos</text:p>
      <text:p text:style-name="Standard">52 - Fedelli</text:p>
      <text:p text:style-name="Standard">53 - G.</text:p>
      <text:p text:style-name="Standard">54 - Voygnon</text:p>
      <text:p text:style-name="Standard">55 - suos in matutinarum missa et aliis horis prout alias ipsi</text:p>
      <text:p text:style-name="Standard">56 - G.</text:p>
      <text:p text:style-name="Standard">57 - Paillardi</text:p>
      <text:p text:style-name="Standard">58 - solebant ipsos habere / et ultra dxerunt per orgavum</text:p>
      <text:p text:style-name="Standard">59 - A.</text:p>
      <text:p text:style-name="Standard">60 - de Maygnao</text:p>
      <text:p text:style-name="Standard">61 - dicti de Morancuria quod ipsi audinerant dici ab</text:p>
      <text:p text:style-name="Standard"><text:soft-page-break/>62 - 4</text:p>
      <text:p text:style-name="Standard">63 - de socto</text:p>
      <text:p text:style-name="Standard">64 - antiquis / quod ipsi vicarii antiquitus solebant ipses</text:p>
      <text:p text:style-name="Standard">65 - de Karolay</text:p>
      <text:p text:style-name="Standard">66 - Ar.</text:p>
      <text:p text:style-name="Standard">67 - mellos habere et recipere in nicio matutinarum sicut domini</text:p>
      <text:p text:style-name="Standard">68 - Jausserandi</text:p>
      <text:p text:style-name="Standard">69 - *i.</text:p>
      <text:p text:style-name="Standard">70 - Regio</text:p>
      <text:p text:style-name="Standard">71 - Canonici / sed postmodum domini mutaverunt horam</text:p>
      <text:p text:style-name="Standard">72 - N.</text:p>
      <text:p text:style-name="Standard">73 - de Ordeomonte</text:p>
      <text:p text:style-name="Standard">74 - illam ad laudate quo ad ipsos vicarios tament</text:p>
      <text:p text:style-name="Standard">75 - de liberacione</text:p>
      <text:p text:style-name="Standard">76 - fuit eis responsum quod domini habent</text:p>
      <text:p text:style-name="Standard">77 - et super hoc respondertur eis in capitlo diem mercuri proxem</text:p>
      <text:p text:style-name="Standard">=FRAN_0393_10921_L.jpg=</text:p>
      <text:p text:style-name="Standard">1 - onagi</text:p>
      <text:p text:style-name="Standard">2 - iiii l0</text:p>
      <text:p text:style-name="Standard">3 - Robertus Anglici clericus presentatus per magistrum Petrum Beauble receptus est in vicarium Sancti</text:p>
      <text:p text:style-name="Standard">4 - Mederieci pro magistro Roberto Charronis canonico ejusdem sancti</text:p>
      <text:p text:style-name="Standard">5 - Deputati per capelni ad faciendum inventarium bonorum deffuncti magistri P. Forteti sunt die</text:p>
      <text:p text:style-name="Standard">6 - Forteti</text:p>
      <text:p text:style-name="Standard">7 - J. Chanteprime . Camerarius clericus et B. de Thierno et casu quo J. Chanteprime</text:p>
      <text:p text:style-name="Standard">8 - non poterit interesse dominus Php de Salione erit presens loco ipsius / et ipsi hic presentis consencierunt</text:p>
      <text:p text:style-name="Standard">9 - 4</text:p>
      <text:p text:style-name="Standard">10 - Placet domino quod magister N. Chaudardi faciat visitare repparaciones domus sue / expensis suis</text:p>
      <text:p text:style-name="Standard">11 - P</text:p>
      <text:p text:style-name="Standard">12 - per quoscunque operarios volurit / presentius tamen et ad hoc vocatis magistro Raymendo et carpentario</text:p>
      <text:p text:style-name="Standard">13 - juratis ecclesie et non aus</text:p>
      <text:p text:style-name="Standard">14 - Placet dominis quod magister G. Symonnelli habeat iiiior scuta pro grossa testamni deffuncti P. fort</text:p>
      <text:p text:style-name="Standard">15 - ad hoc condicente domino decano</text:p>
      <text:p text:style-name="Standard"><text:soft-page-break/>16 - Deliberatum est quod servetum statutum contra vicarios et legatur eis die mercurii statutum scriptu</text:p>
      <text:p text:style-name="Standard">17 - in martilogio ecclesie</text:p>
      <text:p text:style-name="Standard">18 - de ollecos</text:p>
      <text:p text:style-name="Standard">19 - esignacio</text:p>
      <text:p text:style-name="Standard">20 - Dominus J. Douchir capellanius ad altare beati Johannis Baptiste resignavit dictam capellaniam causa</text:p>
      <text:p text:style-name="Standard">21 - permutacionis fiende cum domino Johanne de Andegavia rctore parrochiales ecclesie Beati Michaelis de Rothomago ad</text:p>
      <text:p text:style-name="Standard">22 - Collacio</text:p>
      <text:p text:style-name="Standard">23 - ipsam ecclesiam parrochialem. et fuit collata ipsa capellania dicito domino Johanni qui juravit et</text:p>
      <text:p text:style-name="Standard">24 - fuit installatus</text:p>
      <text:p text:style-name="Standard">25 - Anno predicto die mercurii post jubilate xiiia maii capitulantibus dominis</text:p>
      <text:p text:style-name="Standard">26 - P. Decano</text:p>
      <text:p text:style-name="Standard">27 - Jehan Pignere clerc a present du bailliage d'amyens est retenu</text:p>
      <text:p text:style-name="Standard">28 - H. Cantore</text:p>
      <text:p text:style-name="Standard">29 - G. archidiacono ecclesie</text:p>
      <text:p text:style-name="Standard">30 - garde de la justice doultre boys et a fait le serement en tel</text:p>
      <text:p text:style-name="Standard">31 - Sy. saccentore</text:p>
      <text:p text:style-name="Standard">32 - cas acoustume</text:p>
      <text:p text:style-name="Standard">33 - +.P. Roberti</text:p>
      <text:p text:style-name="Standard">34 - Placet dominis quod magister N. Chaudardi faciat fricer repparaciones</text:p>
      <text:p text:style-name="Standard">35 - N</text:p>
      <text:p text:style-name="Standard">36 - de Ordeimnte</text:p>
      <text:p text:style-name="Standard">37 - de Pompodorio</text:p>
      <text:p text:style-name="Standard">38 - domus sue infra festum beati Remigii exceptis repparacionibus necscis</text:p>
      <text:p text:style-name="Standard">39 - G</text:p>
      <text:p text:style-name="Standard">40 - de Karolay</text:p>
      <text:p text:style-name="Standard">41 - in cellario / et ipsas repparaciones cellarii infra festum Paschi</text:p>
      <text:p text:style-name="Standard">42 - *</text:p>
      <text:p text:style-name="Standard">43 - de Sreto</text:p>
      <text:p text:style-name="Standard">44 - proxime sequens / et ipse ita promisit facere et se obligavit</text:p>
      <text:p text:style-name="Standard">45 - de iongeria</text:p>
      <text:p text:style-name="Standard">46 - R</text:p>
      <text:p text:style-name="Standard">47 - 18</text:p>
      <text:p text:style-name="Standard">48 - P</text:p>
      <text:p text:style-name="Standard">49 - de Lorrioco</text:p>
      <text:p text:style-name="Standard"><text:soft-page-break/>50 - Placet dominis quod magister N. Chaudardi ferat habitum ecclesie usque</text:p>
      <text:p text:style-name="Standard">51 - B</text:p>
      <text:p text:style-name="Standard">52 - de Thierno</text:p>
      <text:p text:style-name="Standard">53 - ad Pascha / et deliberatum est quod Thomas clericus suus de ceter</text:p>
      <text:p text:style-name="Standard">54 - Hue</text:p>
      <text:p text:style-name="Standard">55 - non portabit habitum ecclesie quia magister suus non est beneficiatus</text:p>
      <text:p text:style-name="Standard">56 - 2</text:p>
      <text:p text:style-name="Standard">57 - de Putheolarim</text:p>
      <text:p text:style-name="Standard">58 - in ecclesia nec alibi sub dominio ecclesie</text:p>
      <text:p text:style-name="Standard">59 - An. Regine</text:p>
      <text:p text:style-name="Standard">60 - Johannes Nariot famlus equorum domini episcopi Parisiensis detentus in carteribus</text:p>
      <text:p text:style-name="Standard">61 - G.</text:p>
      <text:p text:style-name="Standard">62 - de Alueolo</text:p>
      <text:p text:style-name="Standard">63 - 3</text:p>
      <text:p text:style-name="Standard">64 - G</text:p>
      <text:p text:style-name="Standard">65 - Fedelli</text:p>
      <text:p text:style-name="Standard">66 - capituli pro verberacione cujusdam nante facta per ipsum in claustro</text:p>
      <text:p text:style-name="Standard">67 - Ph. de Salione</text:p>
      <text:p text:style-name="Standard">68 - fuit expeditus et emendavit sed anore domini episcopi remissa es</text:p>
      <text:p text:style-name="Standard">69 - Hecie</text:p>
      <text:p text:style-name="Standard">70 - sibi emenda.</text:p>
      <text:p text:style-name="Standard">71 - Voygnon</text:p>
      <text:p text:style-name="Standard">72 - processus canonicorum Sancti Aniani et Johannis Coste traditus est ad</text:p>
      <text:p text:style-name="Standard">73 - de Sancto Petro</text:p>
      <text:p text:style-name="Standard">74 - videndum magistro Guillelmo de Alneolo una cum sentenia</text:p>
      <text:p text:style-name="Standard">75 - G</text:p>
      <text:p text:style-name="Standard">76 - 3</text:p>
      <text:p text:style-name="Standard">77 - Paillardi</text:p>
      <text:p text:style-name="Standard">78 - de Albyaco</text:p>
      <text:p text:style-name="Standard">79 - Dominus Guillelmus devisete canonicus Sancti Stephani de Gressirsus resignavit</text:p>
      <text:p text:style-name="Standard">80 - d</text:p>
      <text:p text:style-name="Standard">81 - xi s. vi d.</text:p>
      <text:p text:style-name="Standard">82 - de Maignaco</text:p>
      <text:p text:style-name="Standard">83 - dictos suos canonicatum et prebendam / causa permutacionis faciende cum</text:p>
      <text:p text:style-name="Standard">84 - 7</text:p>
      <text:p text:style-name="Standard">85 - Re signacio magistro Johanne Richerii alias de Pinui presbytere Parisiensis docesis magistro in</text:p>
      <text:p text:style-name="Standard"><text:soft-page-break/>86 - artibus et licenciatus in decretis / capellanio perpetue capellanie ad altare se</text:p>
      <text:p text:style-name="Standard">87 - Collacio</text:p>
      <text:p text:style-name="Standard">88 - Dyonisii in ecclesia parrochiali castri Theodorici suessionensis dioces</text:p>
      <text:p text:style-name="Standard">89 - ad ipsam capellaniam et non alias qui juravitu in forma</text:p>
      <text:p text:style-name="Standard">90 - et fuit installatus</text:p>
      <text:p text:style-name="Standard">=FRAN_0393_10922_L.jpg=</text:p>
      <text:p text:style-name="Standard">1 - iiii</text:p>
      <text:p text:style-name="Standard">2 - 3</text:p>
      <text:p text:style-name="Standard">3 - Anno predicto die veneris post jubilate xvta maii capitulantibus dnnis</text:p>
      <text:p text:style-name="Standard">4 - P. Decano</text:p>
      <text:p text:style-name="Standard">5 - Preceptum est notarium capituli quod ipse deliberet et tradat</text:p>
      <text:p text:style-name="Standard">6 - G. archidiacono ecclesie</text:p>
      <text:p text:style-name="Standard">7 - Porterti Domui Dei Parisinsis ea que deffunctus magister P. Forteti</text:p>
      <text:p text:style-name="Standard">8 - Sy. succentor</text:p>
      <text:p text:style-name="Standard">9 - legavit dicte domui in suo testamento / presente tamen et</text:p>
      <text:p text:style-name="Standard">10 - de Ordeiomonte</text:p>
      <text:p text:style-name="Standard">11 - 1</text:p>
      <text:p text:style-name="Standard">12 - ad hoc vocato domino camerario.</text:p>
      <text:p text:style-name="Standard">13 - de Pompodorio</text:p>
      <text:p text:style-name="Standard">14 - 3</text:p>
      <text:p text:style-name="Standard">15 - de Mongeria</text:p>
      <text:p text:style-name="Standard">16 - De debato moto inter procuratorem clericorum matutinalium et</text:p>
      <text:p text:style-name="Standard">17 - +</text:p>
      <text:p text:style-name="Standard">18 - de socto</text:p>
      <text:p text:style-name="Standard">19 - magistrum Johannem Guioti Recepti sunt et electi ad</text:p>
      <text:p text:style-name="Standard">20 - B. de Thierno</text:p>
      <text:p text:style-name="Standard">21 - cognoscendum alte et basse videlicet dominus archidiaconus ecclesie Par.</text:p>
      <text:p text:style-name="Standard">22 - de Sancto Petro</text:p>
      <text:p text:style-name="Standard">23 - T</text:p>
      <text:p text:style-name="Standard">24 - pro dicto magistro Johanne et magister Jacobus Cosson pro parte</text:p>
      <text:p text:style-name="Standard">25 - Au. Regine</text:p>
      <text:p text:style-name="Standard">26 - clericorum predictorum presenties dicto magistro Johanne et procuratore ipsorm</text:p>
      <text:p text:style-name="Standard">27 - De Castro</text:p>
      <text:p text:style-name="Standard">28 - x.</text:p>
      <text:p text:style-name="Standard">29 - clericorum</text:p>
      <text:p text:style-name="Standard">30 - Ph. de Salione</text:p>
      <text:p text:style-name="Standard"><text:soft-page-break/>31 - Oblata sunt quinquaginta scuta magistro Johnani</text:p>
      <text:p text:style-name="Standard">32 - G. Fedelli</text:p>
      <text:p text:style-name="Standard">33 - *</text:p>
      <text:p text:style-name="Standard">34 - Voygnon</text:p>
      <text:p text:style-name="Standard">35 - comitis olim magistro puerorum chori pro omnibus in quibus ecclesia</text:p>
      <text:p text:style-name="Standard">36 - G. Paillardi</text:p>
      <text:p text:style-name="Standard">37 - possessiri sibi tenri et ipse peciit super hoc deliberacionem</text:p>
      <text:p text:style-name="Standard">38 - A.</text:p>
      <text:p text:style-name="Standard">39 - de Maignaco</text:p>
      <text:p text:style-name="Standard">40 - R. de Putheolis</text:p>
      <text:p text:style-name="Standard">41 - G. de Alneolo</text:p>
      <text:p text:style-name="Standard">42 - R. de Lorriaco</text:p>
      <text:p text:style-name="Standard">43 - Anno predicto die lune post cantate xviiia maii capitulantibus dominis</text:p>
      <text:p text:style-name="Standard">44 - P. Decano</text:p>
      <text:p text:style-name="Standard">45 - Forteri Deliberatum est quod collacio scolarium ordinatorum ad</text:p>
      <text:p text:style-name="Standard">46 - H. Cantore</text:p>
      <text:p text:style-name="Standard">47 - funidandum in testamnt deffuncti magistri P. Forteti</text:p>
      <text:p text:style-name="Standard">48 - G. archidiacono ecclesie</text:p>
      <text:p text:style-name="Standard">49 - pertineat ad capellanm pleno jure.</text:p>
      <text:p text:style-name="Standard">50 - Sy. succentore</text:p>
      <text:p text:style-name="Standard">51 - JP. Roberti</text:p>
      <text:p text:style-name="Standard">52 - Placet dominis quod magister P. de Morancuria lucretur</text:p>
      <text:p text:style-name="Standard">53 - J. de Pompao</text:p>
      <text:p text:style-name="Standard">54 - suas distribuciones quamdiu tenebit auditorium causarum</text:p>
      <text:p text:style-name="Standard">55 - de Karolay</text:p>
      <text:p text:style-name="Standard">56 - Placet dominis quod magister Petrus Forteti nepos deffuncti</text:p>
      <text:p text:style-name="Standard">57 - N. de Ordeimnte</text:p>
      <text:p text:style-name="Standard">58 - Forteri et magister P. Forteti percipiat pro rata temporis quo</text:p>
      <text:p text:style-name="Standard">59 - Ar. Jausserandi</text:p>
      <text:p text:style-name="Standard">60 - 2.</text:p>
      <text:p text:style-name="Standard">61 - de Mongeria</text:p>
      <text:p text:style-name="Standard">62 - vacalit in execucione testamenti ipsius deffuncti ad quatum</text:p>
      <text:p text:style-name="Standard">63 - .</text:p>
      <text:p text:style-name="Standard">64 - de socto</text:p>
      <text:p text:style-name="Standard">65 - C. fru. pro anno pro pena et labore suo</text:p>
      <text:p text:style-name="Standard">66 - B. de Thierno</text:p>
      <text:p text:style-name="Standard"><text:soft-page-break/>67 - Deliberatum est de consseru vicariorum ecclesie Parisiensis quod mere lli</text:p>
      <text:p text:style-name="Standard">68 - R. de Putheols</text:p>
      <text:p text:style-name="Standard">69 - An. Regine</text:p>
      <text:p text:style-name="Standard">70 - matutinarum tradentur eis amodo in nicio Hympni pos</text:p>
      <text:p text:style-name="Standard">71 - G. de Clueolo</text:p>
      <text:p text:style-name="Standard">72 - laudate et hoc actum est presentibus . J. de Chinaco . P. coperto</text:p>
      <text:p text:style-name="Standard">73 - T. de Sancto Petro</text:p>
      <text:p text:style-name="Standard">74 - et Stephano du seau vicariis. et aliis testibus videlicet gna</text:p>
      <text:p text:style-name="Standard">75 - *.</text:p>
      <text:p text:style-name="Standard">76 - Chanteprime</text:p>
      <text:p text:style-name="Standard">77 - graterii Johanne Agni . Guillelmo Pipesole P. Richardi Jo.</text:p>
      <text:p text:style-name="Standard">78 - T.</text:p>
      <text:p text:style-name="Standard">79 - Hocie</text:p>
      <text:p text:style-name="Standard">80 - de Corbinaco . Petro de Dyciaco et Roberto de Posolio</text:p>
      <text:p text:style-name="Standard">81 - Voygnons</text:p>
      <text:p text:style-name="Standard">82 - et de hoc dominus decanus nomine capituli petiit instrumentum</text:p>
      <text:p text:style-name="Standard">83 - Cellam</text:p>
      <text:p text:style-name="Standard">84 - Ay. de Maignaco</text:p>
      <text:p text:style-name="Standard">85 - R.</text:p>
      <text:p text:style-name="Standard">86 - de Louri</text:p>
      <text:p text:style-name="Standard">87 - G. Paillardi</text:p>
      <text:p text:style-name="Standard">88 - J. Hue inmissa</text:p>
      <text:p text:style-name="Standard">=FRAN_0393_10923_L.jpg=</text:p>
      <text:p text:style-name="Standard">1 - nonagesimo iiii</text:p>
      <text:p text:style-name="Standard">2 - Job</text:p>
      <text:p text:style-name="Standard">3 - 209</text:p>
      <text:p text:style-name="Standard">4 - Magister Guillelmus Graterii procurator Johannis Blondelli fuit receptus ad capellaniam Sancti</text:p>
      <text:p text:style-name="Standard">5 - Becepcio</text:p>
      <text:p text:style-name="Standard">6 - capellani</text:p>
      <text:p text:style-name="Standard">7 - Johannis Baptiste in ecclesia Parisiensis vacantes per mortem domini Johannis de Sancto Prisco virtute gracie apostolice</text:p>
      <text:p text:style-name="Standard">8 - juravit in forma et fuit installatus</text:p>
      <text:p text:style-name="Standard">9 - Canonici beate Mae de Lochuis turonensis diocesis</text:p>
      <text:p text:style-name="Standard">10 - Collacio et</text:p>
      <text:p text:style-name="Standard">11 - Petrus Anselini procurator domini Baudeti de Baira fuit receptus ad capellaniaum vacantem in ecclesia</text:p>
      <text:p text:style-name="Standard"><text:soft-page-break/>12 - resignacio</text:p>
      <text:p text:style-name="Standard">13 - Parisiense ad altare decollacionis beati Johannis Baptiste / que fuerat resignata nunc causa permutacionis</text:p>
      <text:p text:style-name="Standard">14 - faciendis pls dominorum Johannem de Andegavia canonico $beate $Marte de Lochis $tarondcociis hoacte capellani cupellanum</text:p>
      <text:p text:style-name="Standard">15 - ad ipsos canonicatom et prebendam et fuit collata dicto procuratori nomine dicti Baudeti qui juravit et</text:p>
      <text:p text:style-name="Standard">16 - fuit installatus</text:p>
      <text:p text:style-name="Standard">17 - Anno predicto die mercurii post cantate xa maii capitulantibus dominis</text:p>
      <text:p text:style-name="Standard">18 - P. Decano</text:p>
      <text:p text:style-name="Standard">19 - H. Cantore in palacio pro ecclesia</text:p>
      <text:p text:style-name="Standard">20 - Placet dominis quod magister Bertrandus de Tiherno sit</text:p>
      <text:p text:style-name="Standard">21 - Archidiacono ecclesie</text:p>
      <text:p text:style-name="Standard">22 - G.</text:p>
      <text:p text:style-name="Standard">23 - alter commissariorum super execucione testamenti deffuncti magistri</text:p>
      <text:p text:style-name="Standard">24 - Sy</text:p>
      <text:p text:style-name="Standard">25 - Succentor</text:p>
      <text:p text:style-name="Standard">26 - Forteti Petri Forteti una cum magistris Johanne Chanteprime</text:p>
      <text:p text:style-name="Standard">27 - +</text:p>
      <text:p text:style-name="Standard">28 - P.</text:p>
      <text:p text:style-name="Standard">29 - Roberti</text:p>
      <text:p text:style-name="Standard">30 - et J. de Socco / nec non et Petro Forteti nepote dicti</text:p>
      <text:p text:style-name="Standard">31 - +.</text:p>
      <text:p text:style-name="Standard">32 - A.</text:p>
      <text:p text:style-name="Standard">33 - Jausperandi</text:p>
      <text:p text:style-name="Standard">34 - deffuncti si ipse poterit habere licenciat a domino Cancellario</text:p>
      <text:p text:style-name="Standard">35 - +</text:p>
      <text:p text:style-name="Standard">36 - de Karolay</text:p>
      <text:p text:style-name="Standard">37 - +</text:p>
      <text:p text:style-name="Standard">38 - Francie st ipse poterit lictere de faciendi de servire suo</text:p>
      <text:p text:style-name="Standard">39 - de socto</text:p>
      <text:p text:style-name="Standard">40 - S</text:p>
      <text:p text:style-name="Standard">41 - officio in aliignia. et suprascripti domini capitulantes</text:p>
      <text:p text:style-name="Standard">42 - N.</text:p>
      <text:p text:style-name="Standard">43 - de Ordeimonte</text:p>
      <text:p text:style-name="Standard">44 - cruce signati fuerunt concordes in elcione dicti magistri</text:p>
      <text:p text:style-name="Standard">45 - R.</text:p>
      <text:p text:style-name="Standard"><text:soft-page-break/>46 - de Lorriaco</text:p>
      <text:p text:style-name="Standard">47 - B. de Thierno / alii non / hic non compehensis ill qui</text:p>
      <text:p text:style-name="Standard">48 - P</text:p>
      <text:p text:style-name="Standard">49 - de Mongeria</text:p>
      <text:p text:style-name="Standard">50 - L</text:p>
      <text:p text:style-name="Standard">51 - non erant presentes.</text:p>
      <text:p text:style-name="Standard">52 - 2.</text:p>
      <text:p text:style-name="Standard">53 - de Thierno</text:p>
      <text:p text:style-name="Standard">54 - +</text:p>
      <text:p text:style-name="Standard">55 - R.</text:p>
      <text:p text:style-name="Standard">56 - de Putheolis</text:p>
      <text:p text:style-name="Standard">57 - Guillelmus Pipessole clericus fuit receptus in vicarium</text:p>
      <text:p text:style-name="Standard">58 - *</text:p>
      <text:p text:style-name="Standard">59 - P</text:p>
      <text:p text:style-name="Standard">60 - de Pompodorio</text:p>
      <text:p text:style-name="Standard">61 - Sancti Mederici loco domini Roberti Charronis canonici</text:p>
      <text:p text:style-name="Standard">62 - + Ay.</text:p>
      <text:p text:style-name="Standard">63 - Regine</text:p>
      <text:p text:style-name="Standard">64 - TG.</text:p>
      <text:p text:style-name="Standard">65 - Fedelli</text:p>
      <text:p text:style-name="Standard">66 - de Salione impalacio</text:p>
      <text:p text:style-name="Standard">67 - Pilis</text:p>
      <text:p text:style-name="Standard">68 - J. Chanteprime</text:p>
      <text:p text:style-name="Standard">69 - +</text:p>
      <text:p text:style-name="Standard">70 - Ay. de Maignaco</text:p>
      <text:p text:style-name="Standard">71 - Hocie</text:p>
      <text:p text:style-name="Standard">72 - T</text:p>
      <text:p text:style-name="Standard">73 - G. de Alveolo</text:p>
      <text:p text:style-name="Standard">74 - 4</text:p>
      <text:p text:style-name="Standard">75 - Voyqnon</text:p>
      <text:p text:style-name="Standard">76 - xi sz</text:p>
      <text:p text:style-name="Standard">77 - hue in missa</text:p>
      <text:p text:style-name="Standard">=FRAN_0393_10924_L.jpg=</text:p>
      <text:p text:style-name="Standard">1 - nenagesimo iiii</text:p>
      <text:p text:style-name="Standard">2 - 1</text:p>
      <text:p text:style-name="Standard">3 - Anno predicto die veneris post cantate xiia maii capitulantibus dominis</text:p>
      <text:p text:style-name="Standard"><text:soft-page-break/>4 - P. Decano</text:p>
      <text:p text:style-name="Standard">5 - Preceptum est notario quod vadat apud Sanctum Medicum</text:p>
      <text:p text:style-name="Standard">6 - H. Cantore</text:p>
      <text:p text:style-name="Standard">7 - et precipiat astributori ex parte capituli quod tradat</text:p>
      <text:p text:style-name="Standard">8 - Archidiacono ecclesie</text:p>
      <text:p text:style-name="Standard">9 - Gd</text:p>
      <text:p text:style-name="Standard">10 - distribuciones vicario domini Roberti Charronis ultimo</text:p>
      <text:p text:style-name="Standard">11 - Succentore</text:p>
      <text:p text:style-name="Standard">12 - Dy</text:p>
      <text:p text:style-name="Standard">13 - recepto / non ol stantium deffente facta in contrariam</text:p>
      <text:p text:style-name="Standard">14 - Jausserandi</text:p>
      <text:p text:style-name="Standard">15 - Ario</text:p>
      <text:p text:style-name="Standard">16 - *.</text:p>
      <text:p text:style-name="Standard">17 - per magistrum Jacobum Parvi canonicum ipsius ecclesie</text:p>
      <text:p text:style-name="Standard">18 - de Pompodorio</text:p>
      <text:p text:style-name="Standard">19 - de Karolay</text:p>
      <text:p text:style-name="Standard">20 - notaius dicet magistro J. Hue quod faciat venire</text:p>
      <text:p text:style-name="Standard">21 - 3</text:p>
      <text:p text:style-name="Standard">22 - de Lorriaco</text:p>
      <text:p text:style-name="Standard">23 - capellanum domini Guidonis de Trimollia die lune</text:p>
      <text:p text:style-name="Standard">24 - +</text:p>
      <text:p text:style-name="Standard">25 - de socto</text:p>
      <text:p text:style-name="Standard">26 - in capitulo hora sexta</text:p>
      <text:p text:style-name="Standard">27 - de Mongeria</text:p>
      <text:p text:style-name="Standard">28 - 2</text:p>
      <text:p text:style-name="Standard">29 - +P.</text:p>
      <text:p text:style-name="Standard">30 - Roberti</text:p>
      <text:p text:style-name="Standard">31 - Item preceptum est notario quod tradat capellano</text:p>
      <text:p text:style-name="Standard">32 - de teherno</text:p>
      <text:p text:style-name="Standard">33 - 232</text:p>
      <text:p text:style-name="Standard">34 - domini Par. episcopi sembreniarium episcopatus Par.</text:p>
      <text:p text:style-name="Standard">35 - 8</text:p>
      <text:p text:style-name="Standard">36 - R</text:p>
      <text:p text:style-name="Standard">37 - de Puthesl</text:p>
      <text:p text:style-name="Standard">38 - reppertum cum bonis domini Johannis Blayn</text:p>
      <text:p text:style-name="Standard">39 - de Sancto Petro</text:p>
      <text:p text:style-name="Standard"><text:soft-page-break/>40 - x</text:p>
      <text:p text:style-name="Standard">41 - de Albyaco</text:p>
      <text:p text:style-name="Standard">42 - G</text:p>
      <text:p text:style-name="Standard">43 - Ordinatum est quod causa mota contra religiosium de Sancto</text:p>
      <text:p text:style-name="Standard">44 - de Alneolo</text:p>
      <text:p text:style-name="Standard">45 - G</text:p>
      <text:p text:style-name="Standard">46 - Anthonio pro sequatur coram proposies Parisiensi</text:p>
      <text:p text:style-name="Standard">47 - 1</text:p>
      <text:p text:style-name="Standard">48 - Voygnon</text:p>
      <text:p text:style-name="Standard">49 - 3</text:p>
      <text:p text:style-name="Standard">50 - Fodelli</text:p>
      <text:p text:style-name="Standard">51 - 5.</text:p>
      <text:p text:style-name="Standard">52 - De pre huin et Bertran penniet a vendredi</text:p>
      <text:p text:style-name="Standard">53 - Hocie</text:p>
      <text:p text:style-name="Standard">54 - prouchain en estat pour absence du conseil dudit</text:p>
      <text:p text:style-name="Standard">55 - Paillardi</text:p>
      <text:p text:style-name="Standard">56 - Bertran. fait a la relacion des parties</text:p>
      <text:p text:style-name="Standard">57 - G.</text:p>
      <text:p text:style-name="Standard">58 - de Maignaco</text:p>
      <text:p text:style-name="Standard">59 - Ay</text:p>
      <text:p text:style-name="Standard">60 - Ph. de Salione</text:p>
      <text:p text:style-name="Standard">61 - hue inmissa</text:p>
      <text:p text:style-name="Standard">62 - *1.</text:p>
      <text:p text:style-name="Standard">63 - Anno predicto die lune post vocem jocunditatis xxvta maii capitulantibus dominis</text:p>
      <text:p text:style-name="Standard">64 - P. Decano</text:p>
      <text:p text:style-name="Standard">65 - Domini R. de Lorriaco et H. de Mongeria retulerunt quod</text:p>
      <text:p text:style-name="Standard">66 - H. Cantore</text:p>
      <text:p text:style-name="Standard">67 - visitaverant thesaurum / ornamenta et Jecaliam</text:p>
      <text:p text:style-name="Standard">68 - G. archidiacono ecclesie</text:p>
      <text:p text:style-name="Standard">69 - ecclesie que sunt in custodia domini Guillelmi de Quertu</text:p>
      <text:p text:style-name="Standard">70 - Sy. succentor</text:p>
      <text:p text:style-name="Standard">71 - et repperierunt bonum et legalem comppotum secud</text:p>
      <text:p text:style-name="Standard">72 - Roberti</text:p>
      <text:p text:style-name="Standard">73 - +P.</text:p>
      <text:p text:style-name="Standard">74 - inventarium datum ipsi domino Guillelmo et concessa fuit sib</text:p>
      <text:p text:style-name="Standard">75 - +</text:p>
      <text:p text:style-name="Standard"><text:soft-page-break/>76 - de Socco</text:p>
      <text:p text:style-name="Standard">77 - quaconta de tempore preterito</text:p>
      <text:p text:style-name="Standard">78 - 11</text:p>
      <text:p text:style-name="Standard">79 - R</text:p>
      <text:p text:style-name="Standard">80 - de lorri</text:p>
      <text:p text:style-name="Standard">81 - Et dati sunt sibi graciose qunque franci qua</text:p>
      <text:p text:style-name="Standard">82 - de Karolay</text:p>
      <text:p text:style-name="Standard">83 - dligentur fecit debitum suum in custodia dictorum</text:p>
      <text:p text:style-name="Standard">84 - de Mongeria</text:p>
      <text:p text:style-name="Standard">85 - 3</text:p>
      <text:p text:style-name="Standard">86 - Jocalium et ornamentorum</text:p>
      <text:p text:style-name="Standard">87 - de Thierno</text:p>
      <text:p text:style-name="Standard">88 - 26</text:p>
      <text:p text:style-name="Standard">89 - de Sancto Petro</text:p>
      <text:p text:style-name="Standard">90 - T</text:p>
      <text:p text:style-name="Standard">91 - Regine</text:p>
      <text:p text:style-name="Standard">92 - Anidio</text:p>
      <text:p text:style-name="Standard">93 - de Alverlo Ay. de Maignaco</text:p>
      <text:p text:style-name="Standard">94 - Ph. de Salione +</text:p>
      <text:p text:style-name="Standard">95 - R.</text:p>
      <text:p text:style-name="Standard">96 - de Putheoio</text:p>
      <text:p text:style-name="Standard">97 - J. de Pompodorio</text:p>
      <text:p text:style-name="Standard">98 - G.</text:p>
      <text:p text:style-name="Standard">99 - Fedelli</text:p>
      <text:p text:style-name="Standard">100 - N. de Ordeimonte</text:p>
      <text:p text:style-name="Standard">101 - T.</text:p>
      <text:p text:style-name="Standard">102 - Hocie</text:p>
      <text:p text:style-name="Standard">103 - Voygnon</text:p>
      <text:p text:style-name="Standard">104 - Ar. Jausserandi</text:p>
      <text:p text:style-name="Standard">=FRAN_0393_10925_L.jpg=</text:p>
      <text:p text:style-name="Standard">1 - ou ag</text:p>
      <text:p text:style-name="Standard">2 - 271</text:p>
      <text:p text:style-name="Standard">3 - Anno predicto die mercurii sequenti xxviia mensis maii capitulantibus dominis</text:p>
      <text:p text:style-name="Standard">4 - Decano</text:p>
      <text:p text:style-name="Standard">5 - J.</text:p>
      <text:p text:style-name="Standard">6 - Cantore</text:p>
      <text:p text:style-name="Standard"><text:soft-page-break/>7 - hic nichil fuit actum propter debatum inter antiquos</text:p>
      <text:p text:style-name="Standard">8 - s</text:p>
      <text:p text:style-name="Standard">9 - archidiacono ecclesie</text:p>
      <text:p text:style-name="Standard">10 - prebenda in Andreslaco et novos / presente an grengerii</text:p>
      <text:p text:style-name="Standard">11 - G.</text:p>
      <text:p text:style-name="Standard">12 - Succentore</text:p>
      <text:p text:style-name="Standard">13 - Sy</text:p>
      <text:p text:style-name="Standard">14 - qui alias non consencierat ordinacioni facte per capitulum</text:p>
      <text:p text:style-name="Standard">15 - de Pompodorio</text:p>
      <text:p text:style-name="Standard">16 - super repparacionibus de Andresiaco</text:p>
      <text:p text:style-name="Standard">17 - xx.</text:p>
      <text:p text:style-name="Standard">18 - Roberti</text:p>
      <text:p text:style-name="Standard">19 - de Karolay</text:p>
      <text:p text:style-name="Standard">20 - G</text:p>
      <text:p text:style-name="Standard">21 - 4</text:p>
      <text:p text:style-name="Standard">22 - Magister Petrus Forceti nepos deffuncti magistri P. Forteti</text:p>
      <text:p text:style-name="Standard">23 - de Lorriaco</text:p>
      <text:p text:style-name="Standard">24 - Forceti</text:p>
      <text:p text:style-name="Standard">25 - de socco</text:p>
      <text:p text:style-name="Standard">26 - alias electus per capitulum in commissirium superfacto execucionis</text:p>
      <text:p text:style-name="Standard">27 - d</text:p>
      <text:p text:style-name="Standard">28 - de Mongeria</text:p>
      <text:p text:style-name="Standard">29 - testiment dicti deffuncti ad mandatum capituli compararens</text:p>
      <text:p text:style-name="Standard">30 - s</text:p>
      <text:p text:style-name="Standard">31 - de Thierno</text:p>
      <text:p text:style-name="Standard">32 - oneravit se libenti anium de ipsa execucione una cum</text:p>
      <text:p text:style-name="Standard">33 - 23.</text:p>
      <text:p text:style-name="Standard">34 - aliis dominis executonres et comissariis deputatis per capellani ut</text:p>
      <text:p text:style-name="Standard">35 - de Putheolis</text:p>
      <text:p text:style-name="Standard">36 - in prencedente capitulo deliberatum fuit et promisit facere ut</text:p>
      <text:p text:style-name="Standard">37 - T</text:p>
      <text:p text:style-name="Standard">38 - de Sancto Petro</text:p>
      <text:p text:style-name="Standard">39 - melius poterit ad utilicatem ipsius execucionis et reddere</text:p>
      <text:p text:style-name="Standard">40 - s</text:p>
      <text:p text:style-name="Standard">41 - Hui</text:p>
      <text:p text:style-name="Standard">42 - quantum sua intererit bonum et legalem compotum de per ipsium</text:p>
      <text:p text:style-name="Standard"><text:soft-page-break/>43 - de Alve olo</text:p>
      <text:p text:style-name="Standard">44 - G.</text:p>
      <text:p text:style-name="Standard">45 - administratis in dicta execucione</text:p>
      <text:p text:style-name="Standard">46 - 4</text:p>
      <text:p text:style-name="Standard">47 - Voygnon</text:p>
      <text:p text:style-name="Standard">48 - e</text:p>
      <text:p text:style-name="Standard">49 - *.</text:p>
      <text:p text:style-name="Standard">50 - Fedelli</text:p>
      <text:p text:style-name="Standard">51 - T</text:p>
      <text:p text:style-name="Standard">52 - de Salione</text:p>
      <text:p text:style-name="Standard">53 - Phil.</text:p>
      <text:p text:style-name="Standard">54 - Paillardi</text:p>
      <text:p text:style-name="Standard">55 - G.</text:p>
      <text:p text:style-name="Standard">56 - de Maignaco</text:p>
      <text:p text:style-name="Standard">57 - Ay</text:p>
      <text:p text:style-name="Standard">58 - An.</text:p>
      <text:p text:style-name="Standard">59 - Grangerii</text:p>
      <text:p text:style-name="Standard">60 - Anno predicto die veneris post ascencois domini xxixa maii capitulantibus dominis</text:p>
      <text:p text:style-name="Standard">61 - P. Decano</text:p>
      <text:p text:style-name="Standard">62 - sentence donnee en cause d'amendoment</text:p>
      <text:p text:style-name="Standard">63 - H. Cantore</text:p>
      <text:p text:style-name="Standard">64 - succentore</text:p>
      <text:p text:style-name="Standard">65 - Syo</text:p>
      <text:p text:style-name="Standard">66 - de Pompodorio</text:p>
      <text:p text:style-name="Standard">67 - Michau de Mery fermier des estans du boys valoys</text:p>
      <text:p text:style-name="Standard">68 - de Mongeria</text:p>
      <text:p text:style-name="Standard">69 - S</text:p>
      <text:p text:style-name="Standard">70 - sera tenu de paier et rendre pour une foiz a clement</text:p>
      <text:p text:style-name="Standard">71 - R.</text:p>
      <text:p text:style-name="Standard">72 - de Lorriaco</text:p>
      <text:p text:style-name="Standard">73 - baillot et Guillaume Bridou Dei muy de Grain c'est assavoir</text:p>
      <text:p text:style-name="Standard">74 - B. de Thierno</text:p>
      <text:p text:style-name="Standard">75 - iiii sextreo d'aveine et ii d'orge pour la disme des la</text:p>
      <text:p text:style-name="Standard">76 - 8</text:p>
      <text:p text:style-name="Standard">77 - *.</text:p>
      <text:p text:style-name="Standard">78 - Hue</text:p>
      <text:p text:style-name="Standard"><text:soft-page-break/>79 - bourages des estans et sont compensez les despens</text:p>
      <text:p text:style-name="Standard">80 - de Sancto Petro</text:p>
      <text:p text:style-name="Standard">81 - E</text:p>
      <text:p text:style-name="Standard">82 - d'une part et daultre</text:p>
      <text:p text:style-name="Standard">83 - Au. Regine</text:p>
      <text:p text:style-name="Standard">84 - de Albyaco</text:p>
      <text:p text:style-name="Standard">85 - G</text:p>
      <text:p text:style-name="Standard">86 - maistre Guillaume D'annel en a le proces</text:p>
      <text:p text:style-name="Standard">87 - de Alneolo</text:p>
      <text:p text:style-name="Standard">88 - E</text:p>
      <text:p text:style-name="Standard">89 - Respondebitur magistro G. de Marchia quod dominus Johnnes</text:p>
      <text:p text:style-name="Standard">90 - R. de Putheolis</text:p>
      <text:p text:style-name="Standard">91 - Blayn capicrius ecclesie reddat se in carceribus capituli et pcosmodum</text:p>
      <text:p text:style-name="Standard">92 - G. Fedelli</text:p>
      <text:p text:style-name="Standard">93 - domini tractabunt cum eo magistr graciose quam poterunt et commissum</text:p>
      <text:p text:style-name="Standard">94 - I.</text:p>
      <text:p text:style-name="Standard">95 - Voygnon</text:p>
      <text:p text:style-name="Standard">96 - est negocium processus dominis . B. de Tiherno et J. de Socto</text:p>
      <text:p text:style-name="Standard">97 - G. Paillardi</text:p>
      <text:p text:style-name="Standard">98 - cum magistro P. de Morantiria auditore causapaum</text:p>
      <text:p text:style-name="Standard">99 - Ay. de Maignaco</text:p>
      <text:p text:style-name="Standard">100 - de Karolay</text:p>
      <text:p text:style-name="Standard">101 - . x s. vi d.</text:p>
      <text:p text:style-name="Standard">102 - Scribetur preposito de Rosayo quod pro longet aetar Guillelmi</text:p>
      <text:p text:style-name="Standard">103 - de Ordeomonte</text:p>
      <text:p text:style-name="Standard">104 - N6</text:p>
      <text:p text:style-name="Standard">105 - de Mont Boucher usque ad venerais post trivitatem et interim</text:p>
      <text:p text:style-name="Standard">106 - scribet dominius vitatem facte</text:p>
      <text:p text:style-name="Standard">107 - de Pre brun et Bertran penuier aviii jours a avoit dudit penuier deliberacion sur les raisns et deffuncti propos</text:p>
      <text:p text:style-name="Standard">108 - ledit perre contres le deffuncti du qu'el le dite Bertran s'est audiez par fourme deccepcion contre la requeste faicte par le ditpie</text:p>
      <text:p text:style-name="Standard">109 - afin de monstirer la pour suite de certain amendent demande par ledit Bertrtin et aaliter avant etc. Et aujour dux</text:p>
      <text:p text:style-name="Standard">110 - ont les dictes parties mis a court les deffucti dont ilz se vautent fait preses les parties</text:p>
      <text:p text:style-name="Standard">=FRAN_0393_10926_L.jpg=</text:p>
      <text:p text:style-name="Standard">1 - 3</text:p>
      <text:p text:style-name="Standard"><text:soft-page-break/>2 - Deliberatum est quod domini visitatores capellaniarum ecclesie visitent ipsas capellanias et</text:p>
      <text:p text:style-name="Standard">3 - refferant in scriptis illos qui faciunt suum debitum / et illos qui non / et visis illis qui</text:p>
      <text:p text:style-name="Standard">4 - De capellanis celse Par.</text:p>
      <text:p text:style-name="Standard">5 - nostro fecint suum debitum arrestabuntur fractus eorum et ponentur in manum regia virtute</text:p>
      <text:p text:style-name="Standard">6 - lictere regie dudum impetrate propter hoc et erit commissarius ad hoc dyonisius Allonean</text:p>
      <text:p text:style-name="Standard">7 - stancuis serviens ecclesie.</text:p>
      <text:p text:style-name="Standard">8 - *</text:p>
      <text:p text:style-name="Standard">9 - us nonegis iiii</text:p>
      <text:p text:style-name="Standard">10 - Anno predicto die lune prima mensis junii capitulantibus dominis</text:p>
      <text:p text:style-name="Standard">11 - P. Decano</text:p>
      <text:p text:style-name="Standard">12 - Domini R. de Putheolis canonicis et G. Anglici canonicus sancti</text:p>
      <text:p text:style-name="Standard">13 - Cantore</text:p>
      <text:p text:style-name="Standard">14 - M</text:p>
      <text:p text:style-name="Standard">15 - Dyonisii de Passu deposuerunt quod P. rati canonicum Sancti</text:p>
      <text:p text:style-name="Standard">16 - archidiacono ecclesie</text:p>
      <text:p text:style-name="Standard">17 - G.</text:p>
      <text:p text:style-name="Standard">18 - J. Rotundi die qua fuit factum servicium deffuncti magistri</text:p>
      <text:p text:style-name="Standard">19 - Sy. succentore</text:p>
      <text:p text:style-name="Standard">20 - P Rati</text:p>
      <text:p text:style-name="Standard">21 - N. de Villamnari quondam cantoris ecclesie Paris.e quia dictus</text:p>
      <text:p text:style-name="Standard">22 - Roberti</text:p>
      <text:p text:style-name="Standard">23 - P.</text:p>
      <text:p text:style-name="Standard">24 - G. Anglici tradebat sibi minus unum obolum quam</text:p>
      <text:p text:style-name="Standard">25 - de Pompodorio</text:p>
      <text:p text:style-name="Standard">26 - debebat habere pro distribucione illius hore dixit in</text:p>
      <text:p text:style-name="Standard">27 - de Karolay</text:p>
      <text:p text:style-name="Standard">28 - sbe cleria verba en enser puisse boulir larme de</text:p>
      <text:p text:style-name="Standard">29 - de Lorriaco</text:p>
      <text:p text:style-name="Standard">30 - cely pour qui se fait ceste distribucion. Et</text:p>
      <text:p text:style-name="Standard">31 - de Mongeria</text:p>
      <text:p text:style-name="Standard">32 - .</text:p>
      <text:p text:style-name="Standard">33 - *</text:p>
      <text:p text:style-name="Standard">34 - E</text:p>
      <text:p text:style-name="Standard">35 - Hue</text:p>
      <text:p text:style-name="Standard">36 - propter hoc deliberatum est quod ponatur in carceribus usque ad</text:p>
      <text:p text:style-name="Standard">37 - 2</text:p>
      <text:p text:style-name="Standard"><text:soft-page-break/>38 - de Putheolis</text:p>
      <text:p text:style-name="Standard">39 - viii° dies / ipse atem venit ad mandatum dominorum in capelalui</text:p>
      <text:p text:style-name="Standard">40 - *.</text:p>
      <text:p text:style-name="Standard">41 - de socto</text:p>
      <text:p text:style-name="Standard">42 - et promisit intrare carcerem infra horam prandii sub</text:p>
      <text:p text:style-name="Standard">43 - T</text:p>
      <text:p text:style-name="Standard">44 - de Sancto Petro</text:p>
      <text:p text:style-name="Standard">45 - pena excomunicaconis late seine</text:p>
      <text:p text:style-name="Standard">46 - 26.</text:p>
      <text:p text:style-name="Standard">47 - de Thierno</text:p>
      <text:p text:style-name="Standard">48 - Regine</text:p>
      <text:p text:style-name="Standard">49 - Deliberatum est quod fiat processus ad privacionem beneficiorum</text:p>
      <text:p text:style-name="Standard">50 - Anio</text:p>
      <text:p text:style-name="Standard">51 - contra dominum Johannem Moqueti et Petrum rati</text:p>
      <text:p text:style-name="Standard">52 - de Albyaco</text:p>
      <text:p text:style-name="Standard">53 - G.</text:p>
      <text:p text:style-name="Standard">54 - de Alneolo</text:p>
      <text:p text:style-name="Standard">55 - G.</text:p>
      <text:p text:style-name="Standard">56 - Deliberatum est quod ponatur extra carcerem geraasive</text:p>
      <text:p text:style-name="Standard">57 - G.</text:p>
      <text:p text:style-name="Standard">58 - Fedelli</text:p>
      <text:p text:style-name="Standard">59 - esse / et propter denerita sua puetur astribucionibus</text:p>
      <text:p text:style-name="Standard">60 - G.</text:p>
      <text:p text:style-name="Standard">61 - Paillardi</text:p>
      <text:p text:style-name="Standard">62 - suis usque ad festum Penthecostium et injungatur ei nominus</text:p>
      <text:p text:style-name="Standard">63 - +Pl.</text:p>
      <text:p text:style-name="Standard">64 - de Salione</text:p>
      <text:p text:style-name="Standard">65 - quod intersit in omnibus horaris aurnis et nocturiis et</text:p>
      <text:p text:style-name="Standard">66 - Voygnon</text:p>
      <text:p text:style-name="Standard">67 - si deffecerit privabitur omnio denatiis matutinarum</text:p>
      <text:p text:style-name="Standard">68 - Cosson</text:p>
      <text:p text:style-name="Standard">69 - Ja</text:p>
      <text:p text:style-name="Standard">70 - G</text:p>
      <text:p text:style-name="Standard">71 - s</text:p>
      <text:p text:style-name="Standard">72 - Hocie</text:p>
      <text:p text:style-name="Standard">73 - Ay. de Maignaco</text:p>
      <text:p text:style-name="Standard"><text:soft-page-break/>74 - Deliberatum est quod antiqui prebendati in andresiato</text:p>
      <text:p text:style-name="Standard">75 - Andresy</text:p>
      <text:p text:style-name="Standard">76 - N. de Ordeimonte</text:p>
      <text:p text:style-name="Standard">77 - sommentur ut infra festum Sancti Johannis Baptiste proximo vicu</text:p>
      <text:p text:style-name="Standard">78 - solvant quilibet pro porcione sua quod debet pro npper</text:p>
      <text:p text:style-name="Standard">79 - dicti loci et si non solverint arrestabuntur distribucionem</text:p>
      <text:p text:style-name="Standard">80 - eorum quousque fecerint debetum suum</text:p>
      <text:p text:style-name="Standard">81 - De promotis actors contra dominos Jacobum Petit / Michaelem Pichardi canonicos et</text:p>
      <text:p text:style-name="Standard">82 - Petrum Briceti vicarium Sancti Mederici magister Jacobus dioit quod nunquam dedit licencia</text:p>
      <text:p text:style-name="Standard">83 - domino Johanni Agni nuper vicario domini Roberti Charronis canonici Sancti Mederici de cum do extra villam</text:p>
      <text:p text:style-name="Standard">84 - ante Pascha nec cuicumque alteri vicariorum ipsius ecclesie nec intendebat dare / quia bene</text:p>
      <text:p text:style-name="Standard">85 - sciebat quod super hoc nullam potestatem habebat / de quo dominus decanus parisiensis presens Petru</text:p>
      <text:p text:style-name="Standard">86 - instrmentum Astantibus in testimonium invocando</text:p>
      <text:p text:style-name="Standard">87 - Bellarii</text:p>
      <text:p text:style-name="Standard">=FRAN_0393_10927_L.jpg=</text:p>
      <text:p text:style-name="Standard">1 - nonagesimo iiio</text:p>
      <text:p text:style-name="Standard">2 - 10</text:p>
      <text:p text:style-name="Standard">3 - Anno predicto die mercurii tercia junii capitulantibus domini</text:p>
      <text:p text:style-name="Standard">4 - P. Decano</text:p>
      <text:p text:style-name="Standard">5 - Domini retulerit in notario capituli quod die qua fuit electus</text:p>
      <text:p text:style-name="Standard">6 - H. Cantore</text:p>
      <text:p text:style-name="Standard">7 - magister Johannes de Socto in socium magistri Radulfi de Ulmonte</text:p>
      <text:p text:style-name="Standard">8 - succentore</text:p>
      <text:p text:style-name="Standard">9 - Sy.</text:p>
      <text:p text:style-name="Standard">10 - pro compromisso capituli et capellanorum loco magistri P. Forteti deffuncti</text:p>
      <text:p text:style-name="Standard">11 - +</text:p>
      <text:p text:style-name="Standard">12 - de Pompodorio</text:p>
      <text:p text:style-name="Standard">13 - presentibus magistro Nicolao Careti procuratore magistri Johannis Careti</text:p>
      <text:p text:style-name="Standard">14 - de Mongeria</text:p>
      <text:p text:style-name="Standard">15 - et domino Johanne Mignoti prose et ad hoc consenciente fuit electus</text:p>
      <text:p text:style-name="Standard">16 - de Karolay</text:p>
      <text:p text:style-name="Standard">17 - J.</text:p>
      <text:p text:style-name="Standard">18 - in terrium magister Petrus de Ogero presentibus domino Michaele</text:p>
      <text:p text:style-name="Standard">19 - N.</text:p>
      <text:p text:style-name="Standard"><text:soft-page-break/>20 - de Ordeimnte</text:p>
      <text:p text:style-name="Standard">21 - nepote</text:p>
      <text:p text:style-name="Standard">22 - Pichardi canonico Sancti Mederici Rogerio Errant</text:p>
      <text:p text:style-name="Standard">23 - 44</text:p>
      <text:p text:style-name="Standard">24 - de srcto</text:p>
      <text:p text:style-name="Standard">25 - domini Roberti Charronis servienti regio Yvone de Fageto notariio</text:p>
      <text:p text:style-name="Standard">26 - de Lorriaco</text:p>
      <text:p text:style-name="Standard">27 - R</text:p>
      <text:p text:style-name="Standard">28 - s</text:p>
      <text:p text:style-name="Standard">29 - de Tyherno</text:p>
      <text:p text:style-name="Standard">30 - apostolico et Johanne Pieffroy alias Challemaine serviente ecclesie</text:p>
      <text:p text:style-name="Standard">31 - Hue</text:p>
      <text:p text:style-name="Standard">32 - de Putheolis</text:p>
      <text:p text:style-name="Standard">33 - Inhabitum est domino Michaeli Pichardi canonico Sancti Mederici</text:p>
      <text:p text:style-name="Standard">34 - 2</text:p>
      <text:p text:style-name="Standard">35 - 3</text:p>
      <text:p text:style-name="Standard">36 - de Albyaco</text:p>
      <text:p text:style-name="Standard">37 - G.</text:p>
      <text:p text:style-name="Standard">38 - distributori panis et aliquarum aliarum distribucionum</text:p>
      <text:p text:style-name="Standard">39 - de Sancto Petro</text:p>
      <text:p text:style-name="Standard">40 - T</text:p>
      <text:p text:style-name="Standard">41 - ipsius ecclesie quod de cetero non obediat precepto canonicorum arrestando</text:p>
      <text:p text:style-name="Standard">42 - Voygnon</text:p>
      <text:p text:style-name="Standard">43 - dstribuciones ecclesie / dominus de capitulo Parisensis in consultis</text:p>
      <text:p text:style-name="Standard">44 - Fedelli</text:p>
      <text:p text:style-name="Standard">45 - 3</text:p>
      <text:p text:style-name="Standard">46 - G</text:p>
      <text:p text:style-name="Standard">47 - Paillardi</text:p>
      <text:p text:style-name="Standard">48 - G.</text:p>
      <text:p text:style-name="Standard">49 - . de Maignaco</text:p>
      <text:p text:style-name="Standard">50 - Ayo</text:p>
      <text:p text:style-name="Standard">51 - Jausserandi</text:p>
      <text:p text:style-name="Standard">52 - Ar</text:p>
      <text:p text:style-name="Standard">53 - P.</text:p>
      <text:p text:style-name="Standard">54 - Roberti</text:p>
      <text:p text:style-name="Standard">55 - Ph. de Salione</text:p>
      <text:p text:style-name="Standard"><text:soft-page-break/>56 - ante Penthecosten</text:p>
      <text:p text:style-name="Standard">57 - hamo predicto die veneris quita prurii capitulantibus dominis</text:p>
      <text:p text:style-name="Standard">58 - P. Decano</text:p>
      <text:p text:style-name="Standard">59 - Deliberatum est quod molendinum de Peciaco proclametur et tradatur</text:p>
      <text:p text:style-name="Standard">60 - ad censum perpetuum plus offerenti</text:p>
      <text:p text:style-name="Standard">61 - H. Cantore</text:p>
      <text:p text:style-name="Standard">62 - archidiacono ecclesie</text:p>
      <text:p text:style-name="Standard">63 - E</text:p>
      <text:p text:style-name="Standard">64 - Petrus Rati detentus in carceribus pro suis denuntis fuit expeditus</text:p>
      <text:p text:style-name="Standard">65 - Sy. succentore</text:p>
      <text:p text:style-name="Standard">66 - et Emendavit ad voluntantem dominorum vide de hoc</text:p>
      <text:p text:style-name="Standard">67 - P. Roberti</text:p>
      <text:p text:style-name="Standard">68 - De Pompodorio</text:p>
      <text:p text:style-name="Standard">69 - lacius die lune precedente.</text:p>
      <text:p text:style-name="Standard">70 - de Karolay</text:p>
      <text:p text:style-name="Standard">71 - Data est licenciatum domino Dyonisio de Corsone eundi ad curam suam</text:p>
      <text:p text:style-name="Standard">72 - *</text:p>
      <text:p text:style-name="Standard">73 - de Socto</text:p>
      <text:p text:style-name="Standard">74 - Canonici Sancti Stephani de Gressibus videlicet J. comitis Hutinus Medici</text:p>
      <text:p text:style-name="Standard">75 - Ar. Jausserandi</text:p>
      <text:p text:style-name="Standard">76 - Johannes dePinu Egidius Made . J. Mugney . Burellus hostiarii</text:p>
      <text:p text:style-name="Standard">77 - B. de Tyherno</text:p>
      <text:p text:style-name="Standard">78 - majoriem partem canonicorum ipsius ecclesie faciendis constituerunt procuratorem</text:p>
      <text:p text:style-name="Standard">79 - de Alneolo</text:p>
      <text:p text:style-name="Standard">80 - G</text:p>
      <text:p text:style-name="Standard">81 - suum J. Gaigne concanonicum eorum in forma ad recipiendum</text:p>
      <text:p text:style-name="Standard">82 - Hocie</text:p>
      <text:p text:style-name="Standard">83 - *</text:p>
      <text:p text:style-name="Standard">84 - J. de Mongeria</text:p>
      <text:p text:style-name="Standard">85 - quictanciam et ad causas.</text:p>
      <text:p text:style-name="Standard">86 - G. de Albyaco</text:p>
      <text:p text:style-name="Standard">87 - super processu inter canonicos Sancti Aniani et J. Coste deliberatum est</text:p>
      <text:p text:style-name="Standard">88 - R. de Putheolis.</text:p>
      <text:p text:style-name="Standard">89 - quod male fuit appellatum beane judicatum</text:p>
      <text:p text:style-name="Standard">90 - P.</text:p>
      <text:p text:style-name="Standard">91 - de Castro</text:p>
      <text:p text:style-name="Standard"><text:soft-page-break/>92 - De Perre brun et Bertran pennier au vendredi aprés</text:p>
      <text:p text:style-name="Standard">93 - Fedelli</text:p>
      <text:p text:style-name="Standard">94 - s</text:p>
      <text:p text:style-name="Standard">95 - s</text:p>
      <text:p text:style-name="Standard">96 - Regis</text:p>
      <text:p text:style-name="Standard">97 - la tiiice en estat du consentement des parties</text:p>
      <text:p text:style-name="Standard">98 - Paillardi</text:p>
      <text:p text:style-name="Standard">99 - G</text:p>
      <text:p text:style-name="Standard">100 - Pl.</text:p>
      <text:p text:style-name="Standard">101 - de Salione</text:p>
      <text:p text:style-name="Standard">102 - Voygnon</text:p>
      <text:p text:style-name="Standard">103 - *.</text:p>
      <text:p text:style-name="Standard">104 - T</text:p>
      <text:p text:style-name="Standard">105 - de Sancto Petro</text:p>
      <text:p text:style-name="Standard">106 - 3</text:p>
      <text:p text:style-name="Standard">107 - Ay. de Maignaco</text:p>
      <text:p text:style-name="Standard">=FRAN_0393_10928_L.jpg=</text:p>
      <text:p text:style-name="Standard">1 - 1</text:p>
      <text:p text:style-name="Standard">2 - iiii</text:p>
      <text:p text:style-name="Standard">3 - 1</text:p>
      <text:p text:style-name="Standard">4 - Anno predicto die veneris post Penthecostem xiia junii capitulantibus dominis</text:p>
      <text:p text:style-name="Standard">5 - P. Decano</text:p>
      <text:p text:style-name="Standard">6 - Dominus decanus obtulit se paratum solvere partem</text:p>
      <text:p text:style-name="Standard">7 - H. Cantore</text:p>
      <text:p text:style-name="Standard">8 - repparacionum de Andresiaco contingentes dominum</text:p>
      <text:p text:style-name="Standard">9 - archidiacono ecclesie</text:p>
      <text:p text:style-name="Standard">10 - G</text:p>
      <text:p text:style-name="Standard">11 - cantorem ultimo deffunctum protestans quod si plures</text:p>
      <text:p text:style-name="Standard">12 - Sy. Succentor</text:p>
      <text:p text:style-name="Standard">13 - sumptus et expensis fiant super visitacione ipsarum</text:p>
      <text:p text:style-name="Standard">14 - de Pompodorio</text:p>
      <text:p text:style-name="Standard">15 - *.</text:p>
      <text:p text:style-name="Standard">16 - G.</text:p>
      <text:p text:style-name="Standard">17 - repparacionum quod nichil inde solvet nec solvere</text:p>
      <text:p text:style-name="Standard">18 - de Karolay</text:p>
      <text:p text:style-name="Standard">19 - intendit</text:p>
      <text:p text:style-name="Standard"><text:soft-page-break/>20 - de Lorriaco</text:p>
      <text:p text:style-name="Standard">21 - 2</text:p>
      <text:p text:style-name="Standard">22 - de Richardo Fale</text:p>
      <text:p text:style-name="Standard">23 - +P.</text:p>
      <text:p text:style-name="Standard">24 - Roberti</text:p>
      <text:p text:style-name="Standard">25 - de Mongia</text:p>
      <text:p text:style-name="Standard">26 - 2</text:p>
      <text:p text:style-name="Standard">27 - Injuncta est primea salutaris domino Richardo Fale</text:p>
      <text:p text:style-name="Standard">28 - 41.</text:p>
      <text:p text:style-name="Standard">29 - de socco</text:p>
      <text:p text:style-name="Standard">30 - presbytero canonico Sepulcri quod dicat in ebdomada</text:p>
      <text:p text:style-name="Standard">31 - B. de Tyherno</text:p>
      <text:p text:style-name="Standard">32 - sequente duas missas anniversarioruin parvo</text:p>
      <text:p text:style-name="Standard">33 - *.</text:p>
      <text:p text:style-name="Standard">34 - Hue</text:p>
      <text:p text:style-name="Standard">35 - altari / et ipse gratanter acquievit et hoc fuit</text:p>
      <text:p text:style-name="Standard">36 - 4</text:p>
      <text:p text:style-name="Standard">37 - de Putheolis</text:p>
      <text:p text:style-name="Standard">38 - quia noluit solvere emendam iiiior s. quam</text:p>
      <text:p text:style-name="Standard">39 - T.</text:p>
      <text:p text:style-name="Standard">40 - de Sancto Petro</text:p>
      <text:p text:style-name="Standard">41 - debebat se fecit se scolarem</text:p>
      <text:p text:style-name="Standard">42 - Voygnon</text:p>
      <text:p text:style-name="Standard">43 - J</text:p>
      <text:p text:style-name="Standard">44 - +Ph</text:p>
      <text:p text:style-name="Standard">45 - de Salione</text:p>
      <text:p text:style-name="Standard">46 - Fedelli</text:p>
      <text:p text:style-name="Standard">47 - G.</text:p>
      <text:p text:style-name="Standard">48 - 380</text:p>
      <text:p text:style-name="Standard">49 - De Jehan de Lourme procureur ogier le doyen</text:p>
      <text:p text:style-name="Standard">50 - D</text:p>
      <text:p text:style-name="Standard">51 - Paillardi</text:p>
      <text:p text:style-name="Standard">52 - deffendeur en cas d'appel contre Gilet fendequiere</text:p>
      <text:p text:style-name="Standard">53 - de Maignaco</text:p>
      <text:p text:style-name="Standard">54 - Ay</text:p>
      <text:p text:style-name="Standard">55 - demandeur a un moys a confirmer ou infirmer</text:p>
      <text:p text:style-name="Standard"><text:soft-page-break/>56 - de Ordeimonte</text:p>
      <text:p text:style-name="Standard">57 - 18</text:p>
      <text:p text:style-name="Standard">58 - presentes les parties</text:p>
      <text:p text:style-name="Standard">59 - *.</text:p>
      <text:p text:style-name="Standard">60 - de Bordis</text:p>
      <text:p text:style-name="Standard">61 - Ar. Jausserandi</text:p>
      <text:p text:style-name="Standard">62 - Anno quo supra dict lune post trivitacem xvta sunii capitulantibus dominis</text:p>
      <text:p text:style-name="Standard">63 - P. Decanus</text:p>
      <text:p text:style-name="Standard">64 - Loco B. de Cyherno eJ. de Socto subrogati sunt</text:p>
      <text:p text:style-name="Standard">65 - H. Cantor</text:p>
      <text:p text:style-name="Standard">66 - G. archidiaconuo ecclesie et G. de Alneolo super expedicione</text:p>
      <text:p text:style-name="Standard">67 - G. archidiacono ecclesie</text:p>
      <text:p text:style-name="Standard">68 - domini Johannis Bley capicerii</text:p>
      <text:p text:style-name="Standard">69 - Sy. succentore</text:p>
      <text:p text:style-name="Standard">70 - P. Roberti</text:p>
      <text:p text:style-name="Standard">71 - Domini Cantor et L. de Mongeria retulerunt audicionem</text:p>
      <text:p text:style-name="Standard">72 - de Pompodorio</text:p>
      <text:p text:style-name="Standard">73 - 4</text:p>
      <text:p text:style-name="Standard">74 - compotorum clerici fabrice / et concessa fuit dicto clerico</text:p>
      <text:p text:style-name="Standard">75 - X.</text:p>
      <text:p text:style-name="Standard">76 - de Karolay</text:p>
      <text:p text:style-name="Standard">77 - quictancia de anno nonagesio secundo fimenti anno nonagesimo terrio</text:p>
      <text:p text:style-name="Standard">78 - Ar. Jausserandi</text:p>
      <text:p text:style-name="Standard">79 - et ordintum est quod de cetero faciat compota sua in Gallico</text:p>
      <text:p text:style-name="Standard">80 - N.</text:p>
      <text:p text:style-name="Standard">81 - de Ordeiomonte</text:p>
      <text:p text:style-name="Standard">82 - Hue</text:p>
      <text:p text:style-name="Standard">83 - Injunctum est domino Johanni Moqueti et P. Rati quod de cetero</text:p>
      <text:p text:style-name="Standard">84 - de Bordis</text:p>
      <text:p text:style-name="Standard">85 - faciant residenciam conveientium in ecclesia Parisien secundum</text:p>
      <text:p text:style-name="Standard">86 - Voygnon</text:p>
      <text:p text:style-name="Standard">87 - fundacionem beneficiorum suorum et intersint in horaium durins</text:p>
      <text:p text:style-name="Standard">88 - Regis</text:p>
      <text:p text:style-name="Standard">89 - de Alneolo</text:p>
      <text:p text:style-name="Standard">90 - et nocturnis</text:p>
      <text:p text:style-name="Standard">91 - G.</text:p>
      <text:p text:style-name="Standard"><text:soft-page-break/>92 - Fedelli</text:p>
      <text:p text:style-name="Standard">93 - G.</text:p>
      <text:p text:style-name="Standard">94 - Paillardi</text:p>
      <text:p text:style-name="Standard">95 - E</text:p>
      <text:p text:style-name="Standard">96 - G.</text:p>
      <text:p text:style-name="Standard">97 - de Albyaco</text:p>
      <text:p text:style-name="Standard">98 - R.</text:p>
      <text:p text:style-name="Standard">99 - Dangeul</text:p>
      <text:p text:style-name="Standard">100 - de Puentheolies B. de Tyherno</text:p>
      <text:p text:style-name="Standard">101 - R1</text:p>
      <text:p text:style-name="Standard">102 - de Lorriaco</text:p>
      <text:p text:style-name="Standard">103 - R.</text:p>
      <text:p text:style-name="Standard">104 - L. de Mongeria</text:p>
      <text:p text:style-name="Standard">105 - de Maygnaco</text:p>
      <text:p text:style-name="Standard">106 - Ay</text:p>
      <text:p text:style-name="Standard">107 - . de Soccor</text:p>
      <text:p text:style-name="Standard">108 - Ph. de Salione</text:p>
      <text:p text:style-name="Standard">=FRAN_0393_10929_L.jpg=</text:p>
      <text:p text:style-name="Standard">1 - nonagensim iiii</text:p>
      <text:p text:style-name="Standard">2 - 10</text:p>
      <text:p text:style-name="Standard">3 - Anno predicto die mercurii xviia junii capitulantibus dominis</text:p>
      <text:p text:style-name="Standard">4 - P. Decano</text:p>
      <text:p text:style-name="Standard">5 - H. Cantore</text:p>
      <text:p text:style-name="Standard">6 - De causa promotis centra Andream Fagon ad venris</text:p>
      <text:p text:style-name="Standard">7 - G. archidiacono ecclesie</text:p>
      <text:p text:style-name="Standard">8 - et ipse An. videbit interim juramentum quod fecit</text:p>
      <text:p text:style-name="Standard">9 - Sy. succentor</text:p>
      <text:p text:style-name="Standard">10 - in sua recepcione ad canonicatum Sancti Johannis Rotundi</text:p>
      <text:p text:style-name="Standard">11 - de Pompodorio</text:p>
      <text:p text:style-name="Standard">12 - 4.</text:p>
      <text:p text:style-name="Standard">13 - Ar. Jausserandi</text:p>
      <text:p text:style-name="Standard">14 - motaium contra Petrum Asin</text:p>
      <text:p text:style-name="Standard">15 - Contuna pro</text:p>
      <text:p text:style-name="Standard">16 - P. Roberti</text:p>
      <text:p text:style-name="Standard">17 - Excusatus est Nicolaus de Dola quia facit euvag</text:p>
      <text:p text:style-name="Standard">18 - de Mongeria</text:p>
      <text:p text:style-name="Standard"><text:soft-page-break/>19 - 71</text:p>
      <text:p text:style-name="Standard">20 - in majori missa.</text:p>
      <text:p text:style-name="Standard">21 - de Karolay</text:p>
      <text:p text:style-name="Standard">22 - x</text:p>
      <text:p text:style-name="Standard">23 - Hue</text:p>
      <text:p text:style-name="Standard">24 - de socto</text:p>
      <text:p text:style-name="Standard">25 - de Putheolis</text:p>
      <text:p text:style-name="Standard">26 - de Bordis</text:p>
      <text:p text:style-name="Standard">27 - de Albyaco</text:p>
      <text:p text:style-name="Standard">28 - G</text:p>
      <text:p text:style-name="Standard">29 - G. de Alvieolo</text:p>
      <text:p text:style-name="Standard">30 - Paillardi</text:p>
      <text:p text:style-name="Standard">31 - G</text:p>
      <text:p text:style-name="Standard">32 - de Sancto Petro</text:p>
      <text:p text:style-name="Standard">33 - E</text:p>
      <text:p text:style-name="Standard">34 - 27</text:p>
      <text:p text:style-name="Standard">35 - Fedelli</text:p>
      <text:p text:style-name="Standard">36 - G.</text:p>
      <text:p text:style-name="Standard">37 - Ph. de Salione</text:p>
      <text:p text:style-name="Standard">38 - T. Hocie</text:p>
      <text:p text:style-name="Standard">39 - Voygnon</text:p>
      <text:p text:style-name="Standard">40 - x s. vi d.</text:p>
      <text:p text:style-name="Standard">41 - Ay. de Maygnaco</text:p>
      <text:p text:style-name="Standard">42 - Anno predicto die veneris xixa mensis junii capitulantibus dominis</text:p>
      <text:p text:style-name="Standard">43 - recepcio Sanici</text:p>
      <text:p text:style-name="Standard">44 - P. Decano</text:p>
      <text:p text:style-name="Standard">45 - Magister Stephanus Boussardi fuit receptus ad Canonicatum et</text:p>
      <text:p text:style-name="Standard">46 - Cantore</text:p>
      <text:p text:style-name="Standard">47 - 2</text:p>
      <text:p text:style-name="Standard">48 - semmprhendes Parisiense vacantes per obitum deffuncti magistri Petri Forceti</text:p>
      <text:p text:style-name="Standard">49 - archidiacono ecclesie</text:p>
      <text:p text:style-name="Standard">50 - G.</text:p>
      <text:p text:style-name="Standard">51 - fortes virtute licterarum apostolicarum super hoc sibi concessarum tamquam reservati</text:p>
      <text:p text:style-name="Standard">52 - Sy. succentore</text:p>
      <text:p text:style-name="Standard">53 - et juravit in forma Solvit v fr. pro jotudo adventu</text:p>
      <text:p text:style-name="Standard">54 - +P. Roberti</text:p>
      <text:p text:style-name="Standard"><text:soft-page-break/>55 - et dedit fidejussorem per capa soliendi infra annum dominum Petrum</text:p>
      <text:p text:style-name="Standard">56 - Ar. Jausserandi</text:p>
      <text:p text:style-name="Standard">57 - Roberti camerarium clericum ecclesie Parisiensis.</text:p>
      <text:p text:style-name="Standard">58 - de Frcce</text:p>
      <text:p text:style-name="Standard">59 - de Karolay</text:p>
      <text:p text:style-name="Standard">60 - Recepcio capellani</text:p>
      <text:p text:style-name="Standard">61 - de Lorriaco</text:p>
      <text:p text:style-name="Standard">62 - Adam barate fuit receptus ad capellaniam</text:p>
      <text:p text:style-name="Standard">63 - Magistre</text:p>
      <text:p text:style-name="Standard">64 - de Mongeria</text:p>
      <text:p text:style-name="Standard">65 - Sancti Nichasii vacantes per assecucionem altius beneficii quom obtine</text:p>
      <text:p text:style-name="Standard">66 - de Tyherno</text:p>
      <text:p text:style-name="Standard">67 - x6</text:p>
      <text:p text:style-name="Standard">68 - volebat magister Stephanus Boussardi qui dudum acceptavit</text:p>
      <text:p text:style-name="Standard">69 - R. de Putheolis</text:p>
      <text:p text:style-name="Standard">70 - vicariam Parisiensi qui juravit in forma et fuit installas</text:p>
      <text:p text:style-name="Standard">71 - De Sancto Petro</text:p>
      <text:p text:style-name="Standard">72 - T</text:p>
      <text:p text:style-name="Standard">73 - G. de Alneolo</text:p>
      <text:p text:style-name="Standard">74 - Fedelli</text:p>
      <text:p text:style-name="Standard">75 - G.</text:p>
      <text:p text:style-name="Standard">76 - Le Perre brun et Bertran pennier a viii jours en estat</text:p>
      <text:p text:style-name="Standard">77 - de Albyaco</text:p>
      <text:p text:style-name="Standard">78 - G</text:p>
      <text:p text:style-name="Standard">79 - du consentement des part present</text:p>
      <text:p text:style-name="Standard">80 - Ph. de Salione</text:p>
      <text:p text:style-name="Standard">81 - T. Hocie</text:p>
      <text:p text:style-name="Standard">82 - Ay. de Maignaco</text:p>
      <text:p text:style-name="Standard">83 - Regie</text:p>
      <text:p text:style-name="Standard">84 - 8</text:p>
      <text:p text:style-name="Standard">85 - Boussardi</text:p>
      <text:p text:style-name="Standard">86 - G.</text:p>
      <text:p text:style-name="Standard">=FRAN_0393_10930_L.jpg=</text:p>
      <text:p text:style-name="Standard">1 - iiii</text:p>
      <text:p text:style-name="Standard">2 - 1</text:p>
      <text:p text:style-name="Standard">3 - 1</text:p>
      <text:p text:style-name="Standard"><text:soft-page-break/>4 - Anno predicto die lune post sacrmn xxiia junii capitulantibus dominis</text:p>
      <text:p text:style-name="Standard">5 - P. Decano</text:p>
      <text:p text:style-name="Standard">6 - H. Cantore</text:p>
      <text:p text:style-name="Standard">7 - Dominus Parisiensis episcopus hodie ceperit licenciatus in capitulo et</text:p>
      <text:p text:style-name="Standard">8 - archidiaconus ecclesie</text:p>
      <text:p text:style-name="Standard">9 - G.</text:p>
      <text:p text:style-name="Standard">10 - dixei quod volebat a dire Jherilem peregre et inter alia</text:p>
      <text:p text:style-name="Standard">11 - Succentore</text:p>
      <text:p text:style-name="Standard">12 - Sy</text:p>
      <text:p text:style-name="Standard">13 - super quibus fuit loqutus de negociis ecclesie dixit</text:p>
      <text:p text:style-name="Standard">14 - de Veyrac</text:p>
      <text:p text:style-name="Standard">15 - G.</text:p>
      <text:p text:style-name="Standard">16 - quod consencierat et consenciebat quod prisionarius detentus</text:p>
      <text:p text:style-name="Standard">17 - N.</text:p>
      <text:p text:style-name="Standard">18 - de Ordeimonte</text:p>
      <text:p text:style-name="Standard">19 - in Castalleto pro delicto perpetrato in Sepulcro expedire</text:p>
      <text:p text:style-name="Standard">20 - de Mongeria</text:p>
      <text:p text:style-name="Standard">21 - 2</text:p>
      <text:p text:style-name="Standard">22 - et hoc asservit prius dixisse sabbati proxime preterita</text:p>
      <text:p text:style-name="Standard">23 - de Pompodorio</text:p>
      <text:p text:style-name="Standard">24 - *</text:p>
      <text:p text:style-name="Standard">25 - in parlamento magistro Johanni Chanteprime presentibus dominis</text:p>
      <text:p text:style-name="Standard">26 - *.</text:p>
      <text:p text:style-name="Standard">27 - de Karolay</text:p>
      <text:p text:style-name="Standard">28 - de parlamento et de hoc dominus decanus peciit instumentum</text:p>
      <text:p text:style-name="Standard">29 - N.</text:p>
      <text:p text:style-name="Standard">30 - le diseur</text:p>
      <text:p text:style-name="Standard">31 - presenties dominis Guillelmo Anglici et Guillelmo Joye presbyteris.</text:p>
      <text:p text:style-name="Standard">32 - de Lorriaco</text:p>
      <text:p text:style-name="Standard">33 - R.</text:p>
      <text:p text:style-name="Standard">34 - B. de Thherne</text:p>
      <text:p text:style-name="Standard">35 - N. Sellarii</text:p>
      <text:p text:style-name="Standard">36 - G.</text:p>
      <text:p text:style-name="Standard">37 - de Alneolo</text:p>
      <text:p text:style-name="Standard">38 - G.</text:p>
      <text:p text:style-name="Standard">39 - de Albyaco</text:p>
      <text:p text:style-name="Standard"><text:soft-page-break/>40 - Magister Guillelmus Joye procurator magistri Johannis de Salebrus</text:p>
      <text:p text:style-name="Standard">41 - Paillardi</text:p>
      <text:p text:style-name="Standard">42 - G.</text:p>
      <text:p text:style-name="Standard">43 - Canonici Parisiensis optavit domum magistri Petri Forteti</text:p>
      <text:p text:style-name="Standard">44 - Fedelli</text:p>
      <text:p text:style-name="Standard">45 - G</text:p>
      <text:p text:style-name="Standard">46 - Fortes</text:p>
      <text:p text:style-name="Standard">47 - deffuncti et requisivit quod domus sibi expediretur</text:p>
      <text:p text:style-name="Standard">48 - 38</text:p>
      <text:p text:style-name="Standard">49 - Boussardi</text:p>
      <text:p text:style-name="Standard">50 - G.</text:p>
      <text:p text:style-name="Standard">51 - quod repparaciones taxarentur et fierent / et fuit ei</text:p>
      <text:p text:style-name="Standard">52 - de Bordis</text:p>
      <text:p text:style-name="Standard">53 - responsum quod ipse faceret prius taxari repparaciones</text:p>
      <text:p text:style-name="Standard">54 - de socto</text:p>
      <text:p text:style-name="Standard">55 - domus ipsius magistri Johannis et traderet peccunias in</text:p>
      <text:p text:style-name="Standard">56 - Ay. de Maignaco</text:p>
      <text:p text:style-name="Standard">57 - manu dominorum et postmodum fieret sibi jus et</text:p>
      <text:p text:style-name="Standard">58 - 4.</text:p>
      <text:p text:style-name="Standard">59 - Dangeul</text:p>
      <text:p text:style-name="Standard">60 - omioda racio super hoc et exhibuit procuraconum</text:p>
      <text:p text:style-name="Standard">61 - Chanteprime</text:p>
      <text:p text:style-name="Standard">62 - Hue</text:p>
      <text:p text:style-name="Standard">63 - 3</text:p>
      <text:p text:style-name="Standard">64 - Recepcio vicarii ad magnam vicariam</text:p>
      <text:p text:style-name="Standard">65 - s</text:p>
      <text:p text:style-name="Standard">66 - Voygnon</text:p>
      <text:p text:style-name="Standard">67 - Roberti</text:p>
      <text:p text:style-name="Standard">68 - +p</text:p>
      <text:p text:style-name="Standard">69 - de Salione</text:p>
      <text:p text:style-name="Standard">70 - Magister Dyonisius custurarii fuit receptus</text:p>
      <text:p text:style-name="Standard">71 - t paus</text:p>
      <text:p text:style-name="Standard">72 - ad vicariam quam obtinere solebat in ecclesia</text:p>
      <text:p text:style-name="Standard">73 - Parisiensie magister Stephanus Boussardi salvo jure</text:p>
      <text:p text:style-name="Standard">74 - cujuslibet et juravit in forma.</text:p>
      <text:p text:style-name="Standard"><text:soft-page-break/>75 - Ipse vearo magister Stephanus Boussardi canonicusuper receptus ad sempebendem parisiensi quam obtine</text:p>
      <text:p text:style-name="Standard">76 - solebat deffunctus magister P. Forceti protestatus fuit de habendi cecursum ad</text:p>
      <text:p text:style-name="Standard">77 - ipsam vicariam casu quo ejncentur ab eo dicta semiprebenda / et ipse magister</text:p>
      <text:p text:style-name="Standard">78 - Dbnisius ad hoc consserit de quibus ipse magister Ste petiit instrumentum Astantum</text:p>
      <text:p text:style-name="Standard">=FRAN_0393_10931_L.jpg=</text:p>
      <text:p text:style-name="Standard">1 - i</text:p>
      <text:p text:style-name="Standard">2 - nonagesimo iiii</text:p>
      <text:p text:style-name="Standard">3 - s</text:p>
      <text:p text:style-name="Standard">4 - 1</text:p>
      <text:p text:style-name="Standard">5 - piulum</text:p>
      <text:p text:style-name="Standard">6 - Al llta in crastino festi beati Johnnnis</text:p>
      <text:p text:style-name="Standard">7 - Baptiste / que fuit jovis xxvta mensis junii capitulantibus dominis</text:p>
      <text:p text:style-name="Standard">8 - P. Decano</text:p>
      <text:p text:style-name="Standard">9 - Salebrus</text:p>
      <text:p text:style-name="Standard">10 - Magister Guillelmus Joye procurator magistri Johannis de Salebruce</text:p>
      <text:p text:style-name="Standard">11 - H. Cantore</text:p>
      <text:p text:style-name="Standard">12 - archidiacono ecclesie</text:p>
      <text:p text:style-name="Standard">13 - G.</text:p>
      <text:p text:style-name="Standard">14 - canonici Parisiensis / requisivit quod sibi expediretur domus deffucti</text:p>
      <text:p text:style-name="Standard">15 - Sy. succentore</text:p>
      <text:p text:style-name="Standard">16 - magistri Petri Forteti quam alias optaverat in capitulo et obtulit</text:p>
      <text:p text:style-name="Standard">17 - Roberti</text:p>
      <text:p text:style-name="Standard">18 - P.</text:p>
      <text:p text:style-name="Standard">19 - sufficiente caucionem pro repparacionibus domus claustralis dicti</text:p>
      <text:p text:style-name="Standard">20 - *.</text:p>
      <text:p text:style-name="Standard">21 - de Pompodorio</text:p>
      <text:p text:style-name="Standard">22 - Forteli magistri sui / et si caucio non esset sufficiens dixit se velle</text:p>
      <text:p text:style-name="Standard">23 - de Karolay</text:p>
      <text:p text:style-name="Standard">24 - tradere peccuniam pro ipsis repparacionibus cum ipse repparaciones fuerint</text:p>
      <text:p text:style-name="Standard">25 - *.</text:p>
      <text:p text:style-name="Standard">26 - le diseur</text:p>
      <text:p text:style-name="Standard">27 - taxate.</text:p>
      <text:p text:style-name="Standard">28 - G.</text:p>
      <text:p text:style-name="Standard">29 - de Veyrac</text:p>
      <text:p text:style-name="Standard">30 - JAusserandi</text:p>
      <text:p text:style-name="Standard"><text:soft-page-break/>31 - Ar.</text:p>
      <text:p text:style-name="Standard">32 - Dominus decanus Parsinsi vice et auctoritate sua et capituli ac suo et</text:p>
      <text:p text:style-name="Standard">33 - de Ordeimonte</text:p>
      <text:p text:style-name="Standard">34 - P.</text:p>
      <text:p text:style-name="Standard">35 - dominorum hic capitulancium nomine / elegit taxum decclese gressorum</text:p>
      <text:p text:style-name="Standard">36 - de socto</text:p>
      <text:p text:style-name="Standard">37 - fructuum omnium et sigularum prebendarum parisiensim foranearum</text:p>
      <text:p text:style-name="Standard">38 - de Mongeria</text:p>
      <text:p text:style-name="Standard">39 - sive in deportu existencium et specialiter prebende deffuncti</text:p>
      <text:p text:style-name="Standard">40 - B. de Tyherno</text:p>
      <text:p text:style-name="Standard">41 - magistri P. Prepoiti.</text:p>
      <text:p text:style-name="Standard">42 - Hue</text:p>
      <text:p text:style-name="Standard">43 - de Putheolis</text:p>
      <text:p text:style-name="Standard">44 - de Bordis</text:p>
      <text:p text:style-name="Standard">45 - Prepositi prebendarii</text:p>
      <text:p text:style-name="Standard">46 - de Sancto Petro</text:p>
      <text:p text:style-name="Standard">47 - In Moryaco.</text:p>
      <text:p text:style-name="Standard">48 - P. Mignoti</text:p>
      <text:p text:style-name="Standard">49 - L. de Mongeria</text:p>
      <text:p text:style-name="Standard">50 - de Alneolo</text:p>
      <text:p text:style-name="Standard">51 - G.</text:p>
      <text:p text:style-name="Standard">52 - In. Civyllyaco.</text:p>
      <text:p text:style-name="Standard">53 - G. de Alneolo</text:p>
      <text:p text:style-name="Standard">54 - Chanteprime</text:p>
      <text:p text:style-name="Standard">55 - In Cristolio.</text:p>
      <text:p text:style-name="Standard">56 - R. de Putheolis</text:p>
      <text:p text:style-name="Standard">57 - Boussardi</text:p>
      <text:p text:style-name="Standard">58 - G</text:p>
      <text:p text:style-name="Standard">59 - In Ytevilla</text:p>
      <text:p text:style-name="Standard">60 - Pr. de Castro</text:p>
      <text:p text:style-name="Standard">61 - P. Roberti</text:p>
      <text:p text:style-name="Standard">62 - In Liicantu</text:p>
      <text:p text:style-name="Standard">63 - Voygnon</text:p>
      <text:p text:style-name="Standard">64 - .</text:p>
      <text:p text:style-name="Standard">65 - R. de Lorriaco</text:p>
      <text:p text:style-name="Standard">66 - In Orlyaco</text:p>
      <text:p text:style-name="Standard"><text:soft-page-break/>67 - Ph. de Salione</text:p>
      <text:p text:style-name="Standard">68 - N.</text:p>
      <text:p text:style-name="Standard">69 - de Ordeomonte</text:p>
      <text:p text:style-name="Standard">70 - G. Fedelli</text:p>
      <text:p text:style-name="Standard">71 - In Andresiaco.</text:p>
      <text:p text:style-name="Standard">72 - T</text:p>
      <text:p text:style-name="Standard">73 - de Sancto Petro</text:p>
      <text:p text:style-name="Standard">74 - .</text:p>
      <text:p text:style-name="Standard">75 - Hocie</text:p>
      <text:p text:style-name="Standard">76 - T</text:p>
      <text:p text:style-name="Standard">77 - In Viryaco.</text:p>
      <text:p text:style-name="Standard">78 - de Sanctis</text:p>
      <text:p text:style-name="Standard">79 - 4</text:p>
      <text:p text:style-name="Standard">80 - Regis</text:p>
      <text:p text:style-name="Standard">81 - Inspedona.</text:p>
      <text:p text:style-name="Standard">82 - de Nully</text:p>
      <text:p text:style-name="Standard">83 - Jy. de Socto</text:p>
      <text:p text:style-name="Standard">84 - In Vernoto.</text:p>
      <text:p text:style-name="Standard">85 - G. Paillardi</text:p>
      <text:p text:style-name="Standard">86 - P. de Paryaco decanus</text:p>
      <text:p text:style-name="Standard">87 - Ay. de Maignaco</text:p>
      <text:p text:style-name="Standard">88 - In Corberosa.</text:p>
      <text:p text:style-name="Standard">89 - T. Hocie</text:p>
      <text:p text:style-name="Standard">90 - R. de Lorriaco</text:p>
      <text:p text:style-name="Standard">91 - In Rosayo</text:p>
      <text:p text:style-name="Standard">92 - J. Chanteprime</text:p>
      <text:p text:style-name="Standard">93 - P. Archidiacono Brye</text:p>
      <text:p text:style-name="Standard">94 - An. Grangerii</text:p>
      <text:p text:style-name="Standard">95 - prepositi prebendarii sunt onerati de retieni fructus illorum qui</text:p>
      <text:p text:style-name="Standard">96 - debebunt capas et alia onera debita per ipsos officiariis</text:p>
      <text:p text:style-name="Standard">97 - ecclesie et si non fecerint debitum suum tenebantur ad hoc</text:p>
      <text:p text:style-name="Standard">98 - Custos clavium fabrice L. de Mongeria</text:p>
      <text:p text:style-name="Standard">99 - Custodes clavium arche anniversariorum</text:p>
      <text:p text:style-name="Standard">100 - Succentor et G. Paillardi</text:p>
      <text:p text:style-name="Standard">101 - Provisores domus Dei P. de Castro</text:p>
      <text:p text:style-name="Standard">102 - Succentore et J. Hue</text:p>
      <text:p text:style-name="Standard"><text:soft-page-break/>=FRAN_0393_10932_L.jpg=</text:p>
      <text:p text:style-name="Standard">1 - onag iiii.</text:p>
      <text:p text:style-name="Standard">2 - 28</text:p>
      <text:p text:style-name="Standard">3 - Die veneris xvi anlini duranis capitulo generali et capitulantibus dominis</text:p>
      <text:p text:style-name="Standard">4 - P. Decano</text:p>
      <text:p text:style-name="Standard">5 - Deliberatum est quod moneatur magister puerorum chori</text:p>
      <text:p text:style-name="Standard">6 - H. Cantore</text:p>
      <text:p text:style-name="Standard">7 - ut a moro faciat debitum suum de veniendo ad</text:p>
      <text:p text:style-name="Standard">8 - G. archidiaconus ecclesie</text:p>
      <text:p text:style-name="Standard">9 - ecclesiam in matutinarum et aliis horis alias licencia</text:p>
      <text:p text:style-name="Standard">10 - Sy. Succentore</text:p>
      <text:p text:style-name="Standard">11 - bitur ab ecclesia.</text:p>
      <text:p text:style-name="Standard">12 - J.</text:p>
      <text:p text:style-name="Standard">13 - de Pompodorio</text:p>
      <text:p text:style-name="Standard">14 - P. Roberti</text:p>
      <text:p text:style-name="Standard">15 - licenciati sant domini Egidius Pinelli et Johannes</text:p>
      <text:p text:style-name="Standard">16 - T</text:p>
      <text:p text:style-name="Standard">17 - de Mongeria</text:p>
      <text:p text:style-name="Standard">18 - 6</text:p>
      <text:p text:style-name="Standard">19 - .</text:p>
      <text:p text:style-name="Standard">20 - Bienvenu clerici matutinales nuper</text:p>
      <text:p text:style-name="Standard">21 - de Karolay</text:p>
      <text:p text:style-name="Standard">22 - J</text:p>
      <text:p text:style-name="Standard">23 - de Veyrach</text:p>
      <text:p text:style-name="Standard">24 - G.</text:p>
      <text:p text:style-name="Standard">25 - Domini Decanus JHue et G. de Alneolo sunt</text:p>
      <text:p text:style-name="Standard">26 - Jaussandi</text:p>
      <text:p text:style-name="Standard">27 - Aro</text:p>
      <text:p text:style-name="Standard">28 - deputati ad loquentem cum dominis generalibus super</text:p>
      <text:p text:style-name="Standard">29 - B. de Tyherno</text:p>
      <text:p text:style-name="Standard">30 - facto financiarum pro dacentes fracorm quos rex dedit</text:p>
      <text:p text:style-name="Standard">31 - Hie</text:p>
      <text:p text:style-name="Standard">32 - J</text:p>
      <text:p text:style-name="Standard">33 - pro organis ecclesie repparandis</text:p>
      <text:p text:style-name="Standard">34 - R.</text:p>
      <text:p text:style-name="Standard">35 - de Putheolis</text:p>
      <text:p text:style-name="Standard"><text:soft-page-break/>36 - de Bordis</text:p>
      <text:p text:style-name="Standard">37 - *</text:p>
      <text:p text:style-name="Standard">38 - Placet dominis quod dominus Johannes Douchin ferat</text:p>
      <text:p text:style-name="Standard">39 - T</text:p>
      <text:p text:style-name="Standard">40 - de Sancto Petro</text:p>
      <text:p text:style-name="Standard">41 - habitum ecclesie et quanciaus potit fieri providebitur</text:p>
      <text:p text:style-name="Standard">42 - Ph. de Salione</text:p>
      <text:p text:style-name="Standard">43 - sibi de aliqua capellania.</text:p>
      <text:p text:style-name="Standard">44 - Mignoti</text:p>
      <text:p text:style-name="Standard">45 - P.</text:p>
      <text:p text:style-name="Standard">46 - Ad causas</text:p>
      <text:p text:style-name="Standard">47 - de Albyaco</text:p>
      <text:p text:style-name="Standard">48 - G.</text:p>
      <text:p text:style-name="Standard">49 - De Jehan Coste et le procureur des Chanoines</text:p>
      <text:p text:style-name="Standard">50 - G. de Alneolo</text:p>
      <text:p text:style-name="Standard">51 - sout aignen au jour duy a esté donnee</text:p>
      <text:p text:style-name="Standard">52 - Boussardi</text:p>
      <text:p text:style-name="Standard">53 - S.</text:p>
      <text:p text:style-name="Standard">54 - sentence pour ledite coste en cas damendz et</text:p>
      <text:p text:style-name="Standard">55 - P. de Castro</text:p>
      <text:p text:style-name="Standard">56 - contre le dite procureur et le procureur condepn</text:p>
      <text:p text:style-name="Standard">57 - Fedelli</text:p>
      <text:p text:style-name="Standard">58 - G.</text:p>
      <text:p text:style-name="Standard">59 - es despens et renvoye la causs devant le</text:p>
      <text:p text:style-name="Standard">60 - T.</text:p>
      <text:p text:style-name="Standard">61 - Hocie</text:p>
      <text:p text:style-name="Standard">62 - Dangeul</text:p>
      <text:p text:style-name="Standard">63 - Rde</text:p>
      <text:p text:style-name="Standard">64 - chamberis lay et dit bien jugre et mal demande</text:p>
      <text:p text:style-name="Standard">65 - I.</text:p>
      <text:p text:style-name="Standard">66 - chante prime</text:p>
      <text:p text:style-name="Standard">67 - l'admendin par ledite procureur</text:p>
      <text:p text:style-name="Standard">68 - Paillardi</text:p>
      <text:p text:style-name="Standard">69 - G</text:p>
      <text:p text:style-name="Standard">70 - de Maignaco</text:p>
      <text:p text:style-name="Standard">71 - Ay</text:p>
      <text:p text:style-name="Standard"><text:soft-page-break/>72 - De la cause Jehan Huy a viii jours en estr</text:p>
      <text:p text:style-name="Standard">73 - P. Archidiacono Brie</text:p>
      <text:p text:style-name="Standard">74 - De esties sancelle et tybaut Bougarnier a</text:p>
      <text:p text:style-name="Standard">75 - R. de Lorriaco</text:p>
      <text:p text:style-name="Standard">76 - viii jours en estat preseiners J. de Louriie et Par.</text:p>
      <text:p text:style-name="Standard">77 - de socto</text:p>
      <text:p text:style-name="Standard">78 - *i.</text:p>
      <text:p text:style-name="Standard">79 - J. Voygnon</text:p>
      <text:p text:style-name="Standard">80 - De la cause Betran penuier $ae a mentred</text:p>
      <text:p text:style-name="Standard">81 - en demandmens et en deffendns en estat presenes les</text:p>
      <text:p text:style-name="Standard">82 - part</text:p>
      <text:p text:style-name="Standard">=FRAN_0393_10933_L.jpg=</text:p>
      <text:p text:style-name="Standard">1 - nenagesim i</text:p>
      <text:p text:style-name="Standard">2 - s</text:p>
      <text:p text:style-name="Standard">3 - 1</text:p>
      <text:p text:style-name="Standard">4 - Die sabbati sequentis xxviia junii durantis capitulo generali et capitulantibus dominis</text:p>
      <text:p text:style-name="Standard">5 - Capellani sancti Sebasciani videlicet</text:p>
      <text:p text:style-name="Standard">6 - P. Decano</text:p>
      <text:p text:style-name="Standard">7 - H. Cantore</text:p>
      <text:p text:style-name="Standard">8 - Seguius vigerii</text:p>
      <text:p text:style-name="Standard">9 - P. Cancellario</text:p>
      <text:p text:style-name="Standard">10 - Aubertus Billardi</text:p>
      <text:p text:style-name="Standard">11 - G. Archidiacono ecclesie</text:p>
      <text:p text:style-name="Standard">12 - Marcialis nepotiis</text:p>
      <text:p text:style-name="Standard">13 - P. Archidiacono Brye</text:p>
      <text:p text:style-name="Standard">14 - Guillelmus de Querci</text:p>
      <text:p text:style-name="Standard">15 - Sy. Succentore</text:p>
      <text:p text:style-name="Standard">16 - Eustacius Vacherii renunciaverunt missis eorum</text:p>
      <text:p text:style-name="Standard">17 - 7.</text:p>
      <text:p text:style-name="Standard">18 - de Mongeria</text:p>
      <text:p text:style-name="Standard">19 - +</text:p>
      <text:p text:style-name="Standard">20 - Capellani domini Parisiensi episcopi videlicet</text:p>
      <text:p text:style-name="Standard">21 - de Karolay</text:p>
      <text:p text:style-name="Standard">22 - +</text:p>
      <text:p text:style-name="Standard">23 - Reginaldus de Mucyaco</text:p>
      <text:p text:style-name="Standard">24 - le diseur</text:p>
      <text:p text:style-name="Standard"><text:soft-page-break/>25 - *</text:p>
      <text:p text:style-name="Standard">26 - et Nicolaus sellarii eciam renunciaverunt missis</text:p>
      <text:p text:style-name="Standard">27 - G. de Veyrach</text:p>
      <text:p text:style-name="Standard">28 - +</text:p>
      <text:p text:style-name="Standard">29 - de Pompodorio</text:p>
      <text:p text:style-name="Standard">30 - 4</text:p>
      <text:p text:style-name="Standard">31 - Clerici matutinales videlicet</text:p>
      <text:p text:style-name="Standard">32 - Ar. Jausserandi</text:p>
      <text:p text:style-name="Standard">33 - Johen Cantardi</text:p>
      <text:p text:style-name="Standard">34 - B. de Tyherno</text:p>
      <text:p text:style-name="Standard">35 - Aubertus Billardi</text:p>
      <text:p text:style-name="Standard">36 - Marcius Mutonis</text:p>
      <text:p text:style-name="Standard">37 - *.</text:p>
      <text:p text:style-name="Standard">38 - Hue</text:p>
      <text:p text:style-name="Standard">39 - Lamrencius de Foro</text:p>
      <text:p text:style-name="Standard">40 - A. Grangerii</text:p>
      <text:p text:style-name="Standard">41 - E</text:p>
      <text:p text:style-name="Standard">42 - de Puthes l</text:p>
      <text:p text:style-name="Standard">43 - Guillelmus Auffert</text:p>
      <text:p text:style-name="Standard">44 - de Sancto Petro</text:p>
      <text:p text:style-name="Standard">45 - Eaguerrandus Guillart</text:p>
      <text:p text:style-name="Standard">46 - T.</text:p>
      <text:p text:style-name="Standard">47 - Thomas Le Pele</text:p>
      <text:p text:style-name="Standard">48 - G. de Albyaco</text:p>
      <text:p text:style-name="Standard">49 - Eustacius Vacherii</text:p>
      <text:p text:style-name="Standard">50 - de Alneolo</text:p>
      <text:p text:style-name="Standard">51 - G.</text:p>
      <text:p text:style-name="Standard">52 - Petrus Valeti</text:p>
      <text:p text:style-name="Standard">53 - Boussardi</text:p>
      <text:p text:style-name="Standard">54 - G</text:p>
      <text:p text:style-name="Standard">55 - Stephanus Theobaldi</text:p>
      <text:p text:style-name="Standard">56 - Ph. de Salione</text:p>
      <text:p text:style-name="Standard">57 - Guillelmus Cassot</text:p>
      <text:p text:style-name="Standard">58 - Fedelli</text:p>
      <text:p text:style-name="Standard">59 - G.</text:p>
      <text:p text:style-name="Standard">60 - 3</text:p>
      <text:p text:style-name="Standard"><text:soft-page-break/>61 - Hebertus Berengarii</text:p>
      <text:p text:style-name="Standard">62 - Chanteprime</text:p>
      <text:p text:style-name="Standard">63 - s</text:p>
      <text:p text:style-name="Standard">64 - et Gervasius tyesse renunciaverunt clericature</text:p>
      <text:p text:style-name="Standard">65 - de Nully</text:p>
      <text:p text:style-name="Standard">66 - matutinarum et macicocie</text:p>
      <text:p text:style-name="Standard">67 - R. Dangeul</text:p>
      <text:p text:style-name="Standard">68 - Recepcio canonici</text:p>
      <text:p text:style-name="Standard">69 - G. Paillardi</text:p>
      <text:p text:style-name="Standard">70 - Magister Radulsus de Justinis fuit receptus ad prebendam Parisiensie</text:p>
      <text:p text:style-name="Standard">71 - +.</text:p>
      <text:p text:style-name="Standard">72 - Ay. de Maignaco</text:p>
      <text:p text:style-name="Standard">73 - sz</text:p>
      <text:p text:style-name="Standard">74 - vacantes per resignacionem de ipsa in manibus domini Cardonalis per magistrum Matheum</text:p>
      <text:p text:style-name="Standard">75 - de Bordis</text:p>
      <text:p text:style-name="Standard">76 - +</text:p>
      <text:p text:style-name="Standard">77 - Regialdi factam / juravit in forma / fuit installatus in choro</text:p>
      <text:p text:style-name="Standard">78 - R. de Justinis</text:p>
      <text:p text:style-name="Standard">79 - et locus assignatus in capitulo . solvit x. fr. pro jocundo adventu et</text:p>
      <text:p text:style-name="Standard">80 - P. Mignoti</text:p>
      <text:p text:style-name="Standard">81 - dedit fidejisses per capa dominum succentorem ecclesie presentem et acceptatem</text:p>
      <text:p text:style-name="Standard">82 - J. Voygnon</text:p>
      <text:p text:style-name="Standard">83 - R. de Lorriaco P. P. de Castro</text:p>
      <text:p text:style-name="Standard">84 - +</text:p>
      <text:p text:style-name="Standard">85 - J. de Socto</text:p>
      <text:p text:style-name="Standard">86 - Propositam per dominum archidiaconum ecclesie bona intencione magistri P. de Castro</text:p>
      <text:p text:style-name="Standard">87 - P. Roberti</text:p>
      <text:p text:style-name="Standard">88 - qui volebat dare mille fr auri pro lxx. lb. par. perpetui redditus</text:p>
      <text:p text:style-name="Standard">89 - ad augmentacionem matutinarum beate Magriste et Landum deffunctorum et ultr</text:p>
      <text:p text:style-name="Standard">90 - hoc volebat dare iiC fr. pro distribucione fienda in dictis matutinis</text:p>
      <text:p text:style-name="Standard">91 - et laudibus omnibus inter essentibus i eisdem huic ad duos annos et quod</text:p>
      <text:p text:style-name="Standard">92 - ecclesia universaliter obliget se pro dicta distribucione perpetuo fienda cuihbe interessenti iiiior de. par</text:p>
      <text:p text:style-name="Standard">93 - fuit istud positum in deliberacione an hoc facere esset utilitas ecclesie / Et non crucesignati sue</text:p>
      <text:p text:style-name="Standard">94 - inte oppionis quod sic et quod ecclesia obliget se modo quo ipse requirit / Crucesignati vo sunt</text:p>
      <text:p text:style-name="Standard"><text:soft-page-break/>95 - contrarie oppionis . Et magister Johannes de Bordas principaliter dixei quod intervnebat hoc et voluit</text:p>
      <text:p text:style-name="Standard">96 - quod scriberetur hic Camen fuit et responsum quod hoc non erat deliberatum tanmquam graciosim</text:p>
      <text:p text:style-name="Standard">97 - soc tamquam expediens.</text:p>
      <text:p text:style-name="Standard">=FRAN_0393_10934_L.jpg=</text:p>
      <text:p text:style-name="Standard">1 - nonag</text:p>
      <text:p text:style-name="Standard">2 - 4</text:p>
      <text:p text:style-name="Standard">3 - Die martis xxxa junii duranti capitulo generali et capitulantibus dominis</text:p>
      <text:p text:style-name="Standard">4 - P. Decano</text:p>
      <text:p text:style-name="Standard">5 - Magister Au. Grangerii procurator domini Cardnals de Podio</text:p>
      <text:p text:style-name="Standard">6 - H. Cantore</text:p>
      <text:p text:style-name="Standard">7 - requisivit quod recipetur ad archidiaconum parisiensis vacante</text:p>
      <text:p text:style-name="Standard">8 - archidiacono ecclesie</text:p>
      <text:p text:style-name="Standard">9 - G.</text:p>
      <text:p text:style-name="Standard">10 - per obitum domini R. de duno forti ulti possessionim ejusdem</text:p>
      <text:p text:style-name="Standard">11 - Archidiacono Brye</text:p>
      <text:p text:style-name="Standard">12 - P.</text:p>
      <text:p text:style-name="Standard">13 - Robert</text:p>
      <text:p text:style-name="Standard">14 - heri deffuncti / asserens quod ipsum archidiaconum vigore gracie</text:p>
      <text:p text:style-name="Standard">15 - P</text:p>
      <text:p text:style-name="Standard">16 - apostolice dicto domino Cardinls facte acceptaverat et sibi de eo</text:p>
      <text:p text:style-name="Standard">17 - de Veyrach</text:p>
      <text:p text:style-name="Standard">18 - G.</text:p>
      <text:p text:style-name="Standard">19 - de Pompodorio</text:p>
      <text:p text:style-name="Standard">20 - providi fecerat.</text:p>
      <text:p text:style-name="Standard">21 - *.</text:p>
      <text:p text:style-name="Standard">22 - Ar. Jausserandi</text:p>
      <text:p text:style-name="Standard">23 - Magister Michael Taitaruti procurator magistri J. de Border</text:p>
      <text:p text:style-name="Standard">24 - de Karolay</text:p>
      <text:p text:style-name="Standard">25 - sile requisivit pro dicto magistro Johanne et exhibuit graciam</text:p>
      <text:p text:style-name="Standard">26 - L. de Mongeria</text:p>
      <text:p text:style-name="Standard">27 - suam super hoc sibi factam nec non acceptacionem et</text:p>
      <text:p text:style-name="Standard">28 - B. de Tyherno</text:p>
      <text:p text:style-name="Standard">29 - provisionem. ac procuratorium et alia munimenta ad</text:p>
      <text:p text:style-name="Standard">30 - Au. Grangerii</text:p>
      <text:p text:style-name="Standard"><text:soft-page-break/>31 - hoc. neecesia</text:p>
      <text:p text:style-name="Standard">32 - de Putheolis</text:p>
      <text:p text:style-name="Standard">33 - P</text:p>
      <text:p text:style-name="Standard">34 - Recepta fuit allico ad respondum eis ad veneris justais</text:p>
      <text:p text:style-name="Standard">35 - de Sancto Petro</text:p>
      <text:p text:style-name="Standard">36 - G.</text:p>
      <text:p text:style-name="Standard">37 - G. de Alverlo</text:p>
      <text:p text:style-name="Standard">38 - Sigilla curie archidiaconus Pars. tradita fuerunt domino</text:p>
      <text:p text:style-name="Standard">39 - G. de Albyaco</text:p>
      <text:p text:style-name="Standard">40 - Officialis Par.iensi nomine domini episcopi.</text:p>
      <text:p text:style-name="Standard">41 - S.</text:p>
      <text:p text:style-name="Standard">42 - Boussardi</text:p>
      <text:p text:style-name="Standard">43 - Deputati sunt ad faciendum inventarium bonorum</text:p>
      <text:p text:style-name="Standard">44 - *</text:p>
      <text:p text:style-name="Standard">45 - Chanteprime</text:p>
      <text:p text:style-name="Standard">46 - deffuncti domini Archidiaconis P. Roberti Camerarius et L.</text:p>
      <text:p text:style-name="Standard">47 - P. de Castro</text:p>
      <text:p text:style-name="Standard">48 - de Mongeria et ad appreciandum seu appreciari faciendum</text:p>
      <text:p text:style-name="Standard">49 - .</text:p>
      <text:p text:style-name="Standard">50 - Voygnon</text:p>
      <text:p text:style-name="Standard">51 - et vendenci</text:p>
      <text:p text:style-name="Standard">52 - Ph. de Salione</text:p>
      <text:p text:style-name="Standard">53 - Date sunt misse secunde porcionis missarum domini episcopi</text:p>
      <text:p text:style-name="Standard">54 - Fedelli</text:p>
      <text:p text:style-name="Standard">55 - G.</text:p>
      <text:p text:style-name="Standard">56 - Pars.ene domino Henrico scolats capellano domini</text:p>
      <text:p text:style-name="Standard">57 - de Justinis</text:p>
      <text:p text:style-name="Standard">58 - S</text:p>
      <text:p text:style-name="Standard">59 - Cantore</text:p>
      <text:p text:style-name="Standard">60 - Ay. de Maignaco</text:p>
      <text:p text:style-name="Standard">61 - 4</text:p>
      <text:p text:style-name="Standard">62 - de Socto</text:p>
      <text:p text:style-name="Standard">63 - .</text:p>
      <text:p text:style-name="Standard">64 - Dominus Johannes Bienvenu renunciavit clericature matutinarum</text:p>
      <text:p text:style-name="Standard">65 - R. de Lorriaco</text:p>
      <text:p text:style-name="Standard">66 - Salebruce Ex habundanti dantur viii° dies magistro Johanni de</text:p>
      <text:p text:style-name="Standard"><text:soft-page-break/>67 - galebruce ad mictendum procuratorium pro optanda domo</text:p>
      <text:p text:style-name="Standard">68 - magistri P. Forteti deffuncti et denarios pro repparacionibus</text:p>
      <text:p text:style-name="Standard">69 - .</text:p>
      <text:p text:style-name="Standard">70 - .</text:p>
      <text:p text:style-name="Standard">71 - .</text:p>
      <text:p text:style-name="Standard">=FRAN_0393_10935_L.jpg=</text:p>
      <text:p text:style-name="Standard">1 - 1</text:p>
      <text:p text:style-name="Standard">2 - Aulius</text:p>
      <text:p text:style-name="Standard">3 - N1</text:p>
      <text:p text:style-name="Standard">4 - nonagesimo iiii°o</text:p>
      <text:p text:style-name="Standard">5 - Die meranii prima juloii durantes capitulo generali et capitulantibus dominis.</text:p>
      <text:p text:style-name="Standard">6 - P. Decano</text:p>
      <text:p text:style-name="Standard">7 - Deliberatum est quod detur unum jocale precii x. fr. magistro Johanni de</text:p>
      <text:p text:style-name="Standard">8 - H. Cantore</text:p>
      <text:p text:style-name="Standard">9 - nullyaco pro pena et labore quos habuit et hoc t cotidie pro negociis</text:p>
      <text:p text:style-name="Standard">10 - archidiaconuo ecclesie</text:p>
      <text:p text:style-name="Standard">11 - G.</text:p>
      <text:p text:style-name="Standard">12 - ecclesie in causis pendentes in parlamento.</text:p>
      <text:p text:style-name="Standard">13 - Archidiacono Brie</text:p>
      <text:p text:style-name="Standard">14 - P.</text:p>
      <text:p text:style-name="Standard">15 - succentore</text:p>
      <text:p text:style-name="Standard">16 - Sy</text:p>
      <text:p text:style-name="Standard">17 - Dominus archidiaconus obtulit porcionem suam de repparacionibus de Andresiaco</text:p>
      <text:p text:style-name="Standard">18 - de Mongeria</text:p>
      <text:p text:style-name="Standard">19 - excepto de repparacionibus porte quatorii domus de Andresiaco et peciit</text:p>
      <text:p text:style-name="Standard">20 - *.</text:p>
      <text:p text:style-name="Standard">21 - de Karolay</text:p>
      <text:p text:style-name="Standard">22 - jus sibi fieri super hoc</text:p>
      <text:p text:style-name="Standard">23 - P.</text:p>
      <text:p text:style-name="Standard">24 - Roberti</text:p>
      <text:p text:style-name="Standard">25 - De Socto</text:p>
      <text:p text:style-name="Standard">26 - *.</text:p>
      <text:p text:style-name="Standard">27 - Deliberatum est quod officiarii non tradant distribuciones aliis oli</text:p>
      <text:p text:style-name="Standard">28 - de Veyrachi</text:p>
      <text:p text:style-name="Standard">29 - G</text:p>
      <text:p text:style-name="Standard">30 - prebendatis in Andresiaco usque solverint suam porcionem quilibet</text:p>
      <text:p text:style-name="Standard"><text:soft-page-break/>31 - Jausserandi</text:p>
      <text:p text:style-name="Standard">32 - Ars</text:p>
      <text:p text:style-name="Standard">33 - de hoc quod debent pro repparacionibus dicti loci videlicet An. Grangerii</text:p>
      <text:p text:style-name="Standard">34 - R.</text:p>
      <text:p text:style-name="Standard">35 - de Lorriaco</text:p>
      <text:p text:style-name="Standard">36 - J. de Pompodorio dominus Cantori et archidiaconus Brie et J. de Sanctis.</text:p>
      <text:p text:style-name="Standard">37 - de Tyherno</text:p>
      <text:p text:style-name="Standard">38 - 16.</text:p>
      <text:p text:style-name="Standard">39 - de Putheolis</text:p>
      <text:p text:style-name="Standard">40 - R.</text:p>
      <text:p text:style-name="Standard">41 - Lecta institucione macicocorum ecclesie per dominum decanum super</text:p>
      <text:p text:style-name="Standard">42 - de Bordis</text:p>
      <text:p text:style-name="Standard">43 - stacionibus habendis a canonicis absentes magister J. de Nully</text:p>
      <text:p text:style-name="Standard">44 - T.</text:p>
      <text:p text:style-name="Standard">45 - de Sancto Petro</text:p>
      <text:p text:style-name="Standard">46 - v</text:p>
      <text:p text:style-name="Standard">47 - se opposuit et pecunt copiam illius institucionis</text:p>
      <text:p text:style-name="Standard">48 - Au. Regine</text:p>
      <text:p text:style-name="Standard">49 - G. de Albyaco</text:p>
      <text:p text:style-name="Standard">50 - Ad veneris mandabuntur canonici Sancti Johannis Rotundi contra macicotis</text:p>
      <text:p text:style-name="Standard">51 - de Alneolo</text:p>
      <text:p text:style-name="Standard">52 - G.</text:p>
      <text:p text:style-name="Standard">53 - Ordinatum est quod Camerarius clericus solvat x. fr. pro scola et</text:p>
      <text:p text:style-name="Standard">54 - S. Boussardi</text:p>
      <text:p text:style-name="Standard">55 - Justia Liricantus.</text:p>
      <text:p text:style-name="Standard">56 - R. de Justinis</text:p>
      <text:p text:style-name="Standard">57 - Ph. de Salione</text:p>
      <text:p text:style-name="Standard">58 - Aloveau Deliberatum est quod Dyonisius a loveau liber serviens ecclesie</text:p>
      <text:p text:style-name="Standard">59 - Voygnon</text:p>
      <text:p text:style-name="Standard">60 - sit commissarius super deffectibus capellanorum et virtute littere regie</text:p>
      <text:p text:style-name="Standard">61 - G. Fedelli</text:p>
      <text:p text:style-name="Standard">62 - ponat execucioni et in arresto omnia emolumenta ad ipsas</text:p>
      <text:p text:style-name="Standard">63 - Hocie</text:p>
      <text:p text:style-name="Standard">64 - T</text:p>
      <text:p text:style-name="Standard">65 - de nully</text:p>
      <text:p text:style-name="Standard">66 - capellanias partiensis.</text:p>
      <text:p text:style-name="Standard"><text:soft-page-break/>67 - Paillardi</text:p>
      <text:p text:style-name="Standard">68 - De castro</text:p>
      <text:p text:style-name="Standard">69 - Ay. de Maignaco</text:p>
      <text:p text:style-name="Standard">70 - Placet dominis quod si tractatus possit haberi cum magistro P. de Castro</text:p>
      <text:p text:style-name="Standard">71 - *.</text:p>
      <text:p text:style-name="Standard">72 - de Pompodorio</text:p>
      <text:p text:style-name="Standard">73 - quod lictera super hoc fiat de data dici hodierne</text:p>
      <text:p text:style-name="Standard">74 - 3</text:p>
      <text:p text:style-name="Standard">75 - De Bertran Pennier et Pere Brin a vendredi prouchais generalment</text:p>
      <text:p text:style-name="Standard">76 - en toutes leurs causes d'offices</text:p>
      <text:p text:style-name="Standard">=FRAN_0393_10936_L.jpg=</text:p>
      <text:p text:style-name="Standard">1 - Nonagesimo iiii</text:p>
      <text:p text:style-name="Standard">2 - 22</text:p>
      <text:p text:style-name="Standard">3 - Die jovis iia jullii durantes et pro longato capitulo generali et capitulantibus dominis</text:p>
      <text:p text:style-name="Standard">4 - P. Decanus</text:p>
      <text:p text:style-name="Standard">5 - H. Cantor</text:p>
      <text:p text:style-name="Standard">6 - G.</text:p>
      <text:p text:style-name="Standard">7 - archidiaconu ecclesie</text:p>
      <text:p text:style-name="Standard">8 - Preceptum est Macycotis / canonicis sanctorum Dyonisii de</text:p>
      <text:p text:style-name="Standard">9 - Sy. succentor</text:p>
      <text:p text:style-name="Standard">10 - Passu et Johannis Rotudi quod ipsi de cetero distant</text:p>
      <text:p text:style-name="Standard">11 - Roberti</text:p>
      <text:p text:style-name="Standard">12 - cordetenus hystorias et alia servicia que fieri</text:p>
      <text:p text:style-name="Standard">13 - 442</text:p>
      <text:p text:style-name="Standard">14 - R.</text:p>
      <text:p text:style-name="Standard">15 - de Lorryaco</text:p>
      <text:p text:style-name="Standard">16 - debent oreteus in ecclesia et reddant amodo quilibet</text:p>
      <text:p text:style-name="Standard">17 - *</text:p>
      <text:p text:style-name="Standard">18 - De Pompodorio</text:p>
      <text:p text:style-name="Standard">19 - die sabbati hystoriam et alia servicia tempori</text:p>
      <text:p text:style-name="Standard">20 - d</text:p>
      <text:p text:style-name="Standard">21 - *</text:p>
      <text:p text:style-name="Standard">22 - de Socto</text:p>
      <text:p text:style-name="Standard">23 - congruencia magistro Jacobo de Villaindea ad hoc</text:p>
      <text:p text:style-name="Standard">24 - A.</text:p>
      <text:p text:style-name="Standard">25 - Jausyeraudi</text:p>
      <text:p text:style-name="Standard"><text:soft-page-break/>26 - per capellani deputato sub pena suspencionis distribucionum</text:p>
      <text:p text:style-name="Standard">27 - de Mongeria</text:p>
      <text:p text:style-name="Standard">28 - *</text:p>
      <text:p text:style-name="Standard">29 - suarum et expulsionis ab ecclesia si premissa con</text:p>
      <text:p text:style-name="Standard">30 - B. de Tyherno</text:p>
      <text:p text:style-name="Standard">31 - tuamcicer neglexerint adimplere</text:p>
      <text:p text:style-name="Standard">32 - E.</text:p>
      <text:p text:style-name="Standard">33 - de Putheolis</text:p>
      <text:p text:style-name="Standard">34 - Crastina die venient canonici Sanctorum Dyonisii de</text:p>
      <text:p text:style-name="Standard">35 - de Bordis</text:p>
      <text:p text:style-name="Standard">36 - Passu et Johannis Rotundi dyaconi et subdyacioni</text:p>
      <text:p text:style-name="Standard">37 - T</text:p>
      <text:p text:style-name="Standard">38 - de Sancto Petro</text:p>
      <text:p text:style-name="Standard">39 - responsuri peticioni et requeste macicotorum</text:p>
      <text:p text:style-name="Standard">40 - de Alneolo</text:p>
      <text:p text:style-name="Standard">41 - G4</text:p>
      <text:p text:style-name="Standard">42 - S</text:p>
      <text:p text:style-name="Standard">43 - Boussardi</text:p>
      <text:p text:style-name="Standard">44 - Die mercurii proxima similiter respondebunt domini</text:p>
      <text:p text:style-name="Standard">45 - de Justinis</text:p>
      <text:p text:style-name="Standard">46 - Canonici Paris. Dyaconi et subdyacioni peticioni et</text:p>
      <text:p text:style-name="Standard">47 - Regis</text:p>
      <text:p text:style-name="Standard">48 - requeste ipsorum macicotorum</text:p>
      <text:p text:style-name="Standard">49 - de Albyaco</text:p>
      <text:p text:style-name="Standard">50 - T.</text:p>
      <text:p text:style-name="Standard">51 - de Salione</text:p>
      <text:p text:style-name="Standard">52 - Phil</text:p>
      <text:p text:style-name="Standard">53 - Dyonisius Aloueau fecit juramentum de bene</text:p>
      <text:p text:style-name="Standard">54 - G.</text:p>
      <text:p text:style-name="Standard">55 - Fedelli</text:p>
      <text:p text:style-name="Standard">56 - et fideliter faciendo negocium sibi commissum super</text:p>
      <text:p text:style-name="Standard">57 - R.</text:p>
      <text:p text:style-name="Standard">58 - Dangeul</text:p>
      <text:p text:style-name="Standard">59 - arresto fructuum capellaniarum ecclesie Par.</text:p>
      <text:p text:style-name="Standard">60 - de Maignaco</text:p>
      <text:p text:style-name="Standard">61 - Ay</text:p>
      <text:p text:style-name="Standard"><text:soft-page-break/>62 - Paillardi</text:p>
      <text:p text:style-name="Standard">63 - Gb.</text:p>
      <text:p text:style-name="Standard">64 - Consideate quod placet procuratori magistri Johannis de</text:p>
      <text:p text:style-name="Standard">65 - Regine</text:p>
      <text:p text:style-name="Standard">66 - Aiiio</text:p>
      <text:p text:style-name="Standard">67 - salebruce quod magister Johannes Regis maneat</text:p>
      <text:p text:style-name="Standard">68 - Hocie</text:p>
      <text:p text:style-name="Standard">69 - in domo sua claustrali usque ad festum natitatis</text:p>
      <text:p text:style-name="Standard">70 - d.</text:p>
      <text:p text:style-name="Standard">71 - domini proxime veniens / idem eciam placet dominis</text:p>
      <text:p text:style-name="Standard">72 - Regestra Curie deffuncti domini archidiaconis tradita sunt domino Laurenci de Mongeria ad</text:p>
      <text:p text:style-name="Standard">73 - extrahendum et levari per aliquem probum virum faciendum emendas in ipsis regestris</text:p>
      <text:p text:style-name="Standard">74 - contentas / et ipse dominus Lamiensi promisit super isto bonum compotum reddere</text:p>
      <text:p text:style-name="Standard">75 - Dominus archidiaconus de Josayo traddit magistro Thome de Sancto Petro preposito prebenda de</text:p>
      <text:p text:style-name="Standard">76 - Andresyeraco xv. fr. pro porcione ipsum contigente de repparacionibus dicti loci exceptis</text:p>
      <text:p text:style-name="Standard">77 - repparacionibus porte pretorii quas promisit solvere pro rata si ad eas teneatur</text:p>
      <text:p text:style-name="Standard">78 - Contras contra An. Fagon et Colinum de Dola canonicos etc. pro promotis</text:p>
      <text:p text:style-name="Standard">79 - De eodem contra dominum Hebertum Ferrovis ad viii° ad potiendum et probente primo</text:p>
      <text:p text:style-name="Standard">80 - De Jehan le Consturier contre Gautien auquetin en son nom et comme prevost de con</text:p>
      <text:p text:style-name="Standard">81 - bereuse a viii jours a avoir deliberacion audit gautier sur la requeste et explon</text:p>
      <text:p text:style-name="Standard">82 - dudit Jehan Beullez devers la court presees les parties</text:p>
      <text:p text:style-name="Standard">83 - De A dict Chalendre</text:p>
      <text:p text:style-name="Standard">=FRAN_0393_10937_L.jpg=</text:p>
      <text:p text:style-name="Standard">1 - nonagesimo iiii</text:p>
      <text:p text:style-name="Standard">2 - 22</text:p>
      <text:p text:style-name="Standard">3 - Anno predicto die veneris iiia ullii capitulantibus dominis</text:p>
      <text:p text:style-name="Standard">4 - P. decano</text:p>
      <text:p text:style-name="Standard">5 - Domini G. de Alneolo et J. de Socco sunt deputati ad</text:p>
      <text:p text:style-name="Standard">6 - H. Cantore</text:p>
      <text:p text:style-name="Standard">7 - audiencium debatum macicotorum clericorum matutinalium</text:p>
      <text:p text:style-name="Standard">8 - de Bordis archidiacono Par.</text:p>
      <text:p text:style-name="Standard">9 - et canonicorum Sanctorum Dys. de Passu et Jo. Rotundi et</text:p>
      <text:p text:style-name="Standard">10 - Sy. succentore</text:p>
      <text:p text:style-name="Standard">11 - ad refferendum</text:p>
      <text:p text:style-name="Standard">12 - G. de Veyrach</text:p>
      <text:p text:style-name="Standard">13 - P. Roberti</text:p>
      <text:p text:style-name="Standard"><text:soft-page-break/>14 - Datus est unus annus redempcionis domino B. Braque</text:p>
      <text:p text:style-name="Standard">15 - de Karolay</text:p>
      <text:p text:style-name="Standard">16 - s</text:p>
      <text:p text:style-name="Standard">17 - sub hac condicione quod si deffecerit in solucione unius</text:p>
      <text:p text:style-name="Standard">18 - de Ordeimonte</text:p>
      <text:p text:style-name="Standard">19 - termini quod gracia sit nulla.</text:p>
      <text:p text:style-name="Standard">20 - de Pompodorio</text:p>
      <text:p text:style-name="Standard">21 - Ar. Jausserandi</text:p>
      <text:p text:style-name="Standard">22 - Receptus est magister Johannes de Bordis Canonicus Parisiensis</text:p>
      <text:p text:style-name="Standard">23 - ad archidiaconum parisiense vacantes per mortem deffuncti domini R.</text:p>
      <text:p text:style-name="Standard">24 - de socto</text:p>
      <text:p text:style-name="Standard">25 - 3</text:p>
      <text:p text:style-name="Standard">26 - de duo ferti juravit in formus et fuit installatus</text:p>
      <text:p text:style-name="Standard">27 - de Mongeria</text:p>
      <text:p text:style-name="Standard">28 - Chanteprime</text:p>
      <text:p text:style-name="Standard">29 - Magister Johannes de Bordis receptus nunc ad archidiacoinatum</text:p>
      <text:p text:style-name="Standard">30 - de Salione</text:p>
      <text:p text:style-name="Standard">31 - Pl</text:p>
      <text:p text:style-name="Standard">32 - Parisiensis appellavitur adominis Decano et capitulo Parisien eto</text:p>
      <text:p text:style-name="Standard">33 - de Tyherno</text:p>
      <text:p text:style-name="Standard">34 - B6.</text:p>
      <text:p text:style-name="Standard">35 - magistro An. Grangerii procuratore domini Cardnalis de$</text:p>
      <text:p text:style-name="Standard">36 - de Putheolis</text:p>
      <text:p text:style-name="Standard">37 - *</text:p>
      <text:p text:style-name="Standard">38 - de Lorriaco</text:p>
      <text:p text:style-name="Standard">39 - qui pecierat possessionem ipsius archidiaconus pro dicto domino Cardinalis</text:p>
      <text:p text:style-name="Standard">40 - R.</text:p>
      <text:p text:style-name="Standard">41 - Boussardi</text:p>
      <text:p text:style-name="Standard">42 - in quantum ipsi domini reciperent quocumque ad ipsum archidiaconuo</text:p>
      <text:p text:style-name="Standard">43 - S.</text:p>
      <text:p text:style-name="Standard">44 - et a quibuscumque aliis ipsum inpediendem in dicto archidiaconi</text:p>
      <text:p text:style-name="Standard">45 - de Sancto Petro</text:p>
      <text:p text:style-name="Standard">46 - T</text:p>
      <text:p text:style-name="Standard">47 - et contra ipsos / ad sanctam sedem apostolicam et in scriptis</text:p>
      <text:p text:style-name="Standard">48 - de Justinis</text:p>
      <text:p text:style-name="Standard">49 - R</text:p>
      <text:p text:style-name="Standard"><text:soft-page-break/>50 - et peciit apostolos sibi dari / et datus est sibi terimius</text:p>
      <text:p text:style-name="Standard">51 - Fedelli</text:p>
      <text:p text:style-name="Standard">52 - G.</text:p>
      <text:p text:style-name="Standard">53 - ad dandum apostolos ad peulcimiam diem jurais astantions in</text:p>
      <text:p text:style-name="Standard">54 - de maignaco</text:p>
      <text:p text:style-name="Standard">55 - Ay</text:p>
      <text:p text:style-name="Standard">56 - testimonium invocando.</text:p>
      <text:p text:style-name="Standard">57 - A. Grangerii</text:p>
      <text:p text:style-name="Standard">58 - Magister N. de Ordeimonte se opposuit expediers et vendriu</text:p>
      <text:p text:style-name="Standard">59 - bonorum deffuncti domini archidiaconui donec fuerit auditus</text:p>
      <text:p text:style-name="Standard">60 - in hiis que voluerit proponere et ad$ acceptavit diem ad</text:p>
      <text:p text:style-name="Standard">61 - lee proximam.</text:p>
      <text:p text:style-name="Standard">62 - Siluti nostro se opposuit dominus P. Roberti Camerarius clericus</text:p>
      <text:p text:style-name="Standard">63 - De Perre brun et Bertran pennier / du consentement dudit Bertran ledit pre a eu congié de</text:p>
      <text:p text:style-name="Standard">64 - court en cas qu'il pourra monstrer avoir jour a hmy par adjournement / et de la cause</text:p>
      <text:p text:style-name="Standard">65 - il sont appoinciez de escripre aux fiis plaidoyeez dedens xve et surcerra la causae</text:p>
      <text:p text:style-name="Standard">66 - en la quelle ledit Perre estoit demandeur en estat a ce jour fait presenes les parties</text:p>
      <text:p text:style-name="Standard">67 - De Jehan huy sontence donnee pour le procureur de l'eglise et dit bien jugré et c</text:p>
      <text:p text:style-name="Standard">68 - De estes sancelle et Tybant Bourgarnier les parties escripront aux fuis proposees</text:p>
      <text:p text:style-name="Standard">69 - et a bailler a un moys presenes santelle et Perre chesdeville procureur dudit Garbaut</text:p>
      <text:p text:style-name="Standard">70 - De fuanterum servientes actois contra P. de Maignaco ad secundam diem post messes ad inter loquendum super</text:p>
      <text:p text:style-name="Standard">71 - traditis ex parte rei et tradende ex parte acts infra octo dies . Cum y de Fageto pro actis</text:p>
      <text:p text:style-name="Standard">72 - et P. per Lunet pro reo procuratoribus hinc inde.</text:p>
      <text:p text:style-name="Standard">73 - De promotis contra P. Asuni canonicium Sancti Johanne Rotis lice negatine contestais ex parte rei ad viii° ad ponent</text:p>
      <text:p text:style-name="Standard">74 - et probandum primo Capitalum partiensis</text:p>
      <text:p text:style-name="Standard">75 - 4</text:p>
      <text:p text:style-name="Standard">=FRAN_0393_10938_L.jpg=</text:p>
      <text:p text:style-name="Standard">1 - nonagesim iiii</text:p>
      <text:p text:style-name="Standard">2 - 123</text:p>
      <text:p text:style-name="Standard">3 - Anno predicto die lune sexta mensis jullii capitulantibus dominis</text:p>
      <text:p text:style-name="Standard">4 - P. Decano</text:p>
      <text:p text:style-name="Standard">5 - Magister Au. Regine ut procurator domini episcopi Lussioni</text:p>
      <text:p text:style-name="Standard">6 - H. Cantore</text:p>
      <text:p text:style-name="Standard">7 - dixis quod ipse dominus episcopus cmerat domum domini Aymerici</text:p>
      <text:p text:style-name="Standard"><text:soft-page-break/>8 - de Bordiis archidiacono Par.</text:p>
      <text:p text:style-name="Standard">9 - P.</text:p>
      <text:p text:style-name="Standard">10 - de Rochechouart sitam in vico Sancti Jacobi ante Jacebitas</text:p>
      <text:p text:style-name="Standard">11 - Sy. succentore</text:p>
      <text:p text:style-name="Standard">12 - in censiva et dominio ecclesie / querens quod daretur</text:p>
      <text:p text:style-name="Standard">13 - B. de Tyherno</text:p>
      <text:p text:style-name="Standard">14 - sibi termius solvendi venditas debitas ecclesione</text:p>
      <text:p text:style-name="Standard">15 - +P. Roberti</text:p>
      <text:p text:style-name="Standard">16 - empcionis predicte / et dati sunt ei xv. dies pro termum</text:p>
      <text:p text:style-name="Standard">17 - de Mongeria</text:p>
      <text:p text:style-name="Standard">18 - H.</text:p>
      <text:p text:style-name="Standard">19 - de Karolay</text:p>
      <text:p text:style-name="Standard">20 - I</text:p>
      <text:p text:style-name="Standard">21 - Dominus Cantor tradidit notarius duio scuta in depposite</text:p>
      <text:p text:style-name="Standard">22 - Ar. Jausserandi</text:p>
      <text:p text:style-name="Standard">23 - pro porcione ipsum contingentem de repparacionibus Andresiaci</text:p>
      <text:p text:style-name="Standard">24 - 2.</text:p>
      <text:p text:style-name="Standard">25 - de Lorriaco</text:p>
      <text:p text:style-name="Standard">26 - de Pompodorio</text:p>
      <text:p text:style-name="Standard">27 - Deliberatum est quod notariu recolat inventarium per ipsum</text:p>
      <text:p text:style-name="Standard">28 - J</text:p>
      <text:p text:style-name="Standard">29 - factum de bonis deffuncti domini Archidiaconus Parisiensis presentibus</text:p>
      <text:p text:style-name="Standard">30 - R. de Putheolis</text:p>
      <text:p text:style-name="Standard">31 - servitoribus ad securitatem ipsorum servitorum</text:p>
      <text:p text:style-name="Standard">32 - Au. Regine</text:p>
      <text:p text:style-name="Standard">33 - G. de Alneolo</text:p>
      <text:p text:style-name="Standard">34 - S. Boussardi</text:p>
      <text:p text:style-name="Standard">35 - de Justinis</text:p>
      <text:p text:style-name="Standard">36 - 2.</text:p>
      <text:p text:style-name="Standard">37 - Ph. de Salione</text:p>
      <text:p text:style-name="Standard">38 - Fedelli</text:p>
      <text:p text:style-name="Standard">39 - G</text:p>
      <text:p text:style-name="Standard">40 - Chanteprime</text:p>
      <text:p text:style-name="Standard">41 - Ay. de Maignaco</text:p>
      <text:p text:style-name="Standard">42 - de Sancto Petro</text:p>
      <text:p text:style-name="Standard">43 - P</text:p>
      <text:p text:style-name="Standard"><text:soft-page-break/>44 - Regis</text:p>
      <text:p text:style-name="Standard">45 - de socto</text:p>
      <text:p text:style-name="Standard">46 - J</text:p>
      <text:p text:style-name="Standard">47 - Anno predico die mercurii viiia jullii capitulantibus dominis</text:p>
      <text:p text:style-name="Standard">48 - Mandabuntur ad venis domini canonici ex</text:p>
      <text:p text:style-name="Standard">49 - P. Decano</text:p>
      <text:p text:style-name="Standard">50 - et subdiacones contra macicotos</text:p>
      <text:p text:style-name="Standard">51 - de Bordinais archidiacon Par.</text:p>
      <text:p text:style-name="Standard">52 - P</text:p>
      <text:p text:style-name="Standard">53 - Sy. succentore</text:p>
      <text:p text:style-name="Standard">54 - Placet dominis quod magister P. de Morancuria officiali</text:p>
      <text:p text:style-name="Standard">55 - + P.</text:p>
      <text:p text:style-name="Standard">56 - Roberti</text:p>
      <text:p text:style-name="Standard">57 - faciat processum domini Johannis Bleyn detenti etc.</text:p>
      <text:p text:style-name="Standard">58 - i</text:p>
      <text:p text:style-name="Standard">59 - de Porpodorio</text:p>
      <text:p text:style-name="Standard">60 - cum matino consilio et cefferat dominis illud quo</text:p>
      <text:p text:style-name="Standard">61 - Xi.</text:p>
      <text:p text:style-name="Standard">62 - de Karolay</text:p>
      <text:p text:style-name="Standard">63 - fecit et si indiguerit gracia domini erunt semper</text:p>
      <text:p text:style-name="Standard">64 - de Lorriaco</text:p>
      <text:p text:style-name="Standard">65 - R</text:p>
      <text:p text:style-name="Standard">66 - sibi graciosi</text:p>
      <text:p text:style-name="Standard">67 - de Mongeria</text:p>
      <text:p text:style-name="Standard">68 - L</text:p>
      <text:p text:style-name="Standard">69 - De promotis contra Nicolaum Dole canonicis Sancti Dyonis de Passu</text:p>
      <text:p text:style-name="Standard">70 - B. de Tyherno</text:p>
      <text:p text:style-name="Standard">71 - R</text:p>
      <text:p text:style-name="Standard">72 - de Putheo</text:p>
      <text:p text:style-name="Standard">73 - et audieam fagon canonicum Sancti Johai Rotundi . de propositis per</text:p>
      <text:p text:style-name="Standard">74 - de Albyaco</text:p>
      <text:p text:style-name="Standard">75 - promotis confitentur quod ipsi tenentur interesse cotidiavit</text:p>
      <text:p text:style-name="Standard">76 - G.</text:p>
      <text:p text:style-name="Standard">77 - G.</text:p>
      <text:p text:style-name="Standard">78 - Fedelli</text:p>
      <text:p text:style-name="Standard">79 - horis bona fide / et ad veneris ad afferendum litteras</text:p>
      <text:p text:style-name="Standard"><text:soft-page-break/>80 - de Justi</text:p>
      <text:p text:style-name="Standard">81 - R</text:p>
      <text:p text:style-name="Standard">82 - recepcionis eorum ad sua beneficia. Cum partis</text:p>
      <text:p text:style-name="Standard">83 - Ph. de Salione</text:p>
      <text:p text:style-name="Standard">84 - Hocie</text:p>
      <text:p text:style-name="Standard">85 - T</text:p>
      <text:p text:style-name="Standard">86 - Voygnon</text:p>
      <text:p text:style-name="Standard">87 - G. Boussardi</text:p>
      <text:p text:style-name="Standard">88 - de Sancto Petro</text:p>
      <text:p text:style-name="Standard">89 - J. Regis</text:p>
      <text:p text:style-name="Standard">90 - J. de Soco</text:p>
      <text:p text:style-name="Standard">91 - Paillardi</text:p>
      <text:p text:style-name="Standard">92 - G</text:p>
      <text:p text:style-name="Standard">93 - Ay. de Maignaco</text:p>
      <text:p text:style-name="Standard">=FRAN_0393_10939_L.jpg=</text:p>
      <text:p text:style-name="Standard">1 - nonagesimo iiii</text:p>
      <text:p text:style-name="Standard">2 - 1</text:p>
      <text:p text:style-name="Standard">3 - Anno predicto die veneris x jullii capitulantibus dominis</text:p>
      <text:p text:style-name="Standard">4 - P. Decano</text:p>
      <text:p text:style-name="Standard">5 - Placet dominis quod Tabellio vendat bona mobilia</text:p>
      <text:p text:style-name="Standard">6 - H. Cantore</text:p>
      <text:p text:style-name="Standard">7 - deffuncti domini Arr. Parisieni et servet peccuniam inde receptam</text:p>
      <text:p text:style-name="Standard">8 - de Bordit ar par</text:p>
      <text:p text:style-name="Standard">9 - usque ad beneplacitum dominorum</text:p>
      <text:p text:style-name="Standard">10 - Sy. succentore</text:p>
      <text:p text:style-name="Standard">11 - Roberti</text:p>
      <text:p text:style-name="Standard">12 - Placet dominis quod domino Segninus vigeii capellanus domini</text:p>
      <text:p text:style-name="Standard">13 - + P.</text:p>
      <text:p text:style-name="Standard">14 - *.</text:p>
      <text:p text:style-name="Standard">15 - de Pompedorio</text:p>
      <text:p text:style-name="Standard">16 - L. de Mongeria levet emendas exerctas a papirnis</text:p>
      <text:p text:style-name="Standard">17 - de Karolay</text:p>
      <text:p text:style-name="Standard">18 - curie deffuncti domini ar. et reddat compotum</text:p>
      <text:p text:style-name="Standard">19 - de Lorriaco</text:p>
      <text:p text:style-name="Standard">20 - Placet dominis quod fossata ripperie de Cristolio repparentur</text:p>
      <text:p text:style-name="Standard">21 - de Mongeria</text:p>
      <text:p text:style-name="Standard"><text:soft-page-break/>22 - retulit atem dominus Stephanus Johannis officiarius anniverssariorum</text:p>
      <text:p text:style-name="Standard">23 - de Putheolis</text:p>
      <text:p text:style-name="Standard">24 - R</text:p>
      <text:p text:style-name="Standard">25 - quod quinque taysie decustabunt unum francum</text:p>
      <text:p text:style-name="Standard">26 - de Sancto Petro</text:p>
      <text:p text:style-name="Standard">27 - T</text:p>
      <text:p text:style-name="Standard">28 - A. Regine</text:p>
      <text:p text:style-name="Standard">29 - Magister Johannes de Pompodorio dixiat quod non contra dicebat in</text:p>
      <text:p text:style-name="Standard">30 - P. Mignoti</text:p>
      <text:p text:style-name="Standard">31 - aliquo taxacioni repparacionum de Andresiaco facte per</text:p>
      <text:p text:style-name="Standard">32 - Boussardi</text:p>
      <text:p text:style-name="Standard">33 - 3</text:p>
      <text:p text:style-name="Standard">34 - magistrum Raymendum de Templo</text:p>
      <text:p text:style-name="Standard">35 - de Justinis</text:p>
      <text:p text:style-name="Standard">36 - +</text:p>
      <text:p text:style-name="Standard">37 - de Ahneolo</text:p>
      <text:p text:style-name="Standard">38 - G.</text:p>
      <text:p text:style-name="Standard">39 - Datus est commissarius dominus R. de Lorri domino Johanni de Poni</text:p>
      <text:p text:style-name="Standard">40 - G. Fedelli</text:p>
      <text:p text:style-name="Standard">41 - podi ad informandum se de repparacionibus de Andresiaco</text:p>
      <text:p text:style-name="Standard">42 - Hocie</text:p>
      <text:p text:style-name="Standard">43 - 3</text:p>
      <text:p text:style-name="Standard">44 - et est sibi datus adjunctus G. Paillardi</text:p>
      <text:p text:style-name="Standard">45 - G. Paillardi</text:p>
      <text:p text:style-name="Standard">46 - de Maignaco</text:p>
      <text:p text:style-name="Standard">47 - Ayo</text:p>
      <text:p text:style-name="Standard">48 - Deliberatum est quod prepositus nunc prebenda in Andresiaco reti</text:p>
      <text:p text:style-name="Standard">49 - Andesio</text:p>
      <text:p text:style-name="Standard">50 - 3.</text:p>
      <text:p text:style-name="Standard">51 - Voygnon</text:p>
      <text:p text:style-name="Standard">52 - neat de prebenda magistri A. Grangerii valorem porcionis</text:p>
      <text:p text:style-name="Standard">53 - *</text:p>
      <text:p text:style-name="Standard">54 - Regis</text:p>
      <text:p text:style-name="Standard">55 - sibi competentes pro repparacionibus loci de Andresiaco ubi</text:p>
      <text:p text:style-name="Standard">56 - PPh. de Salione</text:p>
      <text:p text:style-name="Standard">57 - olim fuit prebendatus que porcio ascendit ad xviii fr.</text:p>
      <text:p text:style-name="Standard"><text:soft-page-break/>58 - de Albyaco</text:p>
      <text:p text:style-name="Standard">59 - E</text:p>
      <text:p text:style-name="Standard">60 - xi s. p. prote repparaciones porte prectorii / et ipsam porcionem</text:p>
      <text:p text:style-name="Standard">61 - de Socto</text:p>
      <text:p text:style-name="Standard">62 - J</text:p>
      <text:p text:style-name="Standard">63 - vii s.</text:p>
      <text:p text:style-name="Standard">64 - convertat in ipsis repparacionibus</text:p>
      <text:p text:style-name="Standard">65 - De domino Roberto Chanonis actors contra domii J. Duel Astributis comitatis Sancti Mederici / ordinatum est quod</text:p>
      <text:p text:style-name="Standard">66 - moneatur ipse Divel sub pena excomunicaconis ex nunc prout extunc quod solvat distribuciones de</text:p>
      <text:p text:style-name="Standard">67 - bitas ipsi domino Roberto indilate.</text:p>
      <text:p text:style-name="Standard">68 - De promotis contra Colinum Dole Andream fagon et P. Asiri / promotor proposuit quod ipsi cotra juram</text:p>
      <text:p text:style-name="Standard">69 - suum tenere verendo non bene faciendo debitum in servicio ecclesie et quod erant permiri et quod non de</text:p>
      <text:p text:style-name="Standard">70 - celant horas canonicas ad quas tenebantur et quod tenebantur auter esse continue hocis dive</text:p>
      <text:p text:style-name="Standard">71 - nis et nocturnis in servicio ecclesie Par. quod non faciebant / et conclusus quod ipsi erant punri et</text:p>
      <text:p text:style-name="Standard">72 - a benficiis suis privandi quaed quod declarentur pervuri ipsi vi responderunt quod bene facie</text:p>
      <text:p text:style-name="Standard">73 - vat debitum suum in ipso servicio et quod bene et debite dicebant horas canonicas. Actamen</text:p>
      <text:p text:style-name="Standard">74 - fuit debibratum quod non concluderetur pro promotis usque ad festum beate Beartholomei et si ipsi mult</text:p>
      <text:p text:style-name="Standard">75 - se emendarent bene quidem si non tunc concludear contra ipsos</text:p>
      <text:p text:style-name="Standard">76 - De Jehan Cousturier contre gautre auquatin donne congié et renvey en cause d'appel</text:p>
      <text:p text:style-name="Standard">77 - audit consturier pour ce que ledite gauter n'a rion voulu proposer ne ponsiivrre</text:p>
      <text:p text:style-name="Standard">78 - De oger le doyen et Gilet fedequiete</text:p>
      <text:p text:style-name="Standard">=FRAN_0393_10940_L.jpg=</text:p>
      <text:p text:style-name="Standard">1 - Bnageri iiii</text:p>
      <text:p text:style-name="Standard">2 - 2216</text:p>
      <text:p text:style-name="Standard">3 - Anno predicto die lune xiia mesisi ulli capitulantibus dominis</text:p>
      <text:p text:style-name="Standard">4 - P. Decano</text:p>
      <text:p text:style-name="Standard">5 - H. Cantore</text:p>
      <text:p text:style-name="Standard">6 - Ordinatum est quod procurator ecclesie in parlamento opponat</text:p>
      <text:p text:style-name="Standard">7 - G. archidiacono ecclesie</text:p>
      <text:p text:style-name="Standard">8 - se expleto facto per hostiarum requestarum palacii</text:p>
      <text:p text:style-name="Standard">9 - Sy. succentore</text:p>
      <text:p text:style-name="Standard">10 - de Karolay</text:p>
      <text:p text:style-name="Standard"><text:soft-page-break/>11 - In bonis deffuncti domini Ar. Paris. ad requestam domini</text:p>
      <text:p text:style-name="Standard">12 - *</text:p>
      <text:p text:style-name="Standard">13 - 4</text:p>
      <text:p text:style-name="Standard">14 - de socto</text:p>
      <text:p text:style-name="Standard">15 - Nicolai de Ordeomonte.</text:p>
      <text:p text:style-name="Standard">16 - 3</text:p>
      <text:p text:style-name="Standard">17 - de Mongeria</text:p>
      <text:p text:style-name="Standard">18 - R. de Lorriaco</text:p>
      <text:p text:style-name="Standard">19 - Placet dominis quod denarii matutinarum distribuatur</text:p>
      <text:p text:style-name="Standard">20 - R. de Putheolis</text:p>
      <text:p text:style-name="Standard">21 - ano vicarum ecclesie hora consueta usque ad bete</text:p>
      <text:p text:style-name="Standard">22 - G. de Alneolo</text:p>
      <text:p text:style-name="Standard">23 - placitum capituli dum tamen hoc veluit recipere de gracia</text:p>
      <text:p text:style-name="Standard">24 - T. de Sancto Petro</text:p>
      <text:p text:style-name="Standard">25 - Voygnon</text:p>
      <text:p text:style-name="Standard">26 - 4</text:p>
      <text:p text:style-name="Standard">27 - Ay. de Maignac</text:p>
      <text:p text:style-name="Standard">28 - P. Mignoti</text:p>
      <text:p text:style-name="Standard">29 - Fedelli</text:p>
      <text:p text:style-name="Standard">30 - G.</text:p>
      <text:p text:style-name="Standard">31 - J. Ph. de Salione</text:p>
      <text:p text:style-name="Standard">32 - G. Paillardi</text:p>
      <text:p text:style-name="Standard">33 - Regis</text:p>
      <text:p text:style-name="Standard">34 - d</text:p>
      <text:p text:style-name="Standard">35 - x</text:p>
      <text:p text:style-name="Standard">36 - de socto</text:p>
      <text:p text:style-name="Standard">37 - P. Roberti</text:p>
      <text:p text:style-name="Standard">38 - Anno predicto die mercurii xv jullii capitulantibus domini</text:p>
      <text:p text:style-name="Standard">39 - P. Decano</text:p>
      <text:p text:style-name="Standard">40 - Recepcio Johannes Coenne procurator domini Petri de Pratis presbyteri</text:p>
      <text:p text:style-name="Standard">41 - H. Cantore</text:p>
      <text:p text:style-name="Standard">42 - fuit receptus vigore licterarum apostolicarum et processioum indum</text:p>
      <text:p text:style-name="Standard">43 - P. Roberti</text:p>
      <text:p text:style-name="Standard">44 - sequti ad capellania sancti Eustacii vacantes per</text:p>
      <text:p text:style-name="Standard">45 - de Pompodorio</text:p>
      <text:p text:style-name="Standard">46 - *3</text:p>
      <text:p text:style-name="Standard"><text:soft-page-break/>47 - mortem domini Thome le Pele qui juravit in forma</text:p>
      <text:p text:style-name="Standard">48 - A. Jausserandi</text:p>
      <text:p text:style-name="Standard">49 - et fuit installatus. et habuit licteram</text:p>
      <text:p text:style-name="Standard">50 - 2</text:p>
      <text:p text:style-name="Standard">51 - de Karolay</text:p>
      <text:p text:style-name="Standard">52 - Philippot le Maire sergent averge a adjourné</text:p>
      <text:p text:style-name="Standard">53 - de soco</text:p>
      <text:p text:style-name="Standard">54 - *</text:p>
      <text:p text:style-name="Standard">55 - messeigneurs a demaines en chastelet devant le prevost</text:p>
      <text:p text:style-name="Standard">56 - l.</text:p>
      <text:p text:style-name="Standard">57 - de Louiaco</text:p>
      <text:p text:style-name="Standard">58 - a la requeste de Guillelmu Mouchart a la recevoir</text:p>
      <text:p text:style-name="Standard">59 - de Putheolis</text:p>
      <text:p text:style-name="Standard">60 - R8</text:p>
      <text:p text:style-name="Standard">61 - a opposicions.</text:p>
      <text:p text:style-name="Standard">62 - de Sancto Petro</text:p>
      <text:p text:style-name="Standard">63 - T</text:p>
      <text:p text:style-name="Standard">64 - de Mongeria</text:p>
      <text:p text:style-name="Standard">65 - L8</text:p>
      <text:p text:style-name="Standard">66 - Ad requestam factam per vicarios quod eis traderentur</text:p>
      <text:p text:style-name="Standard">67 - Boussardi</text:p>
      <text:p text:style-name="Standard">68 - G</text:p>
      <text:p text:style-name="Standard">69 - denarii matutinarum modo et forma quibus alias fuerant</text:p>
      <text:p text:style-name="Standard">70 - R.</text:p>
      <text:p text:style-name="Standard">71 - de Justinis</text:p>
      <text:p text:style-name="Standard">72 - eis traditi fuit responsum per dominos quod si vellent</text:p>
      <text:p text:style-name="Standard">73 - Voygnon</text:p>
      <text:p text:style-name="Standard">74 - traderentur eis gracia usque ad capellanum generale proximum</text:p>
      <text:p text:style-name="Standard">75 - Phoc</text:p>
      <text:p text:style-name="Standard">76 - de Salione</text:p>
      <text:p text:style-name="Standard">77 - modo quo petebant / et func deliberaretur se</text:p>
      <text:p text:style-name="Standard">78 - Fedelli</text:p>
      <text:p text:style-name="Standard">79 - G</text:p>
      <text:p text:style-name="Standard">80 - ad maiqus tempus traderentur eis / et ipsi respon</text:p>
      <text:p text:style-name="Standard">81 - Hocie</text:p>
      <text:p text:style-name="Standard">82 - T</text:p>
      <text:p text:style-name="Standard"><text:soft-page-break/>83 - derunt quod super isto nolebant aliquid recipere de gracia</text:p>
      <text:p text:style-name="Standard">84 - Paillardi</text:p>
      <text:p text:style-name="Standard">85 - G</text:p>
      <text:p text:style-name="Standard">86 - De quo dominus ideco asorem capituli pecuit instrment</text:p>
      <text:p text:style-name="Standard">87 - *.</text:p>
      <text:p text:style-name="Standard">88 - de maignaco</text:p>
      <text:p text:style-name="Standard">89 - presente Johanne clerico agistri G. Boussardioncis</text:p>
      <text:p text:style-name="Standard">90 - *</text:p>
      <text:p text:style-name="Standard">91 - de Milly</text:p>
      <text:p text:style-name="Standard">92 - Johanne Carpentarii clerico et Yvone de Fageti</text:p>
      <text:p text:style-name="Standard">93 - de Aliicolo</text:p>
      <text:p text:style-name="Standard">94 - G</text:p>
      <text:p text:style-name="Standard">95 - regis</text:p>
      <text:p text:style-name="Standard">96 - Lu Gella</text:p>
      <text:p text:style-name="Standard">97 - *.</text:p>
      <text:p text:style-name="Standard">=FRAN_0393_10941_L.jpg=</text:p>
      <text:p text:style-name="Standard">1 - 1x</text:p>
      <text:p text:style-name="Standard">2 - Cxiiii</text:p>
      <text:p text:style-name="Standard">3 - nonagesimo iiii</text:p>
      <text:p text:style-name="Standard">4 - 2</text:p>
      <text:p text:style-name="Standard">5 - Deliberatum est quod Petrus Tornant dictus Le Fol expellatur ab ecclesia et ponatar</text:p>
      <text:p text:style-name="Standard">6 - in pane et a qua infra carceres ad beneplacitum dominorum pro injurim quar dixit domino decano</text:p>
      <text:p text:style-name="Standard">7 - Domini dederunt curatorem bonis deffuncti domini archidiaconis notaris capituli</text:p>
      <text:p text:style-name="Standard">8 - Super bonis deffuncti domini Johannis La Buffe capientur xii lb. par. et super hoc quod</text:p>
      <text:p text:style-name="Standard">9 - debetur sibi a camerario clerico ecclesie ix lb. par. et ponentur in manu capituli pro restitu</text:p>
      <text:p text:style-name="Standard">10 - missalies et calicenis capellania quam deserviebat ipse la buffe in ecclesia Par. / cecera autem bona expedient</text:p>
      <text:p text:style-name="Standard">11 - domino Johanni notarii nepoti ipsius la Buiffe.</text:p>
      <text:p text:style-name="Standard">12 - Johannes Silvestris procurator domini Aymerici de RocheChouart se defaisivit de domo que</text:p>
      <text:p text:style-name="Standard">13 - moneur a capitulo sita in vido Sancti Jacobi ante Jacobitas</text:p>
      <text:p text:style-name="Standard">14 - Exposito per magistrum Philbetum de Salione quod ipse et magister Stephanus Boussardi erant</text:p>
      <text:p text:style-name="Standard">15 - concordes de precio domus ipsius magistri Stephani / fuit recepta licitacio xv. dierum</text:p>
      <text:p text:style-name="Standard">16 - Dictum est macicotis quod lequantur amicabiliter cum dominis canonicis dyacionis et subt</text:p>
      <text:p text:style-name="Standard">17 - ab hinc asque ad festum beati Bartholomei</text:p>
      <text:p text:style-name="Standard">18 - Les causes Salemon a vendredi par absens dudit tler</text:p>
      <text:p text:style-name="Standard"><text:soft-page-break/>19 - Magister Radulfis de Justinis $conse$ canonicus Parisiensis confessus fuit debere magistro Matheo</text:p>
      <text:p text:style-name="Standard">20 - Jisi</text:p>
      <text:p text:style-name="Standard">21 - Reginaldi Archidiaconus Actrabatensis nuper canonico Pars.e lv. fr. auri pro grossus fructibus prebende</text:p>
      <text:p text:style-name="Standard">22 - parisenses quos ipse magister Matheus lucratus est in festo beati Johannis proxime preterito / et quos</text:p>
      <text:p text:style-name="Standard">23 - promisit solvere hunic ad festum beate Marie Magdalenes aonni nonagesiri quintit</text:p>
      <text:p text:style-name="Standard">24 - Anno predicto die veneris xvii jullii capitulantibus dominis</text:p>
      <text:p text:style-name="Standard">25 - P. Decano</text:p>
      <text:p text:style-name="Standard">26 - Laurencius de foro macicotus ecclesie confessus fuit debere</text:p>
      <text:p text:style-name="Standard">27 - . s</text:p>
      <text:p text:style-name="Standard">28 - H. Cantore</text:p>
      <text:p text:style-name="Standard">29 - domino Poncio de Bellavilla capellania n ecclesia Pars.</text:p>
      <text:p text:style-name="Standard">30 - G. archidiacono ecclesie</text:p>
      <text:p text:style-name="Standard">31 - xxi s. viii d. pa. quos promisit solvere hunc ad xv.</text:p>
      <text:p text:style-name="Standard">32 - Sy. succentore</text:p>
      <text:p text:style-name="Standard">33 - Dominus Johannes Avel distributor denariorum comuitatis Sancti</text:p>
      <text:p text:style-name="Standard">34 - P. Roberti</text:p>
      <text:p text:style-name="Standard">35 - Mederici requisivit quod certa moicio et sentencia lata contra ipsum</text:p>
      <text:p text:style-name="Standard">36 - de Ordeimonte</text:p>
      <text:p text:style-name="Standard">37 - N</text:p>
      <text:p text:style-name="Standard">38 - ad insttaetem procuratoribm domini Roberti Charronis suspendentur</text:p>
      <text:p text:style-name="Standard">39 - de Mongeria</text:p>
      <text:p text:style-name="Standard">40 - l.</text:p>
      <text:p text:style-name="Standard">41 - et quod audiretur in suis deffencts et de hoc peciit instrumntum</text:p>
      <text:p text:style-name="Standard">42 - de Pompodorio</text:p>
      <text:p text:style-name="Standard">43 - et habitam super hoc deliberacione per capellaum suspencionis est ipsa senutencia</text:p>
      <text:p text:style-name="Standard">44 - de Karolay</text:p>
      <text:p text:style-name="Standard">45 - ad viio et adsignata dies partis ad lunem proximam ad</text:p>
      <text:p text:style-name="Standard">46 - s</text:p>
      <text:p text:style-name="Standard">47 - R. de Lorriaco</text:p>
      <text:p text:style-name="Standard">48 - dicente ex parte rei causam quare nonteneur solvere distribucione</text:p>
      <text:p text:style-name="Standard">49 - B. de Tyherno</text:p>
      <text:p text:style-name="Standard">50 - dicto domino Roberto infirmo.</text:p>
      <text:p text:style-name="Standard">51 - T. de Sancto Petro</text:p>
      <text:p text:style-name="Standard">52 - Super requesta dominorum priorum de Sancto Porciano et B. de Tyhai</text:p>
      <text:p text:style-name="Standard"><text:soft-page-break/>53 - Au. Regine</text:p>
      <text:p text:style-name="Standard">54 - ordinaium est quod emende quas ipso petunt et que continentur in</text:p>
      <text:p text:style-name="Standard">55 - Mignoti</text:p>
      <text:p text:style-name="Standard">56 - P.</text:p>
      <text:p text:style-name="Standard">57 - registris curie deffuncti archidiaconis Pars. recipientur per</text:p>
      <text:p text:style-name="Standard">58 - G. Fedelli</text:p>
      <text:p text:style-name="Standard">59 - magistrum Johannem Chanteprime commissarium deputatum per</text:p>
      <text:p text:style-name="Standard">60 - G. de Alneolo</text:p>
      <text:p text:style-name="Standard">61 - G. Paillardi</text:p>
      <text:p text:style-name="Standard">62 - capellani presente curia parlamenti et non distribuentur peccuni</text:p>
      <text:p text:style-name="Standard">63 - G. Boussardi</text:p>
      <text:p text:style-name="Standard">64 - A. de Maignaco</text:p>
      <text:p text:style-name="Standard">65 - inde provenientes quin proem vocentur ipsi duo una cum</text:p>
      <text:p text:style-name="Standard">66 - R. de Putheo</text:p>
      <text:p text:style-name="Standard">67 - T. Hocie</text:p>
      <text:p text:style-name="Standard">68 - xii s. vi d.</text:p>
      <text:p text:style-name="Standard">69 - aliis creditoribus</text:p>
      <text:p text:style-name="Standard">70 - R</text:p>
      <text:p text:style-name="Standard">71 - de Justinis</text:p>
      <text:p text:style-name="Standard">72 - Chanteprime</text:p>
      <text:p text:style-name="Standard">73 - P.</text:p>
      <text:p text:style-name="Standard">74 - Regis</text:p>
      <text:p text:style-name="Standard">75 - De Castro</text:p>
      <text:p text:style-name="Standard">76 - de soco</text:p>
      <text:p text:style-name="Standard">77 - .</text:p>
      <text:p text:style-name="Standard">78 - de Salione</text:p>
      <text:p text:style-name="Standard">=FRAN_0393_10942_L.jpg=</text:p>
      <text:p text:style-name="Standard">1 - onageim</text:p>
      <text:p text:style-name="Standard">2 - 220</text:p>
      <text:p text:style-name="Standard">3 - Item ordinatum est quod quicunque reditores habentes vadia dicti domini Archiaconus pro mutuo per eos</text:p>
      <text:p text:style-name="Standard">4 - dicto domino Archidiaconus facto reportent penes capellani vel notariuo capituli et respondebitur eis</text:p>
      <text:p text:style-name="Standard">5 - de precio et vendantur ipsa vadia.</text:p>
      <text:p text:style-name="Standard">6 - Ordinatum est quod notariuo capituli vendat bona dicti domini archidiaconi et ipsa deliberet plus</text:p>
      <text:p text:style-name="Standard">7 - offerenti et peccuniam inde provenentes tradat magistro Johanni Chantoprime</text:p>
      <text:p text:style-name="Standard"><text:soft-page-break/>8 - Deliberatum est quod dominus Johannes Bleyn solvet xl. fr.</text:p>
      <text:p text:style-name="Standard">9 - De Oger le doyen contre Gilet fendequiere / sentence a esté donnee</text:p>
      <text:p text:style-name="Standard">10 - contre ledit Gilet et dit bien jugieet mal appellé et reuvoyee la cause etc.</text:p>
      <text:p text:style-name="Standard">11 - Dominus prier de Sancto Porciano constituit procuratores suos apud Acta dominos B. de</text:p>
      <text:p text:style-name="Standard">12 - prcurtonr</text:p>
      <text:p text:style-name="Standard">13 - J</text:p>
      <text:p text:style-name="Standard">14 - Mherno J. de Faibus et alios per ipsos nominandos ad pro sequentem debita sibis a deffuncto</text:p>
      <text:p text:style-name="Standard">15 - domino Ar. Paisi.</text:p>
      <text:p text:style-name="Standard">16 - De Jehan Le Boucher demandeur contre Estrenne le maistre procureur de</text:p>
      <text:p text:style-name="Standard">17 - gliaine la maistresse a viii jours a faire foy de Jehan Boucher de son adjournement</text:p>
      <text:p text:style-name="Standard">18 - dont il se vente a mercredi deveriets passé presens les parties.</text:p>
      <text:p text:style-name="Standard">19 - Anno predicto die lune xx jullii capitulantibus dominis</text:p>
      <text:p text:style-name="Standard">20 - P. Decano</text:p>
      <text:p text:style-name="Standard">21 - Super requesta magistri Johannis Vie secretarii domini</text:p>
      <text:p text:style-name="Standard">22 - Sy. succentore</text:p>
      <text:p text:style-name="Standard">23 - dicis burgondie datus est termius ad veneris</text:p>
      <text:p text:style-name="Standard">24 - Roberti</text:p>
      <text:p text:style-name="Standard">25 - et vocabitur magister Johannes de Socto</text:p>
      <text:p text:style-name="Standard">26 - Tr</text:p>
      <text:p text:style-name="Standard">27 - *.</text:p>
      <text:p text:style-name="Standard">28 - de Pompodorio</text:p>
      <text:p text:style-name="Standard">29 - T. de Lorriaco</text:p>
      <text:p text:style-name="Standard">30 - Deputati ad audiendum compotum domini Andree de</text:p>
      <text:p text:style-name="Standard">31 - de Karolay</text:p>
      <text:p text:style-name="Standard">32 - courteneto vicarii Liricantus sunt custodes clavium</text:p>
      <text:p text:style-name="Standard">33 - thesauri una cum dominis Decano. L. de Mongeria et</text:p>
      <text:p text:style-name="Standard">34 - L. de Mongeria</text:p>
      <text:p text:style-name="Standard">35 - J. de Socto</text:p>
      <text:p text:style-name="Standard">36 - R. de Putheolis</text:p>
      <text:p text:style-name="Standard">37 - T. de Sancto Petro</text:p>
      <text:p text:style-name="Standard">38 - De ventis debitis per dominum episcopum de Lussono causa</text:p>
      <text:p text:style-name="Standard">39 - Au. Regine</text:p>
      <text:p text:style-name="Standard">40 - empcionis domus domini Aymerici de Rochechouart</text:p>
      <text:p text:style-name="Standard">41 - de Justinis</text:p>
      <text:p text:style-name="Standard">42 - fuit quictatus ipse dominus episcopus pro xl. fr. non ob stantibus</text:p>
      <text:p text:style-name="Standard">43 - J. Voygnon</text:p>
      <text:p text:style-name="Standard"><text:soft-page-break/>44 - quod plus valerent quos manualiter solvit dominus An.</text:p>
      <text:p text:style-name="Standard">45 - +Johann. de Salione</text:p>
      <text:p text:style-name="Standard">46 - Regine procurator ipsius et pro ipso.</text:p>
      <text:p text:style-name="Standard">47 - G. Fedelli</text:p>
      <text:p text:style-name="Standard">48 - Preceptum est Girardo cistodi porte ecclesie quod ipse et socii</text:p>
      <text:p text:style-name="Standard">49 - G. Paillardi</text:p>
      <text:p text:style-name="Standard">50 - sui capiant illos qui de nocte affigunt cedulas</text:p>
      <text:p text:style-name="Standard">51 - Ay. de Maignaco</text:p>
      <text:p text:style-name="Standard">52 - in valvis ecclesie si commode poterunt facere et ipsi bene</text:p>
      <text:p text:style-name="Standard">53 - J. de Socco</text:p>
      <text:p text:style-name="Standard">54 - persolventur pro salario eorum</text:p>
      <text:p text:style-name="Standard">55 - P. Regis</text:p>
      <text:p text:style-name="Standard">56 - Datus est termius domino duci Aureliansis usque ad pasca de</text:p>
      <text:p text:style-name="Standard">57 - tradendum hominem ecclesie pro feudo de Porchefontanno.</text:p>
      <text:p text:style-name="Standard">58 - ious viii d.</text:p>
      <text:p text:style-name="Standard">59 - De domino Roberto Charronis actors contra domi. J. Durelli ad inter loquendum ad primam diem super tradendu</text:p>
      <text:p text:style-name="Standard">60 - panem dicti domini R.</text:p>
      <text:p text:style-name="Standard">61 - de viii° nviiio et primo ex parte rei. Cun partes Rogerio</text:p>
      <text:p text:style-name="Standard">62 - et reo pro se.</text:p>
      <text:p text:style-name="Standard">63 - Die mercurii sequenti fuit festum Beate Marie magstra</text:p>
      <text:p text:style-name="Standard">=FRAN_0393_10943_L.jpg=</text:p>
      <text:p text:style-name="Standard">1 - 1</text:p>
      <text:p text:style-name="Standard">2 - nonagesimo iiii</text:p>
      <text:p text:style-name="Standard">3 - lxv</text:p>
      <text:p text:style-name="Standard">4 - 2</text:p>
      <text:p text:style-name="Standard">5 - i</text:p>
      <text:p text:style-name="Standard">6 - Anno predicto die jovisxxxi$ jullii capitulantibus dominis</text:p>
      <text:p text:style-name="Standard">7 - P. Decano</text:p>
      <text:p text:style-name="Standard">8 - G. archidiaconuo ecclesie</text:p>
      <text:p text:style-name="Standard">9 - Magister Johannes Luqueti procurator magistri Petri Plaoul fuit</text:p>
      <text:p text:style-name="Standard">10 - Recepaio</text:p>
      <text:p text:style-name="Standard">11 - Sy. succentore</text:p>
      <text:p text:style-name="Standard">12 - receptus ad prebendam par. auctoritate licterarum apostolicarum notu propro sibi</text:p>
      <text:p text:style-name="Standard">13 - De Pompodorio</text:p>
      <text:p text:style-name="Standard">14 - *.</text:p>
      <text:p text:style-name="Standard"><text:soft-page-break/>15 - pro domini nostrum prapt collatam vacantes per mortem magistri P.</text:p>
      <text:p text:style-name="Standard">16 - *.</text:p>
      <text:p text:style-name="Standard">17 - de Karolay</text:p>
      <text:p text:style-name="Standard">18 - preopositi decani noviomensis juravit informa et fuit instal</text:p>
      <text:p text:style-name="Standard">19 - de Lorriaco</text:p>
      <text:p text:style-name="Standard">20 - latus et locus in capitulo assignatus solvit decem frnerum pro jocundo</text:p>
      <text:p text:style-name="Standard">21 - De Socto</text:p>
      <text:p text:style-name="Standard">22 - adventu et dedit fideiussr pro capa dominum Succentor presentem</text:p>
      <text:p text:style-name="Standard">23 - de Mongeria</text:p>
      <text:p text:style-name="Standard">24 - de Tyherno</text:p>
      <text:p text:style-name="Standard">25 - B.</text:p>
      <text:p text:style-name="Standard">26 - Domini R. de Lorriaco et J. de Socro sunt deputati ad inqui</text:p>
      <text:p text:style-name="Standard">27 - de Putheolis</text:p>
      <text:p text:style-name="Standard">28 - R.</text:p>
      <text:p text:style-name="Standard">29 - rendau et se informandum de debato decimarum moto inter capellano</text:p>
      <text:p text:style-name="Standard">30 - An. Regine</text:p>
      <text:p text:style-name="Standard">31 - Megnoti</text:p>
      <text:p text:style-name="Standard">32 - et priorem de nemosio</text:p>
      <text:p text:style-name="Standard">33 - P.</text:p>
      <text:p text:style-name="Standard">34 - de Albyaco</text:p>
      <text:p text:style-name="Standard">35 - G</text:p>
      <text:p text:style-name="Standard">36 - de Justinis</text:p>
      <text:p text:style-name="Standard">37 - Ad relacionem domini decani et aliorum super hoc alias deputatorum concessa</text:p>
      <text:p text:style-name="Standard">38 - R0</text:p>
      <text:p text:style-name="Standard">39 - de Sancto Petro</text:p>
      <text:p text:style-name="Standard">40 - est quictanciam vicario liri cantus de toto tempore preterito</text:p>
      <text:p text:style-name="Standard">41 - T.</text:p>
      <text:p text:style-name="Standard">42 - de Salione</text:p>
      <text:p text:style-name="Standard">43 - +P.</text:p>
      <text:p text:style-name="Standard">44 - Voygnon</text:p>
      <text:p text:style-name="Standard">45 - Placet dominis quod amodo capellanus Liricantus qui longo</text:p>
      <text:p text:style-name="Standard">46 - *</text:p>
      <text:p text:style-name="Standard">47 - tempore servivit procipiat pro pensione sua extra frrum.</text:p>
      <text:p text:style-name="Standard">48 - Fedelli</text:p>
      <text:p text:style-name="Standard">49 - G.</text:p>
      <text:p text:style-name="Standard">50 - Regis</text:p>
      <text:p text:style-name="Standard"><text:soft-page-break/>51 - *.</text:p>
      <text:p text:style-name="Standard">52 - Hocie</text:p>
      <text:p text:style-name="Standard">53 - T</text:p>
      <text:p text:style-name="Standard">54 - Paillardi</text:p>
      <text:p text:style-name="Standard">55 - G.</text:p>
      <text:p text:style-name="Standard">56 - de Maignaco</text:p>
      <text:p text:style-name="Standard">57 - Ayo</text:p>
      <text:p text:style-name="Standard">58 - Boussardi</text:p>
      <text:p text:style-name="Standard">59 - G.</text:p>
      <text:p text:style-name="Standard">60 - +P. Roberti</text:p>
      <text:p text:style-name="Standard">61 - xi s. vi d.</text:p>
      <text:p text:style-name="Standard">62 - G. de Alneolo</text:p>
      <text:p text:style-name="Standard">63 - Anno predicto die veneris xxiiia jullii capitulantibus dominis</text:p>
      <text:p text:style-name="Standard">64 - P. Decano</text:p>
      <text:p text:style-name="Standard">65 - Domini J. de Socto et B. de Tyherno commissarii super executorne</text:p>
      <text:p text:style-name="Standard">66 - Focteti</text:p>
      <text:p text:style-name="Standard">67 - H. Cantore</text:p>
      <text:p text:style-name="Standard">68 - testamenti deffuncti magistri P. Forteti virtute cujusdam clausube</text:p>
      <text:p text:style-name="Standard">69 - contente in testamnt ipsius deffuncti cesserunt et transtulerunt</text:p>
      <text:p text:style-name="Standard">70 - G. archidiacono ecclesie</text:p>
      <text:p text:style-name="Standard">71 - Sy. succentore</text:p>
      <text:p text:style-name="Standard">72 - canonicis Sancti Aniani xl s. pr. quos ipse deffunctus habebat</text:p>
      <text:p text:style-name="Standard">73 - R</text:p>
      <text:p text:style-name="Standard">74 - P. Roberti</text:p>
      <text:p text:style-name="Standard">75 - et percipiebat de suo conquestu in vico Gallandie super</text:p>
      <text:p text:style-name="Standard">76 - quadam domo sita in jurisdicione canonicorum Sancti Aniani de</text:p>
      <text:p text:style-name="Standard">77 - de Pompodorio</text:p>
      <text:p text:style-name="Standard">78 - quibus domini S. Boussardi canonicus Dyonisius de Courson</text:p>
      <text:p text:style-name="Standard">79 - de Karolay</text:p>
      <text:p text:style-name="Standard">80 - vicarius et magister Guillelmus Joye procurator domini J. de Salebruce</text:p>
      <text:p text:style-name="Standard">81 - R. de Lorriaco</text:p>
      <text:p text:style-name="Standard">82 - canonicia Sancti Aniani pecierunt instrumentum nomine ipsorum et aliorum</text:p>
      <text:p text:style-name="Standard">83 - +</text:p>
      <text:p text:style-name="Standard">84 - J. de Socto</text:p>
      <text:p text:style-name="Standard">85 - J. Voygnon</text:p>
      <text:p text:style-name="Standard">86 - beneficiatorum in ipsa ecclesia Sancti Cviani astictete in testmomoctum</text:p>
      <text:p text:style-name="Standard"><text:soft-page-break/>87 - de Mongeria</text:p>
      <text:p text:style-name="Standard">88 - 20</text:p>
      <text:p text:style-name="Standard">89 - Ph. de Salo</text:p>
      <text:p text:style-name="Standard">90 - vendicio claustrlis</text:p>
      <text:p text:style-name="Standard">91 - B. de Tyherno</text:p>
      <text:p text:style-name="Standard">92 - G. Fedelli</text:p>
      <text:p text:style-name="Standard">93 - . Sellain.</text:p>
      <text:p text:style-name="Standard">94 - R. de Putheois</text:p>
      <text:p text:style-name="Standard">95 - T. Hocie</text:p>
      <text:p text:style-name="Standard">96 - Hodie exposita vendicioni domo magistri Stephani Boussardi</text:p>
      <text:p text:style-name="Standard">97 - G. Paillardi</text:p>
      <text:p text:style-name="Standard">98 - Au. Regine</text:p>
      <text:p text:style-name="Standard">99 - Placuit dominis quod magister Phpp de Salione habieret eam precio ix</text:p>
      <text:p text:style-name="Standard">100 - Ay. de Maignaco</text:p>
      <text:p text:style-name="Standard">101 - de Nully</text:p>
      <text:p text:style-name="Standard">102 - fuctrum tamen non fuit deliberatum an habret eam sine licitacione</text:p>
      <text:p text:style-name="Standard">103 - An. Grangerii</text:p>
      <text:p text:style-name="Standard">104 - de Albyaco</text:p>
      <text:p text:style-name="Standard">105 - Die vero sabbati sequente fuit in revestiario deliberatum</text:p>
      <text:p text:style-name="Standard">106 - . Regis</text:p>
      <text:p text:style-name="Standard">107 - Boussardi</text:p>
      <text:p text:style-name="Standard">108 - quod ipsa domus non habietur a quocunque sine licitacione</text:p>
      <text:p text:style-name="Standard">109 - x. xii s. vi d.</text:p>
      <text:p text:style-name="Standard">110 - de Sancto Petro</text:p>
      <text:p text:style-name="Standard">111 - G</text:p>
      <text:p text:style-name="Standard">112 - Die vo sequente magister Ja. Cosson exerevit precium dicte</text:p>
      <text:p text:style-name="Standard">113 - R. de Justinis</text:p>
      <text:p text:style-name="Standard">114 - domus de x. fri et tradidit denarius Dei notario capituli</text:p>
      <text:p text:style-name="Standard">=FRAN_0393_10944_L.jpg=</text:p>
      <text:p text:style-name="Standard">1 - onag</text:p>
      <text:p text:style-name="Standard">2 - 520</text:p>
      <text:p text:style-name="Standard">3 - Deliberatum est quod illi qui fecerunt fossam sepultrre deffuncti domini archidiaconis</text:p>
      <text:p text:style-name="Standard">4 - contententur de eorum salario. et eciam Girardus egry clericus ipsius deffuncti</text:p>
      <text:p text:style-name="Standard">5 - qui solvit coffrum et telam pro sepultura Item et dominus P. Roberti de tribus</text:p>
      <text:p text:style-name="Standard">6 - scutis que tradidit clericis ipsius domini archidiaconis pro victualibus et estimatori bonorum</text:p>
      <text:p text:style-name="Standard">7 - Magister Johannes Guioti fuit receptus ad capellaniam sancti Johannis Baptiste vacantes per</text:p>
      <text:p text:style-name="Standard"><text:soft-page-break/>8 - Recepcio</text:p>
      <text:p text:style-name="Standard">9 - mortem domini Johannis de Sancto prisco et hoc virtute licterarum apostolicarum sibi concessarum</text:p>
      <text:p text:style-name="Standard">10 - qui juravit in forma et fuit installatus.</text:p>
      <text:p text:style-name="Standard">11 - Magister An. Grangerii Ponet xviii fr. xi s. paris.s in manu notarii pre</text:p>
      <text:p text:style-name="Standard">12 - repparacionibus de Andresiaco et astribuciones sue sibi expedientur ab illa</text:p>
      <text:p text:style-name="Standard">13 - hora qua tradiderit illos / et ipse audientur in deffensionibus suis die mercurii</text:p>
      <text:p text:style-name="Standard">14 - proxima. ipso vero existente in missa stati pus capellani notarius recepit illos xviii fr. xi s.</text:p>
      <text:p text:style-name="Standard">15 - Dominus G. de Albyaco collacior apostolicus concessit de gracia capitulo Parisiense quod percipiat</text:p>
      <text:p text:style-name="Standard">16 - integraliter primam annaram prebende foranee vacante nuper per mortem domini</text:p>
      <text:p text:style-name="Standard">17 - P. prepositi / et ipse percipiet secundam pro domino nostro papa.</text:p>
      <text:p text:style-name="Standard">18 - Placet majori parti dominorum quod super altera trium viarum lectarum per dominum decanum</text:p>
      <text:p text:style-name="Standard">19 - Jo. de Castro</text:p>
      <text:p text:style-name="Standard">20 - tractetur cum magistro P. de Castro ad complendum bonam intencionem suam et quod</text:p>
      <text:p text:style-name="Standard">21 - electa et concordata altera illarum refferetur capitulo per illos qui sic cum eo</text:p>
      <text:p text:style-name="Standard">22 - concordaverint et super duabus viis ipsarum fuerunt concordes quod omnia bona ecclesie</text:p>
      <text:p text:style-name="Standard">23 - obligentur.</text:p>
      <text:p text:style-name="Standard">24 - De estie le maistre procurateor Germaine la maistresse contre Jehan le Boucher au</text:p>
      <text:p text:style-name="Standard">25 - C iiii d.</text:p>
      <text:p text:style-name="Standard">26 - vendredi aprés la myaoust a avoir advis sur la requeste faicte en cas</text:p>
      <text:p text:style-name="Standard">27 - d'amendum par ledit Jehan prese les parties</text:p>
      <text:p text:style-name="Standard">28 - De esties santelle de mandeur contre Thybaut Bougarnier au vendredi</text:p>
      <text:p text:style-name="Standard">29 - après la Myaoust a avoir droit sur ce que les dictes parties bailleront par</text:p>
      <text:p text:style-name="Standard">30 - escript devers la court dedit viii jours.</text:p>
      <text:p text:style-name="Standard">31 - De procuratore ecclesie ad causam officii stacionum contra dominum Acharum espiart</text:p>
      <text:p text:style-name="Standard">32 - Contats</text:p>
      <text:p text:style-name="Standard">33 - Johannem Mellier Johannem Le Pastie Johannem Mongalam et Ysabellem</text:p>
      <text:p text:style-name="Standard">34 - la Brossarde Contumam</text:p>
      <text:p text:style-name="Standard">35 - De eodem ad causam domus domini decani contra Stephanum Picou Johannem Carnifics</text:p>
      <text:p text:style-name="Standard">36 - seniorem Johannem Carnificiri juniorem et Petrum Aucher.</text:p>
      <text:p text:style-name="Standard">=FRAN_0393_10945_L.jpg=</text:p>
      <text:p text:style-name="Standard">1 - 1</text:p>
      <text:p text:style-name="Standard">2 - C</text:p>
      <text:p text:style-name="Standard">3 - nonagesimo iiii</text:p>
      <text:p text:style-name="Standard">4 - Anno predicto die lune xxvii jullii capitulantibus dominis</text:p>
      <text:p text:style-name="Standard">5 - P. Decanus</text:p>
      <text:p text:style-name="Standard"><text:soft-page-break/>6 - Deliberatum est quod notarius petat duos fectorum a sigillifero magistri</text:p>
      <text:p text:style-name="Standard">7 - H. Cantor</text:p>
      <text:p text:style-name="Standard">8 - Johannis de Bordis archidiaconus Pars. pro locagio domus in qua</text:p>
      <text:p text:style-name="Standard">9 - G. archidiaconuo ecclesie</text:p>
      <text:p text:style-name="Standard">10 - Sy. succentore</text:p>
      <text:p text:style-name="Standard">11 - terret curiam suam et tenuit per duas ebdomadas</text:p>
      <text:p text:style-name="Standard">12 - de Pompodorio</text:p>
      <text:p text:style-name="Standard">13 - iss</text:p>
      <text:p text:style-name="Standard">14 - +P. Roberti</text:p>
      <text:p text:style-name="Standard">15 - de socco</text:p>
      <text:p text:style-name="Standard">16 - 12</text:p>
      <text:p text:style-name="Standard">17 - Regis</text:p>
      <text:p text:style-name="Standard">18 - de Karolay</text:p>
      <text:p text:style-name="Standard">19 - s.</text:p>
      <text:p text:style-name="Standard">20 - de Mongeria</text:p>
      <text:p text:style-name="Standard">21 - 1.</text:p>
      <text:p text:style-name="Standard">22 - Contua pro domino Roberto Charronis con dum Johannem Durelli</text:p>
      <text:p text:style-name="Standard">23 - G. de Albyaco</text:p>
      <text:p text:style-name="Standard">24 - nichil videlicet qu non dent habere ini quesavit</text:p>
      <text:p text:style-name="Standard">25 - Voygnon</text:p>
      <text:p text:style-name="Standard">26 - .Ph. de Salione</text:p>
      <text:p text:style-name="Standard">27 - Dominus Johannes Maillardi curatus de estranniis Senonensis diocesis permutavit</text:p>
      <text:p text:style-name="Standard">28 - G. Fedelli</text:p>
      <text:p text:style-name="Standard">29 - curam suam cum domino Guillelmo de Foresta curato de Vernoto</text:p>
      <text:p text:style-name="Standard">30 - G. Paillardi</text:p>
      <text:p text:style-name="Standard">31 - sabdatie capituli dicte dictesis et fuit ei facta littera presentacionis ad dominum</text:p>
      <text:p text:style-name="Standard">32 - Ay. de Maignaco</text:p>
      <text:p text:style-name="Standard">33 - Archiepiscopum Senonensis.</text:p>
      <text:p text:style-name="Standard">34 - T. Hocie</text:p>
      <text:p text:style-name="Standard">35 - B. de Tyherno</text:p>
      <text:p text:style-name="Standard">36 - x sz</text:p>
      <text:p text:style-name="Standard">37 - R. de Lorriaco</text:p>
      <text:p text:style-name="Standard">38 - Emenda</text:p>
      <text:p text:style-name="Standard">39 - Anno predicto die mercurii xxixa jullii capitulantibus dominis</text:p>
      <text:p text:style-name="Standard">40 - Johannes La Vache a Pothecarius Emendavit injuriam quam Petrus</text:p>
      <text:p text:style-name="Standard">41 - P. Decano</text:p>
      <text:p text:style-name="Standard"><text:soft-page-break/>42 - H. Cantore</text:p>
      <text:p text:style-name="Standard">43 - de Maucroix frater ux sue fecerat in ecclesia Sepulcri domino Richardo</text:p>
      <text:p text:style-name="Standard">44 - G. archidiacono ecclesie</text:p>
      <text:p text:style-name="Standard">45 - Fale cui amoverat alnnuicium saum et portaverat in taberna</text:p>
      <text:p text:style-name="Standard">46 - Dy. succentore</text:p>
      <text:p text:style-name="Standard">47 - e promisit solvere emendam ad ordinacionem eorum jurisdicioni eorum se</text:p>
      <text:p text:style-name="Standard">48 - +P. Roberti</text:p>
      <text:p text:style-name="Standard">49 - J. de Bordis</text:p>
      <text:p text:style-name="Standard">50 - submictendo</text:p>
      <text:p text:style-name="Standard">51 - R. de Lorriaco</text:p>
      <text:p text:style-name="Standard">52 - Hodie recepit notarius duos fatum a receptore domini J. de Bordis archidiacono</text:p>
      <text:p text:style-name="Standard">53 - J. de Karolay</text:p>
      <text:p text:style-name="Standard">54 - Pars. pro locagio domus in qua tenet curiam suam</text:p>
      <text:p text:style-name="Standard">55 - de Pompodorio</text:p>
      <text:p text:style-name="Standard">56 - J</text:p>
      <text:p text:style-name="Standard">57 - L. de Mongeria</text:p>
      <text:p text:style-name="Standard">58 - Magister Prho de Salione petiit domum deffuncti domini archidiaconus ad manendue</text:p>
      <text:p text:style-name="Standard">59 - Au. Regine</text:p>
      <text:p text:style-name="Standard">60 - in ea et fuit ei responsum quod expectabitur dominus Johannes de Bordiis</text:p>
      <text:p text:style-name="Standard">61 - G. de Albyaco</text:p>
      <text:p text:style-name="Standard">62 - R. de Justinis</text:p>
      <text:p text:style-name="Standard">63 - Concessa est citacio magistro An. Grangerii contra olim pelendam</text:p>
      <text:p text:style-name="Standard">64 - T. de Sancto Petro</text:p>
      <text:p text:style-name="Standard">65 - in Andresiaco ad xviia</text:p>
      <text:p text:style-name="Standard">66 - Voygnon</text:p>
      <text:p text:style-name="Standard">67 - +Ph. de Salione</text:p>
      <text:p text:style-name="Standard">68 - Chanteprime</text:p>
      <text:p text:style-name="Standard">69 - G. Paillardi</text:p>
      <text:p text:style-name="Standard">70 - G. Fedelli</text:p>
      <text:p text:style-name="Standard">71 - T. Hocie</text:p>
      <text:p text:style-name="Standard">72 - s. vi d.</text:p>
      <text:p text:style-name="Standard">73 - B. de Tyherno</text:p>
      <text:p text:style-name="Standard">74 - An. Grangerii</text:p>
      <text:p text:style-name="Standard">75 - Ay. de Maignaco</text:p>
      <text:p text:style-name="Standard">76 - Mton</text:p>
      <text:p text:style-name="Standard">=FRAN_0393_10946_L.jpg=</text:p>
      <text:p text:style-name="Standard"><text:soft-page-break/>1 - e</text:p>
      <text:p text:style-name="Standard">2 - Anno predico die veneri ultima juli capitulantibus dominis</text:p>
      <text:p text:style-name="Standard">3 - P. Decano</text:p>
      <text:p text:style-name="Standard">4 - Placet dominis quod fiat procuratorium nomine ecclesie magistro</text:p>
      <text:p text:style-name="Standard">5 - H. Cantore</text:p>
      <text:p text:style-name="Standard">6 - Archidiacono ecclesie</text:p>
      <text:p text:style-name="Standard">7 - Johanni Careti in romana curia procuratori et scribetur ei quod</text:p>
      <text:p text:style-name="Standard">8 - G.</text:p>
      <text:p text:style-name="Standard">9 - Succentore</text:p>
      <text:p text:style-name="Standard">10 - Sy.</text:p>
      <text:p text:style-name="Standard">11 - prosequatur causam sancti Benedicti</text:p>
      <text:p text:style-name="Standard">12 - de Pompodorio</text:p>
      <text:p text:style-name="Standard">13 - .</text:p>
      <text:p text:style-name="Standard">14 - Dati sunt commissarii G. de Alneolo et J. Chanteprime ad</text:p>
      <text:p text:style-name="Standard">15 - de Karolay</text:p>
      <text:p text:style-name="Standard">16 - vocandum creditores deffuncti domini archidiaconi</text:p>
      <text:p text:style-name="Standard">17 - P. Roberti</text:p>
      <text:p text:style-name="Standard">18 - L.</text:p>
      <text:p text:style-name="Standard">19 - de Mongeria</text:p>
      <text:p text:style-name="Standard">20 - R.</text:p>
      <text:p text:style-name="Standard">21 - de Putheo</text:p>
      <text:p text:style-name="Standard">22 - Recepcio Petrus Reginaldi presbyter fuit receptus ad capellanam sancte Anne</text:p>
      <text:p text:style-name="Standard">23 - R.</text:p>
      <text:p text:style-name="Standard">24 - de Lorriaco</text:p>
      <text:p text:style-name="Standard">25 - vacantes per resignacionem factam de ipsa in manibus domini nostri pape</text:p>
      <text:p text:style-name="Standard">26 - B. de Tyherno</text:p>
      <text:p text:style-name="Standard">27 - et sibi collatam . juravit in forma et fuit installatus</text:p>
      <text:p text:style-name="Standard">28 - G. de Albyaco</text:p>
      <text:p text:style-name="Standard">29 - de Justinis</text:p>
      <text:p text:style-name="Standard">30 - Rd</text:p>
      <text:p text:style-name="Standard">31 - Placet dominis quod magister Phpp de Falione respondert nomine</text:p>
      <text:p text:style-name="Standard">32 - de Sancto Petro</text:p>
      <text:p text:style-name="Standard">33 - Camerarius capituli de lxviii fr. $in quibus magistro N. Careti in quibus</text:p>
      <text:p text:style-name="Standard">34 - *.</text:p>
      <text:p text:style-name="Standard">35 - Voygnon</text:p>
      <text:p text:style-name="Standard">36 - solvit d</text:p>
      <text:p text:style-name="Standard"><text:soft-page-break/>37 - capellani fuit condempnatum contra dominos J. Careti et J. Mignoti</text:p>
      <text:p text:style-name="Standard">38 - Hocie</text:p>
      <text:p text:style-name="Standard">39 - mandat</text:p>
      <text:p text:style-name="Standard">40 - racione liter etc. et capellani restituet ipsos dicto magistro Philip</text:p>
      <text:p text:style-name="Standard">41 - Ph. de Salione</text:p>
      <text:p text:style-name="Standard">42 - Capituli</text:p>
      <text:p text:style-name="Standard">43 - et servabit ipsum indempnem.</text:p>
      <text:p text:style-name="Standard">44 - Paillardi</text:p>
      <text:p text:style-name="Standard">45 - G.</text:p>
      <text:p text:style-name="Standard">46 - G. de Alneolo</text:p>
      <text:p text:style-name="Standard">47 - Placet dominis quod tradatur cedula legta in capitulo magistro</text:p>
      <text:p text:style-name="Standard">48 - Regis</text:p>
      <text:p text:style-name="Standard">49 - Petro de Castro</text:p>
      <text:p text:style-name="Standard">50 - Au. Regine</text:p>
      <text:p text:style-name="Standard">51 - 4</text:p>
      <text:p text:style-name="Standard">52 - de socto</text:p>
      <text:p text:style-name="Standard">53 - De causa domini R. Chanonis reus tenebitur tradere raciones suas</text:p>
      <text:p text:style-name="Standard">54 - infra viii° Cum rogerio eirant pro actis et A. de Sancto Jn</text:p>
      <text:p text:style-name="Standard">55 - proreo procuratoribus muntis videlicet acts G. de Marchia et</text:p>
      <text:p text:style-name="Standard">56 - reo G. de Byays.</text:p>
      <text:p text:style-name="Standard">57 - Sum scip fuit festum Invenciis Sancti Stephani</text:p>
      <text:p text:style-name="Standard">58 - Lngullus</text:p>
      <text:p text:style-name="Standard">=FRAN_0393_10947_L.jpg=</text:p>
      <text:p text:style-name="Standard">1 - nonagesimo iiii</text:p>
      <text:p text:style-name="Standard">2 - 1</text:p>
      <text:p text:style-name="Standard">3 - xv.</text:p>
      <text:p text:style-name="Standard">4 - Anno nogesi iiia mercurii quinta augusti capitulantibus dominis</text:p>
      <text:p text:style-name="Standard">5 - P. Decano</text:p>
      <text:p text:style-name="Standard">6 - Magister Johannes Chanteprime consensut quod porcio sua</text:p>
      <text:p text:style-name="Standard">7 - Cantore</text:p>
      <text:p text:style-name="Standard">8 - s.</text:p>
      <text:p text:style-name="Standard">9 - stacionum que debetur macicotis solvatur eis quia</text:p>
      <text:p text:style-name="Standard">10 - archidiacono ecclesie</text:p>
      <text:p text:style-name="Standard">11 - G.</text:p>
      <text:p text:style-name="Standard">12 - Succentore</text:p>
      <text:p text:style-name="Standard">13 - ipse non fecit debitam residenciam in ecclesia</text:p>
      <text:p text:style-name="Standard"><text:soft-page-break/>14 - Sy</text:p>
      <text:p text:style-name="Standard">15 - de Mongeria</text:p>
      <text:p text:style-name="Standard">16 - procuratore domini Parisien episcopi nominatus Johannes Gerbet quesuvt quod</text:p>
      <text:p text:style-name="Standard">17 - de Pompodorio</text:p>
      <text:p text:style-name="Standard">18 - sz</text:p>
      <text:p text:style-name="Standard">19 - sibi restituetur $quod fibt quidam servitor domini Parisien episcopi</text:p>
      <text:p text:style-name="Standard">20 - de Karolay</text:p>
      <text:p text:style-name="Standard">21 - qui detinebatur in carceribus capituli pro eo quod ipse ceperat</text:p>
      <text:p text:style-name="Standard">22 - de socto</text:p>
      <text:p text:style-name="Standard">23 - 47</text:p>
      <text:p text:style-name="Standard">24 - f</text:p>
      <text:p text:style-name="Standard">25 - in ecclesia Par. scuta Picta armis regimne Anglie et</text:p>
      <text:p text:style-name="Standard">26 - R</text:p>
      <text:p text:style-name="Standard">27 - de Lorriaco</text:p>
      <text:p text:style-name="Standard">28 - dicebat quod ipse detentus erat secularis hospes et justicia</text:p>
      <text:p text:style-name="Standard">29 - de Tyheno</text:p>
      <text:p text:style-name="Standard">30 - 2</text:p>
      <text:p text:style-name="Standard">31 - ipsius domini epxitori</text:p>
      <text:p text:style-name="Standard">32 - de Putheol</text:p>
      <text:p text:style-name="Standard">33 - 2</text:p>
      <text:p text:style-name="Standard">34 - de Sancto Petro</text:p>
      <text:p text:style-name="Standard">35 - T</text:p>
      <text:p text:style-name="Standard">36 - de Albyaco</text:p>
      <text:p text:style-name="Standard">37 - G.</text:p>
      <text:p text:style-name="Standard">38 - Deliberatum est quod loquatur cum consilio ecclesie sine de</text:p>
      <text:p text:style-name="Standard">39 - de Justinis</text:p>
      <text:p text:style-name="Standard">40 - R</text:p>
      <text:p text:style-name="Standard">41 - siscendo ab opposicione facta pro parte ecclesie contra expletum factum</text:p>
      <text:p text:style-name="Standard">42 - I.</text:p>
      <text:p text:style-name="Standard">43 - Voygnon</text:p>
      <text:p text:style-name="Standard">44 - per gentes regias de torchiis captis post fimeralia</text:p>
      <text:p text:style-name="Standard">45 - de Salione</text:p>
      <text:p text:style-name="Standard">46 - + Pili.</text:p>
      <text:p text:style-name="Standard">47 - seu exequias factas pro regina Anglie ad requestam</text:p>
      <text:p text:style-name="Standard">48 - G.</text:p>
      <text:p text:style-name="Standard">49 - Fedelli</text:p>
      <text:p text:style-name="Standard"><text:soft-page-break/>50 - gencium domini Pars.e episcopi et super hoc deputati sunt G. de</text:p>
      <text:p text:style-name="Standard">51 - Chanteprime</text:p>
      <text:p text:style-name="Standard">52 - sz</text:p>
      <text:p text:style-name="Standard">53 - Ahneolo et B. de Cyherno</text:p>
      <text:p text:style-name="Standard">54 - Paillardi</text:p>
      <text:p text:style-name="Standard">55 - G.</text:p>
      <text:p text:style-name="Standard">56 - Dominus Decanus retulit quod dominus de Cousant maion magister</text:p>
      <text:p text:style-name="Standard">57 - de Maignaco</text:p>
      <text:p text:style-name="Standard">58 - Ay</text:p>
      <text:p text:style-name="Standard">59 - hospicii regis sibi dxerat quod de voluntate et ordinacioni regis</text:p>
      <text:p text:style-name="Standard">60 - de Alneolo</text:p>
      <text:p text:style-name="Standard">61 - G</text:p>
      <text:p text:style-name="Standard">62 - xx fr. distribuerentur officiariis et capellanis ecclesie contine residencis</text:p>
      <text:p text:style-name="Standard">63 - Hocie</text:p>
      <text:p text:style-name="Standard">64 - T</text:p>
      <text:p text:style-name="Standard">65 - in ecclesia exceptis ills de Sanctos Benedicto Stephano Medeico et septuacco</text:p>
      <text:p text:style-name="Standard">66 - Boussardi</text:p>
      <text:p text:style-name="Standard">67 - S</text:p>
      <text:p text:style-name="Standard">68 - exceptiis eciam dominis canonici presbyteris ecclesie Paris.e et sanctorum Dyo.s de Passu</text:p>
      <text:p text:style-name="Standard">69 - xi s. vii.</text:p>
      <text:p text:style-name="Standard">70 - Roberti</text:p>
      <text:p text:style-name="Standard">71 - et Johannis Rotundi et hoc in contemplaconem Regis placuit capituli</text:p>
      <text:p text:style-name="Standard">72 - T</text:p>
      <text:p text:style-name="Standard">73 - Anno predicto die veneris vii agusti capitulantibus dominis</text:p>
      <text:p text:style-name="Standard">74 - preceptum est magistro Johanni comitis canonico Sancti Snte deGressibs quod tradat officio</text:p>
      <text:p text:style-name="Standard">75 - Decanus</text:p>
      <text:p text:style-name="Standard">76 - P.</text:p>
      <text:p text:style-name="Standard">77 - oblatum in die sancti Sto canonici psus ecclesie non obstantis debato facto per macicotus ecclesie</text:p>
      <text:p text:style-name="Standard">78 - Cantor</text:p>
      <text:p text:style-name="Standard">79 - H.</text:p>
      <text:p text:style-name="Standard">80 - archidiacono ecclesie</text:p>
      <text:p text:style-name="Standard">81 - G.</text:p>
      <text:p text:style-name="Standard">82 - Succentore</text:p>
      <text:p text:style-name="Standard">83 - Dictum est domino Camerario clerico quod tradat capucia fratrum servientes ecclesie</text:p>
      <text:p text:style-name="Standard">84 - Gy</text:p>
      <text:p text:style-name="Standard">85 - suum predecessorem</text:p>
      <text:p text:style-name="Standard"><text:soft-page-break/>86 - et aliis prout anno preterito fuit fen</text:p>
      <text:p text:style-name="Standard">87 - +P.</text:p>
      <text:p text:style-name="Standard">88 - Roberti</text:p>
      <text:p text:style-name="Standard">89 - de Pompodorio</text:p>
      <text:p text:style-name="Standard">90 - 0</text:p>
      <text:p text:style-name="Standard">91 - Deputati ad loquendum cum domino cancellario eituricensis pro cruce et aliquibus</text:p>
      <text:p text:style-name="Standard">92 - de Karolay</text:p>
      <text:p text:style-name="Standard">93 - aliis negociis ecclesie sunt B. de Tyhano G. de Alneolo T. Hocie</text:p>
      <text:p text:style-name="Standard">94 - 4</text:p>
      <text:p text:style-name="Standard">95 - de socto</text:p>
      <text:p text:style-name="Standard">96 - Deputati ad loquendum cum Johanne de Louriie super facto firme de Balveoliis</text:p>
      <text:p text:style-name="Standard">97 - de Mongeria</text:p>
      <text:p text:style-name="Standard">98 - sunt dominus Camerarius et J. de Socto.</text:p>
      <text:p text:style-name="Standard">99 - R. de Lorriaco</text:p>
      <text:p text:style-name="Standard">100 - B. de Tyherno</text:p>
      <text:p text:style-name="Standard">101 - dominus Matheus servienti presentavit in vccarium suum in ecclesia Sancti Mederici dominum</text:p>
      <text:p text:style-name="Standard">102 - R. de Putheolis</text:p>
      <text:p text:style-name="Standard">103 - Robertum baillet presbyterum qui juravit obedeniam et fuit receptus</text:p>
      <text:p text:style-name="Standard">104 - Au. Regine</text:p>
      <text:p text:style-name="Standard">105 - Deliberata est et expedita magistro Jo. Cosson domus magistri Snceten</text:p>
      <text:p text:style-name="Standard">106 - G. de Albyaco</text:p>
      <text:p text:style-name="Standard">107 - Boussardi precio ixx x. fr. tanquam plus offerenti</text:p>
      <text:p text:style-name="Standard">108 - G. de Alveolo</text:p>
      <text:p text:style-name="Standard">109 - de Justinis</text:p>
      <text:p text:style-name="Standard">110 - Ph. de Salione</text:p>
      <text:p text:style-name="Standard">111 - Cosson</text:p>
      <text:p text:style-name="Standard">112 - T. de Sancto Petro</text:p>
      <text:p text:style-name="Standard">113 - J. Regis</text:p>
      <text:p text:style-name="Standard">114 - xii sz</text:p>
      <text:p text:style-name="Standard">115 - Hocie</text:p>
      <text:p text:style-name="Standard">116 - Ay. de Maignaco</text:p>
      <text:p text:style-name="Standard">117 - G</text:p>
      <text:p text:style-name="Standard">118 - G. Pailland</text:p>
      <text:p text:style-name="Standard">=FRAN_0393_10948_L.jpg=</text:p>
      <text:p text:style-name="Standard">1 - 234</text:p>
      <text:p text:style-name="Standard">2 - Lune xvii</text:p>
      <text:p text:style-name="Standard"><text:soft-page-break/>3 - G</text:p>
      <text:p text:style-name="Standard">4 - Anno nogsi iiiCaugusti capitulantibus dominis</text:p>
      <text:p text:style-name="Standard">5 - P. Decano</text:p>
      <text:p text:style-name="Standard">6 - Prebendarius Sancti Victoris tradidit capitulo origiale composicionis</text:p>
      <text:p text:style-name="Standard">7 - G. archidiacono ecclesie</text:p>
      <text:p text:style-name="Standard">8 - super facto stacionum inter macicotos ecclesie et Sanctum Victorem</text:p>
      <text:p text:style-name="Standard">9 - Sy. Succentore</text:p>
      <text:p text:style-name="Standard">10 - et fuit ei tesponsum quod onendetur macicotis et die mercurii</text:p>
      <text:p text:style-name="Standard">11 - de Pompodorio</text:p>
      <text:p text:style-name="Standard">12 - *</text:p>
      <text:p text:style-name="Standard">13 - parriam respondebitur sibi in capitulo</text:p>
      <text:p text:style-name="Standard">14 - de Karolay</text:p>
      <text:p text:style-name="Standard">15 - sz</text:p>
      <text:p text:style-name="Standard">16 - de Mongeriao</text:p>
      <text:p text:style-name="Standard">17 - S</text:p>
      <text:p text:style-name="Standard">18 - 3</text:p>
      <text:p text:style-name="Standard">19 - Deliberatum est quod dominus Stephanus Johannis officiarius anniverarir</text:p>
      <text:p text:style-name="Standard">20 - de Ordeimonte</text:p>
      <text:p text:style-name="Standard">21 - N.</text:p>
      <text:p text:style-name="Standard">22 - et magister Johannes de Socto officiarius horarum tradant quilibet</text:p>
      <text:p text:style-name="Standard">23 - de loui</text:p>
      <text:p text:style-name="Standard">24 - 20</text:p>
      <text:p text:style-name="Standard">25 - B.</text:p>
      <text:p text:style-name="Standard">26 - de Tyherno</text:p>
      <text:p text:style-name="Standard">27 - octo freaceorum peo reffectione pontis de Layaco et magister G.</text:p>
      <text:p text:style-name="Standard">28 - R.</text:p>
      <text:p text:style-name="Standard">29 - de Putheolis</text:p>
      <text:p text:style-name="Standard">30 - de Alneolo vi. fr.</text:p>
      <text:p text:style-name="Standard">31 - R.</text:p>
      <text:p text:style-name="Standard">32 - de Justinis</text:p>
      <text:p text:style-name="Standard">33 - G.</text:p>
      <text:p text:style-name="Standard">34 - de Alneolo</text:p>
      <text:p text:style-name="Standard">35 - Concessa est non residenciem domino Petro de Pratis capellani in ecclesia</text:p>
      <text:p text:style-name="Standard">36 - PP.</text:p>
      <text:p text:style-name="Standard">37 - de Castro</text:p>
      <text:p text:style-name="Standard">38 - Parisiensis ad altare sancti Eustacii usque ad syenodum proximam</text:p>
      <text:p text:style-name="Standard"><text:soft-page-break/>39 - Regis</text:p>
      <text:p text:style-name="Standard">40 - *0</text:p>
      <text:p text:style-name="Standard">41 - Commissum est magistro Ph. de Salione quod ducat Enguer</text:p>
      <text:p text:style-name="Standard">42 - G.</text:p>
      <text:p text:style-name="Standard">43 - Boussardi</text:p>
      <text:p text:style-name="Standard">44 - randum penes magistrum puorum chori</text:p>
      <text:p text:style-name="Standard">45 - Ay. de Maignaco</text:p>
      <text:p text:style-name="Standard">46 - Paillardi</text:p>
      <text:p text:style-name="Standard">47 - C</text:p>
      <text:p text:style-name="Standard">48 - Dilacio petita per magistrum An. Grangerii ad mercurii</text:p>
      <text:p text:style-name="Standard">49 - de Salione</text:p>
      <text:p text:style-name="Standard">50 - +Phili</text:p>
      <text:p text:style-name="Standard">51 - proximam placet dominis excepto magistro P. de Castro</text:p>
      <text:p text:style-name="Standard">52 - G. Fedelli</text:p>
      <text:p text:style-name="Standard">53 - de Sancto Petro</text:p>
      <text:p text:style-name="Standard">54 - T8</text:p>
      <text:p text:style-name="Standard">55 - Ja. Cosson</text:p>
      <text:p text:style-name="Standard">56 - Hocie</text:p>
      <text:p text:style-name="Standard">57 - G</text:p>
      <text:p text:style-name="Standard">58 - de Albyaco.</text:p>
      <text:p text:style-name="Standard">59 - G.</text:p>
      <text:p text:style-name="Standard">60 - Anno predicto die mercurii xiia augusti capitulantibus dominis</text:p>
      <text:p text:style-name="Standard">61 - P. Decano</text:p>
      <text:p text:style-name="Standard">62 - Magister Ph. de Salione solvit nomine domini B Laucheti</text:p>
      <text:p text:style-name="Standard">63 - H. Cantore</text:p>
      <text:p text:style-name="Standard">64 - Braque militis C. s. par. pro termino beati Remigii Verensis</text:p>
      <text:p text:style-name="Standard">65 - G. Archidiacono ecclesie</text:p>
      <text:p text:style-name="Standard">66 - Sy. succentore</text:p>
      <text:p text:style-name="Standard">67 - proxime ad canoam xxa libram par. quas ecclesia percipit super</text:p>
      <text:p text:style-name="Standard">68 - P</text:p>
      <text:p text:style-name="Standard">69 - de Pompodorio</text:p>
      <text:p text:style-name="Standard">70 - redditibus terre ipsius militis et concessa est ei quictanciam</text:p>
      <text:p text:style-name="Standard">71 - de Karolay</text:p>
      <text:p text:style-name="Standard">72 - qui . C. s. fuerunt traditi domino Petro Valeti per</text:p>
      <text:p text:style-name="Standard">73 - manum magistri Lamensi de Mongeria pro distribucione</text:p>
      <text:p text:style-name="Standard">74 - L. de Mongeria</text:p>
      <text:p text:style-name="Standard"><text:soft-page-break/>75 - R. de Lorriaco</text:p>
      <text:p text:style-name="Standard">76 - processionis Gragoriane</text:p>
      <text:p text:style-name="Standard">77 - N. de Ordeimonte</text:p>
      <text:p text:style-name="Standard">78 - J. Hue</text:p>
      <text:p text:style-name="Standard">79 - T. de Sancto Petro</text:p>
      <text:p text:style-name="Standard">80 - G. de Albyaco</text:p>
      <text:p text:style-name="Standard">81 - Ja. Cosson</text:p>
      <text:p text:style-name="Standard">82 - + Ph. de Salione</text:p>
      <text:p text:style-name="Standard">83 - G. Fedelli</text:p>
      <text:p text:style-name="Standard">84 - Paillardi</text:p>
      <text:p text:style-name="Standard">85 - S. Boussardi</text:p>
      <text:p text:style-name="Standard">86 - R. de Prebol</text:p>
      <text:p text:style-name="Standard">87 - G. de Alneolo</text:p>
      <text:p text:style-name="Standard">88 - B. de Cyherno</text:p>
      <text:p text:style-name="Standard">89 - Regis</text:p>
      <text:p text:style-name="Standard">90 - Ha</text:p>
      <text:p text:style-name="Standard">91 - Allya</text:p>
      <text:p text:style-name="Standard">=FRAN_0393_10949_L.jpg=</text:p>
      <text:p text:style-name="Standard">1 - onagesimo iiii</text:p>
      <text:p text:style-name="Standard">2 - Cxvii</text:p>
      <text:p text:style-name="Standard">3 - Anno nongsim iiia die veneris xiiiia augusti capitulantibus dominis</text:p>
      <text:p text:style-name="Standard">4 - P. Decano</text:p>
      <text:p text:style-name="Standard">5 - Deliberatum est quod magister Johannes Chanteprime redimat claderem</text:p>
      <text:p text:style-name="Standard">6 - G. Archidiacono ecclesie</text:p>
      <text:p text:style-name="Standard">7 - T</text:p>
      <text:p text:style-name="Standard">8 - deffuncti domini archidiaconis Par. quam habet ab ipso in vadro magister</text:p>
      <text:p text:style-name="Standard">9 - Sy. succentore</text:p>
      <text:p text:style-name="Standard">10 - N. de Ordeimonte</text:p>
      <text:p text:style-name="Standard">11 - An. Grangerii et tradatur magistro Johanni de Bossines.</text:p>
      <text:p text:style-name="Standard">12 - de Karolay</text:p>
      <text:p text:style-name="Standard">13 - *</text:p>
      <text:p text:style-name="Standard">14 - de Pompodorio</text:p>
      <text:p text:style-name="Standard">15 - de socto</text:p>
      <text:p text:style-name="Standard">16 - 3</text:p>
      <text:p text:style-name="Standard">17 - de Mongia</text:p>
      <text:p text:style-name="Standard">18 - R.</text:p>
      <text:p text:style-name="Standard"><text:soft-page-break/>19 - de Louriaco</text:p>
      <text:p text:style-name="Standard">20 - R.</text:p>
      <text:p text:style-name="Standard">21 - B. de Tyherno</text:p>
      <text:p text:style-name="Standard">22 - de Putheolis</text:p>
      <text:p text:style-name="Standard">23 - 4.</text:p>
      <text:p text:style-name="Standard">24 - T. de Sancto Petro</text:p>
      <text:p text:style-name="Standard">25 - G. de Alneolo</text:p>
      <text:p text:style-name="Standard">26 - de Albyaco</text:p>
      <text:p text:style-name="Standard">27 - 3</text:p>
      <text:p text:style-name="Standard">28 - de Justi</text:p>
      <text:p text:style-name="Standard">29 - R</text:p>
      <text:p text:style-name="Standard">30 - Ph. de Salione</text:p>
      <text:p text:style-name="Standard">31 - G. Fedelli</text:p>
      <text:p text:style-name="Standard">32 - Voygnon</text:p>
      <text:p text:style-name="Standard">33 - J</text:p>
      <text:p text:style-name="Standard">34 - S. Boussardi</text:p>
      <text:p text:style-name="Standard">35 - Regis</text:p>
      <text:p text:style-name="Standard">36 - +</text:p>
      <text:p text:style-name="Standard">37 - quae non lune sequente in pagina precede</text:p>
      <text:p text:style-name="Standard">38 - Paillardi</text:p>
      <text:p text:style-name="Standard">39 - G.</text:p>
      <text:p text:style-name="Standard">40 - ad tale E signi</text:p>
      <text:p text:style-name="Standard">41 - . x s. vi d.</text:p>
      <text:p text:style-name="Standard">42 - Ay. de Maignaco</text:p>
      <text:p text:style-name="Standard">43 - Anno predicto die mercurii xixa augusti capitulantibus dominis</text:p>
      <text:p text:style-name="Standard">44 - Dicetur magistro Johanni de Nully quod visa composicione antiquitus facta</text:p>
      <text:p text:style-name="Standard">45 - P. Decano</text:p>
      <text:p text:style-name="Standard">46 - inter canonicos Sanctorum Dyons de Passa et Johannis Rotundi et macicotes ecclesi</text:p>
      <text:p text:style-name="Standard">47 - G. archidiacono cclesie</text:p>
      <text:p text:style-name="Standard">48 - ac canonicoum Sancti Victis et capellani Par. alleget die sabbati proxima</text:p>
      <text:p text:style-name="Standard">49 - Sy. succentore</text:p>
      <text:p text:style-name="Standard">50 - in capello generali quicquam voluerit allegare contra ipsam compcionem</text:p>
      <text:p text:style-name="Standard">51 - +P. Roberti</text:p>
      <text:p text:style-name="Standard">52 - alias expedietur stacio quam petunt illi de Sancto Victore contra</text:p>
      <text:p text:style-name="Standard">53 - de Pompodorio</text:p>
      <text:p text:style-name="Standard">54 - 3</text:p>
      <text:p text:style-name="Standard"><text:soft-page-break/>55 - 8</text:p>
      <text:p text:style-name="Standard">56 - ipsum magistrum Jo. et super prebetndam sua.</text:p>
      <text:p text:style-name="Standard">57 - G</text:p>
      <text:p text:style-name="Standard">58 - de Mongeria</text:p>
      <text:p text:style-name="Standard">59 - *.</text:p>
      <text:p text:style-name="Standard">60 - de Karolay</text:p>
      <text:p text:style-name="Standard">61 - magister An. Grangerii consserit quod expedirentur denarii quos</text:p>
      <text:p text:style-name="Standard">62 - de Socto</text:p>
      <text:p text:style-name="Standard">63 - 0</text:p>
      <text:p text:style-name="Standard">64 - in deposito penes notariis tradiderat pro repparacomnibus de Andre</text:p>
      <text:p text:style-name="Standard">65 - R. de Lorriaco</text:p>
      <text:p text:style-name="Standard">66 - siaco et fuerunt traditi magistro Thome de Sancto Petro preposito</text:p>
      <text:p text:style-name="Standard">67 - B. de Tyherno</text:p>
      <text:p text:style-name="Standard">68 - prebenda dicti loci</text:p>
      <text:p text:style-name="Standard">69 - R. de Putheolis</text:p>
      <text:p text:style-name="Standard">70 - T. de Sancto Petro</text:p>
      <text:p text:style-name="Standard">71 - De requesta facta per magistrum Ai. Grangerii super demolicion</text:p>
      <text:p text:style-name="Standard">72 - G. de Albyaco</text:p>
      <text:p text:style-name="Standard">73 - camini domus domini Andree de Courteneto / dictum est quod ipse</text:p>
      <text:p text:style-name="Standard">74 - de Justi</text:p>
      <text:p text:style-name="Standard">75 - 44.</text:p>
      <text:p text:style-name="Standard">76 - magister An. loquatur cum magistro R. de Templo lathomo et ecclesie</text:p>
      <text:p text:style-name="Standard">77 - Chante prime</text:p>
      <text:p text:style-name="Standard">78 - jurato ad sciendum an ipse habeat aliquid in scriptis de ordina</text:p>
      <text:p text:style-name="Standard">79 - PPh. de Salione</text:p>
      <text:p text:style-name="Standard">80 - come $sel$ super hoc olim facta et quod eciam queratur super hoc regestru</text:p>
      <text:p text:style-name="Standard">81 - Voygnon</text:p>
      <text:p text:style-name="Standard">82 - capituli</text:p>
      <text:p text:style-name="Standard">83 - Ay. de Maignaco</text:p>
      <text:p text:style-name="Standard">84 - S. Boussardi</text:p>
      <text:p text:style-name="Standard">85 - J. Regis</text:p>
      <text:p text:style-name="Standard">86 - An. Grangerii</text:p>
      <text:p text:style-name="Standard">87 - G. Paillardi</text:p>
      <text:p text:style-name="Standard">88 - x s. vi d.</text:p>
      <text:p text:style-name="Standard">89 - G. de Alneolo</text:p>
      <text:p text:style-name="Standard">=FRAN_0393_10950_L.jpg=</text:p>
      <text:p text:style-name="Standard"><text:soft-page-break/>1 - onagesimo iiii</text:p>
      <text:p text:style-name="Standard">2 - .</text:p>
      <text:p text:style-name="Standard">3 - 280</text:p>
      <text:p text:style-name="Standard">4 - Anno nogesim iii° die veneris xxia augusti capitulantibus dominis</text:p>
      <text:p text:style-name="Standard">5 - P. Decano</text:p>
      <text:p text:style-name="Standard">6 - preceptum est notario quod vendat residuum bonorum</text:p>
      <text:p text:style-name="Standard">7 - G. archidiacono ecclesie</text:p>
      <text:p text:style-name="Standard">8 - deffuncti domini archidiaconus Parisiensis preco facto per appreciatore</text:p>
      <text:p text:style-name="Standard">9 - Sy. succentore</text:p>
      <text:p text:style-name="Standard">10 - si plus non poterit haberdi</text:p>
      <text:p text:style-name="Standard">11 - P. Roberti</text:p>
      <text:p text:style-name="Standard">12 - N. de Ordeimonte</text:p>
      <text:p text:style-name="Standard">13 - Deliberatum est quod magister R. de Templo lathomo</text:p>
      <text:p text:style-name="Standard">14 - de Pompodorio</text:p>
      <text:p text:style-name="Standard">15 - tradat copiam rapporti per ipsum facti super repparacionibus</text:p>
      <text:p text:style-name="Standard">16 - *.</text:p>
      <text:p text:style-name="Standard">17 - de Karolay</text:p>
      <text:p text:style-name="Standard">18 - demus nuper deffuncti magistri P. Forreti magistro Sancto</text:p>
      <text:p text:style-name="Standard">19 - de Lorriaco</text:p>
      <text:p text:style-name="Standard">20 - Boussardi</text:p>
      <text:p text:style-name="Standard">21 - L. de Mongeria</text:p>
      <text:p text:style-name="Standard">22 - Deputati ad loquentum cum domino Officais Parisiensi pro quinsi</text:p>
      <text:p text:style-name="Standard">23 - B. de Tyherno</text:p>
      <text:p text:style-name="Standard">24 - et Famlo Chaudardi sunt domini G. de Albyaco et</text:p>
      <text:p text:style-name="Standard">25 - R. de Putheolis</text:p>
      <text:p text:style-name="Standard">26 - T. de Sancto Petro</text:p>
      <text:p text:style-name="Standard">27 - G. de Alverlo.</text:p>
      <text:p text:style-name="Standard">28 - G. de Albyaco</text:p>
      <text:p text:style-name="Standard">29 - Concessa est quictanciam executiorem testamentus deffuncti</text:p>
      <text:p text:style-name="Standard">30 - G. de Alverlo</text:p>
      <text:p text:style-name="Standard">31 - magistri N. de Villarnarum Cantore Par. de xv f.</text:p>
      <text:p text:style-name="Standard">32 - R. de Justinis</text:p>
      <text:p text:style-name="Standard">33 - quictancia</text:p>
      <text:p text:style-name="Standard">34 - et vii s. suctontis xxxvi. s. quos tradidit dominus H.</text:p>
      <text:p text:style-name="Standard">35 - Voygnon</text:p>
      <text:p text:style-name="Standard">36 - p</text:p>
      <text:p text:style-name="Standard"><text:soft-page-break/>37 - Blancheti cantor pro porcione ipsos contingente de</text:p>
      <text:p text:style-name="Standard">38 - G. Fedelli</text:p>
      <text:p text:style-name="Standard">39 - repparacionibus de Andresiaco</text:p>
      <text:p text:style-name="Standard">40 - G. Paillardi</text:p>
      <text:p text:style-name="Standard">41 - S. Boussardi</text:p>
      <text:p text:style-name="Standard">42 - Domini G. Anglici et M. Chambon sunt deputati</text:p>
      <text:p text:style-name="Standard">43 - Regie</text:p>
      <text:p text:style-name="Standard">44 - st</text:p>
      <text:p text:style-name="Standard">45 - ad prosequentem licteram que debet fieri super reddicione cere</text:p>
      <text:p text:style-name="Standard">46 - Ay. de Maignaco</text:p>
      <text:p text:style-name="Standard">47 - proverentes ex exequiis regimne Anglie</text:p>
      <text:p text:style-name="Standard">48 - J. de Socto</text:p>
      <text:p text:style-name="Standard">49 - Sentenciers donnee contre estienne sancelle au prouffi</text:p>
      <text:p text:style-name="Standard">50 - de Thibaut Bourgarnier en fourme commue de laquelle</text:p>
      <text:p text:style-name="Standard">51 - ile dit estres a appellé sanz declavier par devant quel jo</text:p>
      <text:p text:style-name="Standard">52 - La cause Jehan Le Boucher contre Germaine la maistresse a mercredi prochan venant en</text:p>
      <text:p text:style-name="Standard">53 - estat du consentement des parties</text:p>
      <text:p text:style-name="Standard">54 - sz</text:p>
      <text:p text:style-name="Standard">55 - iisi p.</text:p>
      <text:p text:style-name="Standard">56 - *iii</text:p>
      <text:p text:style-name="Standard">57 - Pii</text:p>
      <text:p text:style-name="Standard">58 - Dilarii</text:p>
      <text:p text:style-name="Standard">59 - Capinniu</text:p>
      <text:p text:style-name="Standard">60 - Celebratum in vigilia beati Bartholomei apostoli Anno Domini</text:p>
      <text:p text:style-name="Standard">61 - Millesimo Trecensi nonagesimo quarto</text:p>
      <text:p text:style-name="Standard">=FRAN_0393_10951_L.jpg=</text:p>
      <text:p text:style-name="Standard">1 - nonagesimo iiii</text:p>
      <text:p text:style-name="Standard">2 - Cxix</text:p>
      <text:p text:style-name="Standard">3 - Anno predicto die sabbati in vigilia beati Bartholomei apostoli capitulantibus dominis</text:p>
      <text:p text:style-name="Standard">4 - P. Decano</text:p>
      <text:p text:style-name="Standard">5 - archidiaconuo ecclesie</text:p>
      <text:p text:style-name="Standard">6 - G</text:p>
      <text:p text:style-name="Standard">7 - Jaques trouchet sergent a cheval a adourné</text:p>
      <text:p text:style-name="Standard">8 - Me</text:p>
      <text:p text:style-name="Standard">9 - Succentore</text:p>
      <text:p text:style-name="Standard">10 - Sy</text:p>
      <text:p text:style-name="Standard"><text:soft-page-break/>11 - messeigneurs devant les generaulx a de mercredi en viii jours</text:p>
      <text:p text:style-name="Standard">12 - Roberti</text:p>
      <text:p text:style-name="Standard">13 - P.</text:p>
      <text:p text:style-name="Standard">14 - pour dire la cause de l'epposicion faicte par le procureur de</text:p>
      <text:p text:style-name="Standard">15 - Archidiacono Brie</text:p>
      <text:p text:style-name="Standard">16 - 3.</text:p>
      <text:p text:style-name="Standard">17 - de Pompodorio</text:p>
      <text:p text:style-name="Standard">18 - l'eglise aux criees faictes sur les heritages etc.</text:p>
      <text:p text:style-name="Standard">19 - *</text:p>
      <text:p text:style-name="Standard">20 - de socto</text:p>
      <text:p text:style-name="Standard">21 - a la requeste de Roger le Mire</text:p>
      <text:p text:style-name="Standard">22 - de Ordeimonte</text:p>
      <text:p text:style-name="Standard">23 - de Mongeria</text:p>
      <text:p text:style-name="Standard">24 - Deliberatum est quod scribatur magistro Johanni de</text:p>
      <text:p text:style-name="Standard">25 - 3</text:p>
      <text:p text:style-name="Standard">26 - 2</text:p>
      <text:p text:style-name="Standard">27 - de Lorriaco</text:p>
      <text:p text:style-name="Standard">28 - Marchia quod procuretur causam Sancti Benedicti commicti altero</text:p>
      <text:p text:style-name="Standard">29 - de Tyherne</text:p>
      <text:p text:style-name="Standard">30 - 2</text:p>
      <text:p text:style-name="Standard">31 - de tribus dominis cardinalibus scilicet aut domino de Jhili</text:p>
      <text:p text:style-name="Standard">32 - de Putheolis</text:p>
      <text:p text:style-name="Standard">33 - R</text:p>
      <text:p text:style-name="Standard">34 - 8</text:p>
      <text:p text:style-name="Standard">35 - aut de hua vel pampilonensis et quod alterum ipsorum</text:p>
      <text:p text:style-name="Standard">36 - de Sancto Petro</text:p>
      <text:p text:style-name="Standard">37 - T.</text:p>
      <text:p text:style-name="Standard">38 - de causa predicta informet ante recessum suum de Avinensi</text:p>
      <text:p text:style-name="Standard">39 - de Alneolo</text:p>
      <text:p text:style-name="Standard">40 - G.</text:p>
      <text:p text:style-name="Standard">41 - de Justinis</text:p>
      <text:p text:style-name="Standard">42 - E</text:p>
      <text:p text:style-name="Standard">43 - Commissarii ad audiendum competum Camerarii clerici sunt</text:p>
      <text:p text:style-name="Standard">44 - de Salione</text:p>
      <text:p text:style-name="Standard">45 - Pl</text:p>
      <text:p text:style-name="Standard">46 - R. de Lorriaco et . de Socti</text:p>
      <text:p text:style-name="Standard"><text:soft-page-break/>47 - Cosson</text:p>
      <text:p text:style-name="Standard">48 - Jau</text:p>
      <text:p text:style-name="Standard">49 - Fedelli</text:p>
      <text:p text:style-name="Standard">50 - G.</text:p>
      <text:p text:style-name="Standard">51 - Regis.</text:p>
      <text:p text:style-name="Standard">52 - revocatus est dominus Egidius Pinelli in clericum matutinarum</text:p>
      <text:p text:style-name="Standard">53 - Chanteprime</text:p>
      <text:p text:style-name="Standard">54 - 1</text:p>
      <text:p text:style-name="Standard">55 - ut prius sub spe quod se emendet et est sibi preceptu quod</text:p>
      <text:p text:style-name="Standard">56 - Paillardi</text:p>
      <text:p text:style-name="Standard">57 - G</text:p>
      <text:p text:style-name="Standard">58 - dicat horas canonicas quodque veniat ad matutinas et</text:p>
      <text:p text:style-name="Standard">59 - de Maignaco</text:p>
      <text:p text:style-name="Standard">60 - Ayd</text:p>
      <text:p text:style-name="Standard">61 - ad alias horas alias expelletur omnio ab ecclesia sine</text:p>
      <text:p text:style-name="Standard">62 - $Et de Sancti Petro</text:p>
      <text:p text:style-name="Standard">63 - spe redenndim</text:p>
      <text:p text:style-name="Standard">64 - J.</text:p>
      <text:p text:style-name="Standard">65 - de Karolay</text:p>
      <text:p text:style-name="Standard">66 - Visa diligenter et inspecta clara testamenti deffuncti magistri Petri</text:p>
      <text:p text:style-name="Standard">67 - de Albyaco</text:p>
      <text:p text:style-name="Standard">68 - G.</text:p>
      <text:p text:style-name="Standard">69 - P</text:p>
      <text:p text:style-name="Standard">70 - Forteti super institucione magistri scolanum ordinatorum per</text:p>
      <text:p text:style-name="Standard">71 - Voygnon</text:p>
      <text:p text:style-name="Standard">72 - Jerterei deffunctumus magistrum P. Forteti deliberatum est quod magister</text:p>
      <text:p text:style-name="Standard">73 - A Grangerii</text:p>
      <text:p text:style-name="Standard">74 - Girardus Forteti nepos ipsius deffuncti non prot recipi</text:p>
      <text:p text:style-name="Standard">75 - in magistrum ipsorum scolanum pluribus racionibus decisis et</text:p>
      <text:p text:style-name="Standard">76 - allegatis</text:p>
      <text:p text:style-name="Standard">77 - Lunus pre dicto die martis poust perthelomeum ducantes capitulo generali et capitulantibus dominis</text:p>
      <text:p text:style-name="Standard">78 - Guillelmus DAniaux alter executorum testimentim deffuncti magistri N. de</text:p>
      <text:p text:style-name="Standard">79 - P. Decano</text:p>
      <text:p text:style-name="Standard">80 - villamarum quondam cantorum Par. tradidum magistro Tho. de Sancto P</text:p>
      <text:p text:style-name="Standard">81 - G. Archidiacono ecclesie</text:p>
      <text:p text:style-name="Standard"><text:soft-page-break/>82 - Dy.</text:p>
      <text:p text:style-name="Standard">83 - succentore</text:p>
      <text:p text:style-name="Standard">84 - xv. fr. vii s. pro repparacionibus de Andresiaco et porcione contingentes</text:p>
      <text:p text:style-name="Standard">85 - Roberti</text:p>
      <text:p text:style-name="Standard">86 - dictum deffunctum et concessa est ei quictancia</text:p>
      <text:p text:style-name="Standard">87 - de Pompodorio</text:p>
      <text:p text:style-name="Standard">88 - Super requesta alias facta per magistrum P. de Castro Pre</text:p>
      <text:p text:style-name="Standard">89 - de Karolay</text:p>
      <text:p text:style-name="Standard">90 - 3</text:p>
      <text:p text:style-name="Standard">91 - fundacione lxx. lb. pari. distribuendarum in matutinis Beate M.</text:p>
      <text:p text:style-name="Standard">92 - de Mongeria</text:p>
      <text:p text:style-name="Standard">93 - de Lorriaco</text:p>
      <text:p text:style-name="Standard">94 - 2</text:p>
      <text:p text:style-name="Standard">95 - maior pars dominorum fuit oppinionis quod recipiantur xiiC s.</text:p>
      <text:p text:style-name="Standard">96 - de Tyherno</text:p>
      <text:p text:style-name="Standard">97 - 13</text:p>
      <text:p text:style-name="Standard">98 - quos ipsa vult tradie verumpci ecclesia quoquo non se obli</text:p>
      <text:p text:style-name="Standard">99 - de Putheolis</text:p>
      <text:p text:style-name="Standard">100 - R.</text:p>
      <text:p text:style-name="Standard">101 - Gabit</text:p>
      <text:p text:style-name="Standard">102 - de Ordeiomonte</text:p>
      <text:p text:style-name="Standard">103 - N</text:p>
      <text:p text:style-name="Standard">104 - Magister P. Roberti acceptavit officium</text:p>
      <text:p text:style-name="Standard">105 - de Ahneolo</text:p>
      <text:p text:style-name="Standard">106 - G.</text:p>
      <text:p text:style-name="Standard">107 - 4</text:p>
      <text:p text:style-name="Standard">108 - Camere modo quo ipsum receperat et acceptaverat</text:p>
      <text:p text:style-name="Standard">109 - de Justinis</text:p>
      <text:p text:style-name="Standard">110 - J</text:p>
      <text:p text:style-name="Standard">111 - De Castro</text:p>
      <text:p text:style-name="Standard">112 - anno preterito.</text:p>
      <text:p text:style-name="Standard">113 - P.</text:p>
      <text:p text:style-name="Standard">114 - G. Paillardi</text:p>
      <text:p text:style-name="Standard">115 - de Salione</text:p>
      <text:p text:style-name="Standard">116 - Plh</text:p>
      <text:p text:style-name="Standard">117 - G. de Albyaco</text:p>
      <text:p text:style-name="Standard"><text:soft-page-break/>118 - Tenores autem plurium cedularum per ipsum magistrum</text:p>
      <text:p text:style-name="Standard">119 - De Neilly</text:p>
      <text:p text:style-name="Standard">120 - Ja. Cesson</text:p>
      <text:p text:style-name="Standard">121 - Boussardi</text:p>
      <text:p text:style-name="Standard">122 - pr. decistu matirm sequtr in pia sugnti</text:p>
      <text:p text:style-name="Standard">123 - Regi</text:p>
      <text:p text:style-name="Standard">124 - .gnonz</text:p>
      <text:p text:style-name="Standard">125 - HHauponne</text:p>
      <text:p text:style-name="Standard">=FRAN_0393_10952_L.jpg=</text:p>
      <text:p text:style-name="Standard">1 - nonagesimo iiii</text:p>
      <text:p text:style-name="Standard">2 - 238</text:p>
      <text:p text:style-name="Standard">3 - Jous faire le plesis et acomplir le bon propos et la bonne devocion de hon</text:p>
      <text:p text:style-name="Standard">4 - rable et discrecte personne maistre Pierre de Chastel arcediacre de Soissons</text:p>
      <text:p text:style-name="Standard">5 - chanoine de Paris et conseillier du roy nostre seigneur et sa chambre des comptes lezdoy</text:p>
      <text:p text:style-name="Standard">6 - et chapitre de l'eglise de Paris le reiencient de la bonne devocion qu'il a a la dite</text:p>
      <text:p text:style-name="Standard">7 - eglise et permi l'offre de xii frans qui leur a faicte il y offrent et donnent le</text:p>
      <text:p text:style-name="Standard">8 - election de prendre l'une des quatre offres qui s'ensuivent laquelle qui mielz</text:p>
      <text:p text:style-name="Standard">9 - ly plaira</text:p>
      <text:p text:style-name="Standard">10 - Premierement il assarront un et convenablement lxx. l. par. de rente cmnmelle</text:p>
      <text:p text:style-name="Standard">11 - perpetuelle sur les terres rentes et revenires de l'e glise de pari et feront distri</text:p>
      <text:p text:style-name="Standard">12 - buer les dictes LXX. livers a tous les chanoirn vicaires de Saint Jehann le Ront Sain</text:p>
      <text:p text:style-name="Standard">13 - de nys du pas macicos clers de matines chapelains de ladicte eglise qui seront</text:p>
      <text:p text:style-name="Standard">14 - continuellement du commencement jusques a la fin aux matines de nostre</text:p>
      <text:p text:style-name="Standard">15 - dame et aux laudes de mors qui se chautent en ladicte eglise aprés les gracias</text:p>
      <text:p text:style-name="Standard">16 - ouatines a chascun des dessus nommes qui sera aux dictes matines et laudes de</text:p>
      <text:p text:style-name="Standard">17 - eors et qui aura esté par avant aux grans matines nii deniers par. et chantere</text:p>
      <text:p text:style-name="Standard">18 - l'en Cedevin a celles qui se chanteront au samedi</text:p>
      <text:p text:style-name="Standard">19 - Item si plaist mielx au dit maistre Pierre lesdiz doyen et chapitre feront</text:p>
      <text:p text:style-name="Standard">20 - distribuer a corsjours moiz a touz les dessurnommez perpetuellement a chascun mestre</text:p>
      <text:p text:style-name="Standard">21 - par qui auront esté aus dictes matinez de nostre dame et laudes comme dit est</text:p>
      <text:p text:style-name="Standard">22 - exepté ans chapelains de ladicte eglise lesquelx n'y prebeerdront aucunes distri</text:p>
      <text:p text:style-name="Standard">23 - bucions ne n'y seront point comptes</text:p>
      <text:p text:style-name="Standard">24 - Item si plaist mielx au dit mnaistre Pierre baille lesdiz sn frans aus vicair</text:p>
      <text:p text:style-name="Standard">25 - Jehanoin de Saint Jehan le Ront Saint denos du pas macieos clers de mstre</text:p>
      <text:p text:style-name="Standard">26 - times chapelains de ladicte eglise et les face obligier si bien et si fort comme</text:p>
      <text:p text:style-name="Standard">27 - il lui plaira de distribuer ou faire distribuer IIII. deniers ae un chascun perpetuelle</text:p>
      <text:p text:style-name="Standard"><text:soft-page-break/>28 - ment qui sera aux dictes matines de nostre Dame et laudes esmose dit est et que en ce le</text:p>
      <text:p text:style-name="Standard">29 - chanoin de Paris n'y prengnent aucune distribucion ne y soient en quelconque manier</text:p>
      <text:p text:style-name="Standard">30 - Compris</text:p>
      <text:p text:style-name="Standard">31 - Iem si plaist mielx au dit maistre Pierre de bailler de ses rentes qu'il a en la</text:p>
      <text:p text:style-name="Standard">32 - ville de Paris et de hors lesdiz doyen et chapitre les prendeont volentiere et fers</text:p>
      <text:p text:style-name="Standard">33 - faire la dicte distribrecion tant comme la rente se poura escendre</text:p>
      <text:p text:style-name="Standard">34 - Tenor alberius cedube</text:p>
      <text:p text:style-name="Standard">35 - Actoit fait en ce present chapitre de Saint Berchelemy derremerement</text:p>
      <text:p text:style-name="Standard">36 - Psé iiii. et xiiii entre messeigneurs doyen et chapitre de poie et mestre</text:p>
      <text:p text:style-name="Standard">37 - Piecre de chastel Chanoine de Paris / que le dit maistre Fera faire la</text:p>
      <text:p text:style-name="Standard">38 - distribucion de liii. dis P. pour ceste premiere année / aux grans chanoines</text:p>
      <text:p text:style-name="Standard">39 - vicaires chanoines de Saint Jehan le Ront et saint D'euys du pas matia</text:p>
      <text:p text:style-name="Standard">40 - clers de matines et chapelains de la communate de la dicte eglise et</text:p>
      <text:p text:style-name="Standard">41 - et autres et que nul officier ou autre n'y prengne riens / s'il n'est presens</text:p>
      <text:p text:style-name="Standard">42 - estre aux matines de nostre dame et aux landes de mors et qui</text:p>
      <text:p text:style-name="Standard">=FRAN_0393_10953_L.jpg=</text:p>
      <text:p text:style-name="Standard">1 - nonagesimo iiiiio</text:p>
      <text:p text:style-name="Standard">2 - Cxi</text:p>
      <text:p text:style-name="Standard">3 - 143</text:p>
      <text:p text:style-name="Standard">4 - fait entree aux grans matines / aux quelles matrines de Nostre dame / il veult que te deue</text:p>
      <text:p text:style-name="Standard">5 - soit dit touteffois que en les dira pour veoir et savoir combien la dite distribucion pour</text:p>
      <text:p text:style-name="Standard">6 - re montee pour ladicte aannee. Et ce pendent les dis de chapitre mettront pr</text:p>
      <text:p text:style-name="Standard">7 - ne de quetie de la rente / la quelle le dit maistre Pierre achetera en son nom et paié</text:p>
      <text:p text:style-name="Standard">8 - ra. et en la fin de ladicte annee se la dicte distribucion plaist aux parties / lesdiz</text:p>
      <text:p text:style-name="Standard">9 - de chapitre se changeront et obligeront a faire et parfaire perpetuelment chascun</text:p>
      <text:p text:style-name="Standard">10 - an la dite distribucion de IIiI. deniers des meileurs et plus cleres rentes et revera</text:p>
      <text:p text:style-name="Standard">11 - es qui soient a l'eglise / et le dit maistre Pierre baillera la dite rente qu'il aura</text:p>
      <text:p text:style-name="Standard">12 - achetee et le sur plus de XII. frans qui levé a offers pour faire la dite distribucion</text:p>
      <text:p text:style-name="Standard">13 - oultre la somme qui sera baillee pour ceste annee / et ilz promettront de faire di</text:p>
      <text:p text:style-name="Standard">14 - stribuer perpetuelment les diz IIII. deniers aussi comme dessus est dit a la fin des leo</text:p>
      <text:p text:style-name="Standard">15 - des et des maintenant ledit maistre Pierre baillera xvi. livres pore a maistre</text:p>
      <text:p text:style-name="Standard">16 - agues de ville jure pour faire la dicte distribucion et commencee aux premieres</text:p>
      <text:p text:style-name="Standard">17 - matines de Nostre Dame qui se diront en l'eglise de Parisis / passé de rechief</text:p>
      <text:p text:style-name="Standard">18 - en chapitre le derremee jour d'aoust mil cccc iiii. et iiii.</text:p>
      <text:p text:style-name="Standard">19 - Anno predicto die mercurii xxvita augusti duranti capitulo generali et capitulantibus dominis</text:p>
      <text:p text:style-name="Standard">20 - P. Decano</text:p>
      <text:p text:style-name="Standard"><text:soft-page-break/>21 - Deliberatum est quod expediatur a carceribus Bernardus pulsator</text:p>
      <text:p text:style-name="Standard">22 - G. archidiacono ecclesie</text:p>
      <text:p text:style-name="Standard">23 - campanarum in quibus positus fuerat quia detinuerat in turre</text:p>
      <text:p text:style-name="Standard">24 - Sy. succentore</text:p>
      <text:p text:style-name="Standard">25 - ecclesie nepotem domini Odardi de Molinis canonici Parisiensis per unam</text:p>
      <text:p text:style-name="Standard">26 - de Pompodorio</text:p>
      <text:p text:style-name="Standard">27 - noctem</text:p>
      <text:p text:style-name="Standard">28 - de Karolay</text:p>
      <text:p text:style-name="Standard">29 - Deliberatum est quod non tradentur merelli vicariis nisi modo quo</text:p>
      <text:p text:style-name="Standard">30 - de socto</text:p>
      <text:p text:style-name="Standard">31 - alias fuit ordinatum scilicet ad benedictos nec de gracia nec aliomodo</text:p>
      <text:p text:style-name="Standard">32 - de Mongeria</text:p>
      <text:p text:style-name="Standard">33 - L</text:p>
      <text:p text:style-name="Standard">34 - 2</text:p>
      <text:p text:style-name="Standard">35 - de Lorriaco</text:p>
      <text:p text:style-name="Standard">36 - B. de Tyhenno</text:p>
      <text:p text:style-name="Standard">37 - Magister Dyonisius custurarii vicarius ecclesia electus est et</text:p>
      <text:p text:style-name="Standard">38 - R.</text:p>
      <text:p text:style-name="Standard">39 - de Putheolis</text:p>
      <text:p text:style-name="Standard">40 - receptus in solicitatorem causapam ecclesie et lucrabitur distribuciones</text:p>
      <text:p text:style-name="Standard">41 - T. de Sancto Petro</text:p>
      <text:p text:style-name="Standard">42 - suas quamdiu vacabit in negociis causarum predictarum et fecit</text:p>
      <text:p text:style-name="Standard">43 - juramentum de bene et fideliter pro sequente dicta negocia / et secreta serva</text:p>
      <text:p text:style-name="Standard">44 - G. de Albyaco</text:p>
      <text:p text:style-name="Standard">45 - et compotum reddet de peccunia sibi tradita pro expedicione processuum</text:p>
      <text:p text:style-name="Standard">46 - G. de Alneolo</text:p>
      <text:p text:style-name="Standard">47 - causararum predictarum</text:p>
      <text:p text:style-name="Standard">48 - R</text:p>
      <text:p text:style-name="Standard">49 - de Justinis</text:p>
      <text:p text:style-name="Standard">50 - N. de Ordeimonte</text:p>
      <text:p text:style-name="Standard">51 - Pceptum est Hugueto tabulario quod de cetero ponat in tabula capellani</text:p>
      <text:p text:style-name="Standard">52 - G. Boussardi</text:p>
      <text:p text:style-name="Standard">53 - ecclesie qui debent octavum responsorium et commissum est domino Henrico</text:p>
      <text:p text:style-name="Standard">54 - P. de Castro</text:p>
      <text:p text:style-name="Standard">55 - scolaris capellano domini cantoris quod de cetero dicat illud responsorium</text:p>
      <text:p text:style-name="Standard">56 - Ph. de Salione</text:p>
      <text:p text:style-name="Standard"><text:soft-page-break/>57 - pro capellanius absente et habebit commodum solitum et consuetum solvi per ipso</text:p>
      <text:p text:style-name="Standard">58 - Regis</text:p>
      <text:p text:style-name="Standard">59 - capellanios in hoc defficiente</text:p>
      <text:p text:style-name="Standard">60 - Chanteprime</text:p>
      <text:p text:style-name="Standard">61 - Data est clericatura matutinarum dicto domino Henrico</text:p>
      <text:p text:style-name="Standard">62 - de Maignaco</text:p>
      <text:p text:style-name="Standard">63 - Paillardi</text:p>
      <text:p text:style-name="Standard">64 - Roberti</text:p>
      <text:p text:style-name="Standard">65 - use Jehan Le Boucher a de Vendredi en viii jours en</text:p>
      <text:p text:style-name="Standard">66 - lestat duy</text:p>
      <text:p text:style-name="Standard">=FRAN_0393_10954_L.jpg=</text:p>
      <text:p text:style-name="Standard">1 - nonag</text:p>
      <text:p text:style-name="Standard">2 - 240</text:p>
      <text:p text:style-name="Standard">3 - Die jovis xxviia augusti durantis capitulo generali et capitulantibus dominis</text:p>
      <text:p text:style-name="Standard">4 - P. Decano</text:p>
      <text:p text:style-name="Standard">5 - Magister Johannes Voygnon obtulit Corclar ecclesie quod</text:p>
      <text:p text:style-name="Standard">6 - Sy. succentore</text:p>
      <text:p text:style-name="Standard">7 - fecit fieri in spedona ut sit ciomme et bannerium dummoo</text:p>
      <text:p text:style-name="Standard">8 - Roberti</text:p>
      <text:p text:style-name="Standard">9 - P.</text:p>
      <text:p text:style-name="Standard">10 - solvatur sibi precium quod sibi custitit et super hoc</text:p>
      <text:p text:style-name="Standard">11 - de Pompodorio</text:p>
      <text:p text:style-name="Standard">12 - plenius declarando comissi sunt ad loquendum cum ipso</text:p>
      <text:p text:style-name="Standard">13 - de Karolay</text:p>
      <text:p text:style-name="Standard">14 - de socto</text:p>
      <text:p text:style-name="Standard">15 - Voygnon domini R. de Lorriaco et J. Chanteprime</text:p>
      <text:p text:style-name="Standard">16 - de Lorriaco</text:p>
      <text:p text:style-name="Standard">17 - de Mongeria</text:p>
      <text:p text:style-name="Standard">18 - Deputati ad visitandum locum de Fresneuse super quo</text:p>
      <text:p text:style-name="Standard">19 - 2</text:p>
      <text:p text:style-name="Standard">20 - de Tyherno</text:p>
      <text:p text:style-name="Standard">21 - dominus archidiaconus Brie vult fundare suum anniversarium</text:p>
      <text:p text:style-name="Standard">22 - de Putheolis</text:p>
      <text:p text:style-name="Standard">23 - sunt domini R. de Lorriaco et G. de Alncelo</text:p>
      <text:p text:style-name="Standard">24 - de Sancto Petro</text:p>
      <text:p text:style-name="Standard">25 - T</text:p>
      <text:p text:style-name="Standard"><text:soft-page-break/>26 - Placet dominis quod vinee site prope Joignyacum que sunt</text:p>
      <text:p text:style-name="Standard">27 - de Albyaco</text:p>
      <text:p text:style-name="Standard">28 - E</text:p>
      <text:p text:style-name="Standard">29 - in frichia tradantur ad censum cui poterunt tradi</text:p>
      <text:p text:style-name="Standard">30 - de Ahneolo</text:p>
      <text:p text:style-name="Standard">31 - S</text:p>
      <text:p text:style-name="Standard">32 - et magister Johannes Chanteprime promisit super hoc facere bona</text:p>
      <text:p text:style-name="Standard">33 - de Justinis</text:p>
      <text:p text:style-name="Standard">34 - P. de Castro</text:p>
      <text:p text:style-name="Standard">35 - diligencia prima vice qua ibit ad partes illas</text:p>
      <text:p text:style-name="Standard">36 - Ph. de Falione</text:p>
      <text:p text:style-name="Standard">37 - Deliberatum est quod amo no vifventur compota offici</text:p>
      <text:p text:style-name="Standard">38 - Voygnon</text:p>
      <text:p text:style-name="Standard">39 - *</text:p>
      <text:p text:style-name="Standard">40 - ciariorum ecclesie donec ipsi tradiderint per declaracionem</text:p>
      <text:p text:style-name="Standard">41 - Chanteprime</text:p>
      <text:p text:style-name="Standard">42 - arreragia debita suis officialis tlr quod reddant causa</text:p>
      <text:p text:style-name="Standard">43 - Regi</text:p>
      <text:p text:style-name="Standard">44 - quare redditas manent in arreragiis.</text:p>
      <text:p text:style-name="Standard">45 - G. Paillardi</text:p>
      <text:p text:style-name="Standard">46 - Ay. de Maignaco</text:p>
      <text:p text:style-name="Standard">47 - .</text:p>
      <text:p text:style-name="Standard">48 - Magister Petrus Canvillier procurator domini Johannis de Vergier</text:p>
      <text:p text:style-name="Standard">49 - Boussardi</text:p>
      <text:p text:style-name="Standard">50 - s</text:p>
      <text:p text:style-name="Standard">51 - curati de locis Parisiensis diocesis habuit licteram presentacionis domino</text:p>
      <text:p text:style-name="Standard">52 - 0</text:p>
      <text:p text:style-name="Standard">53 - requie in sequeti pagina ad sile signum</text:p>
      <text:p text:style-name="Standard">54 - episcopo Parisiensi / causa permutacionis faciend cum domino Andrea</text:p>
      <text:p text:style-name="Standard">55 - camiti curato beate Marie de Areiis / Ambranensis</text:p>
      <text:p text:style-name="Standard">56 - diocesis ad ipsam ecclesiam beate Marie.</text:p>
      <text:p text:style-name="Standard">57 - Die veneris iiia septembris capitulantibus dominis</text:p>
      <text:p text:style-name="Standard">58 - P. Decano</text:p>
      <text:p text:style-name="Standard">59 - Michon prieur et estienne vilaine boulengiors</text:p>
      <text:p text:style-name="Standard">60 - Sy. Succentor</text:p>
      <text:p text:style-name="Standard">61 - s</text:p>
      <text:p text:style-name="Standard"><text:soft-page-break/>62 - Jurez de la ville d'Orly pource que le forains boulen</text:p>
      <text:p text:style-name="Standard">63 - de Pompodorio</text:p>
      <text:p text:style-name="Standard">64 - q</text:p>
      <text:p text:style-name="Standard">65 - 3</text:p>
      <text:p text:style-name="Standard">66 - giers ne peuent ne ne doivent a porter pain</text:p>
      <text:p text:style-name="Standard">67 - de Karolay</text:p>
      <text:p text:style-name="Standard">68 - T</text:p>
      <text:p text:style-name="Standard">69 - de dehors en la ville d'Orly senon qu'ilz paient</text:p>
      <text:p text:style-name="Standard">70 - de Lorriaco</text:p>
      <text:p text:style-name="Standard">71 - R.</text:p>
      <text:p text:style-name="Standard">72 - de Putheolis</text:p>
      <text:p text:style-name="Standard">73 - II. deniers pour bachoe / et vendent en la place</text:p>
      <text:p text:style-name="Standard">74 - de socco</text:p>
      <text:p text:style-name="Standard">75 - ilz ont requis pour eulx et les aultres bou</text:p>
      <text:p text:style-name="Standard">76 - T</text:p>
      <text:p text:style-name="Standard">77 - de Sancto Petro</text:p>
      <text:p text:style-name="Standard">78 - lengiers que il pleust a messeigneurs de leur donner</text:p>
      <text:p text:style-name="Standard">79 - de Albyaco</text:p>
      <text:p text:style-name="Standard">80 - G.</text:p>
      <text:p text:style-name="Standard">81 - et octroier de grace et a leur voulenté et bon</text:p>
      <text:p text:style-name="Standard">82 - de Alneolo</text:p>
      <text:p text:style-name="Standard">83 - G</text:p>
      <text:p text:style-name="Standard">84 - plaisir que ilz puissent amener pain de dehois</text:p>
      <text:p text:style-name="Standard">85 - R. de Justinis</text:p>
      <text:p text:style-name="Standard">86 - octron</text:p>
      <text:p text:style-name="Standard">87 - en la dicte ville d'erly et vendre aux ferestres</text:p>
      <text:p text:style-name="Standard">88 - J.</text:p>
      <text:p text:style-name="Standard">89 - .Voygnon</text:p>
      <text:p text:style-name="Standard">90 - et messeigneurs eue deliberacion surce / leur</text:p>
      <text:p text:style-name="Standard">91 - Ph. de Salione</text:p>
      <text:p text:style-name="Standard">92 - de grace que il puissent amener le pain fait de hoit</text:p>
      <text:p text:style-name="Standard">93 - G. Paillardi</text:p>
      <text:p text:style-name="Standard">94 - ladicte ville sans paier les ii. deniers pour bachoe et</text:p>
      <text:p text:style-name="Standard">95 - S. Boussardi</text:p>
      <text:p text:style-name="Standard">96 - que le pain qu'ilz ne pourront vendre en place ilz le</text:p>
      <text:p text:style-name="Standard">97 - Ly. de Maignac</text:p>
      <text:p text:style-name="Standard"><text:soft-page-break/>98 - puissent vendre aux fenestres jusques au chapit</text:p>
      <text:p text:style-name="Standard">99 - de la Saint Jehan prouchi venan / et ce fut fait presens</text:p>
      <text:p text:style-name="Standard">100 - de Mongeria</text:p>
      <text:p text:style-name="Standard">101 - Jehan Herouart manend'orly . Jehan la Vache</text:p>
      <text:p text:style-name="Standard">102 - Regis</text:p>
      <text:p text:style-name="Standard">103 - demneurs a Paris . Jehan Le Boucher et messseigneurs qui</text:p>
      <text:p text:style-name="Standard">104 - a ser provere d aco de Matineo</text:p>
      <text:p text:style-name="Standard">=FRAN_0393_10955_L.jpg=</text:p>
      <text:p text:style-name="Standard">1 - ii</text:p>
      <text:p text:style-name="Standard">2 - nonagesimo</text:p>
      <text:p text:style-name="Standard">3 - 121</text:p>
      <text:p text:style-name="Standard">4 - 2</text:p>
      <text:p text:style-name="Standard">5 - Le dit Jehan La Vache qui estoit respondant de iiI. fris pour une amende que</text:p>
      <text:p text:style-name="Standard">6 - devoit parrin de mancreux / a paié les diz ii. frinis et ly a esté octroyée quittance</text:p>
      <text:p text:style-name="Standard">7 - Placet dominis quad Guillelmus Auffert procurator clericorum matutinalium habeat et lucretur suas libere</text:p>
      <text:p text:style-name="Standard">8 - racione officii sui tamen injunctum est ei quod veniat ad ecclesiam quando poterit et faciat debitum</text:p>
      <text:p text:style-name="Standard">9 - suum in officio et servicio ecclesie.</text:p>
      <text:p text:style-name="Standard">10 - De Jehan le Boucher contre estienne le maistre procureur germaine la maistresse a xvme a</text:p>
      <text:p text:style-name="Standard">11 - bailler par maniere de Memvoire leur fais proposes aux fins plaidoyees et au vendredi</text:p>
      <text:p text:style-name="Standard">12 - aprs la Toussaio purnsegnes les pates</text:p>
      <text:p text:style-name="Standard">13 - Ne sabbati sequente</text:p>
      <text:p text:style-name="Standard">14 - Magister Guillelmus Joye procurator magistri Johannis de Salebruce canonici Par. confessus fuit habuisse</text:p>
      <text:p text:style-name="Standard">15 - a domino G. Anglici distributore cere provenientes ex obsequiis deffuncte regine Anglie pro porcione</text:p>
      <text:p text:style-name="Standard">16 - ut dicebat competentes dicto magistro suo iii fr. viii s. iiii d. p. proviso quod promisit reddere dictam pecuniam</text:p>
      <text:p text:style-name="Standard">17 - ipsi distributori casu quo non debetur de jure dicto magistro Johanni racione setrprebendis suo.</text:p>
      <text:p text:style-name="Standard">18 - 40</text:p>
      <text:p text:style-name="Standard">19 - Die veneris xxviiia jugusti duranensis capitulo generali et capitulantibus dominis</text:p>
      <text:p text:style-name="Standard">20 - P. Decanus</text:p>
      <text:p text:style-name="Standard">21 - Appunctuatum est quod dominus segnimus vigii alias deputatus</text:p>
      <text:p text:style-name="Standard">22 - archidiaconus ecclesie</text:p>
      <text:p text:style-name="Standard">23 - G</text:p>
      <text:p text:style-name="Standard">24 - ad recolligendum et levandum emendas curie deffuncti domini</text:p>
      <text:p text:style-name="Standard">25 - Sy. Succentore</text:p>
      <text:p text:style-name="Standard"><text:soft-page-break/>26 - archidiaconus tradat illud quod recepit et pro pena et labore suis</text:p>
      <text:p text:style-name="Standard">27 - de Mongeria</text:p>
      <text:p text:style-name="Standard">28 - habebit unum fracorum et quictanciam de receptis</text:p>
      <text:p text:style-name="Standard">29 - De Pompodorio</text:p>
      <text:p text:style-name="Standard">30 - de Karolay</text:p>
      <text:p text:style-name="Standard">31 - Domini G. archidiaconus ecclesie et G. de Alneolo deputati sunt</text:p>
      <text:p text:style-name="Standard">32 - de Socto</text:p>
      <text:p text:style-name="Standard">33 - ad tractandum cum magistro P. de Castro ut teneat viam</text:p>
      <text:p text:style-name="Standard">34 - de Lorriaco</text:p>
      <text:p text:style-name="Standard">35 - electam per magistrum Johannem de Socto salicet quod velit tradere</text:p>
      <text:p text:style-name="Standard">36 - B. de Tyherne</text:p>
      <text:p text:style-name="Standard">37 - lxx. lb. paris. pro distribucione in matutinis beate Ma</text:p>
      <text:p text:style-name="Standard">38 - R. de Putheolis</text:p>
      <text:p text:style-name="Standard">39 - facienda iste anno dumtaxa et ponat in deposito in</text:p>
      <text:p text:style-name="Standard">40 - J. de Sancto Petro</text:p>
      <text:p text:style-name="Standard">41 - thesauro xiiC fr. et si infra annum capitulum videat</text:p>
      <text:p text:style-name="Standard">42 - G. de Alneolo</text:p>
      <text:p text:style-name="Standard">43 - expediens pro ecclesia quod ipsa sit obligata pro ipso precio ad</text:p>
      <text:p text:style-name="Standard">44 - . de Justinis</text:p>
      <text:p text:style-name="Standard">45 - +</text:p>
      <text:p text:style-name="Standard">46 - dictam distribucionem faciendam / ecclesia recipiet ipsos xii fr.</text:p>
      <text:p text:style-name="Standard">47 - Plh. de Salione</text:p>
      <text:p text:style-name="Standard">48 - e ista via placuit capitulo</text:p>
      <text:p text:style-name="Standard">49 - S. Boussardi</text:p>
      <text:p text:style-name="Standard">50 - Voygnon</text:p>
      <text:p text:style-name="Standard">51 - de Castre</text:p>
      <text:p text:style-name="Standard">52 - 6</text:p>
      <text:p text:style-name="Standard">53 - Chanteprime</text:p>
      <text:p text:style-name="Standard">54 - N. de Adeomonte</text:p>
      <text:p text:style-name="Standard">55 - G. Paillardi.</text:p>
      <text:p text:style-name="Standard">56 - Regi</text:p>
      <text:p text:style-name="Standard">57 - G. de Maigna</text:p>
      <text:p text:style-name="Standard">=FRAN_0393_10956_L.jpg=</text:p>
      <text:p text:style-name="Standard">1 - Novi iiii.</text:p>
      <text:p text:style-name="Standard">2 - fz</text:p>
      <text:p text:style-name="Standard">3 - Anno nonagesimo quarto die lune ultima augusti capitulantibus dominis</text:p>
      <text:p text:style-name="Standard"><text:soft-page-break/>4 - P. Decano</text:p>
      <text:p text:style-name="Standard">5 - Dominus segninus vigenii alias deputatus ad levandum emendas</text:p>
      <text:p text:style-name="Standard">6 - G. archidiacono ecclesie</text:p>
      <text:p text:style-name="Standard">7 - regestrorum curie deffuncti nuper archidiaconus Par. tradidit</text:p>
      <text:p text:style-name="Standard">8 - Sy. succentore</text:p>
      <text:p text:style-name="Standard">9 - capitulo xiii sr. ii s. pa. de quibus habuit unum facerum pro pena</text:p>
      <text:p text:style-name="Standard">10 - de Pompodorio</text:p>
      <text:p text:style-name="Standard">11 - *</text:p>
      <text:p text:style-name="Standard">12 - et labore suis / et reddidit regestra nino xiii. que</text:p>
      <text:p text:style-name="Standard">13 - de Karolay</text:p>
      <text:p text:style-name="Standard">14 - JJ. de Socto</text:p>
      <text:p text:style-name="Standard">15 - fuerunt posita in armariolo capituli</text:p>
      <text:p text:style-name="Standard">16 - B. de Tyherno</text:p>
      <text:p text:style-name="Standard">17 - R. de Lorriaco</text:p>
      <text:p text:style-name="Standard">18 - R. de Putheolis</text:p>
      <text:p text:style-name="Standard">19 - T. de Sancto Petro</text:p>
      <text:p text:style-name="Standard">20 - G. de Alneolo</text:p>
      <text:p text:style-name="Standard">21 - J. Voygnon</text:p>
      <text:p text:style-name="Standard">22 - P. de Castro</text:p>
      <text:p text:style-name="Standard">23 - G. Paillardi</text:p>
      <text:p text:style-name="Standard">24 - Ay. de Maignaco</text:p>
      <text:p text:style-name="Standard">25 - J Regis</text:p>
      <text:p text:style-name="Standard">26 - P. Roberti</text:p>
      <text:p text:style-name="Standard">27 - Ja. Cosson</text:p>
      <text:p text:style-name="Standard">28 - Anno predicto die mercuii senda mensis septembris capituantibus dominis</text:p>
      <text:p text:style-name="Standard">29 - P. Decano</text:p>
      <text:p text:style-name="Standard">30 - Dominus Johannes Campionis Capellanus in ecclesia Parisiensis</text:p>
      <text:p text:style-name="Standard">31 - G. archidiaconuo ecclesie</text:p>
      <text:p text:style-name="Standard">32 - promisit restituere custum vidimus lictarum exempcionis</text:p>
      <text:p text:style-name="Standard">33 - Sy. succentore</text:p>
      <text:p text:style-name="Standard">34 - De Pompodorio</text:p>
      <text:p text:style-name="Standard">35 - ecclesie que sunt penes curiam parlamenti et commissum</text:p>
      <text:p text:style-name="Standard">36 - 4.</text:p>
      <text:p text:style-name="Standard">37 - D</text:p>
      <text:p text:style-name="Standard">38 - de Karolay</text:p>
      <text:p text:style-name="Standard">39 - est domino Camerario quod redivat illas litteras et solvat</text:p>
      <text:p text:style-name="Standard"><text:soft-page-break/>40 - s</text:p>
      <text:p text:style-name="Standard">41 - de Mongeria</text:p>
      <text:p text:style-name="Standard">42 - id quod dicta vidimus decustabunt ad scribende</text:p>
      <text:p text:style-name="Standard">43 - P. Roberti</text:p>
      <text:p text:style-name="Standard">44 - B. de Tyherno</text:p>
      <text:p text:style-name="Standard">45 - Dominus Petrus Cniscalli canonici epulcri resignavit suos</text:p>
      <text:p text:style-name="Standard">46 - Resignacio</text:p>
      <text:p text:style-name="Standard">47 - R.</text:p>
      <text:p text:style-name="Standard">48 - de Putheolis</text:p>
      <text:p text:style-name="Standard">49 - canonicum prebenda causa permutacionis faciende cum domino Richari</text:p>
      <text:p text:style-name="Standard">50 - R</text:p>
      <text:p text:style-name="Standard">51 - G. de Albyaco</text:p>
      <text:p text:style-name="Standard">52 - Huberti ratore pro ecclesie Sancti Mauricii de Castellione</text:p>
      <text:p text:style-name="Standard">53 - Collicio</text:p>
      <text:p text:style-name="Standard">54 - G. de Alneolo</text:p>
      <text:p text:style-name="Standard">55 - supra ligerim Bituricensi diocesis ad ipsam ecclesiam</text:p>
      <text:p text:style-name="Standard">56 - Ph. de Salione</text:p>
      <text:p text:style-name="Standard">57 - et non alias et fuerunt collati dicto domino R. qui juravit</text:p>
      <text:p text:style-name="Standard">58 - T. Hocie</text:p>
      <text:p text:style-name="Standard">59 - in forma de quo dictum Petrus peciit instrmentum</text:p>
      <text:p text:style-name="Standard">60 - Voygnon</text:p>
      <text:p text:style-name="Standard">61 - G. Paillardi</text:p>
      <text:p text:style-name="Standard">62 - remissa est emenda unius deffenctu Sancti ad Banram per per</text:p>
      <text:p text:style-name="Standard">63 - G. Boussardi</text:p>
      <text:p text:style-name="Standard">64 - la Marcelle et ordintum est quod restituantur sibi vadia sua</text:p>
      <text:p text:style-name="Standard">65 - Ay. de Maignaco</text:p>
      <text:p text:style-name="Standard">66 - Dominus collacior se opposuit exdedicioni denariorum de funus</text:p>
      <text:p text:style-name="Standard">67 - T. de Sancto Petro</text:p>
      <text:p text:style-name="Standard">68 - domini archidiaconi pro xlii lb qua. quas ipse deffuncti debet camera</text:p>
      <text:p text:style-name="Standard">69 - N. de Ordeimnte</text:p>
      <text:p text:style-name="Standard">70 - J. Regis</text:p>
      <text:p text:style-name="Standard">71 - apostolico</text:p>
      <text:p text:style-name="Standard">72 - P. Roberti</text:p>
      <text:p text:style-name="Standard">73 - Deliberatum est quod Guillelmus de Rpperia notarius curie archidiaconi ars. deputati</text:p>
      <text:p text:style-name="Standard">74 - pr capellani ad levandum emendas barie deffuncti domini Archidiaconi Par. habeat unum</text:p>
      <text:p text:style-name="Standard">75 - st pro pena sua</text:p>
      <text:p text:style-name="Standard"><text:soft-page-break/>76 - Deliberatum est quod proclametur firma terrarum de Balneolis et Fontam</text:p>
      <text:p text:style-name="Standard">77 - Johannes de Louriis noluit face obligacionem in forma visa prcese</text:p>
      <text:p text:style-name="Standard">=FRAN_0393_10957_L.jpg=</text:p>
      <text:p text:style-name="Standard">1 - nonagesimo iiii</text:p>
      <text:p text:style-name="Standard">2 - lxxii</text:p>
      <text:p text:style-name="Standard">3 - 2</text:p>
      <text:p text:style-name="Standard">4 - efr</text:p>
      <text:p text:style-name="Standard">5 - Diem venris sequentes quare in preceda solio ad tlemosignum</text:p>
      <text:p text:style-name="Standard">6 - Anno non ilimqarto die lune viia septembris capitulantibus dominis</text:p>
      <text:p text:style-name="Standard">7 - P. Decano</text:p>
      <text:p text:style-name="Standard">8 - Deliberatum est quod si vicarii episcopi noluerunt repparare id</text:p>
      <text:p text:style-name="Standard">9 - $G. Cantore</text:p>
      <text:p text:style-name="Standard">10 - quod fecerunt in expellendo tumbam magistri Guillelmi de</text:p>
      <text:p text:style-name="Standard">11 - J. archidiacono Pars.</text:p>
      <text:p text:style-name="Standard">12 - Chanaco a curia episcopi ne transiret per alteram portam</text:p>
      <text:p text:style-name="Standard">13 - G. archidiacono eclesie</text:p>
      <text:p text:style-name="Standard">14 - Sy. succentore</text:p>
      <text:p text:style-name="Standard">15 - ecclesie quod contra episcopum recipiatur casus novitatis et si aliqui</text:p>
      <text:p text:style-name="Standard">16 - de Pompodorio</text:p>
      <text:p text:style-name="Standard">17 - *</text:p>
      <text:p text:style-name="Standard">18 - servitores episcopi vel alii pro ipso defferant amplius aliquid</text:p>
      <text:p text:style-name="Standard">19 - de Karolay</text:p>
      <text:p text:style-name="Standard">20 - inhonestum ut prsenta Carlones fenum ligna lapides vel</text:p>
      <text:p text:style-name="Standard">21 - de Mongeria</text:p>
      <text:p text:style-name="Standard">22 - 32</text:p>
      <text:p text:style-name="Standard">23 - talia hujusmodi per ecclesiam quod expellantur ab ecclesia et si fuerint</text:p>
      <text:p text:style-name="Standard">24 - de Tyherno</text:p>
      <text:p text:style-name="Standard">25 - 4.</text:p>
      <text:p text:style-name="Standard">26 - rebelles ponentur in carcibus capitulo</text:p>
      <text:p text:style-name="Standard">27 - .</text:p>
      <text:p text:style-name="Standard">28 - 2</text:p>
      <text:p text:style-name="Standard">29 - de Putheol</text:p>
      <text:p text:style-name="Standard">30 - de Sancto Petro</text:p>
      <text:p text:style-name="Standard">31 - Au. Regine</text:p>
      <text:p text:style-name="Standard">32 - unus puerorum chori qui nuper furit electus in clericum matutinarum</text:p>
      <text:p text:style-name="Standard">33 - Mignoti</text:p>
      <text:p text:style-name="Standard"><text:soft-page-break/>34 - reddibit domino succentor illud quod de officio ecclesie debebat</text:p>
      <text:p text:style-name="Standard">35 - de Alveolo</text:p>
      <text:p text:style-name="Standard">36 - P</text:p>
      <text:p text:style-name="Standard">37 - reddere prout retulit ipse dominus succentor et idareo ad relacionem</text:p>
      <text:p text:style-name="Standard">38 - R</text:p>
      <text:p text:style-name="Standard">39 - de Justinis</text:p>
      <text:p text:style-name="Standard">40 - ipsius succentore fuerunt sibi expedieti denarii matutinales</text:p>
      <text:p text:style-name="Standard">41 - Voygnon</text:p>
      <text:p text:style-name="Standard">42 - Philito de Salione</text:p>
      <text:p text:style-name="Standard">43 - Cosson</text:p>
      <text:p text:style-name="Standard">44 - Jan</text:p>
      <text:p text:style-name="Standard">45 - Ducenti franci qui deunt comiti in repparacionibus</text:p>
      <text:p text:style-name="Standard">46 - Paillardi</text:p>
      <text:p text:style-name="Standard">47 - domus deffuncti magistri P. Forteti tradentur</text:p>
      <text:p text:style-name="Standard">48 - G</text:p>
      <text:p text:style-name="Standard">49 - S.</text:p>
      <text:p text:style-name="Standard">50 - Boussardi</text:p>
      <text:p text:style-name="Standard">51 - executoris magistro Johanni de Socco qui faciet s</text:p>
      <text:p text:style-name="Standard">52 - de maignaco</text:p>
      <text:p text:style-name="Standard">53 - Ay</text:p>
      <text:p text:style-name="Standard">54 - dictas repparaciones et reddet compotum prout est</text:p>
      <text:p text:style-name="Standard">55 - G</text:p>
      <text:p text:style-name="Standard">56 - 2</text:p>
      <text:p text:style-name="Standard">57 - de Lorriaco</text:p>
      <text:p text:style-name="Standard">58 - fi consaetum de domibus claustralibus</text:p>
      <text:p text:style-name="Standard">59 - de Albyaco</text:p>
      <text:p text:style-name="Standard">60 - 38</text:p>
      <text:p text:style-name="Standard">61 - Luteni magister Audicas $te textoris presbyter receptus et</text:p>
      <text:p text:style-name="Standard">62 - +.P. Roberti</text:p>
      <text:p text:style-name="Standard">63 - in magistrum scolarium collegii de ordinati pel</text:p>
      <text:p text:style-name="Standard">64 - 4</text:p>
      <text:p text:style-name="Standard">65 - T.</text:p>
      <text:p text:style-name="Standard">66 - de Socco</text:p>
      <text:p text:style-name="Standard">67 - deffucta nuper magistrum P. Forteti et faciet</text:p>
      <text:p text:style-name="Standard">68 - N. de Ordeimonte</text:p>
      <text:p text:style-name="Standard">69 - r</text:p>
      <text:p text:style-name="Standard"><text:soft-page-break/>70 - juramentum in festo beati Remigii</text:p>
      <text:p text:style-name="Standard">71 - xii . vidp.</text:p>
      <text:p text:style-name="Standard">72 - Regis</text:p>
      <text:p text:style-name="Standard">73 - Dominus Johannes Babelin qui alias gagiaverat emenda</text:p>
      <text:p text:style-name="Standard">74 - Anno predicto die mercurii nona septembris</text:p>
      <text:p text:style-name="Standard">75 - pro quodam delicto per ipsum commisso petiit quod sibi remi</text:p>
      <text:p text:style-name="Standard">76 - capitulantibus dominus</text:p>
      <text:p text:style-name="Standard">77 - ctetur emenda taxata ad unum frrum et fuit ei</text:p>
      <text:p text:style-name="Standard">78 - Rnsum quod remissa erat diinodo celebraret missa</text:p>
      <text:p text:style-name="Standard">79 - P. Decanno</text:p>
      <text:p text:style-name="Standard">80 - deffunctorum que oclebrari consueverunt in parvo altari</text:p>
      <text:p text:style-name="Standard">81 - R. Archidiacono Par.</text:p>
      <text:p text:style-name="Standard">82 - usque ad festum omnium sanctorum</text:p>
      <text:p text:style-name="Standard">83 - G. Archidiacono ecclesie</text:p>
      <text:p text:style-name="Standard">84 - Sy. Succentore</text:p>
      <text:p text:style-name="Standard">85 - Nichil est remissum de emendis domino Johanni</text:p>
      <text:p text:style-name="Standard">86 - de Pompodorio</text:p>
      <text:p text:style-name="Standard">87 - de Chavanus nec Lamencio de Forr</text:p>
      <text:p text:style-name="Standard">88 - de KarolayM</text:p>
      <text:p text:style-name="Standard">89 - de Mongeria Jmpre</text:p>
      <text:p text:style-name="Standard">90 - v</text:p>
      <text:p text:style-name="Standard">91 - P. de Castro</text:p>
      <text:p text:style-name="Standard">92 - R. de Putheolis</text:p>
      <text:p text:style-name="Standard">93 - de Lorriaco S. Bossardi</text:p>
      <text:p text:style-name="Standard">94 - 8</text:p>
      <text:p text:style-name="Standard">95 - B. de Tyherno N. de Ordeiomonte</text:p>
      <text:p text:style-name="Standard">96 - Hue</text:p>
      <text:p text:style-name="Standard">97 - T</text:p>
      <text:p text:style-name="Standard">98 - de Sancto Petro</text:p>
      <text:p text:style-name="Standard">99 - Regis</text:p>
      <text:p text:style-name="Standard">100 - de Alneolo</text:p>
      <text:p text:style-name="Standard">101 - G</text:p>
      <text:p text:style-name="Standard">102 - H. de Maignaco</text:p>
      <text:p text:style-name="Standard">103 - de Albyaco</text:p>
      <text:p text:style-name="Standard">104 - ç6</text:p>
      <text:p text:style-name="Standard">105 - G. Paillardi</text:p>
      <text:p text:style-name="Standard"><text:soft-page-break/>106 - ii</text:p>
      <text:p text:style-name="Standard">107 - N. Regine</text:p>
      <text:p text:style-name="Standard">108 - 1</text:p>
      <text:p text:style-name="Standard">109 - P. Reberti</text:p>
      <text:p text:style-name="Standard">110 - de Salione</text:p>
      <text:p text:style-name="Standard">111 - de socto</text:p>
      <text:p text:style-name="Standard">112 - hanteprivi</text:p>
      <text:p text:style-name="Standard">=FRAN_0393_10958_L.jpg=</text:p>
      <text:p text:style-name="Standard">1 - cong iiii</text:p>
      <text:p text:style-name="Standard">2 - 44</text:p>
      <text:p text:style-name="Standard">3 - Anno predicto die venris xia septembris capitulantibus dominis</text:p>
      <text:p text:style-name="Standard">4 - P. Decano</text:p>
      <text:p text:style-name="Standard">5 - Lictra Castalleti facta per Stephanum de capella super</text:p>
      <text:p text:style-name="Standard">6 - $G. Cantore</text:p>
      <text:p text:style-name="Standard">7 - capcione firme terrarum de Balveols et Castaneto placet</text:p>
      <text:p text:style-name="Standard">8 - Archidiacono Par.</text:p>
      <text:p text:style-name="Standard">9 - dominis excepto quod ponetur in lictera capituli quod non teneatur</text:p>
      <text:p text:style-name="Standard">10 - G. archidiacono ecclesie</text:p>
      <text:p text:style-name="Standard">11 - habtere nec habebit forefta de imobilibus.</text:p>
      <text:p text:style-name="Standard">12 - Sy. succentore</text:p>
      <text:p text:style-name="Standard">13 - de Pompodorio</text:p>
      <text:p text:style-name="Standard">14 - s</text:p>
      <text:p text:style-name="Standard">15 - Appunctuatum est quod magister Johannes Voygnon solvat</text:p>
      <text:p text:style-name="Standard">16 - de Karolay</text:p>
      <text:p text:style-name="Standard">17 - Capellano qui deservivit capellanie magistri Guillelmi</text:p>
      <text:p text:style-name="Standard">18 - P. de Ordeimonte</text:p>
      <text:p text:style-name="Standard">19 - Symonnelli usque ad festum trivitatis proxime lapsum</text:p>
      <text:p text:style-name="Standard">20 - P. Roberti</text:p>
      <text:p text:style-name="Standard">21 - viso isto quod percepit grossos fructus pertinenciis ad ipsam</text:p>
      <text:p text:style-name="Standard">22 - de Lorriaco</text:p>
      <text:p text:style-name="Standard">23 - +</text:p>
      <text:p text:style-name="Standard">24 - capellaniam de anno preterito / et declaratum est quod</text:p>
      <text:p text:style-name="Standard">25 - de socto</text:p>
      <text:p text:style-name="Standard">26 - census et redditus debiti ad certum terminum non sunt</text:p>
      <text:p text:style-name="Standard">27 - de Mongeria</text:p>
      <text:p text:style-name="Standard">28 - de Natura grossorum fructuu</text:p>
      <text:p text:style-name="Standard"><text:soft-page-break/>29 - de Tyherno</text:p>
      <text:p text:style-name="Standard">30 - B</text:p>
      <text:p text:style-name="Standard">31 - E</text:p>
      <text:p text:style-name="Standard">32 - de Putheolis</text:p>
      <text:p text:style-name="Standard">33 - de AHneolo</text:p>
      <text:p text:style-name="Standard">34 - s</text:p>
      <text:p text:style-name="Standard">35 - deliberatum est quod dominus Johannes Babelin non dicet missas</text:p>
      <text:p text:style-name="Standard">36 - de Albyaco</text:p>
      <text:p text:style-name="Standard">37 - G</text:p>
      <text:p text:style-name="Standard">38 - deffunctorum ad quas erat condempnatus dummo solvat</text:p>
      <text:p text:style-name="Standard">39 - Paillardi</text:p>
      <text:p text:style-name="Standard">40 - 2</text:p>
      <text:p text:style-name="Standard">41 - unum fratorum fabrice ecclesie in presencia domini L. de Mongeria</text:p>
      <text:p text:style-name="Standard">42 - Au. Regine</text:p>
      <text:p text:style-name="Standard">43 - de Sancto Petro</text:p>
      <text:p text:style-name="Standard">44 - Magister Johannes de Borderis canonicus et archidiaconu Paris. euit</text:p>
      <text:p text:style-name="Standard">45 - s</text:p>
      <text:p text:style-name="Standard">46 - 2</text:p>
      <text:p text:style-name="Standard">47 - Regis</text:p>
      <text:p text:style-name="Standard">48 - a capitulo parisiense domum claustralem que fuit deffuncti domini</text:p>
      <text:p text:style-name="Standard">49 - Voygnon</text:p>
      <text:p text:style-name="Standard">50 - Rigaldi de Ano forti precio ii fr. solvendorum cuis druorum</text:p>
      <text:p text:style-name="Standard">51 - Ph. de Salione</text:p>
      <text:p text:style-name="Standard">52 - Verentis infra licitacionem consuetam / et tenebitur divicti</text:p>
      <text:p text:style-name="Standard">53 - G. Boussardi</text:p>
      <text:p text:style-name="Standard">54 - domum predictam repparatam modo et forma quibus alii</text:p>
      <text:p text:style-name="Standard">55 - Ay. de Maignaco</text:p>
      <text:p text:style-name="Standard">56 - de Justinis</text:p>
      <text:p text:style-name="Standard">57 - canonici Parisiensis consueverunt ipsas domos amictere repperuntis</text:p>
      <text:p text:style-name="Standard">58 - R.</text:p>
      <text:p text:style-name="Standard">59 - Lune sequente festum Sancte Pref</text:p>
      <text:p text:style-name="Standard">60 - *</text:p>
      <text:p text:style-name="Standard">61 - Anno predicto die mercurii xvia septembris capitulantibus dominis</text:p>
      <text:p text:style-name="Standard">62 - P. Decanus extra provegocis ecclesi</text:p>
      <text:p text:style-name="Standard">63 - archidiacono ecclesie</text:p>
      <text:p text:style-name="Standard">64 - s</text:p>
      <text:p text:style-name="Standard"><text:soft-page-break/>65 - Sy. succentore</text:p>
      <text:p text:style-name="Standard">66 - Qmina suspencionis lata contra Stephanum Theobaldi</text:p>
      <text:p text:style-name="Standard">67 - Chanteprime</text:p>
      <text:p text:style-name="Standard">68 - qui non solveratr certam emendam in termino relayo</text:p>
      <text:p text:style-name="Standard">69 - *</text:p>
      <text:p text:style-name="Standard">70 - de Mongeria</text:p>
      <text:p text:style-name="Standard">71 - est ad xv</text:p>
      <text:p text:style-name="Standard">72 - J</text:p>
      <text:p text:style-name="Standard">73 - de Nully</text:p>
      <text:p text:style-name="Standard">74 - An. Grangerii</text:p>
      <text:p text:style-name="Standard">75 - I.</text:p>
      <text:p text:style-name="Standard">76 - de Pompodorio</text:p>
      <text:p text:style-name="Standard">77 - hac die dominus noster papa clemens septimus</text:p>
      <text:p text:style-name="Standard">78 - *.</text:p>
      <text:p text:style-name="Standard">79 - de Karolay</text:p>
      <text:p text:style-name="Standard">80 - viam universe carnis ingressas est cujus anima</text:p>
      <text:p text:style-name="Standard">81 - B. de Tyherno</text:p>
      <text:p text:style-name="Standard">82 - requiescat in pace</text:p>
      <text:p text:style-name="Standard">83 - R. de Putheolis</text:p>
      <text:p text:style-name="Standard">84 - T. de Sancto Petro</text:p>
      <text:p text:style-name="Standard">85 - G. de Albyaco</text:p>
      <text:p text:style-name="Standard">86 - G. de Alneolo G. Paillardi</text:p>
      <text:p text:style-name="Standard">87 - 1</text:p>
      <text:p text:style-name="Standard">88 - N. de Ordeimonte</text:p>
      <text:p text:style-name="Standard">89 - P</text:p>
      <text:p text:style-name="Standard">90 - Ay. de Maicnaco</text:p>
      <text:p text:style-name="Standard">91 - Voygnon</text:p>
      <text:p text:style-name="Standard">92 - Reg$</text:p>
      <text:p text:style-name="Standard">93 - R. Boussardi</text:p>
      <text:p text:style-name="Standard">94 - de Socto</text:p>
      <text:p text:style-name="Standard">95 - 3</text:p>
      <text:p text:style-name="Standard">96 - Ja. Cosson</text:p>
      <text:p text:style-name="Standard">=FRAN_0393_10959_L.jpg=</text:p>
      <text:p text:style-name="Standard">1 - nonagesimo iiii</text:p>
      <text:p text:style-name="Standard">2 - Cxxiii</text:p>
      <text:p text:style-name="Standard">3 - 1</text:p>
      <text:p text:style-name="Standard"><text:soft-page-break/>4 - Anno predicto die veneris xviiia septembris capitulantibus dominis</text:p>
      <text:p text:style-name="Standard">5 - P. decanus extra pro negi ecclesie</text:p>
      <text:p text:style-name="Standard">6 - J. Archidiacono Par.</text:p>
      <text:p text:style-name="Standard">7 - Super requesta Michaelis Baalon / auditis dominis G. de Alneolo</text:p>
      <text:p text:style-name="Standard">8 - G. archidiacono ecclesie</text:p>
      <text:p text:style-name="Standard">9 - et G. Anglici deliberatum est quod audiatur magister de Detemplani</text:p>
      <text:p text:style-name="Standard">10 - Sy. succentore</text:p>
      <text:p text:style-name="Standard">11 - +P. Roberti</text:p>
      <text:p text:style-name="Standard">12 - Super requesta domini Stephani de capella firmarii de Balveolis</text:p>
      <text:p text:style-name="Standard">13 - *</text:p>
      <text:p text:style-name="Standard">14 - de Pompodorio</text:p>
      <text:p text:style-name="Standard">15 - deliberatum est quod dominus camerarius clericus mittet illac juratum</text:p>
      <text:p text:style-name="Standard">16 - L. de Mongeria</text:p>
      <text:p text:style-name="Standard">17 - ecclesie die dominica proxima et in proximo capitulo refferet</text:p>
      <text:p text:style-name="Standard">18 - P. Mignot</text:p>
      <text:p text:style-name="Standard">19 - G. de Albyaco</text:p>
      <text:p text:style-name="Standard">20 - G. de Alverlo</text:p>
      <text:p text:style-name="Standard">21 - De Jehan le Constur a viii juris en estat du consentes des</text:p>
      <text:p text:style-name="Standard">22 - G. Paillardi</text:p>
      <text:p text:style-name="Standard">23 - t</text:p>
      <text:p text:style-name="Standard">24 - T. Hocie</text:p>
      <text:p text:style-name="Standard">25 - T. de Sancto Petro</text:p>
      <text:p text:style-name="Standard">26 - N. de Ordeimonte</text:p>
      <text:p text:style-name="Standard">27 - Ay. de Maignaco</text:p>
      <text:p text:style-name="Standard">28 - .</text:p>
      <text:p text:style-name="Standard">29 - Anno predicto die sabbati sequente que erat sabbati ii</text:p>
      <text:p text:style-name="Standard">30 - Ph. de Salione</text:p>
      <text:p text:style-name="Standard">31 - de Putheolis</text:p>
      <text:p text:style-name="Standard">32 - R</text:p>
      <text:p text:style-name="Standard">33 - temporum post exaltacionem Sancte Crucis in capella</text:p>
      <text:p text:style-name="Standard">34 - B. de Tyherno</text:p>
      <text:p text:style-name="Standard">35 - episcopali parisiens dominus episcopus de Lussonno celebravit ordinare</text:p>
      <text:p text:style-name="Standard">36 - Boussardi</text:p>
      <text:p text:style-name="Standard">37 - Gl</text:p>
      <text:p text:style-name="Standard">38 - de Karolay</text:p>
      <text:p text:style-name="Standard">39 - et magister Dyonisius custurarii vicarius in ecclesia Parisiene</text:p>
      <text:p text:style-name="Standard"><text:soft-page-break/>40 - de nully</text:p>
      <text:p text:style-name="Standard">41 - fuit promotus ad acolitatum ceterosque minores ordines</text:p>
      <text:p text:style-name="Standard">42 - Voygnon</text:p>
      <text:p text:style-name="Standard">43 - J.</text:p>
      <text:p text:style-name="Standard">44 - Regis</text:p>
      <text:p text:style-name="Standard">45 - Johannes de Hais reorm parrochi ecclesie de Alneto dy ocesis</text:p>
      <text:p text:style-name="Standard">46 - Au. Regine</text:p>
      <text:p text:style-name="Standard">47 - carnotensis familiarum magistri Guillelmi de Alneolo canonici</text:p>
      <text:p text:style-name="Standard">48 - xiii</text:p>
      <text:p text:style-name="Standard">49 - J. de Socto</text:p>
      <text:p text:style-name="Standard">50 - Parisienis in claustro commorante ad subditue ordinem</text:p>
      <text:p text:style-name="Standard">51 - Laigaret</text:p>
      <text:p text:style-name="Standard">52 - Magister Germanus Paillardi Canonicus Pr a propcona</text:p>
      <text:p text:style-name="Standard">53 - Henricus vyel capellani in ecclesia Sepulcri ad altare beate Kathuis ad</text:p>
      <text:p text:style-name="Standard">54 - subditois ordinae</text:p>
      <text:p text:style-name="Standard">55 - Die lune xxi septemoris in te sario ista die fuit festum beati Mathei apostolic</text:p>
      <text:p text:style-name="Standard">56 - Domini ordinaverunt quod darentur centum fracorum illis de Liricantu in elemosinam pro faciendo</text:p>
      <text:p text:style-name="Standard">57 - et complendo capanile ecclesie Liricantus.</text:p>
      <text:p text:style-name="Standard">=FRAN_0393_10960_L.jpg=</text:p>
      <text:p text:style-name="Standard">1 - nonagesim iiii</text:p>
      <text:p text:style-name="Standard">2 - de</text:p>
      <text:p text:style-name="Standard">3 - 22</text:p>
      <text:p text:style-name="Standard">4 - Anno predicto die mercurii xxiiia septembris capitulantibus dominis</text:p>
      <text:p text:style-name="Standard">5 - Placet dominis quod expediatur a carceribus capituli Bernardus de</text:p>
      <text:p text:style-name="Standard">6 - P. decano</text:p>
      <text:p text:style-name="Standard">7 - Albyaco decentus pro suspicione furti facti die beati Georgii in</text:p>
      <text:p text:style-name="Standard">8 - Archidiacono Par.</text:p>
      <text:p text:style-name="Standard">9 - Sepulcro / quiquidem detentus nc recognovit / tamere non absolvi</text:p>
      <text:p text:style-name="Standard">10 - G. archidiacono ecclesie</text:p>
      <text:p text:style-name="Standard">11 - Sy. succentor</text:p>
      <text:p text:style-name="Standard">12 - PP. Roberti</text:p>
      <text:p text:style-name="Standard">13 - Deliberatum est quod crastina die fiat missa de requiem pro</text:p>
      <text:p text:style-name="Standard">14 - de Pompodorio</text:p>
      <text:p text:style-name="Standard">15 - memorie domino nostro papa nuper deffuncto / et die sabbati pro</text:p>
      <text:p text:style-name="Standard">16 - Fr. Jausserandi</text:p>
      <text:p text:style-name="Standard"><text:soft-page-break/>17 - missa de Sancto Spiritu pro nova cleacione / et die dominica sequente proce</text:p>
      <text:p text:style-name="Standard">18 - J</text:p>
      <text:p text:style-name="Standard">19 - generales ad sactam genovefam</text:p>
      <text:p text:style-name="Standard">20 - L. de Mongeria</text:p>
      <text:p text:style-name="Standard">21 - R. de Lorriaco</text:p>
      <text:p text:style-name="Standard">22 - R. de Putheolis</text:p>
      <text:p text:style-name="Standard">23 - G. de Alneolo</text:p>
      <text:p text:style-name="Standard">24 - Placet dominis quod repparetur domus seu turris de unoto qua</text:p>
      <text:p text:style-name="Standard">25 - olim dedit ecclesie Parisiensis dominus Guillelmus de Meleduno archieconi</text:p>
      <text:p text:style-name="Standard">26 - T. de Sancto Petro</text:p>
      <text:p text:style-name="Standard">27 - P. Mignoti</text:p>
      <text:p text:style-name="Standard">28 - Senonsis quoidam</text:p>
      <text:p text:style-name="Standard">29 - N. de Ordeimonte</text:p>
      <text:p text:style-name="Standard">30 - R. de Justis</text:p>
      <text:p text:style-name="Standard">31 - Ph. de Salione</text:p>
      <text:p text:style-name="Standard">32 - Chanteprime</text:p>
      <text:p text:style-name="Standard">33 - T. Hocie</text:p>
      <text:p text:style-name="Standard">34 - G. Paillardi</text:p>
      <text:p text:style-name="Standard">35 - Ay. de Maignaco</text:p>
      <text:p text:style-name="Standard">36 - S. Boussardi</text:p>
      <text:p text:style-name="Standard">37 - J. de Karolay</text:p>
      <text:p text:style-name="Standard">38 - J. Voignon</text:p>
      <text:p text:style-name="Standard">39 - J. Regis</text:p>
      <text:p text:style-name="Standard">40 - Tadem die capitulantibus dominis hora vesprim in capitulo</text:p>
      <text:p text:style-name="Standard">41 - P. Decano</text:p>
      <text:p text:style-name="Standard">42 - de Bordis archidiacono Par.</text:p>
      <text:p text:style-name="Standard">43 - Magister Laurencius de Albello fuit receptus ad canonicatum et</text:p>
      <text:p text:style-name="Standard">44 - penitenciariam vacante per mortem magistri Johannis de Marc</text:p>
      <text:p text:style-name="Standard">45 - G. archidiacono ecclesie</text:p>
      <text:p text:style-name="Standard">46 - fecit juramentum in forma et dedit fidejussores pro capa</text:p>
      <text:p text:style-name="Standard">47 - Sy. succentore</text:p>
      <text:p text:style-name="Standard">48 - de Pompodorio</text:p>
      <text:p text:style-name="Standard">49 - Archidiaconus presentes et eciam magistrum G. de Alneolo et fuitin</text:p>
      <text:p text:style-name="Standard">50 - J</text:p>
      <text:p text:style-name="Standard">51 - de Socco</text:p>
      <text:p text:style-name="Standard">52 - dede in horo et locus sibi asignatum in capitulo</text:p>
      <text:p text:style-name="Standard"><text:soft-page-break/>53 - Ar. Jausserandi</text:p>
      <text:p text:style-name="Standard">54 - de Karolay</text:p>
      <text:p text:style-name="Standard">55 - de Mongeria</text:p>
      <text:p text:style-name="Standard">56 - de Thderno</text:p>
      <text:p text:style-name="Standard">57 - R. de Putheol</text:p>
      <text:p text:style-name="Standard">58 - Au. Regine</text:p>
      <text:p text:style-name="Standard">59 - G. de Ahneolo</text:p>
      <text:p text:style-name="Standard">60 - R. de Justi</text:p>
      <text:p text:style-name="Standard">61 - An. Grangeri</text:p>
      <text:p text:style-name="Standard">62 - G.</text:p>
      <text:p text:style-name="Standard">63 - Boussardi</text:p>
      <text:p text:style-name="Standard">64 - de soctu Petro</text:p>
      <text:p text:style-name="Standard">65 - G</text:p>
      <text:p text:style-name="Standard">66 - Ph. de Salione</text:p>
      <text:p text:style-name="Standard">67 - Regis</text:p>
      <text:p text:style-name="Standard">68 - .</text:p>
      <text:p text:style-name="Standard">69 - de Castro</text:p>
      <text:p text:style-name="Standard">70 - de Milly</text:p>
      <text:p text:style-name="Standard">71 - J</text:p>
      <text:p text:style-name="Standard">=FRAN_0393_10961_L.jpg=</text:p>
      <text:p text:style-name="Standard">1 - nonagesimo iiii</text:p>
      <text:p text:style-name="Standard">2 - Cxxiii</text:p>
      <text:p text:style-name="Standard">3 - 28</text:p>
      <text:p text:style-name="Standard">4 - +z</text:p>
      <text:p text:style-name="Standard">5 - Anno predicto die veneris xxva septembris capitulantibus dominis</text:p>
      <text:p text:style-name="Standard">6 - P. Decaono</text:p>
      <text:p text:style-name="Standard">7 - Ad requestam magistri Berandi nepotis domini Roberti la teneur capellani</text:p>
      <text:p text:style-name="Standard">8 - H. Cantor</text:p>
      <text:p text:style-name="Standard">9 - ad altare Sancti Nicolai in ecclesia Par. quiquidem capellanus tenetur in xl s.</text:p>
      <text:p text:style-name="Standard">10 - J. de Bordis archidiaco</text:p>
      <text:p text:style-name="Standard">11 - osseis amnimerssariorum ad causam distribucioni chori quos xl. s. nunquam solvit</text:p>
      <text:p text:style-name="Standard">12 - G. archidiacono ecclesie</text:p>
      <text:p text:style-name="Standard">13 - remissa sunt et arreragia dum nostro solvat de presenti pro isto comme</text:p>
      <text:p text:style-name="Standard">14 - Sy. succentore</text:p>
      <text:p text:style-name="Standard">15 - De Pompedorio</text:p>
      <text:p text:style-name="Standard">16 - Commissum est magistro L. de Mongeria quod faciat repparari paurmenta ecclesie</text:p>
      <text:p text:style-name="Standard"><text:soft-page-break/>17 - Fr. Jaussrandi</text:p>
      <text:p text:style-name="Standard">18 - existencia circa tumbas noviter in ecclesia appositas et postmodum constringerentur</text:p>
      <text:p text:style-name="Standard">19 - R.</text:p>
      <text:p text:style-name="Standard">20 - de Lorriaco</text:p>
      <text:p text:style-name="Standard">21 - illi ad solvendum qui ad hoc tenebuntur</text:p>
      <text:p text:style-name="Standard">22 - de Ordeimonte</text:p>
      <text:p text:style-name="Standard">23 - de Karolay</text:p>
      <text:p text:style-name="Standard">24 - Placet dominis quod Jacobus de La Roe teneat corclaris in Cyuilliaco pro</text:p>
      <text:p text:style-name="Standard">25 - duobus s. Par. census annui</text:p>
      <text:p text:style-name="Standard">26 - de Mongeria</text:p>
      <text:p text:style-name="Standard">27 - R. de Putheolis</text:p>
      <text:p text:style-name="Standard">28 - De domino Roberto Charronis actos contra dominum Johannem Durelli reum ad</text:p>
      <text:p text:style-name="Standard">29 - De Socco</text:p>
      <text:p text:style-name="Standard">30 - 4</text:p>
      <text:p text:style-name="Standard">31 - lune ad procedentem prout de jure / cum rogerio errant procuratore exhibente de</text:p>
      <text:p text:style-name="Standard">32 - de Alneolo</text:p>
      <text:p text:style-name="Standard">33 - G. Boussardi</text:p>
      <text:p text:style-name="Standard">34 - quo reus petiit copiam et magistro Guillelmo de Hphays procuratore et cavensis itc</text:p>
      <text:p text:style-name="Standard">35 - R. de Justis</text:p>
      <text:p text:style-name="Standard">36 - exhabundum et promisit facere fidem ad diem sub pena contras diei hodierno e</text:p>
      <text:p text:style-name="Standard">37 - Ph. de Salione</text:p>
      <text:p text:style-name="Standard">38 - et reus petiit copiam processus</text:p>
      <text:p text:style-name="Standard">39 - Ly. de Maignaco</text:p>
      <text:p text:style-name="Standard">40 - De la cause Jehan le Boucher a vii. jours en estat du consers des parsin</text:p>
      <text:p text:style-name="Standard">41 - P. Roberti</text:p>
      <text:p text:style-name="Standard">42 - G. Paillardi</text:p>
      <text:p text:style-name="Standard">43 - Anno predicto die lune xxviiia septembris capitulantibus dominis</text:p>
      <text:p text:style-name="Standard">44 - P. decaoro</text:p>
      <text:p text:style-name="Standard">45 - Domini H. cantor et L. de Mongeria sunt deputati ad audiendm execucionem</text:p>
      <text:p text:style-name="Standard">46 - H. cantor</text:p>
      <text:p text:style-name="Standard">47 - testamenti deffuncti domini P. Forteti et magistrum Girardum Forteti nep</text:p>
      <text:p text:style-name="Standard">48 - J. Archidiacono Par.</text:p>
      <text:p text:style-name="Standard">49 - G. Archidiacono ecclesie</text:p>
      <text:p text:style-name="Standard">50 - eeteti tem dicti deffuncti</text:p>
      <text:p text:style-name="Standard">51 - Sy. succentor</text:p>
      <text:p text:style-name="Standard">52 - Scribetur preposito de Viry quod si Johannes Veainel est sufpicat dii exclnic</text:p>
      <text:p text:style-name="Standard"><text:soft-page-break/>53 - N. Jausserandi</text:p>
      <text:p text:style-name="Standard">54 - officium sergencterie quod sibi commictat ipsum officium ad benepla citum</text:p>
      <text:p text:style-name="Standard">55 - P. Roberti</text:p>
      <text:p text:style-name="Standard">56 - dominorum nome prepositi estiementt quod faciat tamen</text:p>
      <text:p text:style-name="Standard">57 - L. de Mongeria</text:p>
      <text:p text:style-name="Standard">58 - J.</text:p>
      <text:p text:style-name="Standard">59 - de Karolay</text:p>
      <text:p text:style-name="Standard">60 - procurator ecclesie faciat substitais pro vacante in necssii p bleris ibonistre</text:p>
      <text:p text:style-name="Standard">61 - de Pompodorio</text:p>
      <text:p text:style-name="Standard">62 - de Socto</text:p>
      <text:p text:style-name="Standard">63 - 43</text:p>
      <text:p text:style-name="Standard">64 - Magister P. Plaoul alias receptus ad prebendam ecclesie pariisiens</text:p>
      <text:p text:style-name="Standard">65 - R. de Lorriaco</text:p>
      <text:p text:style-name="Standard">66 - vacantes per mortem magistri P. prepositi hodie fuit receptus</text:p>
      <text:p text:style-name="Standard">67 - per procurtonm</text:p>
      <text:p text:style-name="Standard">68 - B. de Thierno</text:p>
      <text:p text:style-name="Standard">69 - et fecit juramentum ut est moris</text:p>
      <text:p text:style-name="Standard">70 - R. de Putheol</text:p>
      <text:p text:style-name="Standard">71 - T. de Sancto Petro</text:p>
      <text:p text:style-name="Standard">72 - P. rati procurator domini Johannis Durelli et pectis contra dominum Robereu</text:p>
      <text:p text:style-name="Standard">73 - G. de Albyaco</text:p>
      <text:p text:style-name="Standard">74 - Charronis</text:p>
      <text:p text:style-name="Standard">75 - Au. Regine</text:p>
      <text:p text:style-name="Standard">76 - J. de Milly</text:p>
      <text:p text:style-name="Standard">77 - De domino R. Charri etc. ad primam diem post vacaciones vindeniarum</text:p>
      <text:p text:style-name="Standard">78 - J. Mignoti</text:p>
      <text:p text:style-name="Standard">79 - ad interloquendam ut prius / cum raerrant pretactis et ex rati</text:p>
      <text:p text:style-name="Standard">80 - Voignon</text:p>
      <text:p text:style-name="Standard">81 - procuratore rei de quo faciet fidem ad diem sub pena contss diei</text:p>
      <text:p text:style-name="Standard">82 - N. de Ordeimonte</text:p>
      <text:p text:style-name="Standard">83 - G. Paillard</text:p>
      <text:p text:style-name="Standard">84 - G. Boussardi</text:p>
      <text:p text:style-name="Standard">85 - P. Placul</text:p>
      <text:p text:style-name="Standard">86 - iii s. vi d.</text:p>
      <text:p text:style-name="Standard">87 - de Sancti</text:p>
      <text:p text:style-name="Standard">=FRAN_0393_10962_L.jpg=</text:p>
      <text:p text:style-name="Standard"><text:soft-page-break/>1 - nol iiii.</text:p>
      <text:p text:style-name="Standard">2 - 24</text:p>
      <text:p text:style-name="Standard">3 - Anno posisto die mrercurii ultima septembris capitulantibus dominis</text:p>
      <text:p text:style-name="Standard">4 - P. decano</text:p>
      <text:p text:style-name="Standard">5 - H. Cantore</text:p>
      <text:p text:style-name="Standard">6 - Scribetur preposito de Rosayo quod inquirat si veritas fui</text:p>
      <text:p text:style-name="Standard">7 - archidiacono Par.</text:p>
      <text:p text:style-name="Standard">8 - facto sicut datur intellige in gracia Haroneti de Vnay</text:p>
      <text:p text:style-name="Standard">9 - G. archidiacono ecclesie</text:p>
      <text:p text:style-name="Standard">10 - si aliqua bona ipsius fuerint confiscata per banimentum i</text:p>
      <text:p text:style-name="Standard">11 - Sy. succentore</text:p>
      <text:p text:style-name="Standard">12 - et quod rescribat</text:p>
      <text:p text:style-name="Standard">13 - J. de Pompodorio</text:p>
      <text:p text:style-name="Standard">14 - N. Jausserandi</text:p>
      <text:p text:style-name="Standard">15 - J. de Karolay</text:p>
      <text:p text:style-name="Standard">16 - Die jovis seqentes magister Petrus placia solvit xv fru.</text:p>
      <text:p text:style-name="Standard">17 - R. de Lorriaco</text:p>
      <text:p text:style-name="Standard">18 - pavere capituli</text:p>
      <text:p text:style-name="Standard">19 - de Mongeria</text:p>
      <text:p text:style-name="Standard">20 - R. de Thierno</text:p>
      <text:p text:style-name="Standard">21 - R. de Putheolis</text:p>
      <text:p text:style-name="Standard">22 - T. de Sancto Petro</text:p>
      <text:p text:style-name="Standard">23 - Au. Regine</text:p>
      <text:p text:style-name="Standard">24 - G. de Albyaco</text:p>
      <text:p text:style-name="Standard">25 - T. Hocie</text:p>
      <text:p text:style-name="Standard">26 - P. de Castro</text:p>
      <text:p text:style-name="Standard">27 - J. Voignon</text:p>
      <text:p text:style-name="Standard">28 - G. Paillardi</text:p>
      <text:p text:style-name="Standard">29 - N. de Ordeimonte</text:p>
      <text:p text:style-name="Standard">30 - G. Boussardi</text:p>
      <text:p text:style-name="Standard">31 - +P. Roberti</text:p>
      <text:p text:style-name="Standard">32 - Anno predicto die veneris secunda octobris capitulantibus dominis</text:p>
      <text:p text:style-name="Standard">33 - P. Decano</text:p>
      <text:p text:style-name="Standard">34 - Symon le Maire sergent a verge a adjourné messeigneurs a dema</text:p>
      <text:p text:style-name="Standard">35 - H. cantore</text:p>
      <text:p text:style-name="Standard">36 - en chastelet a la requeste maistre Martin de la Mare den</text:p>
      <text:p text:style-name="Standard"><text:soft-page-break/>37 - Archidiacono Par.</text:p>
      <text:p text:style-name="Standard">38 - 3</text:p>
      <text:p text:style-name="Standard">39 - G. archidiacono ecclesie</text:p>
      <text:p text:style-name="Standard">40 - E. de Peril</text:p>
      <text:p text:style-name="Standard">41 - Sy. succentore</text:p>
      <text:p text:style-name="Standard">42 - die dominica proxima processiones ibunt apud Sanctum Franciscum</text:p>
      <text:p text:style-name="Standard">43 - de Pompodorio</text:p>
      <text:p text:style-name="Standard">44 - P</text:p>
      <text:p text:style-name="Standard">45 - apud Fratres minores / et die dominica sequenti apud Beat</text:p>
      <text:p text:style-name="Standard">46 - de Karolay</text:p>
      <text:p text:style-name="Standard">47 - *</text:p>
      <text:p text:style-name="Standard">48 - Nr. Jausserandi</text:p>
      <text:p text:style-name="Standard">49 - Katherinam</text:p>
      <text:p text:style-name="Standard">50 - L. de Mongeria</text:p>
      <text:p text:style-name="Standard">51 - Magister Andreas cextorum presbyter magister in artibus alias ret</text:p>
      <text:p text:style-name="Standard">52 - R. de Lorriaco</text:p>
      <text:p text:style-name="Standard">53 - in magistrum collegii et cerra</text:p>
      <text:p text:style-name="Standard">54 - J. Hue</text:p>
      <text:p text:style-name="Standard">55 - Forteti</text:p>
      <text:p text:style-name="Standard">56 - Jo. Mignoti</text:p>
      <text:p text:style-name="Standard">57 - Scolares Girardus Barriere diocesis Sancti Flori Petrus de</text:p>
      <text:p text:style-name="Standard">58 - Au. Regine</text:p>
      <text:p text:style-name="Standard">59 - Monte fecardi dictsis Parisienis Guillelmus Bauili de Anceliacode</text:p>
      <text:p text:style-name="Standard">60 - G. de Albyaco</text:p>
      <text:p text:style-name="Standard">61 - Sancti Flori</text:p>
      <text:p text:style-name="Standard">62 - N. de Ordeiomonte</text:p>
      <text:p text:style-name="Standard">63 - J. Voignon</text:p>
      <text:p text:style-name="Standard">64 - Deliberatum est quod servetur statutum contra magistrum Johannem</text:p>
      <text:p text:style-name="Standard">65 - T. Hocie</text:p>
      <text:p text:style-name="Standard">66 - de borum archidiacon Parisien si non solveit stati precium</text:p>
      <text:p text:style-name="Standard">67 - S. Boussardi</text:p>
      <text:p text:style-name="Standard">68 - domus sue et parvum vinum</text:p>
      <text:p text:style-name="Standard">69 - G. Paillardi</text:p>
      <text:p text:style-name="Standard">70 - B. de Thierno</text:p>
      <text:p text:style-name="Standard">71 - J. de Sanctis</text:p>
      <text:p text:style-name="Standard">72 - . Chanteprimi</text:p>
      <text:p text:style-name="Standard"><text:soft-page-break/>73 - Ay. de Maignaco</text:p>
      <text:p text:style-name="Standard">=FRAN_0393_10963_L.jpg=</text:p>
      <text:p text:style-name="Standard">1 - onag</text:p>
      <text:p text:style-name="Standard">2 - lt xx</text:p>
      <text:p text:style-name="Standard">3 - 21</text:p>
      <text:p text:style-name="Standard">4 - Anno predcto die lurre qunta Octobris capitulantibus dominis</text:p>
      <text:p text:style-name="Standard">5 - no hbuit efsem propter impetratem</text:p>
      <text:p text:style-name="Standard">6 - P. decano</text:p>
      <text:p text:style-name="Standard">7 - Domini unanimi assensu nomine discrepate / presentaverunt dominum Nieclaum</text:p>
      <text:p text:style-name="Standard">8 - de Bordis archidaconos Par.</text:p>
      <text:p text:style-name="Standard">9 - sellarii presbyterum parpeorum tabellionem ad curam de Rosayo ad collacionem</text:p>
      <text:p text:style-name="Standard">10 - G. archidiacono ecclesie</text:p>
      <text:p text:style-name="Standard">11 - Sy. succentore</text:p>
      <text:p text:style-name="Standard">12 - episcopi meldis spectantes vacantes per mortem domini servonis Marescalli</text:p>
      <text:p text:style-name="Standard">13 - P. Roberti</text:p>
      <text:p text:style-name="Standard">14 - Die mercurii procina fiet missa Sancti Spiritus et processio in ecclesia pro unvcore</text:p>
      <text:p text:style-name="Standard">15 - de Pompodorio</text:p>
      <text:p text:style-name="Standard">16 - de Brareloy</text:p>
      <text:p text:style-name="Standard">17 - ecclesie</text:p>
      <text:p text:style-name="Standard">18 - +</text:p>
      <text:p text:style-name="Standard">19 - De socro</text:p>
      <text:p text:style-name="Standard">20 - Die dominica propia fient processiones teneales apud Sanctam Kiatheriam</text:p>
      <text:p text:style-name="Standard">21 - R. de Lorriaco</text:p>
      <text:p text:style-name="Standard">22 - Ar. Jaussrandi</text:p>
      <text:p text:style-name="Standard">23 - Magister P. Mignoti solvit xv. fr. pro pane capitulari quos recepit</text:p>
      <text:p text:style-name="Standard">24 - de Mogeria</text:p>
      <text:p text:style-name="Standard">25 - E</text:p>
      <text:p text:style-name="Standard">26 - magister Germansfaillardi pro ponendo in thesauro</text:p>
      <text:p text:style-name="Standard">27 - R. de Putheolis</text:p>
      <text:p text:style-name="Standard">28 - Au. Regine</text:p>
      <text:p text:style-name="Standard">29 - Responsum est deputatis universitatis generaliter quod domini se habuerunt</text:p>
      <text:p text:style-name="Standard">30 - P. Mignoti</text:p>
      <text:p text:style-name="Standard">31 - G. de Albyaco</text:p>
      <text:p text:style-name="Standard">32 - bonam intencionem facieni processiones et alios actus devotos pro</text:p>
      <text:p text:style-name="Standard">33 - de Sanctis</text:p>
      <text:p text:style-name="Standard">34 - s</text:p>
      <text:p text:style-name="Standard"><text:soft-page-break/>35 - unione ecclesie et adhuc facient continuabunt et ad alia contenta</text:p>
      <text:p text:style-name="Standard">36 - *</text:p>
      <text:p text:style-name="Standard">37 - de Bidecione</text:p>
      <text:p text:style-name="Standard">38 - in suis litteris semper facient illud quod debebunt facere et melius quam poterunt</text:p>
      <text:p text:style-name="Standard">39 - Voignon</text:p>
      <text:p text:style-name="Standard">40 - Dominus Guillelmus Angliti respodit de xi fr. pro magistro Johanne de Bordis que</text:p>
      <text:p text:style-name="Standard">41 - Chanteprime</text:p>
      <text:p text:style-name="Standard">42 - R. de Justis</text:p>
      <text:p text:style-name="Standard">43 - debebat de prebenda foranea P. Mignoti et concessa est quictancia</text:p>
      <text:p text:style-name="Standard">44 - G. Paillardi</text:p>
      <text:p text:style-name="Standard">45 - dicto P. Mignoti</text:p>
      <text:p text:style-name="Standard">46 - S. Boussardi</text:p>
      <text:p text:style-name="Standard">47 - Ay. de Maignaco</text:p>
      <text:p text:style-name="Standard">48 - is v</text:p>
      <text:p text:style-name="Standard">49 - Hue in misso</text:p>
      <text:p text:style-name="Standard">50 - Anno predico die mercurii septima octebris capitulantibus dominis</text:p>
      <text:p text:style-name="Standard">51 - P. decano</text:p>
      <text:p text:style-name="Standard">52 - H. cantore</text:p>
      <text:p text:style-name="Standard">53 - Magister Robertus de Lorriaco exister in turno suo ut dicit contulit</text:p>
      <text:p text:style-name="Standard">54 - magistro Laurencio de Mongeria canonictum et prebendam Sancti Benedicti vacantes</text:p>
      <text:p text:style-name="Standard">55 - T. archidiaconos Par.</text:p>
      <text:p text:style-name="Standard">56 - Sy. succentore</text:p>
      <text:p text:style-name="Standard">57 - per obitum deffuncti domini Petri de Molinis per ipsum obitum mari</text:p>
      <text:p text:style-name="Standard">58 - de Pompedorio</text:p>
      <text:p text:style-name="Standard">59 - Johannes de Karolay se opposuit dicente quod est in turno</text:p>
      <text:p text:style-name="Standard">60 - P. Roberti</text:p>
      <text:p text:style-name="Standard">61 - Domini contulerunt domino Martino Mutonis presbytero magistro puerorum</text:p>
      <text:p text:style-name="Standard">62 - de Karolay</text:p>
      <text:p text:style-name="Standard">63 - choriecclesie Par. capellaniam ad altare Sancti Augustini quam obtine</text:p>
      <text:p text:style-name="Standard">64 - J. de Socoo</text:p>
      <text:p text:style-name="Standard">65 - bat deffunctus dominus privo Marescalli uit ii possessoris ejusdem</text:p>
      <text:p text:style-name="Standard">66 - R. de Lorriaco</text:p>
      <text:p text:style-name="Standard">67 - de Mongerlia</text:p>
      <text:p text:style-name="Standard">68 - 1</text:p>
      <text:p text:style-name="Standard">69 - Ita quod dimictet denarum matatinum quque ad beneplacitum dominem</text:p>
      <text:p text:style-name="Standard">70 - Hue</text:p>
      <text:p text:style-name="Standard"><text:soft-page-break/>71 - juravitque obedienciam reverenciam et honorem ac deservire et</text:p>
      <text:p text:style-name="Standard">72 - R. de Puthyot</text:p>
      <text:p text:style-name="Standard">73 - comparere in Symde et c</text:p>
      <text:p text:style-name="Standard">74 - Au. Regine</text:p>
      <text:p text:style-name="Standard">75 - P. Migneti</text:p>
      <text:p text:style-name="Standard">76 - Magister Johannes de Karoulay existens in turno suo ut dicit nominavit</text:p>
      <text:p text:style-name="Standard">77 - G. de Albyaco</text:p>
      <text:p text:style-name="Standard">78 - magistrum Manricium de Baergourant ad canonicatum et prebendam Sancti</text:p>
      <text:p text:style-name="Standard">79 - Voignon</text:p>
      <text:p text:style-name="Standard">80 - J</text:p>
      <text:p text:style-name="Standard">81 - Benedicti cadentes ad collacionem dominorum vacantem per obitum deffunctidini</text:p>
      <text:p text:style-name="Standard">82 - G. Paillardi</text:p>
      <text:p text:style-name="Standard">83 - Petri de Molendinis qui hrodie ut dicitur decessit</text:p>
      <text:p text:style-name="Standard">84 - G. Boussardi</text:p>
      <text:p text:style-name="Standard">85 - P. Plaondl</text:p>
      <text:p text:style-name="Standard">86 - prefati magistri L. de Mongeria et M. de Kpaeraourant abst</text:p>
      <text:p text:style-name="Standard">87 - Ay. de Maignaco</text:p>
      <text:p text:style-name="Standard">88 - prejudicio dominorum et aliorum fuerunt recepti ad dictos canonicatum</text:p>
      <text:p text:style-name="Standard">89 - chanteprime</text:p>
      <text:p text:style-name="Standard">90 - et prebendam et juraverut</text:p>
      <text:p text:style-name="Standard">91 - B. de Chierno</text:p>
      <text:p text:style-name="Standard">92 - Deliberatum est quod magister Jondreas gracterii compareat die venie</text:p>
      <text:p text:style-name="Standard">93 - xima</text:p>
      <text:p text:style-name="Standard">=FRAN_0393_10964_L.jpg=</text:p>
      <text:p text:style-name="Standard">1 - nonagesimi iiii</text:p>
      <text:p text:style-name="Standard">2 - 30</text:p>
      <text:p text:style-name="Standard">3 - nno predicto die jovis viiia mensis octobris capitulantibus dominis</text:p>
      <text:p text:style-name="Standard">4 - P. Decano</text:p>
      <text:p text:style-name="Standard">5 - magister Mauricius de Kaergourant heri nominatus per magist</text:p>
      <text:p text:style-name="Standard">6 - H.</text:p>
      <text:p text:style-name="Standard">7 - Cantore</text:p>
      <text:p text:style-name="Standard">8 - Johannem de Barclay canonicum parisiensis existatu in turno suo</text:p>
      <text:p text:style-name="Standard">9 - J.</text:p>
      <text:p text:style-name="Standard">10 - archidicon cclesie Par.</text:p>
      <text:p text:style-name="Standard">11 - dicis fuit receptus ad canonicatum et prebendam ecclesie s.</text:p>
      <text:p text:style-name="Standard">12 - Sy. succentor</text:p>
      <text:p text:style-name="Standard"><text:soft-page-break/>13 - vendicti et juravit ut in forma sqner quam recepci magister</text:p>
      <text:p text:style-name="Standard">14 - Roberti</text:p>
      <text:p text:style-name="Standard">15 - Laurencius de Mongeria cui fuit heri collactis</text:p>
      <text:p text:style-name="Standard">16 - de Karolay</text:p>
      <text:p text:style-name="Standard">17 - de Lorriaco</text:p>
      <text:p text:style-name="Standard">18 - Magister Matheus de Bosco in utroque jure vachalarius</text:p>
      <text:p text:style-name="Standard">19 - l</text:p>
      <text:p text:style-name="Standard">20 - de Mongeria</text:p>
      <text:p text:style-name="Standard">21 - virente nominacionis regis fuit febr receptus ad dictos ca</text:p>
      <text:p text:style-name="Standard">22 - de Pompodorio</text:p>
      <text:p text:style-name="Standard">23 - et prebendam Sancti Benenicti vacantes ut prefertur pro obitu desanut</text:p>
      <text:p text:style-name="Standard">24 - Ro. de Thierno</text:p>
      <text:p text:style-name="Standard">25 - domini Petri de Molinis et fecre juramentum consuetum et</text:p>
      <text:p text:style-name="Standard">26 - de Sanctie</text:p>
      <text:p text:style-name="Standard">27 - fuit infrallatus in ecclesia Parisiensis in ecclesia Sancti Benedicti</text:p>
      <text:p text:style-name="Standard">28 - T. de Sancto Petro</text:p>
      <text:p text:style-name="Standard">29 - Au. Regine</text:p>
      <text:p text:style-name="Standard">30 - Magister Johannes Trelon bacolarius in theologia filit sui</text:p>
      <text:p text:style-name="Standard">31 - de Albyaco</text:p>
      <text:p text:style-name="Standard">32 - G.</text:p>
      <text:p text:style-name="Standard">33 - receptus ad ipsos canonicatum et prebendam virtute</text:p>
      <text:p text:style-name="Standard">34 - Ph. de Salcone</text:p>
      <text:p text:style-name="Standard">35 - licterarum apostolicarum modo premisso in eorum prefa persona</text:p>
      <text:p text:style-name="Standard">36 - Chanteprime</text:p>
      <text:p text:style-name="Standard">37 - P. de Plaelo</text:p>
      <text:p text:style-name="Standard">38 - S. Boussardi</text:p>
      <text:p text:style-name="Standard">39 - A. de Maignaco</text:p>
      <text:p text:style-name="Standard">40 - N. de Ordeimonte</text:p>
      <text:p text:style-name="Standard">41 - s</text:p>
      <text:p text:style-name="Standard">42 - Anno predicto die veneris x. octobris capitulantibus dominis</text:p>
      <text:p text:style-name="Standard">43 - Petro decano</text:p>
      <text:p text:style-name="Standard">44 - Magister Matheut Reginaldi fuit receptus ad prebendam par</text:p>
      <text:p text:style-name="Standard">45 - H. Cantore</text:p>
      <text:p text:style-name="Standard">46 - vacantes per resignacionem de ipsa sacrta per magistrum Radulphu</text:p>
      <text:p text:style-name="Standard">47 - Sy. succentore</text:p>
      <text:p text:style-name="Standard">48 - Tx.</text:p>
      <text:p text:style-name="Standard"><text:soft-page-break/>49 - de sustients nuper canonicum juravit in forma solvit x</text:p>
      <text:p text:style-name="Standard">50 - Roberti</text:p>
      <text:p text:style-name="Standard">51 - ft pro pocudo adventu et dedit fide iusssiones pro capitule</text:p>
      <text:p text:style-name="Standard">52 - An. Grangerico</text:p>
      <text:p text:style-name="Standard">53 - dominum cantorem.</text:p>
      <text:p text:style-name="Standard">54 - de Mongnaia</text:p>
      <text:p text:style-name="Standard">55 - de Lorriaco</text:p>
      <text:p text:style-name="Standard">56 - De Pompodorio</text:p>
      <text:p text:style-name="Standard">57 - Ordinatum est quod prepositus de fosiro includet in uno</text:p>
      <text:p text:style-name="Standard">58 - de Putherdi</text:p>
      <text:p text:style-name="Standard">59 - 3</text:p>
      <text:p text:style-name="Standard">60 - sacto omnes licteras scriptis et libros quos repperut cum</text:p>
      <text:p text:style-name="Standard">61 - G. Boussardi</text:p>
      <text:p text:style-name="Standard">62 - deffuncti domini Yvonis Marescalli curati ulti de Roso</text:p>
      <text:p text:style-name="Standard">63 - J. Hue</text:p>
      <text:p text:style-name="Standard">64 - Regi</text:p>
      <text:p text:style-name="Standard">65 - et micteret par et si aliquid tangat ecclesiam recipietum</text:p>
      <text:p text:style-name="Standard">66 - J. Voignon</text:p>
      <text:p text:style-name="Standard">67 - residuum autem bonorum litteratum et aliorum expedietur</text:p>
      <text:p text:style-name="Standard">68 - Jo. Placrs</text:p>
      <text:p text:style-name="Standard">69 - de Karolay</text:p>
      <text:p text:style-name="Standard">70 - dominuo Guillelmo Alani executoris testamentis ipsius deffunt</text:p>
      <text:p text:style-name="Standard">71 - Chantefrme</text:p>
      <text:p text:style-name="Standard">72 - qui se gessit pro executoris per beneficium inventis causa proces</text:p>
      <text:p text:style-name="Standard">73 - consueta</text:p>
      <text:p text:style-name="Standard">=FRAN_0393_10965_L.jpg=</text:p>
      <text:p text:style-name="Standard">1 - 10</text:p>
      <text:p text:style-name="Standard">2 - i</text:p>
      <text:p text:style-name="Standard">3 - 2</text:p>
      <text:p text:style-name="Standard">4 - lxx</text:p>
      <text:p text:style-name="Standard">5 - Anno predicto die lune xiia Octobris capitulantibus dominis</text:p>
      <text:p text:style-name="Standard">6 - P. Decano</text:p>
      <text:p text:style-name="Standard">7 - Johanmnes Haudry nominatus per regem nomine domini dicis Qurome feactnie</text:p>
      <text:p text:style-name="Standard">8 - Cantore</text:p>
      <text:p text:style-name="Standard">9 - l.</text:p>
      <text:p text:style-name="Standard">10 - archidiacono Par.</text:p>
      <text:p text:style-name="Standard"><text:soft-page-break/>11 - sui secundo loco ad prebendam Sancti Benedicti pa. fuit receptus ad prebendam</text:p>
      <text:p text:style-name="Standard">12 - archidiacono ecclesie</text:p>
      <text:p text:style-name="Standard">13 - ipsius ecclesie Sancti Benedicti vigore licterarum regiarum et processus inde</text:p>
      <text:p text:style-name="Standard">14 - sequti qui juravit in forma et non petiit installacionem</text:p>
      <text:p text:style-name="Standard">15 - Sy. succentore</text:p>
      <text:p text:style-name="Standard">16 - de Karolay</text:p>
      <text:p text:style-name="Standard">17 - de Lorriaco</text:p>
      <text:p text:style-name="Standard">18 - super requesta facta per magistrum G. de Byhays pro parte dominis</text:p>
      <text:p text:style-name="Standard">19 - de Mongeria</text:p>
      <text:p text:style-name="Standard">20 - monis Hubelin deliberatum est quod mandabuntur pater matr</text:p>
      <text:p text:style-name="Standard">21 - R. de Thierno</text:p>
      <text:p text:style-name="Standard">22 - filia et ejus soror et interum tenebat carcere ipse Symon</text:p>
      <text:p text:style-name="Standard">23 - An. Grangerii</text:p>
      <text:p text:style-name="Standard">24 - Hu</text:p>
      <text:p text:style-name="Standard">25 - Super requesta die mercurii facta per Petrum Bonini procuratorem</text:p>
      <text:p text:style-name="Standard">26 - G. de Alneolo</text:p>
      <text:p text:style-name="Standard">27 - Marquesii de Jotro qui iteram quesuvt quod domini prosequerentur</text:p>
      <text:p text:style-name="Standard">28 - de Putheols</text:p>
      <text:p text:style-name="Standard">29 - P.</text:p>
      <text:p text:style-name="Standard">30 - ad expedicionem seitncie et executorie et quod ipsum reciperent ad</text:p>
      <text:p text:style-name="Standard">31 - G. Boussard</text:p>
      <text:p text:style-name="Standard">32 - capellania Sepulcri quam obtinet magister Mn. Gragerii ad</text:p>
      <text:p text:style-name="Standard">33 - de Sanctis</text:p>
      <text:p text:style-name="Standard">34 - T. Hocie</text:p>
      <text:p text:style-name="Standard">35 - mercurii ad respondendum procurator</text:p>
      <text:p text:style-name="Standard">36 - Voigion</text:p>
      <text:p text:style-name="Standard">37 - Processur Jehan Le Boucher baille a maistre Guillaume Danner</text:p>
      <text:p text:style-name="Standard">38 - J. Regis</text:p>
      <text:p text:style-name="Standard">39 - G. Paillardi</text:p>
      <text:p text:style-name="Standard">40 - agister An. Grangii intimavit appellitum n scriptis contra capellanim et Petrum Bonnini procuratorem</text:p>
      <text:p text:style-name="Standard">41 - P. Plaoul</text:p>
      <text:p text:style-name="Standard">42 - Marquesii de Joctro presentie magister G. de Byays . G. Le Page notaris dominis J. de</text:p>
      <text:p text:style-name="Standard">43 - Ab. de Maignaco</text:p>
      <text:p text:style-name="Standard">44 - fasra et innequeti presbyteris et pecuit apolos cum protestais consuetis</text:p>
      <text:p text:style-name="Standard">45 - de Albydt</text:p>
      <text:p text:style-name="Standard"><text:soft-page-break/>46 - G</text:p>
      <text:p text:style-name="Standard">47 - xii</text:p>
      <text:p text:style-name="Standard">48 - de socro</text:p>
      <text:p text:style-name="Standard">49 - Anno predicto die mercurii xiiiia octobris capitulantibus dominis</text:p>
      <text:p text:style-name="Standard">50 - P. Decano</text:p>
      <text:p text:style-name="Standard">51 - H. Cantore infirmo</text:p>
      <text:p text:style-name="Standard">52 - TJohns Brisson Odo sealli Parisienis fuerunt recepti in collegio deffunt</text:p>
      <text:p text:style-name="Standard">53 - P. archidiacono Par.</text:p>
      <text:p text:style-name="Standard">54 - ti Petri Forteti et juraverunt ut ali</text:p>
      <text:p text:style-name="Standard">55 - Jactors</text:p>
      <text:p text:style-name="Standard">56 - G. archidiacono ecclesie</text:p>
      <text:p text:style-name="Standard">57 - Magister Guillelmus Guitardi notariois curie Par. procuratore domini eustati</text:p>
      <text:p text:style-name="Standard">58 - J P. Foberti</text:p>
      <text:p text:style-name="Standard">59 - vacherii nunciavit quandam appellacioe in scriptis dominis decano et</text:p>
      <text:p text:style-name="Standard">60 - de Pompodorio</text:p>
      <text:p text:style-name="Standard">61 - capitulo a quibusdam gravanibus illatis et alias inferendis</text:p>
      <text:p text:style-name="Standard">62 - de Karolay</text:p>
      <text:p text:style-name="Standard">63 - + J. de Socoo</text:p>
      <text:p text:style-name="Standard">64 - Johanneta Filia Joihannis de Par jurata et interrogata super facto</text:p>
      <text:p text:style-name="Standard">65 - . de Lorriaco</text:p>
      <text:p text:style-name="Standard">66 - domini Symonie Hubelin in carteribus detenti pro suspicione vi caplanus</text:p>
      <text:p text:style-name="Standard">67 - L. de Mongeria</text:p>
      <text:p text:style-name="Standard">68 - ciomnis facte de ipsa per ipsum dominum Symone deposuit quod ipse domins</text:p>
      <text:p text:style-name="Standard">69 - Au. Regine</text:p>
      <text:p text:style-name="Standard">70 - Symon Rogavit ipsam pluries de cognoscendo ipsam carnaliter</text:p>
      <text:p text:style-name="Standard">71 - de Puthealis</text:p>
      <text:p text:style-name="Standard">72 - P</text:p>
      <text:p text:style-name="Standard">73 - et quod ipsa de sua spiotanea voluntat</text:p>
      <text:p text:style-name="Standard">74 - G. de Alneolo</text:p>
      <text:p text:style-name="Standard">75 - cuit cum ipso ad domudi</text:p>
      <text:p text:style-name="Standard">76 - Eustacii Vacherii in claustro et ibidem ipse defloravit causm nec</text:p>
      <text:p text:style-name="Standard">77 - Voignon</text:p>
      <text:p text:style-name="Standard">78 - .</text:p>
      <text:p text:style-name="Standard">79 - uunquam fecit de eo qurimoniam nec fecisset nisi ad instigtonem</text:p>
      <text:p text:style-name="Standard">80 - Ph. de Salione</text:p>
      <text:p text:style-name="Standard">81 - patris et nostris et finaliter requisivis dominos pro ipse constringgetur</text:p>
      <text:p text:style-name="Standard"><text:soft-page-break/>82 - G. Paillardi</text:p>
      <text:p text:style-name="Standard">83 - ad satisfacientem sibi ex debito jure scripto ordinato</text:p>
      <text:p text:style-name="Standard">84 - P. Plaoul</text:p>
      <text:p text:style-name="Standard">85 - dominus Symon Hubelin presbyter juratus et interogatus super facto predicte</text:p>
      <text:p text:style-name="Standard">86 - Ly. de Maignaco</text:p>
      <text:p text:style-name="Standard">87 - Sy. succentore</text:p>
      <text:p text:style-name="Standard">88 - filie deposuit quod ipse.</text:p>
      <text:p text:style-name="Standard">89 - G. de Thierno</text:p>
      <text:p text:style-name="Standard">90 - moquet et sua matr fuerunt fidejussos et ipse peromisit stare et ad vere</text:p>
      <text:p text:style-name="Standard">91 - x s. vi d.</text:p>
      <text:p text:style-name="Standard">92 - ad prosequendum factum utriusque partis coram e</text:p>
      <text:p text:style-name="Standard">93 - Ar. Jauffundi</text:p>
      <text:p text:style-name="Standard">94 - Magister Andreas grangerii fecit precurato suos R. de Lorriquo Voignon</text:p>
      <text:p text:style-name="Standard">95 - de Salione E. de Alnello ad</text:p>
      <text:p text:style-name="Standard">96 - perosequendm quandam suam appellainem tendum apostolcione</text:p>
      <text:p text:style-name="Standard">97 - Responsio pro apstolis super appellicie domini Syt Eustacii Vacherii appllacioni veatre tamquam srvole et et</text:p>
      <text:p text:style-name="Standard">98 - Falsis et mendosis causis composite non defferius</text:p>
      <text:p text:style-name="Standard">=FRAN_0393_10966_L.jpg=</text:p>
      <text:p text:style-name="Standard">1 - nonagesimo</text:p>
      <text:p text:style-name="Standard">2 - 27</text:p>
      <text:p text:style-name="Standard">3 - Anno preto die veneris xvia octobris capitulantibus domini</text:p>
      <text:p text:style-name="Standard">4 - P. Decano</text:p>
      <text:p text:style-name="Standard">5 - Magistre Guillelmus de Alneolo retulit statum processus inter Johanne</text:p>
      <text:p text:style-name="Standard">6 - G. archidiacono ecclesie</text:p>
      <text:p text:style-name="Standard">7 - le bouchir et Germana la maistresse et dixit quod erat uen</text:p>
      <text:p text:style-name="Standard">8 - Sy. succentore</text:p>
      <text:p text:style-name="Standard">9 - judicatum per Camerarium Laycum ecclesie</text:p>
      <text:p text:style-name="Standard">10 - de Ordeimnte</text:p>
      <text:p text:style-name="Standard">11 - N.</text:p>
      <text:p text:style-name="Standard">12 - de Lorriaco</text:p>
      <text:p text:style-name="Standard">13 - R</text:p>
      <text:p text:style-name="Standard">14 - Data est licenciatum dominos Dyonisio Saillembenis eundi ad Symodum</text:p>
      <text:p text:style-name="Standard">15 - de Karelay</text:p>
      <text:p text:style-name="Standard">16 - apud Carnotum</text:p>
      <text:p text:style-name="Standard">17 - de socco</text:p>
      <text:p text:style-name="Standard"><text:soft-page-break/>18 - J</text:p>
      <text:p text:style-name="Standard">19 - de Mongeria</text:p>
      <text:p text:style-name="Standard">20 - Faudetus de Varra presbyter capellanio in ecclesia Par. ad altare.</text:p>
      <text:p text:style-name="Standard">21 - 8</text:p>
      <text:p text:style-name="Standard">22 - *</text:p>
      <text:p text:style-name="Standard">23 - J.</text:p>
      <text:p text:style-name="Standard">24 - de Pompodorio</text:p>
      <text:p text:style-name="Standard">25 - collacionie beati Johannis Faptiste resignacionem deconum capellanis</text:p>
      <text:p text:style-name="Standard">26 - G. de Alneolo</text:p>
      <text:p text:style-name="Standard">27 - causa permutacionie faciendi cum domino Pholhanne deMan presbytero ca</text:p>
      <text:p text:style-name="Standard">28 - B. de Thierno</text:p>
      <text:p text:style-name="Standard">29 - capellanis Sancti Leodegarii de Triagallo Belvacensis diocesis ad</text:p>
      <text:p text:style-name="Standard">30 - de Sanctis</text:p>
      <text:p text:style-name="Standard">31 - ipsam capellaniam fuit recepta resignacionem et collata de</text:p>
      <text:p text:style-name="Standard">32 - G</text:p>
      <text:p text:style-name="Standard">33 - de Albyaco</text:p>
      <text:p text:style-name="Standard">34 - *.</text:p>
      <text:p text:style-name="Standard">35 - capellania dicto domino Johanni qui juravit in forma</text:p>
      <text:p text:style-name="Standard">36 - R.</text:p>
      <text:p text:style-name="Standard">37 - de Putheolis</text:p>
      <text:p text:style-name="Standard">38 - P. Plaoul</text:p>
      <text:p text:style-name="Standard">39 - S. Boussardi</text:p>
      <text:p text:style-name="Standard">40 - T. Hocie</text:p>
      <text:p text:style-name="Standard">41 - Anno predicto die lune xixa octobris capitulantibus dominis</text:p>
      <text:p text:style-name="Standard">42 - P. Decano</text:p>
      <text:p text:style-name="Standard">43 - Girart le François sergent a verge du roy a adjourné meseigne</text:p>
      <text:p text:style-name="Standard">44 - H. Cantore</text:p>
      <text:p text:style-name="Standard">45 - aus jours de la prevosté de Paris en cause d'appel a la requeste</text:p>
      <text:p text:style-name="Standard">46 - Archidiacono Par.</text:p>
      <text:p text:style-name="Standard">47 - de Estienne de par et ont messireur demande copiée de sa relacion</text:p>
      <text:p text:style-name="Standard">48 - G. Archidiacono ecclesie</text:p>
      <text:p text:style-name="Standard">49 - Sy. succentor</text:p>
      <text:p text:style-name="Standard">50 - Dominus Johannes de Mari presbyter capellanim capellanie ad altare decollacioniesb</text:p>
      <text:p text:style-name="Standard">51 - de Pompodorio</text:p>
      <text:p text:style-name="Standard">52 - Johannis Baptiste resignaconem causa permutacionis faciendi cum magistro Mahli</text:p>
      <text:p text:style-name="Standard">53 - J</text:p>
      <text:p text:style-name="Standard"><text:soft-page-break/>54 - de Karolay</text:p>
      <text:p text:style-name="Standard">55 - tamini in utroque jure licencia decano ecclesie cullegiate sancti Petr</text:p>
      <text:p text:style-name="Standard">56 - Nr. Jausserandi</text:p>
      <text:p text:style-name="Standard">57 - pnellarum Aurelianensim ad $ppar ipsum decanatum que resignacionem fuit</text:p>
      <text:p text:style-name="Standard">58 - +P. Roberti</text:p>
      <text:p text:style-name="Standard">59 - missa et ipsa capellania collata dicto magistro Matheo in persona</text:p>
      <text:p text:style-name="Standard">60 - magistri G. Johne procuratore qui juravit in forma</text:p>
      <text:p text:style-name="Standard">61 - de Mongeria</text:p>
      <text:p text:style-name="Standard">62 - R. de Lorriaco</text:p>
      <text:p text:style-name="Standard">63 - Deliberatum est quod scribatur preposito de Rosayo quod teneat ordina</text:p>
      <text:p text:style-name="Standard">64 - B. de Thierno</text:p>
      <text:p text:style-name="Standard">65 - cionem dominorum super bonis domini Yvonis Marescalli alias sibi relata</text:p>
      <text:p text:style-name="Standard">66 - +.</text:p>
      <text:p text:style-name="Standard">67 - de Secro</text:p>
      <text:p text:style-name="Standard">68 - ex parte ipsorum dominorum non obstantibum processu domini meldensis</text:p>
      <text:p text:style-name="Standard">69 - R. de Putheolis</text:p>
      <text:p text:style-name="Standard">70 - J. Voignon</text:p>
      <text:p text:style-name="Standard">71 - Placet dominis quod recipiatur resignacionem appellacie domini Custacii vacli</text:p>
      <text:p text:style-name="Standard">72 - E. Paillardi</text:p>
      <text:p text:style-name="Standard">73 - per suum procuratorem et quod emendet ad libitum dominorum / et si nobi</text:p>
      <text:p text:style-name="Standard">74 - S. Boussardi</text:p>
      <text:p text:style-name="Standard">75 - emendare deliberatum est quod scribetur domins prelaciis qui cum domini</text:p>
      <text:p text:style-name="Standard">76 - Au. Regie</text:p>
      <text:p text:style-name="Standard">77 - nostro papa erant Par. de bono regie ipsius domini Custacii.</text:p>
      <text:p text:style-name="Standard">78 - T. Hocie</text:p>
      <text:p text:style-name="Standard">79 - de facto propter quod ipse recessit ut non panicetur et de</text:p>
      <text:p text:style-name="Standard">80 - P. Plaoul</text:p>
      <text:p text:style-name="Standard">81 - Mobediente etc.</text:p>
      <text:p text:style-name="Standard">82 - G. de Albyaco</text:p>
      <text:p text:style-name="Standard">83 - N. de Ordeimte</text:p>
      <text:p text:style-name="Standard">84 - Johannes Gambelini Paris fuit receptus in scolarem collegiist</text:p>
      <text:p text:style-name="Standard">85 - fu</text:p>
      <text:p text:style-name="Standard">86 - forteti et juravit</text:p>
      <text:p text:style-name="Standard">87 - orderi</text:p>
      <text:p text:style-name="Standard">=FRAN_0393_10967_L.jpg=</text:p>
      <text:p text:style-name="Standard">1 - Cxxvi</text:p>
      <text:p text:style-name="Standard"><text:soft-page-break/>2 - nonagesimo iiii</text:p>
      <text:p text:style-name="Standard">3 - 12</text:p>
      <text:p text:style-name="Standard">4 - Anno predicto die mercurii xxia octobris capitulantibus dominis</text:p>
      <text:p text:style-name="Standard">5 - H. Cantore</text:p>
      <text:p text:style-name="Standard">6 - facta relacione per dominos Cantorem et L. de Mongeria de compoto</text:p>
      <text:p text:style-name="Standard">7 - J. Archidiacono Par.</text:p>
      <text:p text:style-name="Standard">8 - domini Martini Munconis magistri puerorum chori concessasuit</text:p>
      <text:p text:style-name="Standard">9 - G. Archidiacono ecclesie</text:p>
      <text:p text:style-name="Standard">10 - quictancia generalis dicto domino Martino de Coto tempore quo xcunit</text:p>
      <text:p text:style-name="Standard">11 - S. succentore</text:p>
      <text:p text:style-name="Standard">12 - P. Roberti</text:p>
      <text:p text:style-name="Standard">13 - offictum suum erga pueros usque ad diem qua fuit factum forum cum eo</text:p>
      <text:p text:style-name="Standard">14 - B. de Thierno</text:p>
      <text:p text:style-name="Standard">15 - quo pueris videlicet anno nonagesimo tercio die</text:p>
      <text:p text:style-name="Standard">16 - Ar. Jausserandi</text:p>
      <text:p text:style-name="Standard">17 - de Pompodorio</text:p>
      <text:p text:style-name="Standard">18 - de Karolay</text:p>
      <text:p text:style-name="Standard">19 - R. de Lorriaco</text:p>
      <text:p text:style-name="Standard">20 - N. de Ordeimonte</text:p>
      <text:p text:style-name="Standard">21 - J. de Secto</text:p>
      <text:p text:style-name="Standard">22 - R. de Putheol</text:p>
      <text:p text:style-name="Standard">23 - G. de Albyaco</text:p>
      <text:p text:style-name="Standard">24 - T. Hocie</text:p>
      <text:p text:style-name="Standard">25 - . Voignon</text:p>
      <text:p text:style-name="Standard">26 - G. Paillardi</text:p>
      <text:p text:style-name="Standard">27 - Ph. de Salione</text:p>
      <text:p text:style-name="Standard">28 - P. Plaola</text:p>
      <text:p text:style-name="Standard">29 - s. vi d.</text:p>
      <text:p text:style-name="Standard">30 - Ay. de Maignaco</text:p>
      <text:p text:style-name="Standard">31 - di</text:p>
      <text:p text:style-name="Standard">32 - Anno predicto die veneris xxiii. octobris capitulantibus dominis</text:p>
      <text:p text:style-name="Standard">33 - P. Decano</text:p>
      <text:p text:style-name="Standard">34 - Dominus Guillelmus Anglici ait de perquirendo antiqua compota de Norvilla</text:p>
      <text:p text:style-name="Standard">35 - H. Cantore</text:p>
      <text:p text:style-name="Standard">36 - pro facto magistri Johannis Vie capellani de Norvilla</text:p>
      <text:p text:style-name="Standard">37 - T. Archidiacono Par.</text:p>
      <text:p text:style-name="Standard"><text:soft-page-break/>38 - G. archidiacono ecclesie</text:p>
      <text:p text:style-name="Standard">39 - Concessa est quictaniam domino Burello de Ripperia de c lbr. t. per terimino</text:p>
      <text:p text:style-name="Standard">40 - Sy. succentore</text:p>
      <text:p text:style-name="Standard">41 - Sancti Remigii quas ecclesia percipit super redditibus pondbus regii Par.</text:p>
      <text:p text:style-name="Standard">42 - TP. Roberti</text:p>
      <text:p text:style-name="Standard">43 - quod est ipsius domini</text:p>
      <text:p text:style-name="Standard">44 - B. de Thierno</text:p>
      <text:p text:style-name="Standard">45 - Deliberatum est quod recipiatur magister Petrus Bonini procurator</text:p>
      <text:p text:style-name="Standard">46 - Ar. Jausserandi</text:p>
      <text:p text:style-name="Standard">47 - Marquesii de Potro ad capellaniam quam in ecclesia Sepulcri obtinet</text:p>
      <text:p text:style-name="Standard">48 - J. de Karolay</text:p>
      <text:p text:style-name="Standard">49 - magister Andreas Grangerii qui juravit in forma</text:p>
      <text:p text:style-name="Standard">50 - J. de Pompdorio</text:p>
      <text:p text:style-name="Standard">51 - R. de Lorriaco</text:p>
      <text:p text:style-name="Standard">52 - fuit resotu magistro Johanni Voignon procuratori magistri Andree gragiri</text:p>
      <text:p text:style-name="Standard">53 - . de Mongeria</text:p>
      <text:p text:style-name="Standard">54 - quod habeto consilio prudentum et pluribus collacionibus sunt in deliberacione</text:p>
      <text:p text:style-name="Standard">55 - J. de Secto</text:p>
      <text:p text:style-name="Standard">56 - recipiendi ipsum procuratorem dicti Marquesii et hoc resposio fuit ei</text:p>
      <text:p text:style-name="Standard">57 - R. de Puthellis</text:p>
      <text:p text:style-name="Standard">58 - data pro apostolis</text:p>
      <text:p text:style-name="Standard">59 - Au. Regine</text:p>
      <text:p text:style-name="Standard">60 - J. Voignon</text:p>
      <text:p text:style-name="Standard">61 - la cause de ceulx de Baigneux a viii. joure deffic</text:p>
      <text:p text:style-name="Standard">62 - G. Paillardi</text:p>
      <text:p text:style-name="Standard">63 - T. Hocie</text:p>
      <text:p text:style-name="Standard">64 - x s. vi.</text:p>
      <text:p text:style-name="Standard">65 - Ay. de Maignaco</text:p>
      <text:p text:style-name="Standard">=FRAN_0393_10968_L.jpg=</text:p>
      <text:p text:style-name="Standard">1 - no qua</text:p>
      <text:p text:style-name="Standard">2 - 54</text:p>
      <text:p text:style-name="Standard">3 - Anno predicto die dominica xxva mensis Detobris capitulantibus dominis</text:p>
      <text:p text:style-name="Standard">4 - P. decano</text:p>
      <text:p text:style-name="Standard">5 - Magister Andreas Grangii procurator domini cardinalis anice</text:p>
      <text:p text:style-name="Standard">6 - H. Cantore</text:p>
      <text:p text:style-name="Standard">7 - acceptavit prebendam Par. vacantem per mortem domini Guillelmi d</text:p>
      <text:p text:style-name="Standard"><text:soft-page-break/>8 - G. archidiacono ecclesie</text:p>
      <text:p text:style-name="Standard">9 - Alneto cum prrotestacionibus frater consuetis et dominus P. Robet</text:p>
      <text:p text:style-name="Standard">10 - Sy. succentore</text:p>
      <text:p text:style-name="Standard">11 - decanus Sancti Germani Antissiodorensis sibi providit de ea</text:p>
      <text:p text:style-name="Standard">12 - P. Roberti</text:p>
      <text:p text:style-name="Standard">13 - protestacionibus predictis sibi salvis presentius P. decano Par.</text:p>
      <text:p text:style-name="Standard">14 - de Pompedorio</text:p>
      <text:p text:style-name="Standard">15 - G. archidiacono ecclesie Sy. succentor R. de Lorriaco q. de Pompdori</text:p>
      <text:p text:style-name="Standard">16 - de Mongeria</text:p>
      <text:p text:style-name="Standard">17 - et G. de Albyaco.</text:p>
      <text:p text:style-name="Standard">18 - B. de Thierno</text:p>
      <text:p text:style-name="Standard">19 - R. de Lorriaco</text:p>
      <text:p text:style-name="Standard">20 - procurator magistri N. de Rao</text:p>
      <text:p text:style-name="Standard">21 - An. Grangerii</text:p>
      <text:p text:style-name="Standard">22 - Matheus ratis eodem notro acceptavit et providit et</text:p>
      <text:p text:style-name="Standard">23 - de Sancto Petro</text:p>
      <text:p text:style-name="Standard">24 - dominus N. de Ordeomonte decanus Sancti Martini de Turoni</text:p>
      <text:p text:style-name="Standard">25 - G. de Albyaco</text:p>
      <text:p text:style-name="Standard">26 - presenties domino officialis Parisiensi et magistro Nicola</text:p>
      <text:p text:style-name="Standard">27 - J. Voignon</text:p>
      <text:p text:style-name="Standard">28 - T. Hocie</text:p>
      <text:p text:style-name="Standard">29 - et recepta est dilectonm ad martius ad recipientum alias</text:p>
      <text:p text:style-name="Standard">30 - G. Paillardi</text:p>
      <text:p text:style-name="Standard">31 - Par.</text:p>
      <text:p text:style-name="Standard">32 - Ay. de Maignaco</text:p>
      <text:p text:style-name="Standard">33 - . Hue</text:p>
      <text:p text:style-name="Standard">34 - Anno predicto die lune vicesima sexta octobris capitulantibus dominis</text:p>
      <text:p text:style-name="Standard">35 - P. Decaoro</text:p>
      <text:p text:style-name="Standard">36 - H. Cantore</text:p>
      <text:p text:style-name="Standard">37 - misse Karoli regis quas tenebat dominus Eustacius</text:p>
      <text:p text:style-name="Standard">38 - J. Archidiacono Par.</text:p>
      <text:p text:style-name="Standard">39 - Vacherii tradite sunt domino haerico scolarum capellanio domini canto</text:p>
      <text:p text:style-name="Standard">40 - G. Archidiacono ecclesie</text:p>
      <text:p text:style-name="Standard">41 - Sy. succentor</text:p>
      <text:p text:style-name="Standard">42 - Ad requestam</text:p>
      <text:p text:style-name="Standard">43 - isorum Sepulcri remissa est emenda</text:p>
      <text:p text:style-name="Standard"><text:soft-page-break/>44 - xii solidoum Guillelmo pulsatori campanarum Sepulcri</text:p>
      <text:p text:style-name="Standard">45 - de Pompodorio</text:p>
      <text:p text:style-name="Standard">46 - de Mongeria</text:p>
      <text:p text:style-name="Standard">47 - quam iagiaverat pro quaddam alapa data per ipsum viii prns</text:p>
      <text:p text:style-name="Standard">48 - de Karolay</text:p>
      <text:p text:style-name="Standard">49 - i Sepulcro</text:p>
      <text:p text:style-name="Standard">50 - Ar. Jausserandi</text:p>
      <text:p text:style-name="Standard">51 - commissi super facto arreragiorum deffuncti domini Archidiaconus sunt G.</text:p>
      <text:p text:style-name="Standard">52 - de Lorriaco</text:p>
      <text:p text:style-name="Standard">53 - R8</text:p>
      <text:p text:style-name="Standard">54 - archidiaconus cclesie J. de Secto et G. Paillardi ei est eis data</text:p>
      <text:p text:style-name="Standard">55 - T</text:p>
      <text:p text:style-name="Standard">56 - de socco</text:p>
      <text:p text:style-name="Standard">57 - poetas calis qualies fuerat data qui Chanteprirme et G. de Alno</text:p>
      <text:p text:style-name="Standard">58 - B. de Thierno</text:p>
      <text:p text:style-name="Standard">59 - deffuncti</text:p>
      <text:p text:style-name="Standard">60 - de Putheol</text:p>
      <text:p text:style-name="Standard">61 - R</text:p>
      <text:p text:style-name="Standard">62 - Deliberatam est</text:p>
      <text:p text:style-name="Standard">63 - G. de Albyaco</text:p>
      <text:p text:style-name="Standard">64 - servetur statutum centia dominum Archidiaconus Pars..</text:p>
      <text:p text:style-name="Standard">65 - N. de Ordeimomnte</text:p>
      <text:p text:style-name="Standard">66 - nisi solverit infra octo dies pro mindente omne illud quod domtba</text:p>
      <text:p text:style-name="Standard">67 - J.</text:p>
      <text:p text:style-name="Standard">68 - pro domo et decem francorum pro prebenda form decentum solidoum Sepulacio</text:p>
      <text:p text:style-name="Standard">69 - Hue</text:p>
      <text:p text:style-name="Standard">70 - G. Paillardi</text:p>
      <text:p text:style-name="Standard">71 - N est adhuc deliberatum de ventum s pro carteribus pete</text:p>
      <text:p text:style-name="Standard">72 - P. Plaoul</text:p>
      <text:p text:style-name="Standard">73 - ei si voluerit tenere composicionem alias dentam per predecesseres suos</text:p>
      <text:p text:style-name="Standard">74 - Sy. de Maignaco</text:p>
      <text:p text:style-name="Standard">75 - De executionies testamenti domini Yvonis Marescalli contra matriculariu</text:p>
      <text:p text:style-name="Standard">76 - T. Hocie</text:p>
      <text:p text:style-name="Standard">77 - et habitatores ville de Rosayo / ad de veneris in xva in statu</text:p>
      <text:p text:style-name="Standard">78 - VVoygnon</text:p>
      <text:p text:style-name="Standard">79 - nisi prius concordaverunt cum domino Guillelmo Alani pro actois et</text:p>
      <text:p text:style-name="Standard"><text:soft-page-break/>80 - executons et Johanne Mar</text:p>
      <text:p text:style-name="Standard">81 - procuratore exhibentes contra quod actis proci</text:p>
      <text:p text:style-name="Standard">82 - est de dicentes contra et de habendo litteras conti per minus sufficotim causa</text:p>
      <text:p text:style-name="Standard">83 - loco esset sussictis indiem minitus consilio magistri Auffreri sanii</text:p>
      <text:p text:style-name="Standard">84 - C.</text:p>
      <text:p text:style-name="Standard">=FRAN_0393_10969_L.jpg=</text:p>
      <text:p text:style-name="Standard">1 - e</text:p>
      <text:p text:style-name="Standard">2 - et</text:p>
      <text:p text:style-name="Standard">3 - a</text:p>
      <text:p text:style-name="Standard">4 - oiis</text:p>
      <text:p text:style-name="Standard">5 - ape</text:p>
      <text:p text:style-name="Standard">6 - nlis</text:p>
      <text:p text:style-name="Standard">7 - l</text:p>
      <text:p text:style-name="Standard">8 - s</text:p>
      <text:p text:style-name="Standard">9 - 1</text:p>
      <text:p text:style-name="Standard">10 - a</text:p>
      <text:p text:style-name="Standard">11 - s</text:p>
      <text:p text:style-name="Standard">=FRAN_0393_10970_L.jpg=</text:p>
      <text:p text:style-name="Standard">1 - 250</text:p>
      <text:p text:style-name="Standard">=FRAN_0393_10971_L.jpg=</text:p>
      <text:p text:style-name="Standard">1 - *</text:p>
      <text:p text:style-name="Standard">=FRAN_0393_10972_L.jpg=</text:p>
      <text:p text:style-name="Standard">1 - .</text:p>
      <text:p text:style-name="Standard">=FRAN_0393_10973_L.jpg=</text:p>
      <text:p text:style-name="Standard">1 - ee</text:p>
      <text:p text:style-name="Standard">2 - S</text:p>
      <text:p text:style-name="Standard">=FRAN_0393_10974_L.jpg=</text:p>
      <text:p text:style-name="Standard">1 - 6</text:p>
      <text:p text:style-name="Standard">=FRAN_0393_10975_L.jpg=</text:p>
      <text:p text:style-name="Standard">1 - x</text:p>
      <text:p text:style-name="Standard">2 - testm magistri P. Forteti quondam canonicu Par.</text:p>
      <text:p text:style-name="Standard">3 - In nomine domini amen. Per hoc presens pullicum instrumentum cunctis pateat evidenter et sit mani</text:p>
      <text:p text:style-name="Standard">4 - testum quod anno eusdem domini millesimo Trecentesimo nonagesimo primo In dicione quar</text:p>
      <text:p text:style-name="Standard">5 - tadecima mensis augusti die duodecima. Pontificatus sanctissimi in ipso patris et domini nostra</text:p>
      <text:p text:style-name="Standard">6 - domini Clementis divina providencia pape septum anno terciodecimo In mei notarii publi</text:p>
      <text:p text:style-name="Standard"><text:soft-page-break/>7 - ei et testium subscriptorum presencia / propter hoc personaliter constitutus / vir venerabis et discretus</text:p>
      <text:p text:style-name="Standard">8 - Magister Petrus Forteti magister in artibus et in utroque jure licenciatus canonicus Parisiensis tenens</text:p>
      <text:p text:style-name="Standard">9 - in manibus suis quandam cedulam papiream manu sua propria scriptam continentem in se ut dice</text:p>
      <text:p text:style-name="Standard">10 - bat testamentum suum seu ultimam voluntatem suam / dixitur et asseruit quod ipse dictum suum</text:p>
      <text:p text:style-name="Standard">11 - restamentum faciebat / et de sua ultima voluntate disponebat / prout in dicta cedula contine</text:p>
      <text:p text:style-name="Standard">12 - batur cujus cedule tenoe de verbo ad verbum sequitur et est talisn nomine domini</text:p>
      <text:p text:style-name="Standard">13 - amen . Ego Petrus Forteti magister in artibus et in utroque jure licenciatus archidiaconus cuci</text:p>
      <text:p text:style-name="Standard">14 - aci in ecclesia Claromontensis et canonicus Parisiensis et ecclesie Sancti Clodoaldi / et beate Marie de Cla</text:p>
      <text:p text:style-name="Standard">15 - romonte / et de Barro super secanam Parisiensi . Belvacensis et Lingonensis diocesum capellanusque</text:p>
      <text:p text:style-name="Standard">16 - et</text:p>
      <text:p text:style-name="Standard">17 - ad altare Sancti Stephanani in ecclesia Sancti Bartholomei Parisiens</text:p>
      <text:p text:style-name="Standard">18 - in ecclesia Sancti Cosme de Luserchiis Parisiensis diocesis egiciais ensi condo et facero tensacactimenm tantnis eu ulti</text:p>
      <text:p text:style-name="Standard">19 - main voluntatem / nolens decedere intestatus considerans et attendens quod breves dies hominis</text:p>
      <text:p text:style-name="Standard">20 - sunt et quod nichil incereius hora mortis et in modum qui sequitur et in formam. Et primo</text:p>
      <text:p text:style-name="Standard">21 - alitam meam cum de Ergasculo corpores mei eam igrare contigerit dimicto eam in manus Dei</text:p>
      <text:p text:style-name="Standard">22 - et nimpotentis eidem presentandam per beatissimam et gloriosissimam virginem Mariam</text:p>
      <text:p text:style-name="Standard">23 - matrem domini nostri ilsum prpristi si sibi placet et per manus gloriosi archangeli Sancti</text:p>
      <text:p text:style-name="Standard">24 - MMichaelis / dicens verba que in psalmo leguntur. In manus tuas domine commendo spintum</text:p>
      <text:p text:style-name="Standard">25 - oneum redemisti me domini delis veritatis post hec relinquo corpous meum seu cadaner ecclesie</text:p>
      <text:p text:style-name="Standard">26 - sastice sepulture si contingat me mori Parisiensis in ecclesia Parisiensis ui sum canonicus / ante</text:p>
      <text:p text:style-name="Standard">27 - in ecclesia Parisiensi et erunt quatuor cerei mita $fue fuit</text:p>
      <text:p text:style-name="Standard">28 - apellai Sancti Michaelis si placet dominis meis Decano et capitulo dicte ecclesie Parisiensis.</text:p>
      <text:p text:style-name="Standard">29 - honorem coutis domini nostri iheu Cpisti quorum quilibet cereus</text:p>
      <text:p text:style-name="Standard">30 - Ite n volo quod fiant exequie me</text:p>
      <text:p text:style-name="Standard">31 - nis seu ipsius representacionem</text:p>
      <text:p text:style-name="Standard">32 - torchie ponderis quelibet quinque librarum Item quilibet de dic</text:p>
      <text:p text:style-name="Standard">33 - erit ponderis ecto librarum et octrio</text:p>
      <text:p text:style-name="Standard">34 - tis dominis meis canonicis habebit in vigiliis duos solidos et in missa duos solidos et in vigi</text:p>
      <text:p text:style-name="Standard">35 - liis eadem die duos solidos et in crastinum in missa duos solidos et alii de choro beneficiati</text:p>
      <text:p text:style-name="Standard">36 - qualibet dictarum horarum duodecim denarios / et alii non beneficiati octo denarios. Item</text:p>
      <text:p text:style-name="Standard">37 - Jolo quod primitus et ante omnia forefacta mea emendentur / et debita mea solvantur per execu</text:p>
      <text:p text:style-name="Standard">38 - tores meos de quibus constiterit me teneri per probaciones legitimas / et si non conseiterit</text:p>
      <text:p text:style-name="Standard"><text:soft-page-break/>39 - robaciones legitimas dum tamen fuerunt semmplene super quibus onero</text:p>
      <text:p text:style-name="Standard">40 - executoribus meis</text:p>
      <text:p text:style-name="Standard">41 - consciencias dictorum executorum meorum volo quod eisdem quibus tenere potero fiat satisfacio prout</text:p>
      <text:p text:style-name="Standard">42 - de jure et racione et equitate fuerit faciendum. Item volo quod si alicui seu aliquibus contins</text:p>
      <text:p text:style-name="Standard">43 - gat me aliquid legare quibus anteus tenebar seu teneri possem tempore obitus mei in form</text:p>
      <text:p text:style-name="Standard">44 - judiciali seu in foro consciencie volo quod illud legatum eidem legatario seu legatariis</text:p>
      <text:p text:style-name="Standard">45 - cedat in solutum usque ad concurrentem quantitatem debiti / si autem illi legatario seu</text:p>
      <text:p text:style-name="Standard">46 - legatariis nichil deBebam volo quod illud legatum cedat legatario seu legatariis in puenq</text:p>
      <text:p text:style-name="Standard">47 - elemosinam. Item lego canonicis sancti Stephani de Gressibus q nadraginta solidos</text:p>
      <text:p text:style-name="Standard">48 - parisiensis annui et perpetui redditus quos habeo in dominio ipsorum super quadam domo sita Par.</text:p>
      <text:p text:style-name="Standard">49 - in vico Sancti Jacobi prope predicatores vocata ad panerium seu in pertinenciis ejus</text:p>
      <text:p text:style-name="Standard">=FRAN_0393_10976_L.jpg=</text:p>
      <text:p text:style-name="Standard">1 - 262</text:p>
      <text:p text:style-name="Standard">2 - Demars pro anniversariis duobus faciendis uno in die obitus mei in quo distribuentur</text:p>
      <text:p text:style-name="Standard">3 - decem solidi / et alio anniversario faciendo pro annuculis meis magistro Petro Casalis</text:p>
      <text:p text:style-name="Standard">4 - et magistro Geraldo Casalis / parentum et benefactorum meorum in quo distribuentur</text:p>
      <text:p text:style-name="Standard">5 - decem solidi Parisiensius et pro una missa de gloriosa virgine maria celebranda ad altare</text:p>
      <text:p text:style-name="Standard">6 - dicte gloriose Virginis Marie in dicta ecclesia prope magnum altare dicte ecclesie Sncti Ste</text:p>
      <text:p text:style-name="Standard">7 - prohani Et alios decem solidos pro una missa beati Stephani solempni celebranda</text:p>
      <text:p text:style-name="Standard">8 - in magno altari dicte ecclesie. Item lego dicte ecclesie Saucti Stephani meliora vestimen</text:p>
      <text:p text:style-name="Standard">9 - ta mea sacrdotalia videlicet albam amictum cingulum mampulum scolam casulam</text:p>
      <text:p text:style-name="Standard">10 - que premissa mampulum scola et casulasunt de panno sericeo et casula aurifrisata</text:p>
      <text:p text:style-name="Standard">11 - Item lego beneficiatis in capella sanecti Aniani sita in claustro Parisiensis juxta domum meam</text:p>
      <text:p text:style-name="Standard">12 - claustralem in qua sum beneficiatus quadraginta solidos annui et perpetui redditus</text:p>
      <text:p text:style-name="Standard">13 - de redditibus quos percipio in terra ipsorum in vico Garlandie super domo Johannis du</text:p>
      <text:p text:style-name="Standard">14 - Hoys pro quatuor anniversariis faciendis una cum vigiliis videlicet pro quolibet</text:p>
      <text:p text:style-name="Standard">15 - Anniversario faciendo in dicta capella decem solidos et distribuentur hiis qui inter</text:p>
      <text:p text:style-name="Standard">16 - erunt in vigilus et in missa.Item volo et ordino quod fiat vinum collegium octo scalarium</text:p>
      <text:p text:style-name="Standard">17 - in una de tribus domibus quas haberes parisiensis videlicet in vico cordariorum prope predicatores</text:p>
      <text:p text:style-name="Standard">18 - n in vico Claustribrimelli et in vico Sancti Victori prout executoribus melius videfutum</text:p>
      <text:p text:style-name="Standard">19 - faciendum et quilibet icolarium habebit quinque solidos parisiensis qualibet septimana et erunt</text:p>
      <text:p text:style-name="Standard">20 - de dictis scolaribus quatuor de villa Aureliaci de Genere meo si sint / sinantem non sint</text:p>
      <text:p text:style-name="Standard">21 - erunt alii de dicta villa / et si non reperiantur de dicta villa Aureliaci sufficientes re</text:p>
      <text:p text:style-name="Standard">22 - cipientur de episcopatu Sancti Flori / et alii quatuor de villa Parisiensi Pauzes qui non</text:p>
      <text:p text:style-name="Standard"><text:soft-page-break/>23 - habeant de redditibus seu obvencionibus suarum hereditatum seu de beneficiis suis ultra duode</text:p>
      <text:p text:style-name="Standard">24 - eim libras parisiensies et erunt dicti scolares artiste / et oportebit quod sint hcenciati in arti</text:p>
      <text:p text:style-name="Standard">25 - velics infra Enquemnrum / si autem dicti scolares essent licenciati in artibus infra qu</text:p>
      <text:p text:style-name="Standard">26 - quemmum poterunt remianere in dicto collegio ut scolares in theologia vel in decretis</text:p>
      <text:p text:style-name="Standard">27 - pro octo annos sequentes vel per decem ad plus / proviso tamen quod infra dictum tempus sint</text:p>
      <text:p text:style-name="Standard">28 - licenciati theolegi in theologia et decreciste in decretis. Item volo quod sic unus sacerdos</text:p>
      <text:p text:style-name="Standard">29 - qui erit eciam scolaris et magister dicti collegii / et celebrabit ter in septimana ad minus</text:p>
      <text:p text:style-name="Standard">30 - videlicet in die dominica de eo quod debebitr celebrari secundum usum Parisiensiem et in die mercurii</text:p>
      <text:p text:style-name="Standard">31 - de defunctis et in die sabbati de Beata et gloriosa virgine Maria et habebit dictus sacer</text:p>
      <text:p text:style-name="Standard">32 - dos qualibet sesimana octo solidos parisiensis et videtur quod melius erunt in domo predicta</text:p>
      <text:p text:style-name="Standard">33 - vici cordariorum ubi est capella / et volo quod dicti magister et scolares / dictas tres domes</text:p>
      <text:p text:style-name="Standard">34 - et omnes redditus de quibus non disposui quos habeo Parisiensis / et hereditates et quinquaginta</text:p>
      <text:p text:style-name="Standard">35 - solidos redditus / quos teneo apud Cornelias super domo quam tenet Johannes Thome</text:p>
      <text:p text:style-name="Standard">36 - Item unam domum quam habeo in vico Garlandie quam obtinui in castelleto per decretum</text:p>
      <text:p text:style-name="Standard">37 - Item et tria quarteria prati que teneo apud Viriacum et domum mea de Chalendreyo</text:p>
      <text:p text:style-name="Standard">38 - cum omnibus terris vineis et pertinenciis et terram meam de Palaciolo et de Campi plan</text:p>
      <text:p text:style-name="Standard">39 - domos / feuda / terras / nemora redditus et omnes obvenciones ad me ibidem pertinenti</text:p>
      <text:p text:style-name="Standard">40 - habeaut. Et si premissa non sufficerent volo qued residuum quod deficiet capiatur super</text:p>
      <text:p text:style-name="Standard">=FRAN_0393_10977_L.jpg=</text:p>
      <text:p text:style-name="Standard">1 - x</text:p>
      <text:p text:style-name="Standard">2 - 36</text:p>
      <text:p text:style-name="Standard">3 - aliis bonis meisItem volo quod ipsi scolares habeant calicem meum et altare portatile et</text:p>
      <text:p text:style-name="Standard">4 - corporalia vestintenta mea sacerdotalia / casulam de viridi et in alia parte de Cyudalo nigisro</text:p>
      <text:p text:style-name="Standard">5 - cum qua celebrabitur de defunctis una cum abba et mampulo et amictu de eodem tres map</text:p>
      <text:p text:style-name="Standard">6 - pas altaris unacum uno panno sericeo quem habeo penes me. Item lego fabrice ecclesie beate Mar</text:p>
      <text:p text:style-name="Standard">7 - Parisiensi. Quatuor francos et unum coffrum quem habeo in tesauro ecclesie Parisiensis volo dari va</text:p>
      <text:p text:style-name="Standard">8 - cuum. Item confratrie beati augustini duos Francos. Item confratrie beati Yvonis</text:p>
      <text:p text:style-name="Standard">9 - duos francos et quelibet istarum duarum confratriarum faciet celebrari unam missam de defunt</text:p>
      <text:p text:style-name="Standard">10 - tis solempne con vigiliis precedentibus si ipsis placeat. Item lego fratribus predicatoribus Parisiensis quatuor</text:p>
      <text:p text:style-name="Standard">11 - Francos. Item lego fratribus minoribus quatuor francos. Item fratribus de Carnelo parisiensis quatuor</text:p>
      <text:p text:style-name="Standard">12 - frantos. Item fratribus augustinensibus quatuor francos. Item fratribus Sancti Mathurini pa</text:p>
      <text:p text:style-name="Standard">13 - unum francum. Item fratribus sancte crucis totidem. Item fratribus de Billetis totidemtem</text:p>
      <text:p text:style-name="Standard"><text:soft-page-break/>14 - somnibus Sancti Guillermi totidem. Item fratribus Sancti Petri celestini Parisiensis unum Francum. IItem</text:p>
      <text:p text:style-name="Standard">15 - quindecim viginti cetris Parisiensis cuilibet in manu sua sex denarios. Item scolaribus sancti</text:p>
      <text:p text:style-name="Standard">16 - Nonorati Parisiensis Quatuor francos. Item scolaribus SanctiT Nicolay de Lupa unum francum</text:p>
      <text:p text:style-name="Standard">17 - Scolaribus sancti Victoris unum francum. Item volo fieri in ecclesia fratrum de Carnnelo Pariensis unum</text:p>
      <text:p text:style-name="Standard">18 - aniuale per quatuor fratres ordinis dicti scolares / eligendes per illum fratrem qui leget li</text:p>
      <text:p text:style-name="Standard">19 - hirum sentenciarum illo anno quibus quatuor fratribus volo dari quadraginta Francos. Item</text:p>
      <text:p text:style-name="Standard">20 - volo dari heredibus defuncti Petri de Mezalibus Quatuor francos. Item heredibus defuncto</text:p>
      <text:p text:style-name="Standard">21 - rum Roberti et gregorii Bende de Ebroyt decem francos. Item in die obitus mei voloda</text:p>
      <text:p text:style-name="Standard">22 - r cuilibet pauperi. quatuor denaries lego quecunque michi debebuntur in die obitus mei de</text:p>
      <text:p text:style-name="Standard">23 - Arehidiaconatu meo ecclesie Beate Marie de Cuciaco dicte ecclesie de Ouciaco. Item lego quacum</text:p>
      <text:p text:style-name="Standard">24 - que michi debebuntur in die obitus mei de capellania mea Sancte ternitatis in ecclesia Sancti</text:p>
      <text:p text:style-name="Standard">25 - Cosme de Lusc hiis / dicte mee capellanie convertenda in utilitatem dicte capellanie. Item</text:p>
      <text:p text:style-name="Standard">26 - lego quacunque michidebebuntur in die obitus mei tam de prepositatu condam meiquem de semmpre</text:p>
      <text:p text:style-name="Standard">27 - lunda mea Beate Marie Claromontensis / Belvacensis diocesis dicte ecclesie. Item lego domui Dei</text:p>
      <text:p text:style-name="Standard">28 - parisiensis meam culcitram cum pulminari et cocpertorio fulrato de Cuinculis / et tota punc</text:p>
      <text:p text:style-name="Standard">29 - tra et sargia de prosicto et quatuor lintheamina mea meliora / cum capitegio et coissinoum et</text:p>
      <text:p text:style-name="Standard">30 - omnes meos superlicios quos habebo in die obitus mei et decem francos auri. IItem lego</text:p>
      <text:p text:style-name="Standard">31 - Filiole mee filie Johannis de Chasserat unum francum. Item filiole mee filie Dionisii</text:p>
      <text:p text:style-name="Standard">32 - de ulmo vivu francum. Item Marine uxori Guillermi doisse consanguinee mee moniali</text:p>
      <text:p text:style-name="Standard">33 - de Longocampo unam marcham argenti inter ipsas equaliter dividendam. Item legto</text:p>
      <text:p text:style-name="Standard">34 - magistro Petro Forteti nepoti meo quinque libros legales de meis / meliores videlicet</text:p>
      <text:p text:style-name="Standard">35 - digestum Vetus inforciatum digestum novum parnum volumen codicem.Item lego magistro</text:p>
      <text:p text:style-name="Standard">36 - Girardo Forteti nepoti aneo meas decrecales sextum et Clementinas et Johanninas</text:p>
      <text:p text:style-name="Standard">37 - Item lego Guillermo de Croso nepoti meo filio cecilie sororis mee viginti florenos auri</text:p>
      <text:p text:style-name="Standard">38 - ad francum. Item lego Alimende nepti mee filie defuncti Johannis Forteti fratris mei viginti</text:p>
      <text:p text:style-name="Standard">39 - Tlarenos auri ad francum. Item lego cecllie nepti mee filie dicti Johannis Forteti secum</text:p>
      <text:p text:style-name="Standard">40 - do genite decem florenos auri ad francum.Item lego curato ecclesie parrochialis beate maoistr</text:p>
      <text:p text:style-name="Standard">41 - *</text:p>
      <text:p text:style-name="Standard">42 - TeJaquelote filie suc consanguinée mee</text:p>
      <text:p text:style-name="Standard">=FRAN_0393_10978_L.jpg=</text:p>
      <text:p text:style-name="Standard">1 - 14</text:p>
      <text:p text:style-name="Standard">2 - de Aureliaco de qua villa sum natus unum francum et celebrabit unam missam solemnem</text:p>
      <text:p text:style-name="Standard">3 - de defunctis pro annma mea parentum et benefactorum meorum una cum vigiliis precedentibus</text:p>
      <text:p text:style-name="Standard"><text:soft-page-break/>4 - Item cullibet capellanorum dicte ecclesie interessentibus in dictis vigillis et missa et quibuslibet</text:p>
      <text:p text:style-name="Standard">5 - celebrantibus unam missam de defunctis duos solidos Parisiensis. Item fabrice dicte ecclesie</text:p>
      <text:p text:style-name="Standard">6 - unum Francum. Item religiosis monachis monasterii Sancti Giraldi pro vigiliis</text:p>
      <text:p text:style-name="Standard">7 - faciendis et dicendis et missa solenni de defunctis pro anima mea parentum meorum et be</text:p>
      <text:p text:style-name="Standard">8 - nefactorum meoram quatuor florenos ad francum. Item fratribus minoribus de Aureliaco</text:p>
      <text:p text:style-name="Standard">9 - Quatuor francos auri. Item pro dictis vigilus dicendis et missa similiter. Item fratribus</text:p>
      <text:p text:style-name="Standard">10 - beate Marie de Carmelo Aureliaci quatuor florenos auri ad francum.Item moniali</text:p>
      <text:p text:style-name="Standard">11 - b de Buxo prope Aureliacum similiter. Quatuor florenos auri ad francum pro dictis vigi</text:p>
      <text:p text:style-name="Standard">12 - liis et missa similiter faciendis.Item volo et ordino quod si continget me esse aliqua seu</text:p>
      <text:p text:style-name="Standard">13 - tencia excmomunicacionis jurer seu homonis inodatum pro rejudicata seu confessata seu mannfe</text:p>
      <text:p text:style-name="Standard">14 - sta offensa seu continuacia quod absit et deus avertat ego extune prout exnunc et exiunc</text:p>
      <text:p text:style-name="Standard">15 - uit extunt in manibus sancte matris ecclesie omnia bona mea mobilia et iimobilia ubicum</text:p>
      <text:p text:style-name="Standard">16 - que existencia pono usque ad totalem sactisfacionem faciendam tam ecclesie quam judicibus ecclesia</text:p>
      <text:p text:style-name="Standard">17 - e private persone seu privatis personis.Item lego fabrice ecclesie Sancti Audoeni juxta</text:p>
      <text:p text:style-name="Standard">18 - scre</text:p>
      <text:p text:style-name="Standard">19 - pontisieram duos Francos. Item fabrice ecclesie de Erblayo Paris diocesis duos Frances residu</text:p>
      <text:p text:style-name="Standard">20 - um autem omnium et singulorum bonorum meorum mobilium et iinobilium dictis forefactis</text:p>
      <text:p text:style-name="Standard">21 - meis emendatis et debitis vieis et legatis solute / existencium Pariensus et alibi exeptis bonis</text:p>
      <text:p text:style-name="Standard">22 - que habeo Aurellaci et in baillinvatu Montanorum Arveriie que volo pervenire adpropeui</text:p>
      <text:p text:style-name="Standard">23 - nos meos de genere meo qui alias Michi succede deberent ab intestato in dictis bonis</text:p>
      <text:p text:style-name="Standard">24 - volodari pauperibus et prus locis prout dictis executoribus in eorum consciencia indebitur</text:p>
      <text:p text:style-name="Standard">25 - auperibus de genere meo dicti executores aliqua largiantur</text:p>
      <text:p text:style-name="Standard">26 - faciendum volo autem quod</text:p>
      <text:p text:style-name="Standard">27 - vlo eciam quod se presens destamentum non valeat seu valere possit jure testamenti</text:p>
      <text:p text:style-name="Standard">28 - q valeat jure codicillorum seu cujuslibet alterius ultime voluntatis. Et si aliquod</text:p>
      <text:p text:style-name="Standard">29 - dumbium vel obscurum reperiatur in dicto testamento meo seu ultima voluntate</text:p>
      <text:p text:style-name="Standard">30 - volacio quam illud declarent et interpretentur dicti executores mei prout de jure et ra</text:p>
      <text:p text:style-name="Standard">31 - cione fuerit faciendum pro quibus faciendis et adimplendis facio et ordino</text:p>
      <text:p text:style-name="Standard">32 - executores meos dominos Lurencium de la Mongerie magistrum Johannem Chante</text:p>
      <text:p text:style-name="Standard">33 - cime dominos et canonicos meos et dominum dionisium de Cursone vicarium in ecclesia</text:p>
      <text:p text:style-name="Standard">34 - riium et dominum Guillermum Anglici et Guillermum doisse maritum dicte consanguinee</text:p>
      <text:p text:style-name="Standard">35 - mee Marine. Quantum ad ea que sunt facienda et execucioni demandanda in fra</text:p>
      <text:p text:style-name="Standard">36 - cia ita quod si omnes noluerint vel nequiverint omnus dicte mee execucionis in</text:p>
      <text:p text:style-name="Standard">37 - o ex eis dictam etercucionem faciant et eciam exequantur. Quam</text:p>
      <text:p text:style-name="Standard">38 - se suscipere / tres ve</text:p>
      <text:p text:style-name="Standard"><text:soft-page-break/>39 - m tamen ad ea que sunt exequenda aureliaci facio executorem meum dictum magistrum</text:p>
      <text:p text:style-name="Standard">40 - petium forteti nepotem meum executonem solum et insoldum d ea que funtfa</text:p>
      <text:p text:style-name="Standard">=FRAN_0393_10979_L.jpg=</text:p>
      <text:p text:style-name="Standard">1 - vix xiii.</text:p>
      <text:p text:style-name="Standard">2 - 23</text:p>
      <text:p text:style-name="Standard">3 - cienda et erequenda de testamento ineo jureliaci et in bailliviratu Montaniorum</text:p>
      <text:p text:style-name="Standard">4 - Arvernie inducent executores meos deputatos parisiensis et in Francia in possessionem omnium et sui</text:p>
      <text:p text:style-name="Standard">5 - gulorum Bonorum mobilium et immobilium in francia existencium et dictum magistrum Pectum</text:p>
      <text:p text:style-name="Standard">6 - nepotem meum inducens in possessionem omnium et singulorum bonorum meorum tam mobilium pro</text:p>
      <text:p text:style-name="Standard">7 - immobilium Aureliaci et bailliviatu Montanorum Arverine ibidem existencium quod</text:p>
      <text:p text:style-name="Standard">8 - cumque. De et super quibus omnibus et singulis suprascriptis prefatus testator à me subscripto</text:p>
      <text:p text:style-name="Standard">9 - Notario fieri sibi petiit publicum instrumentum unum vel plura. Astantes in testimonium</text:p>
      <text:p text:style-name="Standard">10 - invocando revocans per expressum omnia alia testamenta et coditillus per eum hactenus con</text:p>
      <text:p text:style-name="Standard">11 - dita et facta si que suit / ac eciam volens et consenciens quod predicti executores sui auctoritate propria</text:p>
      <text:p text:style-name="Standard">12 - capiant omnia et singula bona mobilia et immobilia ubicumque existencia et potunt mne</text:p>
      <text:p text:style-name="Standard">13 - jiri / causa de ipsis faciendus / complendum et perficientem omnia et singula predicta. Acta fuerunt habet</text:p>
      <text:p text:style-name="Standard">14 - Parisius in domo claustrali habitats dicti magistri Petri sub anno judicions mense die et pon</text:p>
      <text:p text:style-name="Standard">15 - tificatu predictis presentibus ad hoc discretis viris domino Johanne de Cabaniis presbytero capellano in ecclesia</text:p>
      <text:p text:style-name="Standard">16 - Parisiensi et Johanne Bignays clerico Aureliansis diocesis testibus ad premissa vocatis specialiter</text:p>
      <text:p text:style-name="Standard">17 - et rogatis. Oto Sanis mente licet aliquantulum infirmus corpore.</text:p>
      <text:p text:style-name="Standard">18 - Et ego Guillelmus Simonelli de Sancto Salio Nuinensis diocesis clericus publicus ipostolici</text:p>
      <text:p text:style-name="Standard">19 - et imperiali auctoritate notarius. Quia predictis magister Petrus Forteti prefatum testamentum</text:p>
      <text:p text:style-name="Standard">20 - suum sanns mente / manu sua propria scripsit prout superius continetur et voluerit per me</text:p>
      <text:p text:style-name="Standard">21 - dictum testamentum in hanc publicam formam redigi. Ideo hinc publicio instru</text:p>
      <text:p text:style-name="Standard">22 - mento aliena manu publice scripto praper alias occupaciones meas me propria manu substribo</text:p>
      <text:p text:style-name="Standard">23 - et signum meum consuetum appono requisitus et rogatus in testimonium veritatis approbans</text:p>
      <text:p text:style-name="Standard">24 - addicionem in fine scriptam quam omiserat scriptor videlicet Sanis mente seirne ali</text:p>
      <text:p text:style-name="Standard">25 - quantulum infirmus corpore</text:p>
      <text:p text:style-name="Standard">=FRAN_0393_10980_L.jpg=</text:p>
      <text:p text:style-name="Standard">1 - Cistamonum deffuncti magistri Guillelmi de Alneolo</text:p>
      <text:p text:style-name="Standard">2 - 2</text:p>
      <text:p text:style-name="Standard">3 - I nomine domini amen tenore presentis instrumenienti publici cunctis pateat evndem</text:p>
      <text:p text:style-name="Standard"><text:soft-page-break/>4 - quod anno ejusdem domini millesimo drecencirm nonagesimo quarto indicione terria mensis</text:p>
      <text:p text:style-name="Standard">5 - Octobris die vicesima septima Pontificatus sanctissimi in Christo patris et domini</text:p>
      <text:p text:style-name="Standard">6 - nostri domini Benedicti divina providencia pape decim tenen anno primo in mei norii</text:p>
      <text:p text:style-name="Standard">7 - publici et testium infra scriptorum ad hec specialiter vocatorum et rogatorum presenciam</text:p>
      <text:p text:style-name="Standard">8 - personaliter constituti venerabiles et discreti viri domini Petrus Roberti Camelea</text:p>
      <text:p text:style-name="Standard">9 - ejus clericus et Robertus de Lorriaco Canonici ecclesie Pparisiensis de mandato veneria</text:p>
      <text:p text:style-name="Standard">10 - darum discrecionum virorum dominorum decani et Capituli Parisiensis / oretenus hodier</text:p>
      <text:p text:style-name="Standard">11 - na die eis in eorum capitulo facto / ad domum deffuncti nuper domini Guillelmi de Alneolo</text:p>
      <text:p text:style-name="Standard">12 - canonici Par.en quam in claustro Par. in habitabat pro inventario bonorum</text:p>
      <text:p text:style-name="Standard">13 - moblium ipsius deffuncti faciendi personaliter accedentes / et in ea existentes primitas</text:p>
      <text:p text:style-name="Standard">14 - et ante omnia ut secumus et magis ordinate in ipso negocio procedere possent</text:p>
      <text:p text:style-name="Standard">15 - testamentum prefati domini deffuncti perquisierunt / et ipsum testamentum inter</text:p>
      <text:p text:style-name="Standard">16 - plures alias scripturas invenerunt et michi tamquam publico notario et eorum</text:p>
      <text:p text:style-name="Standard">17 - scribe ipsum tradiderunt / in hac fourma publica redigendum et publicanteus</text:p>
      <text:p text:style-name="Standard">18 - Trat autem prefatum testamentum manu ipsius deffuncti in quadam pa</text:p>
      <text:p text:style-name="Standard">19 - cedula scriptum ut prima facire apparebat et suo sigillo quo utebatur ut per</text:p>
      <text:p text:style-name="Standard">20 - caractoem ipsius apparebat / nec non sigillo ecclesie parrochialis Sancti Stephani prope Sanctamm</text:p>
      <text:p text:style-name="Standard">21 - genovefam in monte / ut modo simili constabat in plano sigillatum cujus</text:p>
      <text:p text:style-name="Standard">22 - Tenor sequitus de verbo ad verbum et est talis in nomine dei amen. Eigo</text:p>
      <text:p text:style-name="Standard">23 - Guillelmus de Alneolo secundum Dei graciam archidiaconus Flavigneri in ecclesia</text:p>
      <text:p text:style-name="Standard">24 - edvents / licet mineritus / facio meam ultimam voluntatem in modum qui</text:p>
      <text:p text:style-name="Standard">25 - sequitur / supplico deo altissimo vivo et vero atque ilisrum Christo filio ejusdem Deo</text:p>
      <text:p text:style-name="Standard">26 - vero / ut illuminet oclesios meos ne umquam obdoriiiam nequando dicat inimic</text:p>
      <text:p text:style-name="Standard">27 - meus in die judicii privalvi adversus eum / et animam meam do et lego altis</text:p>
      <text:p text:style-name="Standard">28 - creatori meo et indumdue trivitati ut qui eam creavit formavit atque rede</text:p>
      <text:p text:style-name="Standard">29 - nic faciat per Sanctum Archangelum per suam misericordiam in effabilem non</text:p>
      <text:p text:style-name="Standard">30 - etendo judicium / sed suam prssimam misericordiam inter sanctos suos collocio</text:p>
      <text:p text:style-name="Standard">31 - et Foueri visione beata / et ad hoc impetrandum interveniant pro me misero</text:p>
      <text:p text:style-name="Standard">32 - pectatore advocatrix misericordis simia virgo Maria perpetua matiri domini Philipu</text:p>
      <text:p text:style-name="Standard">33 - Dei mei et vetr huonis quem credidi continue non divertendo cujus fidem sequentes</text:p>
      <text:p text:style-name="Standard">34 - et opa facientes salvati sunt invoco eciam angelos archangelos patriarchia</text:p>
      <text:p text:style-name="Standard">35 - prophetas apostolions / Martires confessoris atque virgines / ut mich preces sue in mor</text:p>
      <text:p text:style-name="Standard">36 - articulo prosuit quando eciam anima mea de corpore meo egressa erit / et quand in graciae</text:p>
      <text:p text:style-name="Standard">37 - agonem terribilissimum contra sachanam et tunc cum gladio passionis hisama</text:p>
      <text:p text:style-name="Standard">38 - Christi domini Dei mei a parte dextra et scuto in carnacionis sue in virginem glimosissim</text:p>
      <text:p text:style-name="Standard">39 - dominam meam a parte sinistra / et togatus lorica fidei / galleatus sacro batisiiis</text:p>
      <text:p text:style-name="Standard"><text:soft-page-break/>40 - et ceteris sacrometis / cruentem besciam / valeam de Primere / et contra illam</text:p>
      <text:p text:style-name="Standard">41 - obtinere in illo periculosissimo instanti ad honorem Dei patris et ilium Christi</text:p>
      <text:p text:style-name="Standard">=FRAN_0393_10981_L.jpg=</text:p>
      <text:p text:style-name="Standard">1 - i</text:p>
      <text:p text:style-name="Standard">2 - ipsius Sancti et utilitatem anime mee perpetue Item volo debita mea persolvi per manus executorus</text:p>
      <text:p text:style-name="Standard">3 - meorum inferius nominandorum et eciam forefacta / Hec sunt legata que facio pro remedio</text:p>
      <text:p text:style-name="Standard">4 - salutis annue mee primo lego pro reficiendo domum beati enthomi de Fraxinis in qua</text:p>
      <text:p text:style-name="Standard">5 - pauperes selent recipi centum salidos Par. Item ecclesie Carnotensis pro fabrica decemsalidos</text:p>
      <text:p text:style-name="Standard">6 - cuilibet religiosorum abbacie de neaffla duos solidos Par. . Cuilibet religiosis de abbacuria</text:p>
      <text:p text:style-name="Standard">7 - duos solidos Par. cuilibet religiosis de Altabrueria duos solidos / ecclesie beati Martini de Fraxinis</text:p>
      <text:p text:style-name="Standard">8 - in recompensacionem sextarii bladi per me non soludi unum modium bladi Item teneret</text:p>
      <text:p text:style-name="Standard">9 - heredibus magistri Johannis de Finemondi in centum Florenis solum quemquam habeant licteras</text:p>
      <text:p text:style-name="Standard">10 - de Majou summma. Item executoribus deffuncti cardinalis Petragoricensis in centum</text:p>
      <text:p text:style-name="Standard">11 - Florenis de Florencia / nam satisfeti heredibus Guillelmi Tassini de Madumo de sexentis frore</text:p>
      <text:p text:style-name="Standard">12 - nis qui extiterant super me assignati de predicta summa Item legto Guillelmo de Alneolo confobri</text:p>
      <text:p text:style-name="Standard">13 - ne meo decem libras par. Item cuilibet filiolorum meorum viginti folidos Item est sciendum</text:p>
      <text:p text:style-name="Standard">14 - quod vis fui in reformacione pro domino rege / primo Senomanis recessurus de Pari</text:p>
      <text:p text:style-name="Standard">15 - duodecima septembris et retrocessurus de Cenomanis parisiensis taliter quod fuimus Pars.</text:p>
      <text:p text:style-name="Standard">16 - in vigillia nativitatis dominis sequentes / et extunt sperantes redire tenuimus equos nostro</text:p>
      <text:p text:style-name="Standard">17 - fere per mensem / tamen videre meo receperam a receptore emendarum quadraginta Francos</text:p>
      <text:p text:style-name="Standard">18 - vel quasi ultra vadia mea que tenerer restituere dicto domino recti nisi habetur consideracio</text:p>
      <text:p text:style-name="Standard">19 - quod tenui equos meos sperans redite ut est ditum per consilium domini Ambianensis. Item</text:p>
      <text:p text:style-name="Standard">20 - in secunda reformacione recessi de Parisinsis vicesima prima novembris anno septuagesimo quartint</text:p>
      <text:p text:style-name="Standard">21 - et sceti tam Andegavis Turonis Cenomanis et Chimoni usque ad mensem marcii anno septu</text:p>
      <text:p text:style-name="Standard">22 - gesimo sexto / et de illa facto compato cum Petro de Sancto Petro / receptore remansi quictus</text:p>
      <text:p text:style-name="Standard">23 - prout per compotum suum pot apparere. Item legto pauperibus Christi decem libras par. in die</text:p>
      <text:p text:style-name="Standard">24 - sepulture mee erogandas item Agneti sorori mee uxori deffuncti Philipi decem libras</text:p>
      <text:p text:style-name="Standard">25 - Item duabus neptibus meis cuilibet decem libras facio autem executores meos</text:p>
      <text:p text:style-name="Standard">26 - pro predictis ad implendis uenerabiles ac discretos viros magistros Johannem electi Johannem</text:p>
      <text:p text:style-name="Standard">27 - ad dentes consiliarios domini regis magistrum Bertrandum Marpandi magistrum Johannem</text:p>
      <text:p text:style-name="Standard">28 - du closet Pars. in parlamento dominum Guillelmum de Blequenturia ne potem meum</text:p>
      <text:p text:style-name="Standard">29 - vel duos ex ipsis causu quo omnes intromictere non possent possessionem vero</text:p>
      <text:p text:style-name="Standard">30 - mabilium ipsos executores transculi In cujus rei testimonium testamentum istu</text:p>
      <text:p text:style-name="Standard">31 - seu codicillum hunc propra manu mea scripsi sigillo meo privato sigillan</text:p>
      <text:p text:style-name="Standard">32 - presentibus ad hec dicto domino Guillelmo ac amando fratre suo colino Trayvel testibus</text:p>
      <text:p text:style-name="Standard"><text:soft-page-break/>33 - rogatis Actum in die sancte trinitatis anno domini millesimo trecensim septuacesimo octarii</text:p>
      <text:p text:style-name="Standard">34 - commorabat tempore conditi testamenti in parrochia Sancti Stephani in monte Sancte</text:p>
      <text:p text:style-name="Standard">35 - ttenovefe Par. / et ad majorem confirmacionem Rogavi curatum dicte ecclesie Sancti Stepthani</text:p>
      <text:p text:style-name="Standard">36 - quatinus sigillum suum apponeret quiquidem apposuit presentibus domino manucio Flogerii</text:p>
      <text:p text:style-name="Standard">37 - deffunctus sub anno in dicione</text:p>
      <text:p text:style-name="Standard">38 - capellano et Johanne de Sepibus in ciastinum dicte crimitatis dicta fuerunt hec in dicta</text:p>
      <text:p text:style-name="Standard">39 - pectis viris</text:p>
      <text:p text:style-name="Standard">40 - domo claustrali quam in habitabat prefatue</text:p>
      <text:p text:style-name="Standard">41 - mense die et pontificatu predictis presentibus venerabilibus et cum</text:p>
      <text:p text:style-name="Standard">42 - dominis Petro de Pacyaco Decano Gernorio Guerond archidiacono ecclesie Jacobo Cosson</text:p>
      <text:p text:style-name="Standard">43 - Villardi vicario Par. Nicolao Traynelli et Guillelm</text:p>
      <text:p text:style-name="Standard">44 - canonicis Guillelmuse</text:p>
      <text:p text:style-name="Standard">45 - textoris clericis et familiaribus ipsius deffuncti testibus predictum testamentum manu</text:p>
      <text:p text:style-name="Standard">46 - deffuncti forescriptum cognoscentibus et michi notario subscripto approbantibus suou</text:p>
      <text:p text:style-name="Standard">47 - sigillo privato sigillatum affirmantibus et ad premissa vocatis specialiter et rogatis</text:p>
      <text:p text:style-name="Standard">=FRAN_0393_10982_L.jpg=</text:p>
      <text:p text:style-name="Standard">1 - 260</text:p>
      <text:p text:style-name="Standard">2 - Sle exo Nicolaus Sellarii presbyter Parisiensi publicus apostolica et imperiali actoritate nomti</text:p>
      <text:p text:style-name="Standard">3 - curieque Par. jurato ac venerabilis capituli Par. scriba / premissis / cedule papiu</text:p>
      <text:p text:style-name="Standard">4 - testaentum predictum continentum invencioni et scripture ipsius per dictum deffunctum facie</text:p>
      <text:p text:style-name="Standard">5 - fore et sab sigillo sigillate per prefatos testes cognicioni approbacioni et affirm</text:p>
      <text:p text:style-name="Standard">6 - cioni una cum dictis dominis commissariis presens fui et de mandato dictorum dominorum</text:p>
      <text:p text:style-name="Standard">7 - ipsam cedulam in hanc formam publicam manu mea scriptam redegi sign</text:p>
      <text:p text:style-name="Standard">8 - meo solito signavi hic me fideliter subscribens in testimonium proissorum requi</text:p>
      <text:p text:style-name="Standard">9 - situs et rogatus rasuram in dicione deffuncti factam hic approbans et isi</text:p>
      <text:p text:style-name="Standard">10 - dictoem tercii in secunda linea contentam. Datum ut supra Nicolaus Sellari</text:p>
      <text:p text:style-name="Standard">=FRAN_0393_10983_L.jpg=</text:p>
      <text:p text:style-name="Standard">1 - no</text:p>
      <text:p text:style-name="Standard">2 - a</text:p>
      <text:p text:style-name="Standard">3 - n</text:p>
      <text:p text:style-name="Standard">=FRAN_0393_10984_L.jpg=</text:p>
      <text:p text:style-name="Standard">1 - 270.</text:p>
      <text:p text:style-name="Standard">2 - Anno domini millesimo Trecenesimo nonagesimo secundo die martis post festum invencionis sci Stephani</text:p>
      <text:p text:style-name="Standard">3 - vi mensis augusti domini et magistri P. Decanus P. Forteti . de Mongeria Php. de Sa</text:p>
      <text:p text:style-name="Standard"><text:soft-page-break/>4 - lione et J. de Guignicurte canonici Parisiensis commissarii per capitulum parisienses ad visitandum ecclesiam</text:p>
      <text:p text:style-name="Standard">5 - Sancti Sepulcri parisiensis visitaverunt ipsam in modum qui sequitur</text:p>
      <text:p text:style-name="Standard">6 - Et primo</text:p>
      <text:p text:style-name="Standard">7 - visitaverunt corpus Christi quod invenerunt in vase decenti bene et reverentur repositam</text:p>
      <text:p text:style-name="Standard">8 - et munde custoditum</text:p>
      <text:p text:style-name="Standard">9 - Item visitaverunt in revestiario dicte ecclesie corporalia et indumenta sacrdotalia que omnia in</text:p>
      <text:p text:style-name="Standard">10 - veverunt in bona copia et in bono statu</text:p>
      <text:p text:style-name="Standard">11 - Item examinaverunt super servicio dicte eclesie Johannem Potier Petrum de La Bene et Roginaldi</text:p>
      <text:p text:style-name="Standard">12 - Pion magistros et gubernatores dicte ecclesie Johannem Fale consiliarium et Tassinum Mantim</text:p>
      <text:p text:style-name="Standard">13 - procuratorem dicte ecclesie Et eciam super deffectus vita et honestate personarum ecclesiatrum dicti loci</text:p>
      <text:p text:style-name="Standard">14 - Qui deposuerunt et asserverunt eorum juramentis propriis quod nescrebant aliquos des</text:p>
      <text:p text:style-name="Standard">15 - fectus in personis nec in servicio divino dicti loci / nisi tantum quod magister Robertus de</text:p>
      <text:p text:style-name="Standard">16 - Hamello canonicus dicti loci est in magna discordia cum vicario suo super solucione qua</text:p>
      <text:p text:style-name="Standard">17 - tuor solidorum pro certis missis quas celebrat dictus vicarius et non dictus canonictus licet sit</text:p>
      <text:p text:style-name="Standard">18 - Sacerdos adiciendo quod dictus canonicatus est quolibet die Ebrius Et eciam promotor capituli</text:p>
      <text:p text:style-name="Standard">19 - proposuit contra eum predictas ebrietates et deffectus suos / et quod adhuc erat ebrius sicut</text:p>
      <text:p text:style-name="Standard">20 - notorie apparebat quia non poterat se sustine nec sciebat loqui coram dictis dominis / et quod</text:p>
      <text:p text:style-name="Standard">21 - non est diu quod ipse percusserat animo injuriandi cum tribus panibus in pectore / Na</text:p>
      <text:p text:style-name="Standard">22 - talem pulcri clericum et deinde infra ecclesiam cum pede in Pectore supra manus quas tene</text:p>
      <text:p text:style-name="Standard">23 - bat ad dictum pectus suum / senteniam excomunicacionis incurrendo etc. Et deinde quia dictus canonictum</text:p>
      <text:p text:style-name="Standard">24 - nescrebat respondere obstante predicto impedimento suo fuit sibi assignatus terminus</text:p>
      <text:p text:style-name="Standard">25 - ad diem veneris proximam in capitulo parisiensis ad respondendum super predictis in propria persona</text:p>
      <text:p text:style-name="Standard">26 - sua tempore feriato non obstante</text:p>
      <text:p text:style-name="Standard">27 - Qua die adveniente per ipsum capitulum deliberabitur super altercacione habita super percepcioe</text:p>
      <text:p text:style-name="Standard">28 - predictorum iiiior solidorum</text:p>
      <text:p text:style-name="Standard">29 - Nomina canonicorum Sancti Sepulcri predicti ibidem presencium / et eciam vicariu / sunt hec / domini Jacobus</text:p>
      <text:p text:style-name="Standard">30 - Piperis / Oliverius Rosant Johannes Parvi Johannes Laloier / Ludovicus Gillebert / Hugo</text:p>
      <text:p text:style-name="Standard">31 - le feti / magister Robertus de Hamello Richardus Fale / Girardus Prineti et Ar</text:p>
      <text:p text:style-name="Standard">32 - dieas Ysamberti / Isti sunt vicarii videlicet domini Johannes Mares Johannes Saunier Johannes Crouste</text:p>
      <text:p text:style-name="Standard">33 - et Johannes Le set</text:p>
      <text:p text:style-name="Standard">=FRAN_0393_10985_L.jpg=</text:p>
      <text:p text:style-name="Standard"><text:soft-page-break/>1 - vi xvi</text:p>
      <text:p text:style-name="Standard">2 - 29</text:p>
      <text:p text:style-name="Standard">3 - sz</text:p>
      <text:p text:style-name="Standard">4 - *</text:p>
      <text:p text:style-name="Standard">5 - Uiversis presentes nostras inspecturis Decanus et capitulum ecclesie Par.</text:p>
      <text:p text:style-name="Standard">6 - ad Romanam ecclesiam nullo medio pertinencis. Salutem in domino et presentibus dare fidem. Notum</text:p>
      <text:p text:style-name="Standard">7 - facimus qued nos ad memoriam reducentes quod redemptor noster tocius conditor orbis</text:p>
      <text:p text:style-name="Standard">8 - ad hoc propiciatus hauanam carnem voluit assume ut diminitatis sue gracia dumpto quod tenebamus</text:p>
      <text:p text:style-name="Standard">9 - captuu vinculo servitutis pristine nos restitueret libertati / salubriter agitur si homines quos</text:p>
      <text:p text:style-name="Standard">10 - ab nicio natura protulit liberos jus gencium eugo substituit servitutis in ea qua nati</text:p>
      <text:p text:style-name="Standard">11 - fuerant manumissionis beneficio libertate reddantur Considerantes eciam quod jnde</text:p>
      <text:p text:style-name="Standard">12 - cens est ut manumissi ab ecclesia Dei et ejus servicio retrahantur cum durum sit</text:p>
      <text:p text:style-name="Standard">13 - quod illi qui pro iercede libertatis se tribuunt et deffendunt ab ecclesia qua thueri debent</text:p>
      <text:p text:style-name="Standard">14 - revocentur . Et ideo pietatis intuitu et hujus rei consideracione moti unamunter et</text:p>
      <text:p text:style-name="Standard">15 - concorditer nomine nostro et ecclesie nostre predicte provida deliberacione et dibigenti tractatu</text:p>
      <text:p text:style-name="Standard">16 - inter nos super hoc diligenter prehabitis in presenti capitulo nostro generale ubi de singulis nego</text:p>
      <text:p text:style-name="Standard">17 - ciis nostris tractabamus et deliberabamus solito more Johaannium Hueti filium Gileti Hueti</text:p>
      <text:p text:style-name="Standard">18 - parrochie de Conte commoran in commariiaco in Bria / et Jaquelie ejus uxoris confite</text:p>
      <text:p text:style-name="Standard">19 - tem predictam ostrem suam esse feminam nostram et ecclesie nostre predicte servilisque condicionis et</text:p>
      <text:p text:style-name="Standard">20 - de origine ville nostre de Roseto in Brya ac eciam ipsummet fibrum simili modo fore ho</text:p>
      <text:p text:style-name="Standard">21 - mine nostrum ex natura ipsius ville nostre exhibitorem presencium affectantem ascribi mili</text:p>
      <text:p text:style-name="Standard">22 - et alicasreligionis quam facilius ingredi posterit</text:p>
      <text:p text:style-name="Standard">23 - profit</text:p>
      <text:p text:style-name="Standard">24 - cie clericali et ad sacros presbteratus ordines promoveri Deoque jugitr famulari ut dicebat</text:p>
      <text:p text:style-name="Standard">25 - A servilis condicionis jugo quo erat nobis et ecclesie nostre predicte astrictus Pietatis intuitu</text:p>
      <text:p text:style-name="Standard">26 - manumittimus liberamus et libertati damus per presentes / Sub modis et condicionibus</text:p>
      <text:p text:style-name="Standard">27 - infrascriptis non tamen causa onerande libertatis sed de voluentate et assensu patris et</text:p>
      <text:p text:style-name="Standard">28 - filii predictorum in hoc expresse consensiencium habita super hoc prius per eos ut dicebant providadi</text:p>
      <text:p text:style-name="Standard">29 - ligenti et matura deliberacione videlicet quod dictus Johanannius tenebitur imperpetuum exhibere</text:p>
      <text:p text:style-name="Standard">30 - rabit rend</text:p>
      <text:p text:style-name="Standard">31 - nobis honorem et debitam reverencia et ea que solent Alibertis / patronis prestari / et quod erit aliquam infra</text:p>
      <text:p text:style-name="Standard">32 - annum in qua</text:p>
      <text:p text:style-name="Standard"><text:soft-page-break/>33 - cericus ac in ordine socedocii Deo auctore constitutus / et quod si contingat ipsum Johannnu uxo</text:p>
      <text:p text:style-name="Standard">34 - vota ipsius</text:p>
      <text:p text:style-name="Standard">35 - perficiet et</text:p>
      <text:p text:style-name="Standard">36 - rari seu ad nupecias convolari imposterum quod ad pristinum statum servitutis revertatur et sit</text:p>
      <text:p text:style-name="Standard">37 - complebit</text:p>
      <text:p text:style-name="Standard">38 - homo noster et ecclesie nostre predicte sicut erat ante manumissionem nostram hujusmodi ipsa manu</text:p>
      <text:p text:style-name="Standard">39 - 3</text:p>
      <text:p text:style-name="Standard">40 - missione non obstante / et quod non erit contra nos ullo unquem tempore in consilio vel alias nec</text:p>
      <text:p text:style-name="Standard">41 - contra dictam ecclesiam nostram nec in loco ubi possemus incurrere dampnum in personis vel</text:p>
      <text:p text:style-name="Standard">42 - professionis</text:p>
      <text:p text:style-name="Standard">43 - dicta ocdicte</text:p>
      <text:p text:style-name="Standard">44 - bonis quin possetenus impediat vel revelet nobis ubi non posset impedire / et eciamus</text:p>
      <text:p text:style-name="Standard">45 - Religione</text:p>
      <text:p text:style-name="Standard">46 - consulere nos bene et fideliter suo posse si et dum fuit super hoc requisitus hec autem omnia</text:p>
      <text:p text:style-name="Standard">47 - Egredi</text:p>
      <text:p text:style-name="Standard">48 - et singula premissa dictus Giletus Hueti nomine et pro parte dicti filii sui in minoritate consti</text:p>
      <text:p text:style-name="Standard">49 - tuti ac eciam dictus filius cum auctorite licencia beneplacito et assensu predicti ptris sui voluerunt</text:p>
      <text:p text:style-name="Standard">50 - et voluit quilibet eorum ac acceptaverunt et in hoc coram nobis in predicto capitulo nostro generalt</text:p>
      <text:p text:style-name="Standard">51 - propter hoc personaliter constituti consensierunt et consensit quilibet eorum sua mera spotanea</text:p>
      <text:p text:style-name="Standard">52 - voluntate / Et insuper promisit idem Reus Giletus hec omnia facere ratifficari per par.</text:p>
      <text:p text:style-name="Standard">=FRAN_0393_10986_L.jpg=</text:p>
      <text:p text:style-name="Standard">1 - 22</text:p>
      <text:p text:style-name="Standard">2 - dictum Johannum filium suum dinm erit in legitima etate sub omnium benorum suorum ypo</text:p>
      <text:p text:style-name="Standard">3 - theta et obligacione. Insuper promiserunt iidem pater et filius et eorum quilibet per jura</text:p>
      <text:p text:style-name="Standard">4 - sua propria contra premissa vel eorum aliquid non facere nec venire quomodolibet in futurum</text:p>
      <text:p text:style-name="Standard">5 - ymo ipsa premissa omnia et singula tenere et inviolabiliter observare et nichilomius</text:p>
      <text:p text:style-name="Standard">6 - juravit dictus Johannaninus quod aliquem nostrum hominem existentem sub jurisdicione nostra non</text:p>
      <text:p text:style-name="Standard">7 - vocabit imposterum nec trahet in jus coram aliquo judice nisi coram nobis aut</text:p>
      <text:p text:style-name="Standard">8 - officialibus nostris nisi prius a nobis licencia super hoc petita et obtenta Renum</text:p>
      <text:p text:style-name="Standard">9 - ciando quo ad premissa omnia et singula per juramentum suum proprium beneficio minori</text:p>
      <text:p text:style-name="Standard">10 - tatis et restitucionis in integrum / omnimque excepcioni doli mali fraudis lesionis rei sic</text:p>
      <text:p text:style-name="Standard">11 - non geste et omni juris auxilio canonici et civilis jurique dicenti generalem renunciacionem no</text:p>
      <text:p text:style-name="Standard">12 - Salere Prout hec et alia lacius continentur et declarantur litteres prepositure parisiensies super</text:p>
      <text:p text:style-name="Standard">13 - hoc nobis factis et traditee per predictos pacrere et filium. In cujus rei testimonium sigillum</text:p>
      <text:p text:style-name="Standard"><text:soft-page-break/>14 - nostrum capitulare licteris presentibus duximus apponendum. Datum in capitulo nostro generali</text:p>
      <text:p text:style-name="Standard">15 - die jovis post festum natvivatus beati Johannis Baptiste vicesima septima mesis junii anno domini</text:p>
      <text:p text:style-name="Standard">16 - mso ccc nonagesim secundo.</text:p>
      <text:p text:style-name="Standard">17 - G. de Lorriz</text:p>
      <text:p text:style-name="Standard">18 - S. de Capella</text:p>
      <text:p text:style-name="Standard">19 - J. de Villa Jndea</text:p>
      <text:p text:style-name="Standard">20 - P. Cannific</text:p>
      <text:p text:style-name="Standard">21 - P. Belini</text:p>
      <text:p text:style-name="Standard">22 - de promato</text:p>
      <text:p text:style-name="Standard">23 - Relictam diocenis Briceantis</text:p>
      <text:p text:style-name="Standard">24 - c uxor cujusdem alteriu</text:p>
      <text:p text:style-name="Standard">25 - in ignoti commodri in Balurol</text:p>
      <text:p text:style-name="Standard">=FRAN_0393_10987_L.jpg=</text:p>
      <text:p text:style-name="Standard">1 - vi xvii</text:p>
      <text:p text:style-name="Standard">2 - Ordinacio et statutum super distribucionibus faciendis in ecclesia</text:p>
      <text:p text:style-name="Standard">3 - Sancti Mederici parisiensi</text:p>
      <text:p text:style-name="Standard">4 - 273</text:p>
      <text:p text:style-name="Standard">5 - Universis presentes litteras inspecturis tam presentibus quam futuris. Decanus et capitulum ecclesie parisien</text:p>
      <text:p text:style-name="Standard">6 - ad Romanam ecclesiam nullo medio pertinenciis Salutem in domino Cura sollicita nos admonet</text:p>
      <text:p text:style-name="Standard">7 - ut cultus divinus in ecclesiis subditis nobis sub obediencia domini nostri pape pocius augeat</text:p>
      <text:p text:style-name="Standard">8 - quam diminuatur Cum itaque prout noviter accepimus relacione querelosa majoris et se</text:p>
      <text:p text:style-name="Standard">9 - et nonnullorum</text:p>
      <text:p text:style-name="Standard">10 - moris partis personarum eccciastacum ecclesie Sancti Mederici Parisiensis nobis immediati subjecte</text:p>
      <text:p text:style-name="Standard">11 - cunum dicte ecclesie parrochianorum quam plures deffectus circa divinum officium conctentur Ce</text:p>
      <text:p text:style-name="Standard">12 - Thidie per plures personas ecclesie ejusdem / videlicet in horis prime tercie sexte nove vespar</text:p>
      <text:p text:style-name="Standard">13 - aru et completorii ex et pro eo quod ipsis horis nulla fit distribucio eisdem Notum faceri</text:p>
      <text:p text:style-name="Standard">14 - mus quod nos habita super hoc bona et matura deliberacione cum personis antedictis ut omnibus</text:p>
      <text:p text:style-name="Standard">15 - horis eo libencius quilibet intersit quo senserit inde recipere profectu Ordinavimus</text:p>
      <text:p text:style-name="Standard">16 - et statuimus per presentes quod de cetero perpetuis futuris temporibus distribuciones ipsius ecclesi</text:p>
      <text:p text:style-name="Standard">17 - per distributores ejusdem fiant in modum qui sequitur et in formam videlicet quod</text:p>
      <text:p text:style-name="Standard">18 - matuordecim denarii qui cothidie distribuebantur singulis personis comunitatis dicte</text:p>
      <text:p text:style-name="Standard">19 - ecclesie quatuor horis scilicet in matutinis sex denatis in anniversariis quatuor</text:p>
      <text:p text:style-name="Standard">20 - Et</text:p>
      <text:p text:style-name="Standard">21 - denariois in magna missa duo denariis et in vigiliis mortuorum duo denrat</text:p>
      <text:p text:style-name="Standard"><text:soft-page-break/>22 - eciam distribuciones duorum solidorum que singulis festivitatis dupplicianis fiebant mediati</text:p>
      <text:p text:style-name="Standard">23 - in matutinis etpe missa / Fiant in hunc modum videlicet Cothidianis diebus non du</text:p>
      <text:p text:style-name="Standard">24 - plitibus In matutinis duo denariois in frima unus denariois in commendacione et missa</text:p>
      <text:p text:style-name="Standard">25 - mortuorum duo denarii in terciis unus denariois in magna missa duo denariois in</text:p>
      <text:p text:style-name="Standard">26 - sexta seu meredie unus denatis in novis unus denariois in vesperis duo denarii</text:p>
      <text:p text:style-name="Standard">27 - morum unus solvetur et capietur ante omnia de pecunia proventura ex mercanciis</text:p>
      <text:p text:style-name="Standard">28 - seu deffectibus absencium personarum ecclesiasticarum ecclesie ejusdem cum dictus denarius exce</text:p>
      <text:p text:style-name="Standard">29 - Dat summmam dictorum quatuor decim denarios / et in vigiliis mortuorum duodenariois ac</text:p>
      <text:p text:style-name="Standard">30 - Et in singulis festivitatis dupplicibus predictis</text:p>
      <text:p text:style-name="Standard">31 - eciam in completorio unus denariois</text:p>
      <text:p text:style-name="Standard">32 - In matutinis sex denarii in prima duo denarii in certiis unus denariois in ma</text:p>
      <text:p text:style-name="Standard">33 - gua missa sex denariois in sexta seu meredie unus denarius / in novis unus denariis</text:p>
      <text:p text:style-name="Standard">34 - in vesperis sex devarii et in completorio unus denariis Ordinavimus eciam et</text:p>
      <text:p text:style-name="Standard">35 - statuimus quod quilibet infra primum glesia matutinarum et cujuslibet hoie / et primam col</text:p>
      <text:p text:style-name="Standard">36 - lectam misse faciant introitum seu ingressum suum in choro / et ibidem intersit</text:p>
      <text:p text:style-name="Standard">37 - continue usque in finem et similiter in vigiliis et commendacionibus mortuorum a fine</text:p>
      <text:p text:style-name="Standard">38 - primi psaliii usque ad finem et a prima collecta misse eciam usque ad finem alias</text:p>
      <text:p text:style-name="Standard">39 - Nichil lucrattrus et ut presens statutum nostrum robur obtineat perpetue firmitatis</text:p>
      <text:p text:style-name="Standard">40 - continue observetur hiis presentibus damus in mandatis presenti et futuris</text:p>
      <text:p text:style-name="Standard">41 - distributoribus ecclesie memorate / ut distribucionem ipsam premisso modo de cetero</text:p>
      <text:p text:style-name="Standard">42 - faciant ipsam non diminuando nec inimitando sicut cupiunt gravem judic</text:p>
      <text:p text:style-name="Standard">43 - gnacionem nostram incurre / et penam ab eis exigendus nostro arbitrio si presumpserunt ausu</text:p>
      <text:p text:style-name="Standard">44 - temerario deffice. In cujus rei testimonium sigillum nostrum capitulare litteris presentibus du</text:p>
      <text:p text:style-name="Standard">45 - ximius apponendum. Datum in capitulo nostro generali anno Domini mlsmo ccc nonagesimo secundo die</text:p>
      <text:p text:style-name="Standard">46 - veneris post festis natitatis beati Johannis Baptiste xxviii junii.</text:p>
      <text:p text:style-name="Standard">=FRAN_0393_10988_L.jpg=</text:p>
      <text:p text:style-name="Standard">1 - . Sultrebois.</text:p>
      <text:p text:style-name="Standard">2 - 28</text:p>
      <text:p text:style-name="Standard">3 - e sont les mises faites par guenir frestel en l'an IIII. et donze es ouvrages</text:p>
      <text:p text:style-name="Standard">4 - 2</text:p>
      <text:p text:style-name="Standard">5 - du Pillori et des fourques doucbais et une meule pour le molin auble au commandement</text:p>
      <text:p text:style-name="Standard">6 - de messeigneurs doyen et chapitre nostre Dame de Paris</text:p>
      <text:p text:style-name="Standard">7 - Premiern aux charpentrers qui ont fait le dit pallor et les fourques Vi die et demi</text:p>
      <text:p text:style-name="Standard">8 - Item cinqs gros quesnes pour faire le crois qui est dedans terre / IiiiI desdiz quesae</text:p>
      <text:p text:style-name="Standard"><text:soft-page-break/>9 - et J. pour faire la bergne dudit Pillori pris aux bois de maisolles. Iii frans</text:p>
      <text:p text:style-name="Standard">10 - Item pour abatre les quesnes pour le dit pillori et pour les fourques tant autre</text:p>
      <text:p text:style-name="Standard">11 - viii s. p.</text:p>
      <text:p text:style-name="Standard">12 - ban comme a maiserolles.</text:p>
      <text:p text:style-name="Standard">13 - viii s. p.</text:p>
      <text:p text:style-name="Standard">14 - Item pour querquier les diz quesves</text:p>
      <text:p text:style-name="Standard">15 - Item admener les diz quesves et tout autre m errien qu'il yfalloit tant de bos dontebais cu</text:p>
      <text:p text:style-name="Standard">16 - Iii fratras</text:p>
      <text:p text:style-name="Standard">17 - .de Maisolles</text:p>
      <text:p text:style-name="Standard">18 - Item pour les despens de ii charpentres qui ont fait le dit ouvrage et yoint oune xiii</text:p>
      <text:p text:style-name="Standard">19 - xxviii s. p.</text:p>
      <text:p text:style-name="Standard">20 - Jours</text:p>
      <text:p text:style-name="Standard">21 - Item pour faire la fosse dudit Pillori et pour le remplir</text:p>
      <text:p text:style-name="Standard">22 - i l. p.</text:p>
      <text:p text:style-name="Standard">23 - Item pour X aisselles querre a faire les trem dudit Pillori</text:p>
      <text:p text:style-name="Standard">24 - x s. p.</text:p>
      <text:p text:style-name="Standard">25 - Item les cleuz a ataquier lesdictes ais</text:p>
      <text:p text:style-name="Standard">26 - xii d. p.</text:p>
      <text:p text:style-name="Standard">27 - iii s. p.</text:p>
      <text:p text:style-name="Standard">28 - Item depuis en cleu</text:p>
      <text:p text:style-name="Standard">29 - ii s. p.</text:p>
      <text:p text:style-name="Standard">30 - Item en la te</text:p>
      <text:p text:style-name="Standard">31 - iiii s.</text:p>
      <text:p text:style-name="Standard">32 - Item en essangle pour convir le Pillor</text:p>
      <text:p text:style-name="Standard">33 - iiii</text:p>
      <text:p text:style-name="Standard">34 - Item</text:p>
      <text:p text:style-name="Standard">35 - iiii s. p.</text:p>
      <text:p text:style-name="Standard">36 - Item en omes</text:p>
      <text:p text:style-name="Standard">37 - Iten en un gays</text:p>
      <text:p text:style-name="Standard">38 - iiii s.</text:p>
      <text:p text:style-name="Standard">39 - Somme des choses deffetens xv. fras v. sol.</text:p>
      <text:p text:style-name="Standard">40 - Item le meulle por le merelin auble cousta</text:p>
      <text:p text:style-name="Standard">41 - xx fratras eta ii</text:p>
      <text:p text:style-name="Standard">42 - 3</text:p>
      <text:p text:style-name="Standard">43 - Item pour le couratier et le monnier d'entrebais quii ada a coisir tant en despes come et con</text:p>
      <text:p text:style-name="Standard">44 - xvi s.</text:p>
      <text:p text:style-name="Standard"><text:soft-page-break/>45 - tage</text:p>
      <text:p text:style-name="Standard">46 - Item pour perchier et querquier les dicte vieulbes</text:p>
      <text:p text:style-name="Standard">47 - xx s. p.</text:p>
      <text:p text:style-name="Standard">48 - Vx Frano</text:p>
      <text:p text:style-name="Standard">49 - Item pour le voicturier qui a admené le dite meulle de abbeville</text:p>
      <text:p text:style-name="Standard">50 - Item pour asseoir ladicte meulle par un monnier qui est venuz dt ilbeville et le mognier</text:p>
      <text:p text:style-name="Standard">51 - dontrebais qui lui a aide</text:p>
      <text:p text:style-name="Standard">52 - xi s. p.</text:p>
      <text:p text:style-name="Standard">53 - xxxii s.</text:p>
      <text:p text:style-name="Standard">54 - Item pour querquier de for et Ralonguer le fer du Moulin vii paiis</text:p>
      <text:p text:style-name="Standard">55 - xx s p.</text:p>
      <text:p text:style-name="Standard">56 - Item pour plastre</text:p>
      <text:p text:style-name="Standard">57 - iii s.</text:p>
      <text:p text:style-name="Standard">58 - Item pour mener et ramenci le fer dudit Moulin a doubletans</text:p>
      <text:p text:style-name="Standard">59 - vi s. pa.</text:p>
      <text:p text:style-name="Standard">60 - Item pour iii cereles alier ladicte meulle</text:p>
      <text:p text:style-name="Standard">61 - Item pour viii jours que le dit meullin a fest tant quelle a esté assué xvix. sl. par.</text:p>
      <text:p text:style-name="Standard">62 - ii s. p.</text:p>
      <text:p text:style-name="Standard">63 - Item pour in solles et vi bracons a bant</text:p>
      <text:p text:style-name="Standard">64 - Item pour in ouvriers de in journées chascun jout VI. sols val en sece exe</text:p>
      <text:p text:style-name="Standard">65 - Item pour les despens des diz charpenters</text:p>
      <text:p text:style-name="Standard">66 - iiii.</text:p>
      <text:p text:style-name="Standard">67 - Item pour carage des chesues.</text:p>
      <text:p text:style-name="Standard">68 - iiii s. p.</text:p>
      <text:p text:style-name="Standard">69 - x iiii</text:p>
      <text:p text:style-name="Standard">70 - one</text:p>
      <text:p text:style-name="Standard">=FRAN_0393_00293_L.jpg=</text:p>
      <text:p text:style-name="Standard">1 - eeee</text:p>
      <text:p text:style-name="Standard">=FRAN_0393_00294_L.jpg=</text:p>
      <text:p text:style-name="Standard">1 - S</text:p>
      <text:p text:style-name="Standard">=FRAN_0393_00295_L.jpg=</text:p>
      <text:p text:style-name="Standard">1 - d</text:p>
      <text:p text:style-name="Standard">2 - c</text:p>
      <text:p text:style-name="Standard">3 - d</text:p>
      <text:p text:style-name="Standard">=FRAN_0393_00296_L.jpg=</text:p>
      <text:p text:style-name="Standard">=FRAN_0393_00297_L.jpg=</text:p>
      <text:p text:style-name="Standard"><text:soft-page-break/>=FRAN_0393_00298_L.jpg=</text:p>
      <text:p text:style-name="Standard">1 - .</text:p>
      <text:p text:style-name="Standard">=FRAN_0393_00299_L.jpg=</text:p>
      <text:p text:style-name="Standard">1 - 7</text:p>
      <text:p text:style-name="Standard">2 - 4</text:p>
      <text:p text:style-name="Standard">3 - 90</text:p>
      <text:p text:style-name="Standard">4 - Anno Nonagesimo veitimne e dde meicuri postei festum Beatouo Ecclsi et lugi quinet mensio rept</text:p>
      <text:p text:style-name="Standard">5 - capitulantibus dominis.</text:p>
      <text:p text:style-name="Standard">6 - fate de Ville procuratore canonicorum Sancti Mederici vocato et comparente coraldins</text:p>
      <text:p text:style-name="Standard">7 - P. Decano</text:p>
      <text:p text:style-name="Standard">8 - fuit sibi expesitum quod prebenda sancti Mederici quam tenebat dum vivelat</text:p>
      <text:p text:style-name="Standard">9 - G. Cantore</text:p>
      <text:p text:style-name="Standard">10 - dominus Guillelmus Baudini erat litigiosim et pertinebant fructus capitula quamdit</text:p>
      <text:p text:style-name="Standard">11 - G. archidiacono ecclesie</text:p>
      <text:p text:style-name="Standard">12 - esset litigiosa Quapropter domini significaverunt ei quod apponebant</text:p>
      <text:p text:style-name="Standard">13 - Sy. succentore</text:p>
      <text:p text:style-name="Standard">14 - ructus dicte prebende in mana sua et inhibuerunt ei ne de fructibus</text:p>
      <text:p text:style-name="Standard">15 - prebendam sinve speciali</text:p>
      <text:p text:style-name="Standard">16 - Jo. de Pompodorio</text:p>
      <text:p text:style-name="Standard">17 - pis taderet aliquid cunquam receptorum ad dictam</text:p>
      <text:p text:style-name="Standard">18 - N. Le Disenr</text:p>
      <text:p text:style-name="Standard">19 - anac dominorum meorum decani et capituli Parisiensis et ipse procuratonr respondit</text:p>
      <text:p text:style-name="Standard">20 - R. de Tyheny</text:p>
      <text:p text:style-name="Standard">21 - quod lene tudiebat quid domini dicebant et quod cantret se de mali</text:p>
      <text:p text:style-name="Standard">22 - R. de Putheolis</text:p>
      <text:p text:style-name="Standard">23 - ageado</text:p>
      <text:p text:style-name="Standard">24 - G. de Albyaco</text:p>
      <text:p text:style-name="Standard">25 - G. de Porta</text:p>
      <text:p text:style-name="Standard">26 - P Henricum la Tuise Johannem Calli Robertum</text:p>
      <text:p text:style-name="Standard">27 - prbiros vicarios Sanct</text:p>
      <text:p text:style-name="Standard">28 - Guende Gagiaco per</text:p>
      <text:p text:style-name="Standard">29 - Jo. Rolandi</text:p>
      <text:p text:style-name="Standard">30 - ani</text:p>
      <text:p text:style-name="Standard">31 - Poulengerii et Alutarri</text:p>
      <text:p text:style-name="Standard">32 - am ipsi solvent et aliq</text:p>
      <text:p text:style-name="Standard">33 - N. de Ordeimonte</text:p>
      <text:p text:style-name="Standard"><text:soft-page-break/>34 - midi</text:p>
      <text:p text:style-name="Standard">35 - medenti divinute sunt</text:p>
      <text:p text:style-name="Standard">36 - L. de Maignaco</text:p>
      <text:p text:style-name="Standard">37 - medictas remanebit ad voluntatem dominorum</text:p>
      <text:p text:style-name="Standard">38 - G. Fedelli</text:p>
      <text:p text:style-name="Standard">39 - et dominus Re estat solvet s. p. pro C. so quos eciam debebrat</text:p>
      <text:p text:style-name="Standard">40 - T. Hecie</text:p>
      <text:p text:style-name="Standard">41 - solvre pro quadam emenda</text:p>
      <text:p text:style-name="Standard">42 - de lea Beloy ius</text:p>
      <text:p text:style-name="Standard">43 - Dominus Cantor retulit Philinum Magtelli fere ydoneum ad habendum</text:p>
      <text:p text:style-name="Standard">44 - agistri Petri Forteti et ideo sunt sibi</text:p>
      <text:p text:style-name="Standard">45 - bursas collegii deffunct</text:p>
      <text:p text:style-name="Standard">46 - juravnctum in forma.</text:p>
      <text:p text:style-name="Standard">47 - collate prout aliis et fecerit</text:p>
      <text:p text:style-name="Standard">48 - Le preutes Jehan de la Forge et Estienne Galunas est baillie</text:p>
      <text:p text:style-name="Standard">49 - a maistre Pierre de gier</text:p>
      <text:p text:style-name="Standard">50 - Anno nonagesimo septimo Die veneris post festum beatorum Egidii et Lupi vii</text:p>
      <text:p text:style-name="Standard">51 - mensis septembris. Capitulantibus dominis.</text:p>
      <text:p text:style-name="Standard">52 - P. Decano</text:p>
      <text:p text:style-name="Standard">53 - .</text:p>
      <text:p text:style-name="Standard">54 - Suspense sunt sentencie late contra dominum Tobertum</text:p>
      <text:p text:style-name="Standard">55 - G. Cantore</text:p>
      <text:p text:style-name="Standard">56 - in ecclesia Sancti</text:p>
      <text:p text:style-name="Standard">57 - on</text:p>
      <text:p text:style-name="Standard">58 - estat vicarium altaris major</text:p>
      <text:p text:style-name="Standard">59 - J. Archidiacono Par.</text:p>
      <text:p text:style-name="Standard">60 - mederici ecclasione cujusdam emende taxate contra ipsum</text:p>
      <text:p text:style-name="Standard">61 - G. Archidiacono ecclesie</text:p>
      <text:p text:style-name="Standard">62 - diem mercurii</text:p>
      <text:p text:style-name="Standard">63 - et pro qua nuper fuit monitus usque a</text:p>
      <text:p text:style-name="Standard">64 - Sy. succentor in missa</text:p>
      <text:p text:style-name="Standard">65 - instante et interim ipse adducet capellanum domino</text:p>
      <text:p text:style-name="Standard">66 - J. de Pompodorio</text:p>
      <text:p text:style-name="Standard">67 - Parisiensi episcopo subditum / qui desponsavit marem</text:p>
      <text:p text:style-name="Standard">68 - . de Mongeria</text:p>
      <text:p text:style-name="Standard">69 - et fenimam in capella Sancti Boniti / cujus capelle</text:p>
      <text:p text:style-name="Standard"><text:soft-page-break/>70 - R. de Lorriaco.</text:p>
      <text:p text:style-name="Standard">71 - ipse Robertus est firmarius vigore luterarum</text:p>
      <text:p text:style-name="Standard">72 - B. de Therno</text:p>
      <text:p text:style-name="Standard">73 - domini Officialis parisiensis que durigebantur omnibus</text:p>
      <text:p text:style-name="Standard">74 - R. de Pucherl</text:p>
      <text:p text:style-name="Standard">75 - presbyteris sibi subditis. et eciam afferet ipsas litteras</text:p>
      <text:p text:style-name="Standard">76 - T. de Sancto Petro</text:p>
      <text:p text:style-name="Standard">77 - G. de Albyaco</text:p>
      <text:p text:style-name="Standard">78 - Domini Ro. de Lorriaco Johannes Rolandi et Nicolaus</text:p>
      <text:p text:style-name="Standard">79 - G. de Porta</text:p>
      <text:p text:style-name="Standard">80 - Disitandum</text:p>
      <text:p text:style-name="Standard">81 - de Ordeimonte sunt deputati a</text:p>
      <text:p text:style-name="Standard">82 - Socco et</text:p>
      <text:p text:style-name="Standard">83 - Jo. Rolandi</text:p>
      <text:p text:style-name="Standard">84 - compota deffuncti magistri Johannis</text:p>
      <text:p text:style-name="Standard">85 - Ja. Cosson</text:p>
      <text:p text:style-name="Standard">86 - refferendum quantum ipse tenentur ecclesie racione administracionis</text:p>
      <text:p text:style-name="Standard">87 - M. Reginaldi</text:p>
      <text:p text:style-name="Standard">88 - officiorum ecclesia</text:p>
      <text:p text:style-name="Standard">89 - G. Fedelli</text:p>
      <text:p text:style-name="Standard">90 - ola</text:p>
      <text:p text:style-name="Standard">91 - Aufir</text:p>
      <text:p text:style-name="Standard">=FRAN_0393_00300_L.jpg=</text:p>
      <text:p text:style-name="Standard">1 - Pensis officii recepte clericorum matutinavum quam ciercet dominus Loberius de Barleus que erat de vi</text:p>
      <text:p text:style-name="Standard">2 - augmientata est de iiiio lb. et sic est de xill. p. et sic faciet officium pro anno futuro</text:p>
      <text:p text:style-name="Standard">3 - Nupera ad requestam magistri Michaelis Marchant Camerarii laici ecclesie de mandato capituli</text:p>
      <text:p text:style-name="Standard">4 - erga executores deffuncti magistri Johannis de Socte missi pro henda racione de omnibus que ipse</text:p>
      <text:p text:style-name="Standard">5 - deffunctus posset ecclesie tener quacumque causa inhibitum fuit Symoni Fabri Franco</text:p>
      <text:p text:style-name="Standard">6 - servientes ecclesie tamquam executori dicti deffuncti ne alienet nec permittat alienari ab aliis</text:p>
      <text:p text:style-name="Standard">7 - executoribus bona execucioni ipsius deffuncti pertinentiis donec fuerit plenarie ecclesie satisfactum</text:p>
      <text:p text:style-name="Standard">8 - Accomodabuntur de presenti dicto officiario clericorum matutinalium pro satisfaciendo clericis</text:p>
      <text:p text:style-name="Standard">9 - matutinalibus. xlviii l.</text:p>
      <text:p text:style-name="Standard">10 - Magister Johannes de Eyiaco vicarius in ecclesia Pariensis procurator magistri Goberti de Houdreville</text:p>
      <text:p text:style-name="Standard">11 - alias de Marla capellani capellanie perpetue ad altare sanctorum Barthilonici et Vincencii in ecclesia</text:p>
      <text:p text:style-name="Standard"><text:soft-page-break/>12 - Parsiensie fundate / prout per litteras procuratorias parisiensis sub anno presenti et die ultima mensi</text:p>
      <text:p text:style-name="Standard">13 - Augusti per magistrum Johannem dicii clericum duessionensis diocesis publicum apostolica et imperiale</text:p>
      <text:p text:style-name="Standard">14 - auctoritatibus notarium confectas signatas et subscriptas nobis legitime constitit nomine</text:p>
      <text:p text:style-name="Standard">15 - procuratorio dicti magistri Goberti et pro ipso. resignavit in manibus dominorum Decani et Capituli ecclesie Par.</text:p>
      <text:p text:style-name="Standard">16 - dictam capellaniam causa permutacionis faciendi cum venerabili uno magistro Goberto Buicardi de Marla</text:p>
      <text:p text:style-name="Standard">17 - iam beati</text:p>
      <text:p text:style-name="Standard">18 - capellano capellanie perpetue beate Marie de Clacyaco jurta Laudunum / ad ipsam cau</text:p>
      <text:p text:style-name="Standard">19 - matie et non alias Et fuit collata dicta capellania sanctorum Bartholomci et Vincencii / dicti</text:p>
      <text:p text:style-name="Standard">20 - magistro Goberto Buctardi qui juravit in forma Et quia ornamenta dicte capellanie</text:p>
      <text:p text:style-name="Standard">21 - iedigent repparacione quodque in eadem defficiunt secundum antiquum inventarium due Burete argentes</text:p>
      <text:p text:style-name="Standard">22 - ponderis vii. onciarum et plura alia ad decorem ipsius capellanie pertinenciis Ordinatum est.</text:p>
      <text:p text:style-name="Standard">23 - deptuaginta solidi Parisiensis / qui preterito nuper capellanio debentur de termino Sancti Johannis Laptit</text:p>
      <text:p text:style-name="Standard">24 - proxime preterito per officiarium anniversariorum convertentur in repparacionem dictorum ornamentorum / et</text:p>
      <text:p text:style-name="Standard">25 - restitucionem aliorum que defficiunt ibidem / et ipse novus capellanuis prosequetur restitucionem dictarum</text:p>
      <text:p text:style-name="Standard">26 - buretarum erga dominum Johannem Loysel Curatum d'Estrechy diocesis Senonensis nepotem et executionies</text:p>
      <text:p text:style-name="Standard">27 - deffuncti domini Stephani quadrigarii olim dicte capellanie capellani / et non recipiet ipse nomin</text:p>
      <text:p text:style-name="Standard">28 - capellanis aliquid de fructibus dicte capellanie qui per dictum officiarium debentur eiem / donec</text:p>
      <text:p text:style-name="Standard">29 - et quousque dicte due Burete per ipsum met capellanum vel dictum executorem</text:p>
      <text:p text:style-name="Standard">30 - fuerint in dicta capella restitute</text:p>
      <text:p text:style-name="Standard">=FRAN_0393_00301_L.jpg=</text:p>
      <text:p text:style-name="Standard">1 - xiii</text:p>
      <text:p text:style-name="Standard">2 - Anno Nonagesimo septimo. Die lune post festum Natuitatis dictei Maris virginis</text:p>
      <text:p text:style-name="Standard">3 - pima mensis sextembris. Capitulantibus dominis</text:p>
      <text:p text:style-name="Standard">4 - P. Decano</text:p>
      <text:p text:style-name="Standard">5 - Emenda domini Johannis Michaelis matucinarii clerici et domini Johannis</text:p>
      <text:p text:style-name="Standard">6 - G. Cantore</text:p>
      <text:p text:style-name="Standard">7 - Caillebintaille vicarii Sancti Mederici quarum prima ad decem</text:p>
      <text:p text:style-name="Standard">8 - J. Archidiacono Par.</text:p>
      <text:p text:style-name="Standard">9 - secunda ad quindecim Jolidus sunt taxate reducte funt ad</text:p>
      <text:p text:style-name="Standard"><text:soft-page-break/>10 - G. Archidiacono ecclesie</text:p>
      <text:p text:style-name="Standard">11 - medietatem per eos persolvendam reliqua parte ad bnplacitum</text:p>
      <text:p text:style-name="Standard">12 - Sy. succentore</text:p>
      <text:p text:style-name="Standard">13 - dominorum remanente</text:p>
      <text:p text:style-name="Standard">14 - J. de Pompodorio</text:p>
      <text:p text:style-name="Standard">15 - Ro. de Lorriaco</text:p>
      <text:p text:style-name="Standard">16 - B. de Tyherno</text:p>
      <text:p text:style-name="Standard">17 - Guenda domini Roberti estac / non levabitur et sinem</text:p>
      <text:p text:style-name="Standard">18 - Re. de Putheolis</text:p>
      <text:p text:style-name="Standard">19 - suspendentuur usque ad adventim domini Oufredi Durville</text:p>
      <text:p text:style-name="Standard">20 - T. de Sancto Petro</text:p>
      <text:p text:style-name="Standard">21 - G. de Albyaco</text:p>
      <text:p text:style-name="Standard">22 - presbicti qui celebravis missam in capella Sancti Roniti</text:p>
      <text:p text:style-name="Standard">23 - G. de Porta</text:p>
      <text:p text:style-name="Standard">24 - in quam eciam despensavit duas personas conjgandu ac</text:p>
      <text:p text:style-name="Standard">25 - N. de Rancia</text:p>
      <text:p text:style-name="Standard">26 - vigore licterarum domini Parisiensis episcopi seu officialis sui que</text:p>
      <text:p text:style-name="Standard">27 - Jo. Rolandi</text:p>
      <text:p text:style-name="Standard">28 - dirigebantur omnibus presbyteris sibi subditis ut dicit</text:p>
      <text:p text:style-name="Standard">29 - N. de Ordeimonte</text:p>
      <text:p text:style-name="Standard">30 - ipse dominus Ribertus</text:p>
      <text:p text:style-name="Standard">31 - Ma. Reginaldi</text:p>
      <text:p text:style-name="Standard">32 - G. Fedelli</text:p>
      <text:p text:style-name="Standard">33 - Ay. de Maignaco</text:p>
      <text:p text:style-name="Standard">34 - Jo. Chanteperime</text:p>
      <text:p text:style-name="Standard">35 - J. Regine</text:p>
      <text:p text:style-name="Standard">36 - T. Locie</text:p>
      <text:p text:style-name="Standard">37 - L. de Mongeria infirmus</text:p>
      <text:p text:style-name="Standard">38 - J. de Karolay ins</text:p>
      <text:p text:style-name="Standard">39 - Die mariis sequente . xia mensis deptembris. Capitulantibus dominis</text:p>
      <text:p text:style-name="Standard">40 - P. Decano</text:p>
      <text:p text:style-name="Standard">41 - J. archidiacono Par.</text:p>
      <text:p text:style-name="Standard">42 - Magistri Johannes Guerini et Johannes</text:p>
      <text:p text:style-name="Standard">43 - G. Archidiacono ecclesie</text:p>
      <text:p text:style-name="Standard">44 - Aguenini ut procutator magistri</text:p>
      <text:p text:style-name="Standard">45 - Sy. Succentore</text:p>
      <text:p text:style-name="Standard"><text:soft-page-break/>46 - Petri Aguenini fuerum recepti</text:p>
      <text:p text:style-name="Standard">47 - L. de Mongeria</text:p>
      <text:p text:style-name="Standard">48 - ad canonicatum et prebendam ecclesie</text:p>
      <text:p text:style-name="Standard">49 - P. de Ogeri</text:p>
      <text:p text:style-name="Standard">50 - Sancti Mederici vacantes per obitum domini</text:p>
      <text:p text:style-name="Standard">51 - Ay. de Maignaco</text:p>
      <text:p text:style-name="Standard">52 - Guillelmi Brunelli prount iiii quaterno</text:p>
      <text:p text:style-name="Standard">53 - G. Frelli</text:p>
      <text:p text:style-name="Standard">54 - insimuacionum bullarum continetur</text:p>
      <text:p text:style-name="Standard">55 - Jo. Rolandi</text:p>
      <text:p text:style-name="Standard">56 - N. L. Disenr</text:p>
      <text:p text:style-name="Standard">57 - G. de Porta</text:p>
      <text:p text:style-name="Standard">58 - Ro. de Lorriaco</text:p>
      <text:p text:style-name="Standard">59 - Jo. de Pompodorio</text:p>
      <text:p text:style-name="Standard">60 - G. Paillardi</text:p>
      <text:p text:style-name="Standard">61 - N. de Raucia</text:p>
      <text:p text:style-name="Standard">62 - T. de Tylerno</text:p>
      <text:p text:style-name="Standard">63 - M. Reginaldi</text:p>
      <text:p text:style-name="Standard">64 - ocie.</text:p>
      <text:p text:style-name="Standard">=FRAN_0393_00302_L.jpg=</text:p>
      <text:p text:style-name="Standard">1 - Anno Noragesimo veptimo Die mercurii post Nativitatem beate Marie Virgins exii</text:p>
      <text:p text:style-name="Standard">2 - mensis deptembris. Capitulantibus dominis</text:p>
      <text:p text:style-name="Standard">3 - P. Decano</text:p>
      <text:p text:style-name="Standard">4 - Status administracionis terre de Petr geste per deffunctum</text:p>
      <text:p text:style-name="Standard">5 - G. Cantor</text:p>
      <text:p text:style-name="Standard">6 - magistrum Johannem de Socto traditus est dominis N. de</text:p>
      <text:p text:style-name="Standard">7 - J. Archidiacono Par.</text:p>
      <text:p text:style-name="Standard">8 - Ordeimonte et P. de Ogero ad videndum et refferendum</text:p>
      <text:p text:style-name="Standard">9 - G. archidiacono ecclesie</text:p>
      <text:p text:style-name="Standard">10 - Sy. succentore in missa</text:p>
      <text:p text:style-name="Standard">11 - Jo. de Pompodorio</text:p>
      <text:p text:style-name="Standard">12 - Domini G. Archidiaconu et P. de Ogero sunt enerati</text:p>
      <text:p text:style-name="Standard">13 - R. Le Diseur</text:p>
      <text:p text:style-name="Standard">14 - ad videndum statum compotorum domini Stephani</text:p>
      <text:p text:style-name="Standard">15 - L. de Mongeria</text:p>
      <text:p text:style-name="Standard">16 - Johannis et refferendum.</text:p>
      <text:p text:style-name="Standard"><text:soft-page-break/>17 - A. Regine</text:p>
      <text:p text:style-name="Standard">18 - G. de Porta</text:p>
      <text:p text:style-name="Standard">19 - G. Fedelli</text:p>
      <text:p text:style-name="Standard">20 - Jo. Rolandi</text:p>
      <text:p text:style-name="Standard">21 - Ja. Cosson</text:p>
      <text:p text:style-name="Standard">22 - P. de Ogero</text:p>
      <text:p text:style-name="Standard">23 - M. Reginaldii</text:p>
      <text:p text:style-name="Standard">24 - R. de Putheolis</text:p>
      <text:p text:style-name="Standard">25 - N. de O.deimonte</text:p>
      <text:p text:style-name="Standard">26 - B. de Maignaco</text:p>
      <text:p text:style-name="Standard">27 - G. de Trherno</text:p>
      <text:p text:style-name="Standard">28 - G. de Albyaco</text:p>
      <text:p text:style-name="Standard">29 - J. de Leauay mnsirmis</text:p>
      <text:p text:style-name="Standard">30 - Die veneris sequentis xiiiia mensis deptembris</text:p>
      <text:p text:style-name="Standard">31 - non fuit capitulum protere festum Exaltacionis sancte Crans</text:p>
      <text:p text:style-name="Standard">32 - Anno nonagesimo septamo. Die lune post exaltacionem Sancti Cuitis. xviia mensis</text:p>
      <text:p text:style-name="Standard">33 - Septembris. Capitulantibus dominis</text:p>
      <text:p text:style-name="Standard">34 - P. Decano</text:p>
      <text:p text:style-name="Standard">35 - Dominus Collector se tenuit pro contento de prima</text:p>
      <text:p text:style-name="Standard">36 - G. Cantore</text:p>
      <text:p text:style-name="Standard">37 - annata vacante prebende Sancti Mederici per moetem</text:p>
      <text:p text:style-name="Standard">38 - J. archidiacono Par.</text:p>
      <text:p text:style-name="Standard">39 - domini Guillelmi Raudini</text:p>
      <text:p text:style-name="Standard">40 - G. Archidiacono ecclesi</text:p>
      <text:p text:style-name="Standard">41 - Sy. succentor in missa</text:p>
      <text:p text:style-name="Standard">42 - Hodie magister Johannes Voillequin in die pentheastes</text:p>
      <text:p text:style-name="Standard">43 - N. Le Dseur</text:p>
      <text:p text:style-name="Standard">44 - ultimo preterita ad prebendam Sancti Mederici una cum</text:p>
      <text:p text:style-name="Standard">45 - G. de Cohern</text:p>
      <text:p text:style-name="Standard">46 - domino Nicolao Seillarii notario capituli receptus</text:p>
      <text:p text:style-name="Standard">47 - de Mongeria</text:p>
      <text:p text:style-name="Standard">48 - supplicavit dominis quod fruictus ipsius prebende qui</text:p>
      <text:p text:style-name="Standard">49 - Jo. de Milly</text:p>
      <text:p text:style-name="Standard">50 - nuper fuerant arrestati per capitulum expedirentur</text:p>
      <text:p text:style-name="Standard">51 - G. de Porta</text:p>
      <text:p text:style-name="Standard">52 - P. de Ogero</text:p>
      <text:p text:style-name="Standard"><text:soft-page-break/>53 - sibi viso quod ipsa prebenda nundum erant litigiosa</text:p>
      <text:p text:style-name="Standard">54 - R. de Putheolis</text:p>
      <text:p text:style-name="Standard">55 - et habita deliberacione super isto / domini responderunt</text:p>
      <text:p text:style-name="Standard">56 - Jo. Rolandi</text:p>
      <text:p text:style-name="Standard">57 - ei quod ipsi mandarent $pr curatore canonicorum</text:p>
      <text:p text:style-name="Standard">58 - Jo. de Pompodorio</text:p>
      <text:p text:style-name="Standard">59 - Sancti Mederici quod ipse traderet eos sibi.</text:p>
      <text:p text:style-name="Standard">60 - G. Fedelli</text:p>
      <text:p text:style-name="Standard">61 - M. Reginaldi</text:p>
      <text:p text:style-name="Standard">62 - Ja. Cosson</text:p>
      <text:p text:style-name="Standard">63 - T. Hocie</text:p>
      <text:p text:style-name="Standard">64 - N. de Rancia</text:p>
      <text:p text:style-name="Standard">65 - P. Plaous</text:p>
      <text:p text:style-name="Standard">66 - R. de Lorriaco</text:p>
      <text:p text:style-name="Standard">67 - G. de Albyaco</text:p>
      <text:p text:style-name="Standard">68 - A. Regine</text:p>
      <text:p text:style-name="Standard">69 - J.de Karolay infirmus</text:p>
      <text:p text:style-name="Standard">=FRAN_0393_00303_L.jpg=</text:p>
      <text:p text:style-name="Standard">1 - s</text:p>
      <text:p text:style-name="Standard">2 - .</text:p>
      <text:p text:style-name="Standard">3 - Anno nonagesimo deptimo. Die mercurii post exaltacionem scti Guicas xia mensis</text:p>
      <text:p text:style-name="Standard">4 - Septembris. Capitulantibus dominis</text:p>
      <text:p text:style-name="Standard">5 - Tradicio cujusdam medii arpenti terre pertiencis capellanie sancte</text:p>
      <text:p text:style-name="Standard">6 - P. Decano</text:p>
      <text:p text:style-name="Standard">7 - fidis quam tenet magister Jo. Comitis facta per ipsum</text:p>
      <text:p text:style-name="Standard">8 - G. Cantore</text:p>
      <text:p text:style-name="Standard">9 - magistrum Johannem Johanni Rodier de Succyaco placet</text:p>
      <text:p text:style-name="Standard">10 - J. Archidiacono Par.</text:p>
      <text:p text:style-name="Standard">11 - dominis dummodo apponatur Clausula in luctera trdicionis</text:p>
      <text:p text:style-name="Standard">12 - G. Archidiacono ecclesie</text:p>
      <text:p text:style-name="Standard">13 - aux Charges anciennes unacum aliis omnebus noviter</text:p>
      <text:p text:style-name="Standard">14 - Sy. succentore</text:p>
      <text:p text:style-name="Standard">15 - impositis ipsi terre per ipsum capellanum</text:p>
      <text:p text:style-name="Standard">16 - N. Le Diseur</text:p>
      <text:p text:style-name="Standard">17 - L. de Mongeria</text:p>
      <text:p text:style-name="Standard">18 - B. de Thherno</text:p>
      <text:p text:style-name="Standard"><text:soft-page-break/>19 - R. de Putheolis</text:p>
      <text:p text:style-name="Standard">20 - Resignacio quam magister Guido Custelli capellanis Sancte</text:p>
      <text:p text:style-name="Standard">21 - T. de Sancto Petro</text:p>
      <text:p text:style-name="Standard">22 - Anne intendit facere de dicta capellania causa permutacionis</text:p>
      <text:p text:style-name="Standard">23 - G. de Albyaco</text:p>
      <text:p text:style-name="Standard">24 - cum magistro Johanne Motel ad canonicatum et prebendamum Sancti Vedasti</text:p>
      <text:p text:style-name="Standard">25 - G. Paillardi</text:p>
      <text:p text:style-name="Standard">26 - de Grignyaco Sancte Benedicte laudit diocesis placet dominis</text:p>
      <text:p text:style-name="Standard">27 - . de Ogero</text:p>
      <text:p text:style-name="Standard">28 - Jo. Rolandi</text:p>
      <text:p text:style-name="Standard">29 - dummodo ornamenta dicte capellanie sint secundum antiquum</text:p>
      <text:p text:style-name="Standard">30 - Jo. de Pompodorio</text:p>
      <text:p text:style-name="Standard">31 - Inventarium debite repparata et restituta si que</text:p>
      <text:p text:style-name="Standard">32 - G. Fedelli</text:p>
      <text:p text:style-name="Standard">33 - fuerint deperdita.</text:p>
      <text:p text:style-name="Standard">34 - M. Reginaldi</text:p>
      <text:p text:style-name="Standard">35 - Ja. Cosson</text:p>
      <text:p text:style-name="Standard">36 - Placet dominis quod dominus Petrus Cournant detentus</text:p>
      <text:p text:style-name="Standard">37 - N. de Rancia</text:p>
      <text:p text:style-name="Standard">38 - in carteribus capituli pro suis demeritis sit elargitus</text:p>
      <text:p text:style-name="Standard">39 - Po. Plaoul</text:p>
      <text:p text:style-name="Standard">40 - intra geolamn quia carcer in quo erat est minis</text:p>
      <text:p text:style-name="Standard">41 - A. Regine</text:p>
      <text:p text:style-name="Standard">42 - asper.</text:p>
      <text:p text:style-name="Standard">43 - J. de Karolay infirmus</text:p>
      <text:p text:style-name="Standard">44 - Die veneris sequentes fuit festum beati Mathemapli et Euvangeliste.</text:p>
      <text:p text:style-name="Standard">45 - Die sabbi sequenti xxiia septembris in jevimis iiiior temporum Egidius de</text:p>
      <text:p text:style-name="Standard">46 - Montrinuller Clericus ecclesie Sepulcri Dyaconus fuit promotus ad satrum</text:p>
      <text:p text:style-name="Standard">47 - presbyteratus ordinem / ad ritulum cujusdam capellanie quam obtinet in villa de Calius in</text:p>
      <text:p text:style-name="Standard">48 - Brya Senonensis diocesis</text:p>
      <text:p text:style-name="Standard">49 - Anno predicto Die lune post festum beati Mathei apostoli et euvageliste xxiii°a</text:p>
      <text:p text:style-name="Standard">50 - Septembris . Capitulantibus dominis</text:p>
      <text:p text:style-name="Standard">51 - P. Decano</text:p>
      <text:p text:style-name="Standard">52 - Perrin Regnault sergent a verge a adjourné</text:p>
      <text:p text:style-name="Standard">53 - G. Cantore</text:p>
      <text:p text:style-name="Standard">54 - messeigneurs a demain devant le prevost de Par</text:p>
      <text:p text:style-name="Standard"><text:soft-page-break/>55 - J. archidiacono Par.</text:p>
      <text:p text:style-name="Standard">56 - G. archidiacono ecclesie</text:p>
      <text:p text:style-name="Standard">57 - Contre Jehan le Pastre garant de Symanne soiens</text:p>
      <text:p text:style-name="Standard">58 - Sir succentor in missa</text:p>
      <text:p text:style-name="Standard">59 - pour oir certaine denonciacion sommacion et</text:p>
      <text:p text:style-name="Standard">60 - Jo. de Pompodori</text:p>
      <text:p text:style-name="Standard">61 - requeste que ilz leur entent a faire en cas</text:p>
      <text:p text:style-name="Standard">62 - N. Le Diseur</text:p>
      <text:p text:style-name="Standard">63 - de garantie / et pour respondre a tout ce etc.</text:p>
      <text:p text:style-name="Standard">64 - de Mongeria</text:p>
      <text:p text:style-name="Standard">65 - de Loyr</text:p>
      <text:p text:style-name="Standard">66 - de Tyherno</text:p>
      <text:p text:style-name="Standard">67 - Domini J. Cosson et Niclaus de Ordeimonte</text:p>
      <text:p text:style-name="Standard">68 - de Sancto Petro</text:p>
      <text:p text:style-name="Standard">69 - sunt dati Commissarii ad audiendum competum</text:p>
      <text:p text:style-name="Standard">70 - Putheolis</text:p>
      <text:p text:style-name="Standard">71 - G. de Albyaco</text:p>
      <text:p text:style-name="Standard">72 - domini Stephani de Capilla Camerarii clerici</text:p>
      <text:p text:style-name="Standard">73 - P. de Ogen</text:p>
      <text:p text:style-name="Standard">74 - Jo. Rolandi</text:p>
      <text:p text:style-name="Standard">75 - G. de Porta</text:p>
      <text:p text:style-name="Standard">76 - Ja. Cosson</text:p>
      <text:p text:style-name="Standard">77 - A. de Ordeimonte</text:p>
      <text:p text:style-name="Standard">78 - N.</text:p>
      <text:p text:style-name="Standard">79 - Rancia</text:p>
      <text:p text:style-name="Standard">80 - de</text:p>
      <text:p text:style-name="Standard">=FRAN_0393_00304_L.jpg=</text:p>
      <text:p text:style-name="Standard">1 - Cradite fuerunt due cedule Officiario anniversariorum et Camerario clerico de ordinacionibs</text:p>
      <text:p text:style-name="Standard">2 - factis per dominum R. de Lorriaco et sunt suprascuicte in certo capitulo ubi hoc fuit ooedinatit</text:p>
      <text:p text:style-name="Standard">3 - et est eis notificatum quod si per culpam eorum evererint ecclesie aliquod dampnum in</text:p>
      <text:p text:style-name="Standard">4 - obmittendo aliquid de contentis in ipsa cedula recuperabitur dampnum super ipsos</text:p>
      <text:p text:style-name="Standard">5 - Recipietur resignacio capelle sancte Anne in ecclesia Parisiensies quam vult facere magister</text:p>
      <text:p text:style-name="Standard">6 - Jo. Viellet ut procurator magistri Guidones Cucelli capellanim ipsius causa permutacionis</text:p>
      <text:p text:style-name="Standard">7 - faciende / cum magistro Johanne Motelli et non fiet collacio dicto capellanie ipsi magistro</text:p>
      <text:p text:style-name="Standard">8 - Johanni Motelli donec comparuerit personaliter ad respondendum de repparacionibus domorum</text:p>
      <text:p text:style-name="Standard">9 - super quibus est fundata ipsa capellania et ornamentorum ipsius capellania</text:p>
      <text:p text:style-name="Standard"><text:soft-page-break/>10 - Placet permutacio quam dominus Stephanus de Capella vult facere de duabus capeli</text:p>
      <text:p text:style-name="Standard">11 - quas tenet unam in ecclesia Parisiensis et aliam in ecclesia Sancti Mederici Cum quodam</text:p>
      <text:p text:style-name="Standard">12 - Nicolao de Capella Juvene clerico canonico ecclesie collegiate Sancti Petri de Sancto</text:p>
      <text:p text:style-name="Standard">13 - Karilepho Cenomanensis diocesis ad dictos canonicatum et prebendam et non al</text:p>
      <text:p text:style-name="Standard">14 - Anno nonagesimo septimo. Die mercurii post festum beati Mahei apostoliet euvangeliso</text:p>
      <text:p text:style-name="Standard">15 - xxvita mensis septembris. Capitulantibus dominis</text:p>
      <text:p text:style-name="Standard">16 - P. Decano</text:p>
      <text:p text:style-name="Standard">17 - Magisteri Johannes Motel promisit facere repparari debiti</text:p>
      <text:p text:style-name="Standard">18 - G. Cantore</text:p>
      <text:p text:style-name="Standard">19 - ornamenta capellanie Sancte Anne ad quam petit se admictr</text:p>
      <text:p text:style-name="Standard">20 - namn pertinenti</text:p>
      <text:p text:style-name="Standard">21 - J. archidiacono Par.</text:p>
      <text:p text:style-name="Standard">22 - infra mensem et domos ad ipsam</text:p>
      <text:p text:style-name="Standard">23 - G. Archidiacono ecclesie</text:p>
      <text:p text:style-name="Standard">24 - infra instans festum beati Johannis Baptiste et hoc mediante</text:p>
      <text:p text:style-name="Standard">25 - procuratorem magistri Guidonis</text:p>
      <text:p text:style-name="Standard">26 - Sy. succentore</text:p>
      <text:p text:style-name="Standard">27 - dicta capellania nuper</text:p>
      <text:p text:style-name="Standard">28 - Jo. de Pompodorio</text:p>
      <text:p text:style-name="Standard">29 - Cucelli resignatam fuit sibi collata et fecit juramentum</text:p>
      <text:p text:style-name="Standard">30 - N. Le Diseur</text:p>
      <text:p text:style-name="Standard">31 - in forma</text:p>
      <text:p text:style-name="Standard">32 - Ro. de Lorriaco</text:p>
      <text:p text:style-name="Standard">33 - Nicolaum de Capella minorem</text:p>
      <text:p text:style-name="Standard">34 - Domini auctoriz averie</text:p>
      <text:p text:style-name="Standard">35 - B. de Tyherno</text:p>
      <text:p text:style-name="Standard">36 - T. de Sancto Petro</text:p>
      <text:p text:style-name="Standard">37 - annis nuper in capellanum ecclesie peceptum / ad constituentem procuratore</text:p>
      <text:p text:style-name="Standard">38 - G. Paillardi</text:p>
      <text:p text:style-name="Standard">39 - pro resignando certum beneficium quod resignare intendit</text:p>
      <text:p text:style-name="Standard">40 - N. de Rancia</text:p>
      <text:p text:style-name="Standard">41 - causa permutacionis etc.</text:p>
      <text:p text:style-name="Standard">42 - P. de Oger</text:p>
      <text:p text:style-name="Standard">43 - Jo. Rolandi</text:p>
      <text:p text:style-name="Standard">44 - Domini dederunt licenciats non residendi usque ad instantem synodum</text:p>
      <text:p text:style-name="Standard">45 - domino Roberto Busoul vicario Sancti Mauri Fossatensis in</text:p>
      <text:p text:style-name="Standard"><text:soft-page-break/>46 - N. de Ordeimonte</text:p>
      <text:p text:style-name="Standard">47 - ecclesia Parisiensi</text:p>
      <text:p text:style-name="Standard">48 - A. de Maignaco</text:p>
      <text:p text:style-name="Standard">49 - M. Reginaldi</text:p>
      <text:p text:style-name="Standard">50 - Placet dominis quod magister Johannes Fabri faciat defferi ad</text:p>
      <text:p text:style-name="Standard">51 - Ja. Cosson</text:p>
      <text:p text:style-name="Standard">52 - terrale certum gravesium quod habet in domo sua</text:p>
      <text:p text:style-name="Standard">53 - T. Hocie</text:p>
      <text:p text:style-name="Standard">54 - G. Fedelli</text:p>
      <text:p text:style-name="Standard">55 - Emenda xiii lb. x s. p. quam debet dominus Guillelmus</text:p>
      <text:p text:style-name="Standard">56 - G. de Porta</text:p>
      <text:p text:style-name="Standard">57 - Auffart remissa est ad medietatem reliqua parte a</text:p>
      <text:p text:style-name="Standard">58 - R. de Putheolis</text:p>
      <text:p text:style-name="Standard">59 - vollitatem dominorum Remanensim. Cum condicione quod si renicidat</text:p>
      <text:p text:style-name="Standard">60 - A. Regni</text:p>
      <text:p text:style-name="Standard">61 - in concubinatu cum precta deForges aut aliqua alia</text:p>
      <text:p text:style-name="Standard">62 - L. de Mongeria</text:p>
      <text:p text:style-name="Standard">63 - x s. p.</text:p>
      <text:p text:style-name="Standard">64 - muliere tenebitur solvere dictas xiii°</text:p>
      <text:p text:style-name="Standard">65 - G. de Albyaco</text:p>
      <text:p text:style-name="Standard">66 - mediante relaxabitur a sentenciis usque ad instanis</text:p>
      <text:p text:style-name="Standard">67 - Jo. de Karolay infirmut</text:p>
      <text:p text:style-name="Standard">68 - festum Nativitatis domini et si sacisfecerit tunc dictam medictat</text:p>
      <text:p text:style-name="Standard">69 - fuerit amplius conversatus cum dicta perreta</text:p>
      <text:p text:style-name="Standard">70 - habebit dunc absalionem plenariam alias non</text:p>
      <text:p text:style-name="Standard">=FRAN_0393_00305_L.jpg=</text:p>
      <text:p text:style-name="Standard">1 - x</text:p>
      <text:p text:style-name="Standard">2 - Anno nonagesimo septimo. De veneris in vigilia fisti Beati Micullis actranceltis</text:p>
      <text:p text:style-name="Standard">3 - xxviii reptembris</text:p>
      <text:p text:style-name="Standard">4 - Datus est tininus domino Stephano Johannis ru officiario</text:p>
      <text:p text:style-name="Standard">5 - P. Decano</text:p>
      <text:p text:style-name="Standard">6 - G. Cantore</text:p>
      <text:p text:style-name="Standard">7 - mesanorum dies / lune in vigilia instanenti festi</text:p>
      <text:p text:style-name="Standard">8 - Etarchidiacono ace ig dd ns ad reddendum compota anni precriti et</text:p>
      <text:p text:style-name="Standard">9 - Sy. Succentore</text:p>
      <text:p text:style-name="Standard">10 - u hoc qu impllacione et compotus quem iin tradidit</text:p>
      <text:p text:style-name="Standard"><text:soft-page-break/>11 - G. et collaciona</text:p>
      <text:p text:style-name="Standard">12 - Jo. de Pompedorio</text:p>
      <text:p text:style-name="Standard">13 - d n capitlo remanebit penes coissares</text:p>
      <text:p text:style-name="Standard">14 - besntur sua compota coram commissariis et addetur</text:p>
      <text:p text:style-name="Standard">15 - N. Le Discur</text:p>
      <text:p text:style-name="Standard">16 - videm eia in si quid fuerit abdendum feum cortigen</text:p>
      <text:p text:style-name="Standard">17 - L. dee Mongela</text:p>
      <text:p text:style-name="Standard">18 - B. de Therno</text:p>
      <text:p text:style-name="Standard">19 - Re. de Putheolis</text:p>
      <text:p text:style-name="Standard">20 - Mmerenda benecu ad instamta diem lune per notarium capit</text:p>
      <text:p text:style-name="Standard">21 - de Sancto Petro</text:p>
      <text:p text:style-name="Standard">22 - et canonici Sancti Mederici et loquentur cum eis domini in capituli</text:p>
      <text:p text:style-name="Standard">23 - N. de Roliicia</text:p>
      <text:p text:style-name="Standard">24 - super certis adttulis contentis in quadam cedula tradita</text:p>
      <text:p text:style-name="Standard">25 - Jo. Rolandi</text:p>
      <text:p text:style-name="Standard">26 - e dominos Johannem Burete Johannem Perier et Johannem</text:p>
      <text:p text:style-name="Standard">27 - R. Regnie</text:p>
      <text:p text:style-name="Standard">28 - Cabelipi super quibus articulis hac dilectoe pendente</text:p>
      <text:p text:style-name="Standard">29 - A. de Maignaco</text:p>
      <text:p text:style-name="Standard">30 - promotor se informabit et refferet ipsa die.</text:p>
      <text:p text:style-name="Standard">31 - G. de Alblaco</text:p>
      <text:p text:style-name="Standard">32 - G. Fedolli</text:p>
      <text:p text:style-name="Standard">33 - Ro. de Lorriaco</text:p>
      <text:p text:style-name="Standard">34 - J. de Karolay infirmus</text:p>
      <text:p text:style-name="Standard">35 - Anno nonagesimo ceptimo. Die lesti posi festui beati Michaclis Archangeli</text:p>
      <text:p text:style-name="Standard">36 - pima mensis octobris. Capitulantibus dominis</text:p>
      <text:p text:style-name="Standard">37 - P. Decanus absens</text:p>
      <text:p text:style-name="Standard">38 - Placet dominis quod magister Matheus Reginaldi legat</text:p>
      <text:p text:style-name="Standard">39 - G. Cantore</text:p>
      <text:p text:style-name="Standard">40 - in scolis Claustri ethabeat incroitum per claustrum</text:p>
      <text:p text:style-name="Standard">41 - G. archidiacono ecclesie</text:p>
      <text:p text:style-name="Standard">42 - Sancti Dyonisii de Passu dubante beneplacito dominorum</text:p>
      <text:p text:style-name="Standard">43 - P. archidiacono Brye</text:p>
      <text:p text:style-name="Standard">44 - fiant ibidem stanna si illa que sunt ibidem non</text:p>
      <text:p text:style-name="Standard">45 - Sy. succentor in missa</text:p>
      <text:p text:style-name="Standard">46 - duit sufficiencia</text:p>
      <text:p text:style-name="Standard"><text:soft-page-break/>47 - Jo. de Pompodorio</text:p>
      <text:p text:style-name="Standard">48 - N. Le Diseur</text:p>
      <text:p text:style-name="Standard">49 - L. de Mongeria</text:p>
      <text:p text:style-name="Standard">50 - Jo. de Lorria</text:p>
      <text:p text:style-name="Standard">51 - B. de Toherno</text:p>
      <text:p text:style-name="Standard">52 - R. de Putheolis</text:p>
      <text:p text:style-name="Standard">53 - G. de Albyaco</text:p>
      <text:p text:style-name="Standard">54 - G. Paillardi</text:p>
      <text:p text:style-name="Standard">55 - Jo. Rolandi</text:p>
      <text:p text:style-name="Standard">56 - Jo. Chanteprime</text:p>
      <text:p text:style-name="Standard">57 - Jo. Regis</text:p>
      <text:p text:style-name="Standard">58 - G. Fedelli</text:p>
      <text:p text:style-name="Standard">59 - de Malgnaco</text:p>
      <text:p text:style-name="Standard">60 - de Karli in firmus</text:p>
      <text:p text:style-name="Standard">=FRAN_0393_00306_L.jpg=</text:p>
      <text:p text:style-name="Standard">1 - Anno nonagesimo deptimo Die mercurii jost festum beati Remigii tera mensis Erbris</text:p>
      <text:p text:style-name="Standard">2 - Capitulantibus dominis</text:p>
      <text:p text:style-name="Standard">3 - P. Decano</text:p>
      <text:p text:style-name="Standard">4 - Compentibus ad mandatum dominorum decani et capituli sut</text:p>
      <text:p text:style-name="Standard">5 - G. Cantore</text:p>
      <text:p text:style-name="Standard">6 - dominis Matheo servientis capicerio Petro Beaulle . Petro</text:p>
      <text:p text:style-name="Standard">7 - J. Archidiacono Par.</text:p>
      <text:p text:style-name="Standard">8 - d'Auxon canonicis Sancti Mederici Par.e pro se et aliis sociis</text:p>
      <text:p text:style-name="Standard">9 - G. archidiacono ecclesie</text:p>
      <text:p text:style-name="Standard">10 - P. archidiacono Brie</text:p>
      <text:p text:style-name="Standard">11 - suis assistenties cum eis magistro Johanne Woillequin / fuerunt eis</text:p>
      <text:p text:style-name="Standard">12 - Sy. succentor</text:p>
      <text:p text:style-name="Standard">13 - propositi plures deffectus qui per ipsos et eorum socios commictuntur</text:p>
      <text:p text:style-name="Standard">14 - L. de Mongeria</text:p>
      <text:p text:style-name="Standard">15 - in ecclesia Sancti Mederici predicta / prout continebatur in quadam</text:p>
      <text:p text:style-name="Standard">16 - Jo. de Pompodorio</text:p>
      <text:p text:style-name="Standard">17 - cedula quam dominus Decanus tenebat / cujus tenor sequitur et</text:p>
      <text:p text:style-name="Standard">18 - N. Le Diseur</text:p>
      <text:p text:style-name="Standard">19 - est talis. Ce sont les ordonnances et estatus fais pars</text:p>
      <text:p text:style-name="Standard">20 - Ro. de Lorriaco</text:p>
      <text:p text:style-name="Standard">21 - nosseigneurs les doyen et chapitre de Paris / a estre observez</text:p>
      <text:p text:style-name="Standard"><text:soft-page-break/>22 - R. de Tyherno</text:p>
      <text:p text:style-name="Standard">23 - et gardez en l'eglise Saint Merry a Paris Premierement</text:p>
      <text:p text:style-name="Standard">24 - R. de Partheolis</text:p>
      <text:p text:style-name="Standard">25 - le procureur de la communaulté d'icelle eglise est tenus de</text:p>
      <text:p text:style-name="Standard">26 - G. de Albyaco</text:p>
      <text:p text:style-name="Standard">27 - G. de Porta</text:p>
      <text:p text:style-name="Standard">28 - vendre compte des mises et receptes appartenans a ladite communanté</text:p>
      <text:p text:style-name="Standard">29 - G. Paillardi</text:p>
      <text:p text:style-name="Standard">30 - iiii. jours devant chascun terme des IIII. termes a Paris</text:p>
      <text:p text:style-name="Standard">31 - G. Fedelli</text:p>
      <text:p text:style-name="Standard">32 - acoustumez pour le terme precede / c'est assavor pour le termin</text:p>
      <text:p text:style-name="Standard">33 - Jo. Rolandi</text:p>
      <text:p text:style-name="Standard">34 - de Saint Jehan iiii. jours devant la Saint Remi</text:p>
      <text:p text:style-name="Standard">35 - Ro. Dangeul</text:p>
      <text:p text:style-name="Standard">36 - et pour le terme de S. Beini IIII. purs dejant Noel / Et a ce</text:p>
      <text:p text:style-name="Standard">37 - M. Reginaldi</text:p>
      <text:p text:style-name="Standard">38 - jour tous ceulx de la communaulté si leur plaist vendront</text:p>
      <text:p text:style-name="Standard">39 - T. Hocie</text:p>
      <text:p text:style-name="Standard">40 - Ay. de Maignaco</text:p>
      <text:p text:style-name="Standard">41 - au compte sans ce que ledit procureur ne autre soit tenus</text:p>
      <text:p text:style-name="Standard">42 - N. de Ordeimonte</text:p>
      <text:p text:style-name="Standard">43 - de leur furs savoir et ceulx qui seront presens peuent</text:p>
      <text:p text:style-name="Standard">44 - Ja. Cosson</text:p>
      <text:p text:style-name="Standard">45 - les comptes du dit procureur oir sans ct que les absens</text:p>
      <text:p text:style-name="Standard">46 - A. Regine</text:p>
      <text:p text:style-name="Standard">47 - y puissent mettre empeschement / ne que on les doie</text:p>
      <text:p text:style-name="Standard">48 - en liens attendre et au dit compte sont distribuez exx. sol.</text:p>
      <text:p text:style-name="Standard">49 - a ceulx qui sont presens audit compte et ne peuent muer la journée en une aultre / se</text:p>
      <text:p text:style-name="Standard">50 - ce n'est par licence de nosdisseieners Et il soit ainsi que a noel derran passé maistre Jaques</text:p>
      <text:p text:style-name="Standard">51 - Petit cure de Saint Custance avecques pluseurs autres tant des chanoines comme des</text:p>
      <text:p text:style-name="Standard">52 - beneficiez si conminuerent la journee que l'en devoit rendre le compte a une aultre et depuis</text:p>
      <text:p text:style-name="Standard">53 - oncores a une autre st a chascune de ses journees firent distribuer xx. sols aux presens qui</text:p>
      <text:p text:style-name="Standard">54 - font en somme. xl s. la quelle chose est en corrampant les ordonnances dessus duces</text:p>
      <text:p text:style-name="Standard">55 - Item juedi derrenier passé messeigneurs Robert estat procureur de la dicte communaulté</text:p>
      <text:p text:style-name="Standard">56 - devoit rendre son compte</text:p>
      <text:p text:style-name="Standard">57 - qui estoit le quart jour devant la saint Remi qu</text:p>
      <text:p text:style-name="Standard"><text:soft-page-break/>58 - fut par pluseurs foiz requis par messeigneurs Jehan Perier Jehan Durel Robert le Boulengier</text:p>
      <text:p text:style-name="Standard">59 - et Jehan Burretel qui voulsist vendre son compte le quel en fu refusant / et aprés ce</text:p>
      <text:p text:style-name="Standard">60 - ledit maistre Jaques dit qu'il s'opposoit / et qu'il ne vouboit pas qu'il feust</text:p>
      <text:p text:style-name="Standard">61 - rendu a ce jour / en disant au epxcureur / Je vous pmet de vous en porter</text:p>
      <text:p text:style-name="Standard">62 - garentie de tout le dommage que vous y pourrez avoir / et par ainsi furent</text:p>
      <text:p text:style-name="Standard">63 - corrumpues les ordonnances acoustumees en ladicte eglise. Item est contenu</text:p>
      <text:p text:style-name="Standard">64 - en vos ordonnances que tous ceulx qui vouldront gaingnier les processions</text:p>
      <text:p text:style-name="Standard">65 - doivent partir du cuer avec la croix et revenir ou dit cuer ou autmnent</text:p>
      <text:p text:style-name="Standard">66 - ilz ne doivet rties avoir et le dit maistre Jaques si fait par plusieurs foiz le contraire</text:p>
      <text:p text:style-name="Standard">=FRAN_0393_00307_L.jpg=</text:p>
      <text:p text:style-name="Standard">1 - et si veult estre paié. Item est conteni en vos dictes ordonnoqent que tous ceulx de l'eglie</text:p>
      <text:p text:style-name="Standard">2 - soient rez aux jours qu'il y aflasure / et il soit ainsi que ledit omaistre Jaques ne feust</text:p>
      <text:p text:style-name="Standard">3 - mie rez a la Saint Pierre aprés la Saint Jehan Laquelle feste doit rasure pour ce que</text:p>
      <text:p text:style-name="Standard">4 - c'est l'une des festes de la fondacion de l'eglise / et si volt estre pariez de ses distribucions</text:p>
      <text:p text:style-name="Standard">5 - de matines / et aprés ce se fist rere pour estre a la grant mtesse. Item ledit chevent</text:p>
      <text:p text:style-name="Standard">6 - et chanoines si ont acoustumé de eulx assembler le peremier jour de chascun mois</text:p>
      <text:p text:style-name="Standard">7 - pour parley à leur procureur de leurs besoingnes / et la distribuent argent du leur</text:p>
      <text:p text:style-name="Standard">8 - la quelle chose ne touche riens la communaulté / et se efforcent d'estre paienz de</text:p>
      <text:p text:style-name="Standard">9 - distribucions de ladite communaulté la quelle chose ne fut oncques. Item ont</text:p>
      <text:p text:style-name="Standard">10 - ordonné lesdiz chevent et chanomines et les autres beneficiez en icelle eglise / excepté messeigne</text:p>
      <text:p text:style-name="Standard">11 - Jehan Perier Rremin et Bucetel de faire mettre Chascun an sus la fosse de feu maistre</text:p>
      <text:p text:style-name="Standard">12 - Guillaume Charlot depuis Ii. ans a ou environ un paille. iiii. Chandeliers et iiii cierges</text:p>
      <text:p text:style-name="Standard">13 - dessus et faire dire vegiles et messe de mors pour le dessusdit et de y distribuer a</text:p>
      <text:p text:style-name="Standard">14 - Chascun de ceulx qui seroient oudit service a vegiles. J. pain et a la messe J. autre</text:p>
      <text:p text:style-name="Standard">15 - pain de chapitre excepté ausdiz Perier fremin et Buretel non obstant qu'ilz aient</text:p>
      <text:p text:style-name="Standard">16 - esté presens oudit service. IItem que quant les vicaires d'icelle eglise font aucune</text:p>
      <text:p text:style-name="Standard">17 - deffaulte ou divin service / et l'un de vos commissaint qui sont commis de par vous en la dicte</text:p>
      <text:p text:style-name="Standard">18 - eglise arrestent les distribucions de celui qui fait la deffaute / le distributeur des mreaulx</text:p>
      <text:p text:style-name="Standard">19 - des vicaires n'y veult en tliens obeïr en disant que ses maistres lui ont deffendi</text:p>
      <text:p text:style-name="Standard">20 - et que la chose leur appartient. ¶Item messeigneurs plaise vous de faire compter</text:p>
      <text:p text:style-name="Standard">21 - ledit messeigneurs Robert estat et qu'il ait aucuns commis a oir ledit compte afir</text:p>
      <text:p text:style-name="Standard">22 - que vous sachiez lesquielz ont tort et aussi qu'ilz ne facent point citer mesir</text:p>
      <text:p text:style-name="Standard">23 - socert le boulengier autre part que devant vous a cause de son office.</text:p>
      <text:p text:style-name="Standard">24 - Et lesquielz status le dit maistre Jaqu nes et autres ses compaingnons</text:p>
      <text:p text:style-name="Standard">25 - enfraingnent de jour en jour. Item sequntur statuta et ordinaciones que sut</text:p>
      <text:p text:style-name="Standard">26 - in tabula et statutis in ecclesia Sancti Mederici super tertio quarto et sexto articulis</text:p>
      <text:p text:style-name="Standard"><text:soft-page-break/>27 - in presenti rotulo contentis. Qui voluerit interesse processioni a choro cum processione</text:p>
      <text:p text:style-name="Standard">28 - exeat</text:p>
      <text:p text:style-name="Standard">29 - et in chorum cum processione redeat / qui contrafecerit distribucione qui</text:p>
      <text:p text:style-name="Standard">30 - processione sit privetur. Item injunctum fuit quod faciendo processiones</text:p>
      <text:p text:style-name="Standard">31 - Canonici et alii beneificiati dicte ecclesie recedant a choro ipsius ecclesie et revertantur</text:p>
      <text:p text:style-name="Standard">32 - ad chorum omnes insil ad penam in tabula super hoc et aliis tangent divinum servicium</text:p>
      <text:p text:style-name="Standard">33 - ejusdem ecclesie confecta / contentam. Item statuimus et ordinamus quod quilibet</text:p>
      <text:p text:style-name="Standard">34 - ebdomadarum in processione die dominico dyaconusque et subdyaconus et tenens</text:p>
      <text:p text:style-name="Standard">35 - chorum sint Rasi et si quis eorum deffecerit si presbyter ebdomadarism defecerit sex denarius</text:p>
      <text:p text:style-name="Standard">36 - solvat / si dyaconus aut subdraconus seu tenens chorum deffecerit / solvet</text:p>
      <text:p text:style-name="Standard">37 - quilibet quatuor denarai Et idem in annualibus festis prout servatur in nostra</text:p>
      <text:p text:style-name="Standard">38 - ecclesia Parisiensis precipimus observari ibidem per omnes et singulos chorum dicte ecclesie</text:p>
      <text:p text:style-name="Standard">39 - Sancti Mederici frequentantes. Item ordinatum fuit per predictos dominos quod</text:p>
      <text:p text:style-name="Standard">40 - capicerii et canonici volentes lucrari dictum panem tenebuntur interesse in duabus instarum</text:p>
      <text:p text:style-name="Standard">41 - trium horarum videlicet matutinarum misse vel vesperorum ad minus et alii</text:p>
      <text:p text:style-name="Standard">42 - beneficiati supradicti panem percipientes tenebuntur interesse dictis trribus horis continue</text:p>
      <text:p text:style-name="Standard">43 - alias nichil habebunt de pane supradicto</text:p>
      <text:p text:style-name="Standard">=FRAN_0393_00308_L.jpg=</text:p>
      <text:p text:style-name="Standard">1 - Etem ipsi supranoinati habita prius deliberacione de nspondendo dixerunt quod aliqua fuerunt</text:p>
      <text:p text:style-name="Standard">2 - ibidem propositam que nundum venerant jad nogciam aliquorum ipsorum quoiane ptebat / penerunt</text:p>
      <text:p text:style-name="Standard">3 - quod haberent copiam de quopostise et respoondereut sas ipsis instante die crasticia poft</text:p>
      <text:p text:style-name="Standard">4 - Symoneni et Judam etchaebunt ceperim de prvpslis et tunc ressondebunt et defsent</text:p>
      <text:p text:style-name="Standard">5 - quid intendent facere super opis propositis in dicta cedula contentis. Et quia domini. Periet</text:p>
      <text:p text:style-name="Standard">6 - Jo. Burete et J. Durel conquerebantur de compoto et quod nundum fuerat eis aliquid</text:p>
      <text:p text:style-name="Standard">7 - solutum de termino preterito ipsi canonici dixerunt quod bene volebant quod persolveretur ipsis capellani</text:p>
      <text:p text:style-name="Standard">8 - quitquam eis debebatur de dicto termino. Non obstante dilacione compoti seu retardacione et</text:p>
      <text:p text:style-name="Standard">9 - Dicentes et asserente ipsi canonici quod ipsam retardacionem audicionis et reddicionis dicti compoti</text:p>
      <text:p text:style-name="Standard">10 - nunquam fecerant in intencione acquirendi novum jus contra ipsos capellanis nec in prejudicium</text:p>
      <text:p text:style-name="Standard">11 - dictorum capellanorum de quo dicti capellani pecierunt instrumentum / et dicti canonici se epposuert</text:p>
      <text:p text:style-name="Standard">12 - ad tradicionem dicti instrumentis et dixerunt quam nullo modo consencirent quod de hoc fieret</text:p>
      <text:p text:style-name="Standard">13 - regestrum nec instrmentum Presentibus domino Johanne Haye presbytero officium anniversariorum ecclesie</text:p>
      <text:p text:style-name="Standard">14 - Parisis gerente et Johanne Coenne promots capituli</text:p>
      <text:p text:style-name="Standard">15 - magister Pohanne Relandi datus est commissarius ad audiendum compotum execucionis deffuncti</text:p>
      <text:p text:style-name="Standard"><text:soft-page-break/>16 - domini Hugonis prepositi / quem debet reddere magister Johannes Rousselli decretorum doctor capellanum</text:p>
      <text:p text:style-name="Standard">17 - in ecclesia Parisiensis.</text:p>
      <text:p text:style-name="Standard">18 - Concessam est clicacio generalis possitiario anniversariorum ecclesie usque adannum</text:p>
      <text:p text:style-name="Standard">19 - Anno nonagesimo deptimo. Die veneris post festum beati Remigii quinta mensis octobris.</text:p>
      <text:p text:style-name="Standard">20 - capitulantibus dominis.</text:p>
      <text:p text:style-name="Standard">21 - G. Cantore</text:p>
      <text:p text:style-name="Standard">22 - Lecta fuit supplicacio Johannis Luquet servientis ad</text:p>
      <text:p text:style-name="Standard">23 - J. archidiacono Par.</text:p>
      <text:p text:style-name="Standard">24 - virgan que faciebat mencionem de incarlz acione</text:p>
      <text:p text:style-name="Standard">25 - G. Archidiacono ecclesie</text:p>
      <text:p text:style-name="Standard">26 - cujusdamm stalli candelarum in prvisio et fuit commissum</text:p>
      <text:p text:style-name="Standard">27 - Sy. succentore</text:p>
      <text:p text:style-name="Standard">28 - Camerario Clerico quod faciat super hoc ut melius poterit</text:p>
      <text:p text:style-name="Standard">29 - L. de Mongeria</text:p>
      <text:p text:style-name="Standard">30 - ad utilitatem ecclesie</text:p>
      <text:p text:style-name="Standard">31 - N. Le Diseur</text:p>
      <text:p text:style-name="Standard">32 - R. de Tyherno</text:p>
      <text:p text:style-name="Standard">33 - Re. de Putheolis</text:p>
      <text:p text:style-name="Standard">34 - G. de Porta</text:p>
      <text:p text:style-name="Standard">35 - G. Paillardi</text:p>
      <text:p text:style-name="Standard">36 - N. de Rancia</text:p>
      <text:p text:style-name="Standard">37 - P. de Ogero</text:p>
      <text:p text:style-name="Standard">38 - Jo. Rolandi</text:p>
      <text:p text:style-name="Standard">39 - . de Pompodorio</text:p>
      <text:p text:style-name="Standard">40 - N. de Ordeimonte</text:p>
      <text:p text:style-name="Standard">41 - G. Ferdelii</text:p>
      <text:p text:style-name="Standard">42 - Ma. Reginaldi</text:p>
      <text:p text:style-name="Standard">43 - T. Hocie</text:p>
      <text:p text:style-name="Standard">44 - Ja. Cosson</text:p>
      <text:p text:style-name="Standard">45 - Jo. Voygnon</text:p>
      <text:p text:style-name="Standard">46 - L. de Maignaco</text:p>
      <text:p text:style-name="Standard">=FRAN_0393_00309_L.jpg=</text:p>
      <text:p text:style-name="Standard">1 - xvii</text:p>
      <text:p text:style-name="Standard">2 - 18</text:p>
      <text:p text:style-name="Standard">3 - n</text:p>
      <text:p text:style-name="Standard"><text:soft-page-break/>4 - Anno nonagesimo septimo. Die lune in vigilia festi beati Denisi martiris viiia mensis</text:p>
      <text:p text:style-name="Standard">5 - Egobris. Capitulantibus dominis</text:p>
      <text:p text:style-name="Standard">6 - G. Cantore</text:p>
      <text:p text:style-name="Standard">7 - Preceptum est Camerario clerico quod solvat magistro Johanni</text:p>
      <text:p text:style-name="Standard">8 - J. Archidiacono Par.</text:p>
      <text:p text:style-name="Standard">9 - de Karolay capitula generalia festorum Nativitans Beati</text:p>
      <text:p text:style-name="Standard">10 - G. Archidiacono ecclesie</text:p>
      <text:p text:style-name="Standard">11 - Johannis Baptiste et Beati Bartholomei.</text:p>
      <text:p text:style-name="Standard">12 - Sy. succentore</text:p>
      <text:p text:style-name="Standard">13 - Jo. de Pompdorio</text:p>
      <text:p text:style-name="Standard">14 - L. de Mongeria</text:p>
      <text:p text:style-name="Standard">15 - Magister Robertus Dangeul est oneratus de loquendo cuem domino</text:p>
      <text:p text:style-name="Standard">16 - B. de Tyherno</text:p>
      <text:p text:style-name="Standard">17 - Duce Burgondie super manumissione cujusdam parvi</text:p>
      <text:p text:style-name="Standard">18 - R. de Putheolis</text:p>
      <text:p text:style-name="Standard">19 - pueri de Roseto in Brya serve condicionis pro quo dominus dux</text:p>
      <text:p text:style-name="Standard">20 - T. de Sancto Petro</text:p>
      <text:p text:style-name="Standard">21 - Burgondie scripsit.</text:p>
      <text:p text:style-name="Standard">22 - A. Regine</text:p>
      <text:p text:style-name="Standard">23 - G. de Albyaco</text:p>
      <text:p text:style-name="Standard">24 - Causa Sancti Benedicti continuata est ex officio ad xv.</text:p>
      <text:p text:style-name="Standard">25 - G. de Porta</text:p>
      <text:p text:style-name="Standard">26 - N. de Rancia</text:p>
      <text:p text:style-name="Standard">27 - Jo. Rolandi</text:p>
      <text:p text:style-name="Standard">28 - Ja. Cosson</text:p>
      <text:p text:style-name="Standard">29 - Ma. Reginaldi</text:p>
      <text:p text:style-name="Standard">30 - N. de Ordeimonte</text:p>
      <text:p text:style-name="Standard">31 - Sy. de Maignaco</text:p>
      <text:p text:style-name="Standard">32 - N. Le Diseur</text:p>
      <text:p text:style-name="Standard">33 - R. Dangeul</text:p>
      <text:p text:style-name="Standard">34 - P. de Ogero</text:p>
      <text:p text:style-name="Standard">35 - Jo. Voygnon</text:p>
      <text:p text:style-name="Standard">36 - Anno nonagesimo septimo . Die mercurii post festum beati Dyonisii Martiris . Cpitulanibus</text:p>
      <text:p text:style-name="Standard">37 - Dns</text:p>
      <text:p text:style-name="Standard">38 - G. Cantore</text:p>
      <text:p text:style-name="Standard">39 - Dominus B. de Tyherno oneratus est de loquendo cum</text:p>
      <text:p text:style-name="Standard"><text:soft-page-break/>40 - J. archidiacono Par.</text:p>
      <text:p text:style-name="Standard">41 - quodam amico suo pro oleo lampadum et ceta diei</text:p>
      <text:p text:style-name="Standard">42 - G. archidiacono ecclesie</text:p>
      <text:p text:style-name="Standard">43 - purificacionis et aliorum plurium dierum.</text:p>
      <text:p text:style-name="Standard">44 - Sy. Succentore in missa</text:p>
      <text:p text:style-name="Standard">45 - Expectabitur adventus domini decani ad ordinandum</text:p>
      <text:p text:style-name="Standard">46 - Jo. de Pompodorio</text:p>
      <text:p text:style-name="Standard">47 - de repparacione januarum platee bladi site in vico</text:p>
      <text:p text:style-name="Standard">48 - N. Le Difeur</text:p>
      <text:p text:style-name="Standard">49 - Judearie.</text:p>
      <text:p text:style-name="Standard">50 - L. de Mongeria</text:p>
      <text:p text:style-name="Standard">51 - Et similiter expectabitur adventus domini Decani ad</text:p>
      <text:p text:style-name="Standard">52 - R. de Tyherno</text:p>
      <text:p text:style-name="Standard">53 - deliberandum super refectione campane / Ludovicus</text:p>
      <text:p text:style-name="Standard">54 - R. de Putheolis</text:p>
      <text:p text:style-name="Standard">55 - nuncupate / in turre existentis.</text:p>
      <text:p text:style-name="Standard">56 - G. de Albyaco</text:p>
      <text:p text:style-name="Standard">57 - G. de Porta</text:p>
      <text:p text:style-name="Standard">58 - Magister Petrus de Ogero retulit quod judicandum</text:p>
      <text:p text:style-name="Standard">59 - N. de Rancia</text:p>
      <text:p text:style-name="Standard">60 - erat seu moderandum in taxacionem expensarum et emende</text:p>
      <text:p text:style-name="Standard">61 - Jo. Rolandi</text:p>
      <text:p text:style-name="Standard">62 - honorabilis et utilis contentarum in processu Stephini</text:p>
      <text:p text:style-name="Standard">63 - Ja. Cesson</text:p>
      <text:p text:style-name="Standard">64 - Galinas et Johannis de La Forge et videre suo</text:p>
      <text:p text:style-name="Standard">65 - N. de Ordeimonte</text:p>
      <text:p text:style-name="Standard">66 - dixit Camerarium laicum bene judicasse</text:p>
      <text:p text:style-name="Standard">67 - Ro. Dangeu</text:p>
      <text:p text:style-name="Standard">68 - G. Fedeli</text:p>
      <text:p text:style-name="Standard">69 - Ma. Reginaldi</text:p>
      <text:p text:style-name="Standard">70 - Jo. Voygnon</text:p>
      <text:p text:style-name="Standard">71 - A. de Maignaco</text:p>
      <text:p text:style-name="Standard">72 - P. de G</text:p>
      <text:p text:style-name="Standard">=FRAN_0393_00310_L.jpg=</text:p>
      <text:p text:style-name="Standard">1 - 3</text:p>
      <text:p text:style-name="Standard"><text:soft-page-break/>2 - Super detencione Thome du Perier Clerici Conjgati in circeribus capituli detenti concredatum est cum</text:p>
      <text:p text:style-name="Standard">3 - domino officiali Parisiensis quod expectabitur adventus domini decani usque ad diem veneris ut retulit</text:p>
      <text:p text:style-name="Standard">4 - dominus Archidiaconus / et hoc ne currant sentence ipsius domini officialis contra Camerarium laicum qui fuerat</text:p>
      <text:p text:style-name="Standard">5 - monitus de reddendo ipsum clericum per dictum dominum officialem</text:p>
      <text:p text:style-name="Standard">6 - Guilibet dominorum participancium in lucro cere apponende in exequiis proximo fiendis pro deffuncto</text:p>
      <text:p text:style-name="Standard">7 - domino connestabulario Francie apponent quilibet unum suorum servitorum et domini Michael Chambon</text:p>
      <text:p text:style-name="Standard">8 - et Marchius Mutonis erunt assistenties cum ipsis servitoribus pro custodia dicte cere.</text:p>
      <text:p text:style-name="Standard">9 - Audita relacione domini Roberi Dangeul placet dominis quod ille puer de cujus manumissione fuerat</text:p>
      <text:p text:style-name="Standard">10 - die lune loqutum / matuimictatur et habeat litteras in forma consueta.</text:p>
      <text:p text:style-name="Standard">11 - Anno nonagesimo septimo. Die veneris post Dyonisium xiia mensis octobris. capitulantibus</text:p>
      <text:p text:style-name="Standard">12 - dominis.</text:p>
      <text:p text:style-name="Standard">13 - Thomas du Perier clericus detentus in Carteribus capituli</text:p>
      <text:p text:style-name="Standard">14 - G. Cantore</text:p>
      <text:p text:style-name="Standard">15 - cmmorins apud portum Sancti Landerici a parte secane</text:p>
      <text:p text:style-name="Standard">16 - J. Archidiacono Par.</text:p>
      <text:p text:style-name="Standard">17 - testitutus est domino episcopo Parisiensi sine prejudicio</text:p>
      <text:p text:style-name="Standard">18 - G. Archidiacono ecclesie</text:p>
      <text:p text:style-name="Standard">19 - P. Archidiacono Brie</text:p>
      <text:p text:style-name="Standard">20 - capituli.</text:p>
      <text:p text:style-name="Standard">21 - Sy. succentor in missa</text:p>
      <text:p text:style-name="Standard">22 - N. Le Diseur</text:p>
      <text:p text:style-name="Standard">23 - Conclusum est quod magister Egidius Abbatis faciat meliorem</text:p>
      <text:p text:style-name="Standard">24 - L. de Mongeria</text:p>
      <text:p text:style-name="Standard">25 - informacionem quam facere poterit apud Liricantum.</text:p>
      <text:p text:style-name="Standard">26 - Jo. de Pompodorio</text:p>
      <text:p text:style-name="Standard">27 - Ro. de Lorriaco</text:p>
      <text:p text:style-name="Standard">28 - R. de Tyherno</text:p>
      <text:p text:style-name="Standard">29 - Re. de Putheolis</text:p>
      <text:p text:style-name="Standard">30 - G. de Albyaco</text:p>
      <text:p text:style-name="Standard">31 - N. de Rancia</text:p>
      <text:p text:style-name="Standard">32 - Jo. Rolandi</text:p>
      <text:p text:style-name="Standard"><text:soft-page-break/>33 - Ja. Cosson</text:p>
      <text:p text:style-name="Standard">34 - G. Fedeli</text:p>
      <text:p text:style-name="Standard">35 - N. de Ordeimonte</text:p>
      <text:p text:style-name="Standard">36 - Jo. de Nully</text:p>
      <text:p text:style-name="Standard">37 - Ay. de Maignaco</text:p>
      <text:p text:style-name="Standard">38 - G. Paillardi</text:p>
      <text:p text:style-name="Standard">39 - P. de Ogero</text:p>
      <text:p text:style-name="Standard">40 - Jo. de Karolay infirmus</text:p>
      <text:p text:style-name="Standard">=FRAN_0393_00311_L.jpg=</text:p>
      <text:p text:style-name="Standard">1 - xviii</text:p>
      <text:p text:style-name="Standard">2 - 28.</text:p>
      <text:p text:style-name="Standard">3 - Anno nonagesimo deptimo. Die lune post festum beati Dyonisii mactiris. xvta mensis</text:p>
      <text:p text:style-name="Standard">4 - Octobris. Capitulantibus dominis</text:p>
      <text:p text:style-name="Standard">5 - P. Decano</text:p>
      <text:p text:style-name="Standard">6 - G. Cantore</text:p>
      <text:p text:style-name="Standard">7 - Odinet le Carlier sergent a cheval a intime a messeigneurs</text:p>
      <text:p text:style-name="Standard">8 - J. archidiacono Par.</text:p>
      <text:p text:style-name="Standard">9 - a la requeste de Jaquet Triquart appellant avoir adjourné</text:p>
      <text:p text:style-name="Standard">10 - G. Archidiacono ecclesie</text:p>
      <text:p text:style-name="Standard">11 - les seigneurs des requestes du palays aux jours de la prevosté</text:p>
      <text:p text:style-name="Standard">12 - P. archidiacono Brie</text:p>
      <text:p text:style-name="Standard">13 - de Paris du prouchain parlement.</text:p>
      <text:p text:style-name="Standard">14 - Sy. succentore</text:p>
      <text:p text:style-name="Standard">15 - Jo. de Pompodorio</text:p>
      <text:p text:style-name="Standard">16 - Non pout fieri requesta Michaelis de Mesnilio usque ad</text:p>
      <text:p text:style-name="Standard">17 - N. Le Diseur</text:p>
      <text:p text:style-name="Standard">18 - adventum domini Luberti Billardi</text:p>
      <text:p text:style-name="Standard">19 - L. de Mongeria</text:p>
      <text:p text:style-name="Standard">20 - Ro. de Lorriaco</text:p>
      <text:p text:style-name="Standard">21 - B. de Tyherno</text:p>
      <text:p text:style-name="Standard">22 - Non pout fieri Requesta magistri Petri Forteti nepotis deffuncti</text:p>
      <text:p text:style-name="Standard">23 - T. de Sancto Petro</text:p>
      <text:p text:style-name="Standard">24 - magistri Petri Forteti propter absenciam magistri Johannis Chanteprime</text:p>
      <text:p text:style-name="Standard">25 - A. Regine</text:p>
      <text:p text:style-name="Standard">26 - G. de Porta</text:p>
      <text:p text:style-name="Standard">27 - G. Paillardi</text:p>
      <text:p text:style-name="Standard"><text:soft-page-break/>28 - Seribetur magistro Egidio Abbatis quod reveitatur de Liricantu.</text:p>
      <text:p text:style-name="Standard">29 - G. de Albyaco</text:p>
      <text:p text:style-name="Standard">30 - M. Reginaldi</text:p>
      <text:p text:style-name="Standard">31 - Jo. Regis</text:p>
      <text:p text:style-name="Standard">32 - G. Fedelli</text:p>
      <text:p text:style-name="Standard">33 - Jo. Rolandi</text:p>
      <text:p text:style-name="Standard">34 - Ja. Cosson</text:p>
      <text:p text:style-name="Standard">35 - N. de Ordeimonte</text:p>
      <text:p text:style-name="Standard">36 - T. Hocie</text:p>
      <text:p text:style-name="Standard">37 - Ay. de Maignaco</text:p>
      <text:p text:style-name="Standard">38 - Jo. Voygnon</text:p>
      <text:p text:style-name="Standard">39 - Anno nonagesimo septimo . Die mercurii post octis fsti beati Donisi xviia mensis</text:p>
      <text:p text:style-name="Standard">40 - octobris. Capitulantibus dominis</text:p>
      <text:p text:style-name="Standard">41 - G. Cantore</text:p>
      <text:p text:style-name="Standard">42 - Soror Yysabellis la Maupetite fuit volata et habet annum probacionis</text:p>
      <text:p text:style-name="Standard">43 - J. archidiacono Par.</text:p>
      <text:p text:style-name="Standard">44 - ad faciendum voca.</text:p>
      <text:p text:style-name="Standard">45 - G. Archidiacono ecclesie</text:p>
      <text:p text:style-name="Standard">46 - Sy. succentore</text:p>
      <text:p text:style-name="Standard">47 - Domini R. de Lorriaco et Jo. Voygnon sunt deputati ad visitandum</text:p>
      <text:p text:style-name="Standard">48 - N. Le Diseur</text:p>
      <text:p text:style-name="Standard">49 - quandam domum quam illi de Sancto Stephano de Gressibus vount</text:p>
      <text:p text:style-name="Standard">50 - annui</text:p>
      <text:p text:style-name="Standard">51 - Jo. de Pompodorio</text:p>
      <text:p text:style-name="Standard">52 - tradere cuidem Johanni Gory procentum solidos Par.</text:p>
      <text:p text:style-name="Standard">53 - L. de Mongeria</text:p>
      <text:p text:style-name="Standard">54 - census. et ii s. p. pro fondo terre / quos iii s. prius solvebant</text:p>
      <text:p text:style-name="Standard">55 - Ro. de Lorriaco</text:p>
      <text:p text:style-name="Standard">56 - ipsi de Sancto Stephano / et eciam quia ipse Gory vult apponere iiiiox fr.</text:p>
      <text:p text:style-name="Standard">57 - B. de Tyherno</text:p>
      <text:p text:style-name="Standard">58 - G. de Albyaco</text:p>
      <text:p text:style-name="Standard">59 - in repparacionibus infra iiiior annos.</text:p>
      <text:p text:style-name="Standard">60 - G. de Porta</text:p>
      <text:p text:style-name="Standard">61 - Promotor faciet evocari partem adversam domini Petri Tournant</text:p>
      <text:p text:style-name="Standard">62 - P. de Ogero</text:p>
      <text:p text:style-name="Standard">63 - prosequetur expedicionem ipsius.</text:p>
      <text:p text:style-name="Standard"><text:soft-page-break/>64 - Jo. Rolandi</text:p>
      <text:p text:style-name="Standard">65 - M. Reginaldi</text:p>
      <text:p text:style-name="Standard">66 - Deliberatum est quod cumterium ecclesie Sancti Benedicti reconcilietur propter</text:p>
      <text:p text:style-name="Standard">67 - Jo. Regis</text:p>
      <text:p text:style-name="Standard">68 - percussionem et effusionem sanguins factam in eodem / in personam</text:p>
      <text:p text:style-name="Standard">69 - T. Hocie</text:p>
      <text:p text:style-name="Standard">70 - G. Fedelli</text:p>
      <text:p text:style-name="Standard">71 - cujusdam preveri etatis septem annorum.</text:p>
      <text:p text:style-name="Standard">72 - Jo. Voygnon</text:p>
      <text:p text:style-name="Standard">73 - Ja. Cosson</text:p>
      <text:p text:style-name="Standard">74 - N. de Orino</text:p>
      <text:p text:style-name="Standard">=FRAN_0393_00312_L.jpg=</text:p>
      <text:p text:style-name="Standard">1 - 3</text:p>
      <text:p text:style-name="Standard">2 - Anno Doingesimo Sepimo . Diedeners post festum bati uice Cuvndelise xixa mensis</text:p>
      <text:p text:style-name="Standard">3 - Octobris. Capitulantibus dominis.</text:p>
      <text:p text:style-name="Standard">4 - Johannes de Barra puer chori factus est spe dominacum Johanne de</text:p>
      <text:p text:style-name="Standard">5 - P. Decano</text:p>
      <text:p text:style-name="Standard">6 - G. Cantore</text:p>
      <text:p text:style-name="Standard">7 - Bolonia et servient ambo alternis vicibus et cum ipse</text:p>
      <text:p text:style-name="Standard">8 - reddiderit illa que de servicio divino solent a clericis</text:p>
      <text:p text:style-name="Standard">9 - J. Archidiacono Par.</text:p>
      <text:p text:style-name="Standard">10 - matutinalibus reddi sibene se habuerit dabuntur ei denarii</text:p>
      <text:p text:style-name="Standard">11 - G. Archidiacono ecclesie</text:p>
      <text:p text:style-name="Standard">12 - Sy. succentore</text:p>
      <text:p text:style-name="Standard">13 - matutinales</text:p>
      <text:p text:style-name="Standard">14 - Jo. de Pompodori</text:p>
      <text:p text:style-name="Standard">15 - N. Le Discur</text:p>
      <text:p text:style-name="Standard">16 - Deliberatum esst quod incarreretur dominus Guillelmus Auffart si</text:p>
      <text:p text:style-name="Standard">17 - L. de Mongeria</text:p>
      <text:p text:style-name="Standard">18 - reppertatur in terra ecclesie / et si non quod processus contra ipsum</text:p>
      <text:p text:style-name="Standard">19 - R. de Toherno</text:p>
      <text:p text:style-name="Standard">20 - Re. de Putheolis</text:p>
      <text:p text:style-name="Standard">21 - inceptus compleatur usque ad invocacionem brachii scularis</text:p>
      <text:p text:style-name="Standard">22 - G. de Albyaco</text:p>
      <text:p text:style-name="Standard">23 - inclusive.</text:p>
      <text:p text:style-name="Standard">24 - N. de Rancia</text:p>
      <text:p text:style-name="Standard"><text:soft-page-break/>25 - P. de Ogero</text:p>
      <text:p text:style-name="Standard">26 - Data est licencia domino Dyonisio de Courson eundi ad curam</text:p>
      <text:p text:style-name="Standard">27 - T. de Sancto Petro</text:p>
      <text:p text:style-name="Standard">28 - suam pro procurando capellanum</text:p>
      <text:p text:style-name="Standard">29 - Jo. Regis</text:p>
      <text:p text:style-name="Standard">30 - Jo. Voygnon</text:p>
      <text:p text:style-name="Standard">31 - Dominus Petrus Tourant presbyter in ecclesia Parisiensis capellanus</text:p>
      <text:p text:style-name="Standard">32 - Ma. Reginaldi</text:p>
      <text:p text:style-name="Standard">33 - detentus in carceribus capituli propter verberacioneim et vulveracionem</text:p>
      <text:p text:style-name="Standard">34 - G. Fedelli</text:p>
      <text:p text:style-name="Standard">35 - factis per ipsum dominum Petrum in personam Yvonis Le Greveu</text:p>
      <text:p text:style-name="Standard">36 - Jo. Rolandi</text:p>
      <text:p text:style-name="Standard">37 - famuli Custurarii. fuit elargitus mediante accordo per</text:p>
      <text:p text:style-name="Standard">38 - Ja. Cosson</text:p>
      <text:p text:style-name="Standard">39 - ipsum dominum Petrum Judicialiter facto cum Yvone predicti</text:p>
      <text:p text:style-name="Standard">40 - N. de Ordeimonte</text:p>
      <text:p text:style-name="Standard">41 - pro precio septem scutorum auri per ipsum dominum Petrum solvere</text:p>
      <text:p text:style-name="Standard">42 - Ro. de Lorriaco</text:p>
      <text:p text:style-name="Standard">43 - infra instins festum Nativitatis domini sub pena privacionis</text:p>
      <text:p text:style-name="Standard">44 - dicti suo beneficii prefato Yvoni pro dampnis misiis et</text:p>
      <text:p text:style-name="Standard">45 - interesse suis. Et in casu quo deffecerit / Girardus Le</text:p>
      <text:p text:style-name="Standard">46 - Charron cemmorans ad intersignium navis argentee</text:p>
      <text:p text:style-name="Standard">47 - prope pertam Sancti Honerati de dictis septem scutis auri</text:p>
      <text:p text:style-name="Standard">48 - pro dicto domino Petro se Reddidit principulem debitorem</text:p>
      <text:p text:style-name="Standard">49 - Et quia ipse Yvo juravit se dubitare de dicte domino Petro</text:p>
      <text:p text:style-name="Standard">50 - iape dominus Petrus assecuravit dictum Yvinem / suosque</text:p>
      <text:p text:style-name="Standard">51 - atque sua. ad usus et consuetudines Curie Parisiensis</text:p>
      <text:p text:style-name="Standard">52 - ac curie dominorum Decani et capituli parisiensies et emendavit</text:p>
      <text:p text:style-name="Standard">53 - delictum in manibus dominorum.</text:p>
      <text:p text:style-name="Standard">54 - Expeditus est Dyonisius Gile Clericus nuper elargitus a carceribus dominorum Decani</text:p>
      <text:p text:style-name="Standard">55 - et capituli Parisiensis ad ejus caucionem juratoriam et caucionem Armilsi de Villa latus</text:p>
      <text:p text:style-name="Standard">56 - ab impeccione promatm super alias per eudem promotum proposits</text:p>
      <text:p text:style-name="Standard">=FRAN_0393_00313_L.jpg=</text:p>
      <text:p text:style-name="Standard">1 - Aonno ontifim Charii doli isi secolem vi ouonte sti xiia msi ic</text:p>
      <text:p text:style-name="Standard">2 - Caplanz</text:p>
      <text:p text:style-name="Standard">3 - P. Decano</text:p>
      <text:p text:style-name="Standard"><text:soft-page-break/>4 - Appunctuatum est quod dominus Archidiaconus Parisiensis compuretur a solis suis dominis</text:p>
      <text:p text:style-name="Standard">5 - G. Cantore</text:p>
      <text:p text:style-name="Standard">6 - prebendatis apud Civillyacum et persolvat eis reliquamet recepta</text:p>
      <text:p text:style-name="Standard">7 - J. Archidiacono Par.</text:p>
      <text:p text:style-name="Standard">8 - est hora per ipsum dominum archidiaconum dominos N. de Francia et vi deniers</text:p>
      <text:p text:style-name="Standard">9 - G. Archidiacono ecclesie</text:p>
      <text:p text:style-name="Standard">10 - Nilly Crastina dies de Mane</text:p>
      <text:p text:style-name="Standard">11 - Sy. Succentore</text:p>
      <text:p text:style-name="Standard">12 - Quarta pros emolumenti provenientis expistacione stangii de</text:p>
      <text:p text:style-name="Standard">13 - Jo. de Pompodorio</text:p>
      <text:p text:style-name="Standard">14 - reseto ponetur in manu regia per ordinacionem capituli.</text:p>
      <text:p text:style-name="Standard">15 - N. Le dieur</text:p>
      <text:p text:style-name="Standard">16 - L. de Mongeria</text:p>
      <text:p text:style-name="Standard">17 - oquet de residendo apud</text:p>
      <text:p text:style-name="Standard">18 - Ro. de Loyriaco</text:p>
      <text:p text:style-name="Standard">19 - Data est licenciatum domino Johan</text:p>
      <text:p text:style-name="Standard">20 - B. de Tyherno</text:p>
      <text:p text:style-name="Standard">21 - Cergnatum in ecclesia sua parrochiali usque ad instans festum</text:p>
      <text:p text:style-name="Standard">22 - R. de Putheolis</text:p>
      <text:p text:style-name="Standard">23 - Pasche / mediante hoc pro ipse juravit redire cicius. s.</text:p>
      <text:p text:style-name="Standard">24 - G. de Albyaco</text:p>
      <text:p text:style-name="Standard">25 - commode poterit.</text:p>
      <text:p text:style-name="Standard">26 - G. de Porta</text:p>
      <text:p text:style-name="Standard">27 - P. de Ogero</text:p>
      <text:p text:style-name="Standard">28 - Notarius oneratus est de se informando super</text:p>
      <text:p text:style-name="Standard">29 - Jo. Rolandi</text:p>
      <text:p text:style-name="Standard">30 - Requesta cordubennariorum de Reseto</text:p>
      <text:p text:style-name="Standard">31 - Ja. Cosson</text:p>
      <text:p text:style-name="Standard">32 - G. Fedelli</text:p>
      <text:p text:style-name="Standard">33 - Causa Sannci Berdect ad xva exofficio de prius</text:p>
      <text:p text:style-name="Standard">34 - Ma. Reginaldi</text:p>
      <text:p text:style-name="Standard">35 - N. de Ordeimonte</text:p>
      <text:p text:style-name="Standard">36 - Jo. de Nully</text:p>
      <text:p text:style-name="Standard">37 - Jo. Voygnon</text:p>
      <text:p text:style-name="Standard">38 - Ay. de Maignaco</text:p>
      <text:p text:style-name="Standard">39 - Jo. Regis</text:p>
      <text:p text:style-name="Standard"><text:soft-page-break/>40 - N. de Rancia</text:p>
      <text:p text:style-name="Standard">41 - Anno Nonagesimo deptimo Die mercurii post festum beati Lace xxiiia Jaronis apitulantibus</text:p>
      <text:p text:style-name="Standard">42 - dominis</text:p>
      <text:p text:style-name="Standard">43 - et Guillelmus de Contigneris procurator domini</text:p>
      <text:p text:style-name="Standard">44 - Domini G. Oliverii capellani</text:p>
      <text:p text:style-name="Standard">45 - P. Decano</text:p>
      <text:p text:style-name="Standard">46 - Johannis de Chavengiis capellani eciam pro indiviso capellanie sanctorum</text:p>
      <text:p text:style-name="Standard">47 - apitulum ad reppararo</text:p>
      <text:p text:style-name="Standard">48 - G. Cantore</text:p>
      <text:p text:style-name="Standard">49 - Michaelis et Anclonii sunt condempnat</text:p>
      <text:p text:style-name="Standard">50 - rtinentes et coffrat in quo debent</text:p>
      <text:p text:style-name="Standard">51 - J. Archidiacono Par.</text:p>
      <text:p text:style-name="Standard">52 - faciendi ornamenta dicte caus</text:p>
      <text:p text:style-name="Standard">53 - G. Archidiacono ecclesie</text:p>
      <text:p text:style-name="Standard">54 - reponi / et specialiter ad restitucionem Calicis eorum nuper perdicti</text:p>
      <text:p text:style-name="Standard">55 - Sy . succentore</text:p>
      <text:p text:style-name="Standard">56 - L. de Mongerio</text:p>
      <text:p text:style-name="Standard">57 - Magister Nicolaus de Rancia elertus est per capitulum prout super hoc die</text:p>
      <text:p text:style-name="Standard">58 - Jo. de Pompodorio</text:p>
      <text:p text:style-name="Standard">59 - diquerint repparacione</text:p>
      <text:p text:style-name="Standard">60 - lune proxime preterita loqutum erat / ad visitqandum ocensilia domus</text:p>
      <text:p text:style-name="Standard">61 - N. Le Diseur</text:p>
      <text:p text:style-name="Standard">62 - putrorum et reffependum camerario clerico ea</text:p>
      <text:p text:style-name="Standard">63 - Ro. de Lorraco</text:p>
      <text:p text:style-name="Standard">64 - et que emii noviter debebunt / et de quibus dicti pueti indigebunt</text:p>
      <text:p text:style-name="Standard">65 - R. de Tyherno</text:p>
      <text:p text:style-name="Standard">66 - tam in lectis quam aliis rebus quibuscunque / et fuit pereceptum ipsi</text:p>
      <text:p text:style-name="Standard">67 - R. de Putheolis</text:p>
      <text:p text:style-name="Standard">68 - Camerario clerico presenti / quod ipse provideat ipsis pveris de neccessariis</text:p>
      <text:p text:style-name="Standard">69 - G. Paillardi</text:p>
      <text:p text:style-name="Standard">70 - dicti magistri Nicolai</text:p>
      <text:p text:style-name="Standard">71 - G. de Porta</text:p>
      <text:p text:style-name="Standard">72 - eis convenientes secundum ordinaciem</text:p>
      <text:p text:style-name="Standard">73 - Jo. Rolandi</text:p>
      <text:p text:style-name="Standard">74 - P. de Ogero</text:p>
      <text:p text:style-name="Standard">75 - hic fuit lequtum quod pueri chori haberent votas pro veniendo ad</text:p>
      <text:p text:style-name="Standard"><text:soft-page-break/>76 - R. Dangeul</text:p>
      <text:p text:style-name="Standard">77 - matutinas Sed non fuit in hoc conclusum.</text:p>
      <text:p text:style-name="Standard">78 - Ja. Cosson</text:p>
      <text:p text:style-name="Standard">79 - Jo. Voygnon</text:p>
      <text:p text:style-name="Standard">80 - G. Fedelli</text:p>
      <text:p text:style-name="Standard">81 - A. de Maignaco J. de Sancto Petro.</text:p>
      <text:p text:style-name="Standard">=FRAN_0393_00314_L.jpg=</text:p>
      <text:p text:style-name="Standard">1 - 190</text:p>
      <text:p text:style-name="Standard">2 - e pre grnis au ad signe paccepd ptu</text:p>
      <text:p text:style-name="Standard">3 - Anno nonagesimo septimo. Die ven p onaris festi Beatiue em xxx v</text:p>
      <text:p text:style-name="Standard">4 - mensis Octbris c capitulanti</text:p>
      <text:p text:style-name="Standard">5 - P. Decanopeto</text:p>
      <text:p text:style-name="Standard">6 - o Lecuat</text:p>
      <text:p text:style-name="Standard">7 - G. Cantore</text:p>
      <text:p text:style-name="Standard">8 - J. archidiacono Pars.s exteria pro ecclesia dominis</text:p>
      <text:p text:style-name="Standard">9 - G. archidiacono ecclesie</text:p>
      <text:p text:style-name="Standard">10 - Sy. succentore</text:p>
      <text:p text:style-name="Standard">11 - Jo. de Pompodorio</text:p>
      <text:p text:style-name="Standard">12 - N. Le Diseur</text:p>
      <text:p text:style-name="Standard">13 - In isto capitulo nichil fuit actum quam tantumodo fuit in eidem</text:p>
      <text:p text:style-name="Standard">14 - Mongeris</text:p>
      <text:p text:style-name="Standard">15 - loqutum de Piscaria seu pistacione facienda in stagno de</text:p>
      <text:p text:style-name="Standard">16 - B. de Tyherno</text:p>
      <text:p text:style-name="Standard">17 - Melenfiry</text:p>
      <text:p text:style-name="Standard">18 - R. de Putheolis</text:p>
      <text:p text:style-name="Standard">19 - T. de Sancto Petro</text:p>
      <text:p text:style-name="Standard">20 - G. de Porta</text:p>
      <text:p text:style-name="Standard">21 - Jo. Rolandi</text:p>
      <text:p text:style-name="Standard">22 - Ma. Reginaldi</text:p>
      <text:p text:style-name="Standard">23 - Jo. Regis</text:p>
      <text:p text:style-name="Standard">24 - G. Fedelli</text:p>
      <text:p text:style-name="Standard">25 - N. de Ordeimonte</text:p>
      <text:p text:style-name="Standard">26 - A. de Maignaco</text:p>
      <text:p text:style-name="Standard">27 - G. Paillard</text:p>
      <text:p text:style-name="Standard">28 - G. de Albyaco</text:p>
      <text:p text:style-name="Standard">29 - T. Hocie</text:p>
      <text:p text:style-name="Standard"><text:soft-page-break/>30 - Jo. Voygnon</text:p>
      <text:p text:style-name="Standard">31 - N. de Rance</text:p>
      <text:p text:style-name="Standard">32 - R. Dangtal</text:p>
      <text:p text:style-name="Standard">33 - J. Cosso</text:p>
      <text:p text:style-name="Standard">34 - Jo. de Ogero Jey proclesia.</text:p>
      <text:p text:style-name="Standard">35 - Ro. de Lorriaco</text:p>
      <text:p text:style-name="Standard">=FRAN_0393_00315_L.jpg=</text:p>
      <text:p text:style-name="Standard">1 - x</text:p>
      <text:p text:style-name="Standard">2 - s</text:p>
      <text:p text:style-name="Standard">3 - e</text:p>
      <text:p text:style-name="Standard">4 - de</text:p>
      <text:p text:style-name="Standard">5 - dabbati in vigilia festi Beatorum Symonis et Jude aposorum xxviia mensis Octobris. Presentibus dominis</text:p>
      <text:p text:style-name="Standard">6 - captulantibus infrascriptibus.</text:p>
      <text:p text:style-name="Standard">7 - P. Decano</text:p>
      <text:p text:style-name="Standard">8 - Ccncordatum est quod non fiat gracia domino Jacobo de Villaidea de denariis</text:p>
      <text:p text:style-name="Standard">9 - G. Cantore</text:p>
      <text:p text:style-name="Standard">10 - matutinalibus quos sibi petebat expediri libere pro tempore preterito / et</text:p>
      <text:p text:style-name="Standard">11 - J. Archidiacono Par</text:p>
      <text:p text:style-name="Standard">12 - Ordinatum est quod servetur statutum factum anno Octuageasino die sabbati</text:p>
      <text:p text:style-name="Standard">13 - G. Archidiacono ecclesie</text:p>
      <text:p text:style-name="Standard">14 - in vigilis Symonis et Jude / in quo cavctur quod antiqui et</text:p>
      <text:p text:style-name="Standard">15 - Sy. succentore</text:p>
      <text:p text:style-name="Standard">16 - impotentes nequentes interesse matutinis quod intersint magne</text:p>
      <text:p text:style-name="Standard">17 - Jo. de Pompodorio</text:p>
      <text:p text:style-name="Standard">18 - misse alias non lucrabuntur matutinas si sint supra pedes et eis</text:p>
      <text:p text:style-name="Standard">19 - L. de Mongeria</text:p>
      <text:p text:style-name="Standard">20 - tradentur Merelli matutinarum in missa et qui noluerit recipere</text:p>
      <text:p text:style-name="Standard">21 - B. de Tyherno</text:p>
      <text:p text:style-name="Standard">22 - Merellum perdet lucrum ipsius Merelli pro tot vicibus quot mellos</text:p>
      <text:p text:style-name="Standard">23 - R. de Putheolis</text:p>
      <text:p text:style-name="Standard">24 - refutaverit. sicuti eciam fuit nuper ordinatum videlicet in</text:p>
      <text:p text:style-name="Standard">25 - G. de Porta</text:p>
      <text:p text:style-name="Standard">26 - capitulo generali festi Nativitatis beati Johannis Baptiste.</text:p>
      <text:p text:style-name="Standard">27 - N. de Rancia</text:p>
      <text:p text:style-name="Standard">28 - P. de Ogero</text:p>
      <text:p text:style-name="Standard"><text:soft-page-break/>29 - Jo. Rolandi</text:p>
      <text:p text:style-name="Standard">30 - Domini N. de Ordeimonte et Ja. Cosson fecerunt relacionem</text:p>
      <text:p text:style-name="Standard">31 - Ja. Cosson</text:p>
      <text:p text:style-name="Standard">32 - suam destatu compotorum camerere / Sed nundum fuit ordinatum</text:p>
      <text:p text:style-name="Standard">33 - G. Fedelli</text:p>
      <text:p text:style-name="Standard">34 - de quictancia et est status talis. Lestat abregie des receptes</text:p>
      <text:p text:style-name="Standard">35 - A. de Maignaco</text:p>
      <text:p text:style-name="Standard">36 - et mises de l'office de la Chambre de l'eglise de Paris faictes par</text:p>
      <text:p text:style-name="Standard">37 - G. Paillardi</text:p>
      <text:p text:style-name="Standard">38 - Estienne de la chapelle de l'an feur a la Saint Bertheleun</text:p>
      <text:p text:style-name="Standard">39 - Ro. Dangeul</text:p>
      <text:p text:style-name="Standard">40 - l'an mil Ccc. iiiixx et dix sept. Premiterment par</text:p>
      <text:p text:style-name="Standard">41 - T. Hocie</text:p>
      <text:p text:style-name="Standard">42 - lafin du compte de l'annee de ron passee appert que la recepte</text:p>
      <text:p text:style-name="Standard">43 - Jo. Regis</text:p>
      <text:p text:style-name="Standard">44 - surmonte la despense de vixx xv. lv. xiiii. d. ob. pocts</text:p>
      <text:p text:style-name="Standard">45 - Ro. de Lorriaco</text:p>
      <text:p text:style-name="Standard">46 - N. Le Diseur</text:p>
      <text:p text:style-name="Standard">47 - Sur quoy messeigneurs ont remis et donné xv. livres pour</text:p>
      <text:p text:style-name="Standard">48 - G. de Albyaco</text:p>
      <text:p text:style-name="Standard">49 - frais et despens qu'il a fais es prebendes de Chastenay / Et vi lir</text:p>
      <text:p text:style-name="Standard">50 - Ma. Reginaldi</text:p>
      <text:p text:style-name="Standard">51 - pour le louage de l'ostel ou il demeure qui est de ce present</text:p>
      <text:p text:style-name="Standard">52 - Jo. de Nilli</text:p>
      <text:p text:style-name="Standard">53 - office. Ainsi deincure. Cxiiii. lb. xiiii d. ob. poit.</text:p>
      <text:p text:style-name="Standard">54 - N. de Ordeimonte</text:p>
      <text:p text:style-name="Standard">55 - La recepte des arrerages faute par le dit estienne est lviii livres</text:p>
      <text:p text:style-name="Standard">56 - T. de Sancto Petro venit tarde.</text:p>
      <text:p text:style-name="Standard">57 - ix s. vi d. ob. poit La recepte deschoites . Cv. s. de</text:p>
      <text:p text:style-name="Standard">58 - diritares ix lb. vi s. des Lailles . viiixx xix. l.</text:p>
      <text:p text:style-name="Standard">59 - viii s. vi. d. des censives et rentes aux. iiii. termes . ii xlv.</text:p>
      <text:p text:style-name="Standard">60 - lb. xvi s. vi d. ob. Des maisons de Sainte Marine</text:p>
      <text:p text:style-name="Standard">61 - Compte en ce le louage de la maison dudit estienne . xxviii. libe</text:p>
      <text:p text:style-name="Standard">62 - viii. s de Corbeil. Tl. Des pensions aux termes de la Purificacion et iscencions xxx viii. l.</text:p>
      <text:p text:style-name="Standard">63 - De la Saint Remi et Pasques . xvi. l. vi s. De lerbe de lile . xv. lb. viii s. v. d. des</text:p>
      <text:p text:style-name="Standard">64 - moulins pour le fons de terre lxix. s. x. d. de l'assumpcion nostre Dame. xl s. de la natiti</text:p>
      <text:p text:style-name="Standard"><text:soft-page-break/>65 - nostre Dame. x s. de la Saint Remi Cxiii s. ii d. ob. Des octaves Saict denys xvII l.</text:p>
      <text:p text:style-name="Standard">66 - xii. d. de la Coussains. vii l. ix. s. x. d. poit. De la daint Martin iiii l.</text:p>
      <text:p text:style-name="Standard">67 - iii s. iii. d. poit. De la Saint Andrieu. xv. lb. xvi s. des ventes ceste presente</text:p>
      <text:p text:style-name="Standard">68 - amnce . xl. l. xviii s. x. d. d'amendes xiiii lb. xii s. iiii. d. des estaulx a</text:p>
      <text:p text:style-name="Standard">69 - Chandelles . xxxviii. lb. xviii. s. de forfaictures . xl. s. de recepte extraordinaire.</text:p>
      <text:p text:style-name="Standard">70 - liii xx</text:p>
      <text:p text:style-name="Standard">71 - i. s. de vente de rois . xvi l. recepte pour huile . xi l. xii. s. recepte</text:p>
      <text:p text:style-name="Standard">72 - comune xxxi lb. v. s. de vendicion de granis / Campte xli. l. vi s. x d. pob.</text:p>
      <text:p text:style-name="Standard">=FRAN_0393_00316_L.jpg=</text:p>
      <text:p text:style-name="Standard">1 - 3</text:p>
      <text:p text:style-name="Standard">2 - pour les fermes de Gonssee de Bouneul t XII argenes de tere de la queur en Boye et iii. de</text:p>
      <text:p text:style-name="Standard">3 - Ville Juye iiiC xxxviii. ls. xix s. ii. d. ob. Des prebendes de Chastenay et de Baigneux</text:p>
      <text:p text:style-name="Standard">4 - iiiixx xvi l. Et des joyeux advenemons. lii. l. xvi. so. somme de toute la recepte dessus dicte</text:p>
      <text:p text:style-name="Standard">5 - xv iiiixxx ix l. xv s. ix. d. poit. dont il Chiet en crrerages recevables en partie</text:p>
      <text:p text:style-name="Standard">6 - ou chapitre d'arretages lxx. lbrs iii. s. vi d. Ainsi est la vraye recepte . xv xix l. xii s.</text:p>
      <text:p text:style-name="Standard">7 - III. deniers poits Despense du dit compte selon les tiltres qui s'ensuvnt et Premierement Jel</text:p>
      <text:p text:style-name="Standard">8 - pensions viixx x. l. x. s. D'autres pensions l.vi. lb. xii s. vi. d. Item d'autres pensions</text:p>
      <text:p text:style-name="Standard">9 - xxxviL. danniversaires . viii lb. v. s. de processions. Cxiiii. l. xvii. d. d'aumosnes xx s</text:p>
      <text:p text:style-name="Standard">10 - du luminaire lxxix. livrs. iii. solis. dum pain de Caresme ceste année neant. Du pain des stations</text:p>
      <text:p text:style-name="Standard">11 - de l'an precedent xix. livres xiiii. sol. Item de l'aunee presente xlv. lb. vi s. iiii. d. de la visitacion</text:p>
      <text:p text:style-name="Standard">12 - du tresor. lxxiiii. solis / des chapitres ordinaires xlvi. livres de Corbueil de l'an precedent et de</text:p>
      <text:p text:style-name="Standard">13 - l'aunce presente lix. lb. v s. iii. d. de voiages vii. lb. x. s. viii. d. de repparacions</text:p>
      <text:p text:style-name="Standard">14 - iiC iiiixx xiiii l. xi s. ii. d. Despense commune . iiii. xii. lb iiii. s. vi d. Et des</text:p>
      <text:p text:style-name="Standard">15 - Chapitres generaulx. lxi. livres x. so. somme de toute la despense . xiii iiiixx xv. lb. vii s.</text:p>
      <text:p text:style-name="Standard">16 - IX. deniers. et la somme de toute la vraie recepte comme dessus est . xvC. xix. l. xii. s. iii d.</text:p>
      <text:p text:style-name="Standard">17 - poities ansi appert que la recepte surmonte la despense de vixx iii. lv. iii. s. vi. d. poit</text:p>
      <text:p text:style-name="Standard">18 - De lune post fesum beatorum Symonis et Jude aposlorum xxiia mensis oitobris secunda capituli generalis</text:p>
      <text:p text:style-name="Standard">19 - Capitulantibus dominis.</text:p>
      <text:p text:style-name="Standard">20 - Relatum fuit hic domino Ja. de Villaindea vicario in ecclesia Parisiensi</text:p>
      <text:p text:style-name="Standard">21 - P. Deiano</text:p>
      <text:p text:style-name="Standard">22 - G. Cantore</text:p>
      <text:p text:style-name="Standard">23 - qui servivit ecclesie temporibus pretitis per spacium lx. annorum et</text:p>
      <text:p text:style-name="Standard">24 - J. archidiacono Par.</text:p>
      <text:p text:style-name="Standard">25 - ultra quod lenc placet dominis quod ipse lucretur denarios matutin ales</text:p>
      <text:p text:style-name="Standard">26 - Sy. succentore</text:p>
      <text:p text:style-name="Standard"><text:soft-page-break/>27 - libere / hoc addito quod quamdiu poterit deambulare veniat in majore</text:p>
      <text:p text:style-name="Standard">28 - Ja. Cosson</text:p>
      <text:p text:style-name="Standard">29 - missa et ibidem recipiat denarious de matuainis precedentis noctis</text:p>
      <text:p text:style-name="Standard">30 - G. Fedelli</text:p>
      <text:p text:style-name="Standard">31 - J. Regis</text:p>
      <text:p text:style-name="Standard">32 - Placet dominis quod magister Jacobus Cosson tradat quasdam terras que</text:p>
      <text:p text:style-name="Standard">33 - Jo. Rolandi</text:p>
      <text:p text:style-name="Standard">34 - Lougotempore fuerunt in frichia cuidam dicenti se heredem illorum</text:p>
      <text:p text:style-name="Standard">35 - G. de Porta</text:p>
      <text:p text:style-name="Standard">36 - qui dictas terras divisserunt . lc medinant quod ipse prosolvet prebendarum</text:p>
      <text:p text:style-name="Standard">37 - R. de Putheolis</text:p>
      <text:p text:style-name="Standard">38 - apud Orlyacum ubi sunt dicte terre onera ancqua que dicte terre</text:p>
      <text:p text:style-name="Standard">39 - B. de Tyherno</text:p>
      <text:p text:style-name="Standard">40 - debent eti lle heres imiuriis de crreragiis non obstante</text:p>
      <text:p text:style-name="Standard">41 - R. de Lorriaco</text:p>
      <text:p text:style-name="Standard">42 - quod jam dicte terre fuissent tradite cuidam per officiarium came</text:p>
      <text:p text:style-name="Standard">43 - L. de Mongeria</text:p>
      <text:p text:style-name="Standard">44 - pro iiiior sois annuum redditus</text:p>
      <text:p text:style-name="Standard">45 - N. Le Discur</text:p>
      <text:p text:style-name="Standard">46 - Ma. Reginaldi</text:p>
      <text:p text:style-name="Standard">47 - Placet dominis quod canonici Sanctorum Dyonisii de Passu et Johanis</text:p>
      <text:p text:style-name="Standard">48 - Jo. de Pompodorio</text:p>
      <text:p text:style-name="Standard">49 - rotundi percipiant de gracia pro hoc anno / et quilibet eorum interessens</text:p>
      <text:p text:style-name="Standard">50 - Jo. de Valebruce</text:p>
      <text:p text:style-name="Standard">51 - in matutinis et laudibus deffunctorum / tres denatris / et dicetur eis</text:p>
      <text:p text:style-name="Standard">52 - N. de Ordeimonte</text:p>
      <text:p text:style-name="Standard">53 - quod nisi bene fecerint suum debitum in continuando matutinas</text:p>
      <text:p text:style-name="Standard">54 - N. de Ranga</text:p>
      <text:p text:style-name="Standard">55 - quod non habebunt amplius ipsos tres denarios</text:p>
      <text:p text:style-name="Standard">56 - G. de Albyaco</text:p>
      <text:p text:style-name="Standard">57 - Jo. Vorgeni</text:p>
      <text:p text:style-name="Standard">58 - Officiarius camere habeis quictanciam de compotis anni preteriti</text:p>
      <text:p text:style-name="Standard">59 - T. de Sancto Petro</text:p>
      <text:p text:style-name="Standard">60 - facta prius diligencia per ipsum de arreragiis recuperandis et</text:p>
      <text:p text:style-name="Standard">61 - A. de Maignaco</text:p>
      <text:p text:style-name="Standard">62 - de cetero ipse faciet panem quadragesume prout antiqueus</text:p>
      <text:p text:style-name="Standard"><text:soft-page-break/>63 - G. Paillardi</text:p>
      <text:p text:style-name="Standard">64 - consuetum est</text:p>
      <text:p text:style-name="Standard">65 - P. de Crgero venit tarde</text:p>
      <text:p text:style-name="Standard">66 - Mandabuntur officiarii ecclesie ad diem crastinam</text:p>
      <text:p text:style-name="Standard">67 - Dangeul magistro Tardi</text:p>
      <text:p text:style-name="Standard">68 - Mely Cardins</text:p>
      <text:p text:style-name="Standard">=FRAN_0393_00317_L.jpg=</text:p>
      <text:p text:style-name="Standard">1 - 3</text:p>
      <text:p text:style-name="Standard">2 - Die martis seguenti trie capituli genera li. xxxa mensis pcebiris. Capitulantibus dominis</text:p>
      <text:p text:style-name="Standard">3 - P. Decano</text:p>
      <text:p text:style-name="Standard">4 - G. Cantore</text:p>
      <text:p text:style-name="Standard">5 - Dominus Petrus de Puugento Curatus de Novomonsis in Brya Par</text:p>
      <text:p text:style-name="Standard">6 - J. Archidiacono Par.</text:p>
      <text:p text:style-name="Standard">7 - diocesis debet annuatim clericis mtutinalibus ecclesie Parisiensis ad causam dicte</text:p>
      <text:p text:style-name="Standard">8 - G. archidiacono ecclesie</text:p>
      <text:p text:style-name="Standard">9 - cure suc duo modia bladi / et ad suam humilem requestam / placet</text:p>
      <text:p text:style-name="Standard">10 - Sy. Succentore</text:p>
      <text:p text:style-name="Standard">11 - dominis et de gracia speciali quod sit immminus pro uno modio bladi pro Anne</text:p>
      <text:p text:style-name="Standard">12 - . de Mongeria</text:p>
      <text:p text:style-name="Standard">13 - presenti Presentibus dominis A. Billardi et Ro. de Baileux presbyteris</text:p>
      <text:p text:style-name="Standard">14 - Jo. de Pompodorio</text:p>
      <text:p text:style-name="Standard">15 - officiariis ecclesie</text:p>
      <text:p text:style-name="Standard">16 - R. de Lerriaco</text:p>
      <text:p text:style-name="Standard">17 - R. de Tylorno</text:p>
      <text:p text:style-name="Standard">18 - Dictum est officiariis camere chorarum ac stacionum quod faciant fieri</text:p>
      <text:p text:style-name="Standard">19 - R. de Putheolis</text:p>
      <text:p text:style-name="Standard">20 - pro hoc quadragesima instante / pane quadragesime / alteri</text:p>
      <text:p text:style-name="Standard">21 - T. de Sancto Petro</text:p>
      <text:p text:style-name="Standard">22 - panifici quam illi qui facit panem capituli / et recipiant melius</text:p>
      <text:p text:style-name="Standard">23 - G. de Porta</text:p>
      <text:p text:style-name="Standard">24 - forum quam poterint et solvant immediate foro facto vel pane recepti</text:p>
      <text:p text:style-name="Standard">25 - G. Paillardi</text:p>
      <text:p text:style-name="Standard">26 - denariis officiorum suorum / quia nichil eis amplius accomdalitur</text:p>
      <text:p text:style-name="Standard">27 - P. de Ogero</text:p>
      <text:p text:style-name="Standard">28 - de denariis ecclesie hritantus pro dicto pane faciendo.</text:p>
      <text:p text:style-name="Standard">29 - Jo. Rolandi</text:p>
      <text:p text:style-name="Standard"><text:soft-page-break/>30 - Ja. Cosson</text:p>
      <text:p text:style-name="Standard">31 - J. Regis</text:p>
      <text:p text:style-name="Standard">32 - Cmonici N. de Rancia et P. de Ogero deputati sunt ad audiendum</text:p>
      <text:p text:style-name="Standard">33 - Ma. Reginaldi</text:p>
      <text:p text:style-name="Standard">34 - raciones materculariorum laicorum supercendalis habendis que fuerunt</text:p>
      <text:p text:style-name="Standard">35 - apposita in exequiis domini connestabuli Francie / et super quodam</text:p>
      <text:p text:style-name="Standard">36 - G. Fedelli</text:p>
      <text:p text:style-name="Standard">37 - lintecumere exequiarum deffuncti domini Comitis Bellifortis.</text:p>
      <text:p text:style-name="Standard">38 - N. de Ordeimonte</text:p>
      <text:p text:style-name="Standard">39 - A. de Maignaco</text:p>
      <text:p text:style-name="Standard">40 - Data est macicocia ecclesie / quam tenebat dominus Guillelmus</text:p>
      <text:p text:style-name="Standard">41 - Jo. de Salebrute</text:p>
      <text:p text:style-name="Standard">42 - Anffart / Petro de Meledino clerico matutinarum.</text:p>
      <text:p text:style-name="Standard">43 - Jo. Voygnon</text:p>
      <text:p text:style-name="Standard">44 - J. de Milly</text:p>
      <text:p text:style-name="Standard">45 - R. Dangeul</text:p>
      <text:p text:style-name="Standard">46 - N. de Clancia</text:p>
      <text:p text:style-name="Standard">47 - R. Regine</text:p>
      <text:p text:style-name="Standard">48 - *</text:p>
      <text:p text:style-name="Standard">49 - Die mercurii sequente in vigilia festi cunium Sanctorum . quarta et ultima capituli</text:p>
      <text:p text:style-name="Standard">50 - generalis.</text:p>
      <text:p text:style-name="Standard">51 - ponatur de essacco</text:p>
      <text:p text:style-name="Standard">52 - Dominus Albertus Billardi</text:p>
      <text:p text:style-name="Standard">53 - P. Decano</text:p>
      <text:p text:style-name="Standard">54 - ur officium domino</text:p>
      <text:p text:style-name="Standard">55 - matutinarum et vini et tra</text:p>
      <text:p text:style-name="Standard">56 - G. Cantore</text:p>
      <text:p text:style-name="Standard">57 - J. archidiacono Par.</text:p>
      <text:p text:style-name="Standard">58 - Roberto de Baileux officiario horarum si s</text:p>
      <text:p text:style-name="Standard">59 - non habebit ipsum</text:p>
      <text:p text:style-name="Standard">60 - voluerit onerari.</text:p>
      <text:p text:style-name="Standard">61 - G. archidiacono ecclesie</text:p>
      <text:p text:style-name="Standard">62 - dominus Johannes Hays et officium clericorum matutinalum</text:p>
      <text:p text:style-name="Standard">63 - Sy. succentore</text:p>
      <text:p text:style-name="Standard">64 - J. de Pompodorio</text:p>
      <text:p text:style-name="Standard">65 - quod tenet ipse Robertus faciet unus alter.</text:p>
      <text:p text:style-name="Standard"><text:soft-page-break/>66 - L. de Mongeria</text:p>
      <text:p text:style-name="Standard">67 - Ordinatum est quod de cetero magister Gramatice puerorum</text:p>
      <text:p text:style-name="Standard">68 - B. de Tyherno</text:p>
      <text:p text:style-name="Standard">69 - chori ficiet receptam reddituum puerorum et</text:p>
      <text:p text:style-name="Standard">70 - R. de Putheolis</text:p>
      <text:p text:style-name="Standard">71 - eddet compotum.</text:p>
      <text:p text:style-name="Standard">72 - T. de Albyaco</text:p>
      <text:p text:style-name="Standard">73 - Jo. Rolandi</text:p>
      <text:p text:style-name="Standard">74 - G. de Porta</text:p>
      <text:p text:style-name="Standard">75 - G. Paillardi</text:p>
      <text:p text:style-name="Standard">76 - De squend fuit festum</text:p>
      <text:p text:style-name="Standard">77 - N. de Varcia</text:p>
      <text:p text:style-name="Standard">78 - Camemoa</text:p>
      <text:p text:style-name="Standard">79 - R. Le Diserer</text:p>
      <text:p text:style-name="Standard">80 - Ro. de Lorriaco</text:p>
      <text:p text:style-name="Standard">81 - Jo. Voygnon</text:p>
      <text:p text:style-name="Standard">82 - T. de Sancto Petro</text:p>
      <text:p text:style-name="Standard">83 - N. de Ordeimonte J. de Salebruc</text:p>
      <text:p text:style-name="Standard">84 - Ja. Cosson</text:p>
      <text:p text:style-name="Standard">85 - A. de Maignaco</text:p>
      <text:p text:style-name="Standard">86 - J</text:p>
      <text:p text:style-name="Standard">87 - R. Dangeul</text:p>
      <text:p text:style-name="Standard">88 - J. J. de Milly</text:p>
      <text:p text:style-name="Standard">89 - +G. Fedelli</text:p>
      <text:p text:style-name="Standard">90 - Regis</text:p>
      <text:p text:style-name="Standard">91 - +. T. Hoc</text:p>
      <text:p text:style-name="Standard">92 - mag Regnaldi</text:p>
      <text:p text:style-name="Standard">93 - P. de Agn</text:p>
      <text:p text:style-name="Standard">=FRAN_0393_00318_L.jpg=</text:p>
      <text:p text:style-name="Standard">1 - 294.</text:p>
      <text:p text:style-name="Standard">2 - Anno Nonagesimo septuio. Die lune post festum bumi senetoriu dmi mensie Novemberis Ccapitulantibus dominis</text:p>
      <text:p text:style-name="Standard">3 - P. Decano</text:p>
      <text:p text:style-name="Standard">4 - G. Cantore</text:p>
      <text:p text:style-name="Standard">5 - canonicorum Sancti Bedicie continuata est ex officio ad lune post festum</text:p>
      <text:p text:style-name="Standard">6 - J. Archidiacono Par.</text:p>
      <text:p text:style-name="Standard"><text:soft-page-break/>7 - ipPhilhipie domini</text:p>
      <text:p text:style-name="Standard">8 - G. archidiacono ecclesie</text:p>
      <text:p text:style-name="Standard">9 - Sy. succentore</text:p>
      <text:p text:style-name="Standard">10 - racione oneris quod passus est magister Stephanus de Capella officiarius</text:p>
      <text:p text:style-name="Standard">11 - P. de Ogero</text:p>
      <text:p text:style-name="Standard">12 - camere / in $cecaparacione$ recuperando redditus puerorum chori / placet dominis quod</text:p>
      <text:p text:style-name="Standard">13 - J. de Nully</text:p>
      <text:p text:style-name="Standard">14 - quictetur ei locagium domus sue quam inhabitat ad hospicium caude dolsris.</text:p>
      <text:p text:style-name="Standard">15 - A. Regine</text:p>
      <text:p text:style-name="Standard">16 - Jo. Rolandi</text:p>
      <text:p text:style-name="Standard">17 - Domini R. de Putheolis / et Jo. Rolandi deputati sunt ad taxandum mellos</text:p>
      <text:p text:style-name="Standard">18 - Ja. Cosson</text:p>
      <text:p text:style-name="Standard">19 - officii horarum de Anno preterito et audiendum compotum officiarii de illom anno.</text:p>
      <text:p text:style-name="Standard">20 - T. Hocie</text:p>
      <text:p text:style-name="Standard">21 - A. de Maignaco</text:p>
      <text:p text:style-name="Standard">22 - Re. de Putheolis</text:p>
      <text:p text:style-name="Standard">23 - N. Le Diseur</text:p>
      <text:p text:style-name="Standard">24 - G. de Porta</text:p>
      <text:p text:style-name="Standard">25 - Jo. de Pompodori</text:p>
      <text:p text:style-name="Standard">26 - . Mongeria</text:p>
      <text:p text:style-name="Standard">27 - Jo. Voygnon</text:p>
      <text:p text:style-name="Standard">28 - G. Fedelli</text:p>
      <text:p text:style-name="Standard">29 - G. Paillardi</text:p>
      <text:p text:style-name="Standard">30 - Anno predicto. De merurii post fantos viia noneiris Ccapitulantibus dominis</text:p>
      <text:p text:style-name="Standard">31 - P. Decano</text:p>
      <text:p text:style-name="Standard">32 - G. Cantore</text:p>
      <text:p text:style-name="Standard">33 - nDomini Decanus et J. Rolandi deputati sunt ad loquendum cum</text:p>
      <text:p text:style-name="Standard">34 - G. Archidiacono ecclesie</text:p>
      <text:p text:style-name="Standard">35 - consilio ecclesie pro facto proclamacionum domus quam tradiderunt</text:p>
      <text:p text:style-name="Standard">36 - Sy. succentore</text:p>
      <text:p text:style-name="Standard">37 - domine de Capella Stephani Haudri magistro Yvoni Karembart</text:p>
      <text:p text:style-name="Standard">38 - Jo. de Pompodorio</text:p>
      <text:p text:style-name="Standard">39 - quas $prolar proclamaciones fecitragister Johannes Yvonis Non obstantes</text:p>
      <text:p text:style-name="Standard">40 - de Mongeria</text:p>
      <text:p text:style-name="Standard">41 - municione dicte domus et accordo facto inter creditores seu</text:p>
      <text:p text:style-name="Standard">42 - R. de Putheolis</text:p>
      <text:p text:style-name="Standard"><text:soft-page-break/>43 - censuarios et dictas duas</text:p>
      <text:p text:style-name="Standard">44 - P. de Ogero</text:p>
      <text:p text:style-name="Standard">45 - Ja. Cosson</text:p>
      <text:p text:style-name="Standard">46 - R. Dangeul</text:p>
      <text:p text:style-name="Standard">47 - A. de Maignaco</text:p>
      <text:p text:style-name="Standard">48 - A. Regni</text:p>
      <text:p text:style-name="Standard">49 - Ma. Reginaldi</text:p>
      <text:p text:style-name="Standard">50 - N. Le Diseur</text:p>
      <text:p text:style-name="Standard">51 - G. Fedelli</text:p>
      <text:p text:style-name="Standard">52 - N. de Cancia</text:p>
      <text:p text:style-name="Standard">53 - B. de Tyherno</text:p>
      <text:p text:style-name="Standard">54 - Jo. Rolandi</text:p>
      <text:p text:style-name="Standard">55 - G. de Porta</text:p>
      <text:p text:style-name="Standard">56 - Jo. Voygnon</text:p>
      <text:p text:style-name="Standard">57 - Jo. de Salebrouce.</text:p>
      <text:p text:style-name="Standard">=FRAN_0393_00319_L.jpg=</text:p>
      <text:p text:style-name="Standard">1 - xxi.</text:p>
      <text:p text:style-name="Standard">2 - 19</text:p>
      <text:p text:style-name="Standard">3 - Anno predicto. Die veneris post octaris omnirum sanctorum a mensis novembris. Capitulantibus dominis</text:p>
      <text:p text:style-name="Standard">4 - P. Decano</text:p>
      <text:p text:style-name="Standard">5 - Placet dominis quod quarta porcio pistarie stagni de Melenfro</text:p>
      <text:p text:style-name="Standard">6 - G. Cantore</text:p>
      <text:p text:style-name="Standard">7 - tradatur domino Theobaldo de la Granche militi per manum regiam</text:p>
      <text:p text:style-name="Standard">8 - G. archidiacono ecclesie</text:p>
      <text:p text:style-name="Standard">9 - ipse namque dominus Theobaldus pretendit in ipsa quarta porcione jus habere</text:p>
      <text:p text:style-name="Standard">10 - Sy. succentore</text:p>
      <text:p text:style-name="Standard">11 - per vendicionem sibi factam de dicta quarta parte per Matheum de Torcy</text:p>
      <text:p text:style-name="Standard">12 - N. Le Diseur</text:p>
      <text:p text:style-name="Standard">13 - domicellum qui medictatem dicti stagni vendidit dominis Pure et</text:p>
      <text:p text:style-name="Standard">14 - L. de Mongeria</text:p>
      <text:p text:style-name="Standard">15 - simplicter sine reservacione quacumque aut condicione / et ipse miles tradidit</text:p>
      <text:p text:style-name="Standard">16 - J. de Pompodorio</text:p>
      <text:p text:style-name="Standard">17 - et dimvirsit dominis litteras vendicionis sibi facte per dictum Matheum de</text:p>
      <text:p text:style-name="Standard">18 - E. de Tyherno</text:p>
      <text:p text:style-name="Standard">19 - pistaria dicte quarte partis.</text:p>
      <text:p text:style-name="Standard"><text:soft-page-break/>20 - R. de Putheol</text:p>
      <text:p text:style-name="Standard">21 - G. de Porta</text:p>
      <text:p text:style-name="Standard">22 - N. de ancia</text:p>
      <text:p text:style-name="Standard">23 - Magister Guillelmus Picardi fuit receptus in notarium hujus venerabilis</text:p>
      <text:p text:style-name="Standard">24 - P. de Ogero</text:p>
      <text:p text:style-name="Standard">25 - capituli Parisiensis et fecit juramen tum in forma</text:p>
      <text:p text:style-name="Standard">26 - Jo. Rolandi</text:p>
      <text:p text:style-name="Standard">27 - Ro. Dangeul</text:p>
      <text:p text:style-name="Standard">28 - Vadat dominus Stephanus Johannis apud Gournayum in Normania pro s</text:p>
      <text:p text:style-name="Standard">29 - Jo. Voygnon</text:p>
      <text:p text:style-name="Standard">30 - informando de Valore terre domini Johannis de Monsurez militis dun</text:p>
      <text:p text:style-name="Standard">31 - Ma. Reginaldi</text:p>
      <text:p text:style-name="Standard">32 - mor Vviller de la cuy et du qunoy qui vult vendere dominis L. lb.</text:p>
      <text:p text:style-name="Standard">33 - G. Fedelli</text:p>
      <text:p text:style-name="Standard">34 - redditus super omnibus bonis suis</text:p>
      <text:p text:style-name="Standard">35 - T. Hocie</text:p>
      <text:p text:style-name="Standard">36 - A. de Maignaco</text:p>
      <text:p text:style-name="Standard">37 - Ja. Cosson</text:p>
      <text:p text:style-name="Standard">38 - Jo. de Salebruce</text:p>
      <text:p text:style-name="Standard">39 - A. Regines</text:p>
      <text:p text:style-name="Standard">40 - x</text:p>
      <text:p text:style-name="Standard">41 - Capitutum Gentue Lbratu dilivem</text:p>
      <text:p text:style-name="Standard">42 - Crastinus beati Martini Liyemeis xiia novembris. Presentibus dominis infrascriptis.</text:p>
      <text:p text:style-name="Standard">43 - P. Decano</text:p>
      <text:p text:style-name="Standard">44 - G. Cantore</text:p>
      <text:p text:style-name="Standard">45 - Ordinatum est quod magistri Tho. de Sancto Petro Ro. Dangeul et</text:p>
      <text:p text:style-name="Standard">46 - J. Archidiacono Par.</text:p>
      <text:p text:style-name="Standard">47 - T. Houcie / vadant die mercurii erga dominum vicecomitem meledinum</text:p>
      <text:p text:style-name="Standard">48 - G. Archidiacono cecelesi</text:p>
      <text:p text:style-name="Standard">49 - pro stagno de Melenfroy.</text:p>
      <text:p text:style-name="Standard">50 - Sy. Succentor</text:p>
      <text:p text:style-name="Standard">51 - habitum fuit verbum quod dominus Stephanus Johannis haeret officium deffunati</text:p>
      <text:p text:style-name="Standard">52 - R. de Tyleno</text:p>
      <text:p text:style-name="Standard">53 - magistri Johannis de Socto scilicet cujusdam declaracionis reddituum ecclesie</text:p>
      <text:p text:style-name="Standard">54 - A. de Maignaco</text:p>
      <text:p text:style-name="Standard">55 - tam paris.ens quam extra / sed nichil fuit conclusum</text:p>
      <text:p text:style-name="Standard"><text:soft-page-break/>56 - J. de Salebruce</text:p>
      <text:p text:style-name="Standard">57 - Re. de Putheolis</text:p>
      <text:p text:style-name="Standard">58 - Placet dominis quod magister Nicolaus Sellarii nuper notarius</text:p>
      <text:p text:style-name="Standard">59 - L. de Mongeria</text:p>
      <text:p text:style-name="Standard">60 - huius venerabilis ecclesie Parisiensis / efferant habitum ecclesie quamdiu</text:p>
      <text:p text:style-name="Standard">61 - M. Reginaldi</text:p>
      <text:p text:style-name="Standard">62 - litigabit de prebenda Sancti Mederici let alias usque ad</text:p>
      <text:p text:style-name="Standard">63 - Jo. Regis</text:p>
      <text:p text:style-name="Standard">64 - beneplacitum dominorum.</text:p>
      <text:p text:style-name="Standard">65 - G. Fedelli</text:p>
      <text:p text:style-name="Standard">66 - Nichil aliud actum est in isto capitulo preterqum de negociis dicti</text:p>
      <text:p text:style-name="Standard">67 - Jo. Rolandi</text:p>
      <text:p text:style-name="Standard">68 - deffuncti magistri Johannis de Socto super quibus nichil conclusum</text:p>
      <text:p text:style-name="Standard">69 - T. de Sancto Petro</text:p>
      <text:p text:style-name="Standard">70 - de Lorriaco et Nicolai de</text:p>
      <text:p text:style-name="Standard">71 - N. Le Diseur</text:p>
      <text:p text:style-name="Standard">72 - est propter absenciam dominorum</text:p>
      <text:p text:style-name="Standard">73 - Jo. de Pompodorio</text:p>
      <text:p text:style-name="Standard">74 - prtdimonte / qui expectabuntur ad concludendum</text:p>
      <text:p text:style-name="Standard">75 - R. Dangeul</text:p>
      <text:p text:style-name="Standard">76 - G. de Porta</text:p>
      <text:p text:style-name="Standard">77 - J. Voygnon extra pro ecclesia</text:p>
      <text:p text:style-name="Standard">78 - Jo. de Karclan in firmus</text:p>
      <text:p text:style-name="Standard">=FRAN_0393_00320_L.jpg=</text:p>
      <text:p text:style-name="Standard">1 - . Die martis sequenti xiiia mensis novembris secunda capituli veneralis capitulantibus dominis</text:p>
      <text:p text:style-name="Standard">2 - P. Decano</text:p>
      <text:p text:style-name="Standard">3 - Ordinatum est quod mandetur canonicis Sancti Mederici ut</text:p>
      <text:p text:style-name="Standard">4 - G. Cantore</text:p>
      <text:p text:style-name="Standard">5 - Crastina die defferatur in capitulo ordinacio tabule</text:p>
      <text:p text:style-name="Standard">6 - J. archidiacono Par.</text:p>
      <text:p text:style-name="Standard">7 - ecclesie et quod veniat una cum hoc scriptor deffectuum.</text:p>
      <text:p text:style-name="Standard">8 - G. archidiacono ecclesie</text:p>
      <text:p text:style-name="Standard">9 - Sy succentor in ecclesia</text:p>
      <text:p text:style-name="Standard">10 - Exposuit dominus Decanus quod duo Curati Sancti</text:p>
      <text:p text:style-name="Standard">11 - G. de Porta</text:p>
      <text:p text:style-name="Standard">12 - Johannis Rotundi ibant per singulas domos canoniales</text:p>
      <text:p text:style-name="Standard"><text:soft-page-break/>13 - R. de Putheolis</text:p>
      <text:p text:style-name="Standard">14 - quositum oblaciones factas in eis dum contingebat dominos</text:p>
      <text:p text:style-name="Standard">15 - Jo. de Pompodorio</text:p>
      <text:p text:style-name="Standard">16 - vel coram eis celebrari quod erat in prejudicium ipsius</text:p>
      <text:p text:style-name="Standard">17 - M. Reginaldi</text:p>
      <text:p text:style-name="Standard">18 - fum ipse esset curatus omnium canonicorum vicarum et Cat</text:p>
      <text:p text:style-name="Standard">19 - Jo. Rolandi</text:p>
      <text:p text:style-name="Standard">20 - ecclesie prout per quedam statutum cujusdam legati apostolici scripti</text:p>
      <text:p text:style-name="Standard">21 - G. Fedelli</text:p>
      <text:p text:style-name="Standard">22 - in altero duorum incathevatorum in armasio capituli decuit</text:p>
      <text:p text:style-name="Standard">23 - T. de Sancto Petro</text:p>
      <text:p text:style-name="Standard">24 - et per me legi fecit / requirens dominos quatinus dicti curati</text:p>
      <text:p text:style-name="Standard">25 - N. Le Diseur</text:p>
      <text:p text:style-name="Standard">26 - prohiberentur de cetero talia facere super quo nichil conclusum</text:p>
      <text:p text:style-name="Standard">27 - J. de Salebruce</text:p>
      <text:p text:style-name="Standard">28 - extitit.</text:p>
      <text:p text:style-name="Standard">29 - R. Dangel</text:p>
      <text:p text:style-name="Standard">30 - A. de Maignaco</text:p>
      <text:p text:style-name="Standard">31 - Crastina die non ibunt deputati heri in capitulo</text:p>
      <text:p text:style-name="Standard">32 - B. de Tyherno in cancellaria pro ecclesia</text:p>
      <text:p text:style-name="Standard">33 - ad dominum vicecoitem meledn.</text:p>
      <text:p text:style-name="Standard">34 - L. de Mongeria</text:p>
      <text:p text:style-name="Standard">35 - Jo. Voygnon absent pro ecclesia</text:p>
      <text:p text:style-name="Standard">36 - Jo. de Karolay infirmus</text:p>
      <text:p text:style-name="Standard">37 - Echilita fuit per dominum decanum certadedula papica</text:p>
      <text:p text:style-name="Standard">38 - T. Hocie Tardissime venit</text:p>
      <text:p text:style-name="Standard">39 - continens certum tractatum seu advisamentum inter dominos</text:p>
      <text:p text:style-name="Standard">40 - Beudicti Benversi Par.</text:p>
      <text:p text:style-name="Standard">41 - de capitulo et Canonicos Sant</text:p>
      <text:p text:style-name="Standard">42 - que precepta est quadruplicari ut possit super quolibet</text:p>
      <text:p text:style-name="Standard">43 - aritlalo apponi dominorum opino</text:p>
      <text:p text:style-name="Standard">44 - De Canonicis dyaconis et subdyaconis conquerentes de luninari exequiarum factarum in ecclesia</text:p>
      <text:p text:style-name="Standard">45 - asserentes se porcionem debere habere siut alii canonici sacerdotes antiqua servabuntur</text:p>
      <text:p text:style-name="Standard">46 - statuta circa luminare predictum facta sed dicetur illis de Sancto Dyonisio de Passuet</text:p>
      <text:p text:style-name="Standard">47 - Sancto Johanne Rotundi / et macicotis ac clericis matutinalibus quod die sovis intersius</text:p>
      <text:p text:style-name="Standard">48 - in ecclesia Parisiensis et faciant optinie servicium et fiet eio certa distribucio peccunie</text:p>
      <text:p text:style-name="Standard"><text:soft-page-break/>49 - de gracia hac vice Cum luminarem vendicioni exponetur et quod dominus Petrus Valeti scrbat</text:p>
      <text:p text:style-name="Standard">50 - omnes qui in dicto servicio presentes intererunt</text:p>
      <text:p text:style-name="Standard">51 - Archil aliud actum est in isto capitulo.</text:p>
      <text:p text:style-name="Standard">=FRAN_0393_00321_L.jpg=</text:p>
      <text:p text:style-name="Standard">1 - Sx xii</text:p>
      <text:p text:style-name="Standard">2 - .Die neccurii sequente xiiia novembris . teria capituli gueraliso. Capitulantibus dominis.</text:p>
      <text:p text:style-name="Standard">3 - P. Decano</text:p>
      <text:p text:style-name="Standard">4 - G. Cantore</text:p>
      <text:p text:style-name="Standard">5 - Exhibita tarula Sancti Medeici fuit dictum domino Johanni dicelli que</text:p>
      <text:p text:style-name="Standard">6 - J. Archidiacono Par.</text:p>
      <text:p text:style-name="Standard">7 - eam detulit quod exerceret officium deffecturi quousque habeat</text:p>
      <text:p text:style-name="Standard">8 - G. Archidiacono ecclesie</text:p>
      <text:p text:style-name="Standard">9 - revocatoriam et interim videbitur tabula / et hauc videait.</text:p>
      <text:p text:style-name="Standard">10 - Dy sucentor in ecclesia</text:p>
      <text:p text:style-name="Standard">11 - dominus Cantor an in ea sint aliqua reformanda et legatur d</text:p>
      <text:p text:style-name="Standard">12 - Jo. de Salebruce</text:p>
      <text:p text:style-name="Standard">13 - tatula in ecesia Sancti Mederici.</text:p>
      <text:p text:style-name="Standard">14 - G. Fedeli</text:p>
      <text:p text:style-name="Standard">15 - B. de Tyherno</text:p>
      <text:p text:style-name="Standard">16 - Jo. de Pompedorio</text:p>
      <text:p text:style-name="Standard">17 - Eadem die dominus Johannes Bataille miles gagiavit emenda</text:p>
      <text:p text:style-name="Standard">18 - T. de Sancti Petro</text:p>
      <text:p text:style-name="Standard">19 - in manibus dominorum super eo quod ipse fiegerat in duas partes onus a</text:p>
      <text:p text:style-name="Standard">20 - G. de Porta</text:p>
      <text:p text:style-name="Standard">21 - Symonis Crolebors Clientis dominorum tunc officium suum exercents</text:p>
      <text:p text:style-name="Standard">22 - Re. de Putheolis</text:p>
      <text:p text:style-name="Standard">23 - apud Bellum visum et ipsum per nasum accepit etc. prout in</text:p>
      <text:p text:style-name="Standard">24 - A. de Maignaco</text:p>
      <text:p text:style-name="Standard">25 - informacione super hoc facta plenius continetur / et promisit</text:p>
      <text:p text:style-name="Standard">26 - L. de Mageria</text:p>
      <text:p text:style-name="Standard">27 - gagiare emedam supra locum in fine hujus mensis</text:p>
      <text:p text:style-name="Standard">28 - T. Hocie</text:p>
      <text:p text:style-name="Standard">29 - Cum ante in loce commode accede non poz proturt servicium</text:p>
      <text:p text:style-name="Standard">30 - N. Le Diseur</text:p>
      <text:p text:style-name="Standard">31 - Ja. Cosson</text:p>
      <text:p text:style-name="Standard">32 - dominiduncis Aurciansis et in die Sancti Andree apostoli.</text:p>
      <text:p text:style-name="Standard"><text:soft-page-break/>33 - M. Reginaldi</text:p>
      <text:p text:style-name="Standard">34 - Facta relacione per dominum Stiphanum Johannis de terra du quante</text:p>
      <text:p text:style-name="Standard">35 - Jo. Rolandi absente pr ecclesia</text:p>
      <text:p text:style-name="Standard">36 - de Cuy et de Belleurier fuit ordinatum quod acquiratur</text:p>
      <text:p text:style-name="Standard">37 - Jo. Voygnon absente pro ecclesia</text:p>
      <text:p text:style-name="Standard">38 - tota terra de Bellevrier / seu saltem quod acquiratur</text:p>
      <text:p text:style-name="Standard">39 - J. de Karolay infirmus</text:p>
      <text:p text:style-name="Standard">40 - L libre Par. et obligetur terra de Morviller</text:p>
      <text:p text:style-name="Standard">41 - R. Dangel absnte pro ecclesia</text:p>
      <text:p text:style-name="Standard">42 - Cum aliis terris suis precio viiC fr. a domino d</text:p>
      <text:p text:style-name="Standard">43 - P. de Oyo absente pro ecclesia</text:p>
      <text:p text:style-name="Standard">44 - morsuris</text:p>
      <text:p text:style-name="Standard">45 - Ordinatum est quod capiantur ii C lr pro uno duplici debeato Yvone a magistro</text:p>
      <text:p text:style-name="Standard">46 - Johanne de Karol ay</text:p>
      <text:p text:style-name="Standard">47 - Voluerunt domini quod ille qua facit ebomadam pro magistro Egidio de Estoutevilla</text:p>
      <text:p text:style-name="Standard">48 - solvatur de parte luminaris ultimo facti in ecclesia / et de cetero non faciat edomadam</text:p>
      <text:p text:style-name="Standard">49 - in ecclesia / quamdiu lecen pacietur</text:p>
      <text:p text:style-name="Standard">50 - Super facto luminarie exequiarum dominorum quorum servitum fuit fractum hoc anno in ecclesia Parisiensem</text:p>
      <text:p text:style-name="Standard">51 - Ordinacimo est quod vocentur vocandi in capitulo generali Beati Johannis proxime futuri et</text:p>
      <text:p text:style-name="Standard">52 - tunc ordinabitur magistris A. de Maginao T. Hocie . Ja. Cosson G. Fedelli</text:p>
      <text:p text:style-name="Standard">53 - protestante de hujusmodi causa prosequenda / dominis de capitulo incontrarium protestantem / et eis</text:p>
      <text:p text:style-name="Standard">54 - quod fuit per me eis legum.</text:p>
      <text:p text:style-name="Standard">55 - Ordinactiom est quod super cnitiate Sancti Mederia solvantur xxti s. par. scriptori deffectius</text:p>
      <text:p text:style-name="Standard">56 - dicte ecclesie / et de hoc fiat mencio cum legetur tabula in ecclesia</text:p>
      <text:p text:style-name="Standard">=FRAN_0393_00322_L.jpg=</text:p>
      <text:p text:style-name="Standard">1 - 9</text:p>
      <text:p text:style-name="Standard">2 - .Die jovis sequenti xvta mensis novebris iiiita et ultima capituli generalis. Capitulantibus dominis</text:p>
      <text:p text:style-name="Standard">3 - P. Decano</text:p>
      <text:p text:style-name="Standard">4 - G. Cantore</text:p>
      <text:p text:style-name="Standard">5 - Ordinatum est quod domini Archidiaconus de Josayo T. de Sancto Petro</text:p>
      <text:p text:style-name="Standard">6 - J. Archidiacono Par</text:p>
      <text:p text:style-name="Standard">7 - T. Houcie et R. Dangeul vadant erga dominum vicecomitem</text:p>
      <text:p text:style-name="Standard">8 - G. archidiacono ecclesie</text:p>
      <text:p text:style-name="Standard">9 - Meleduni pro stangno de Melenfroy.</text:p>
      <text:p text:style-name="Standard"><text:soft-page-break/>10 - Sy. Succentore in missa</text:p>
      <text:p text:style-name="Standard">11 - Jo. de Salebruce</text:p>
      <text:p text:style-name="Standard">12 - Super facto territorialis declaracionis redditium ecclesie nichil</text:p>
      <text:p text:style-name="Standard">13 - Jo. Rolandi</text:p>
      <text:p text:style-name="Standard">14 - est conclusum.</text:p>
      <text:p text:style-name="Standard">15 - Jo. de Pompodorio</text:p>
      <text:p text:style-name="Standard">16 - G. de Porta</text:p>
      <text:p text:style-name="Standard">17 - Ja. Cosson</text:p>
      <text:p text:style-name="Standard">18 - Exhibuit prepositus de Rosayo contra dominum Albertum Billart</text:p>
      <text:p text:style-name="Standard">19 - L. de Mongeria</text:p>
      <text:p text:style-name="Standard">20 - qualiter ipse pro prebendariis de Rosayo satiffecit pro anno</text:p>
      <text:p text:style-name="Standard">21 - R. de Putheolis</text:p>
      <text:p text:style-name="Standard">22 - terminis Purificionis et Penchecostes / et sic dicti Aubertus et</text:p>
      <text:p text:style-name="Standard">23 - G. Fedeli</text:p>
      <text:p text:style-name="Standard">24 - prepositus recesserunt sine alia expedicione.</text:p>
      <text:p text:style-name="Standard">25 - Bo. de Thierno</text:p>
      <text:p text:style-name="Standard">26 - Ma. Reginaldi</text:p>
      <text:p text:style-name="Standard">27 - Ro. Dangel</text:p>
      <text:p text:style-name="Standard">28 - Jo. Chanteprme</text:p>
      <text:p text:style-name="Standard">29 - A. de Maignaco</text:p>
      <text:p text:style-name="Standard">30 - T. de Sancto Petro</text:p>
      <text:p text:style-name="Standard">31 - T. Hocie</text:p>
      <text:p text:style-name="Standard">32 - Jo. Voygnon absente pro ecclesia</text:p>
      <text:p text:style-name="Standard">33 - Jo. de Karolay infirmus</text:p>
      <text:p text:style-name="Standard">34 - Anno nonagesio septimo. Die veneris xvita mensis novembris. capitulantibus dominis.</text:p>
      <text:p text:style-name="Standard">35 - P. Decano</text:p>
      <text:p text:style-name="Standard">36 - G. Cantore</text:p>
      <text:p text:style-name="Standard">37 - Fiat lictera pro Johanne Le Lyeure et ejus uxore juxta</text:p>
      <text:p text:style-name="Standard">38 - J. archidiacono Par.</text:p>
      <text:p text:style-name="Standard">39 - formam cosuetam ad usum officii horarum de quadam</text:p>
      <text:p text:style-name="Standard">40 - Sy. succentor</text:p>
      <text:p text:style-name="Standard">41 - domo sita loco dicti Villepiez Cum arta jardino et</text:p>
      <text:p text:style-name="Standard">42 - G. Fedelli</text:p>
      <text:p text:style-name="Standard">43 - a diacensis suis precio xviii s. p.</text:p>
      <text:p text:style-name="Standard">44 - Jo. Rolandi</text:p>
      <text:p text:style-name="Standard">45 - N. de Rancia</text:p>
      <text:p text:style-name="Standard"><text:soft-page-break/>46 - Ordinatum est quod ad dominum Archiepiscopum Rothomagensi</text:p>
      <text:p text:style-name="Standard">47 - N. Le Difeur</text:p>
      <text:p text:style-name="Standard">48 - pro deffuncto Admiraldo Francie vadant magistri</text:p>
      <text:p text:style-name="Standard">49 - .de Mongeria</text:p>
      <text:p text:style-name="Standard">50 - N. de Rancia . G. Fedelli Decanus Pictavensis ad causam</text:p>
      <text:p text:style-name="Standard">51 - Re. de Putheols</text:p>
      <text:p text:style-name="Standard">52 - x. librum redditus pro certis arreragiis debitis et dominus</text:p>
      <text:p text:style-name="Standard">53 - Jo. Regis</text:p>
      <text:p text:style-name="Standard">54 - Stephanus Johannis / et faciat cedulam de arreragis debitis</text:p>
      <text:p text:style-name="Standard">55 - A. de Maignaco</text:p>
      <text:p text:style-name="Standard">56 - J. de Pompodorio</text:p>
      <text:p text:style-name="Standard">57 - habitum fuit verbum de quodam impedimento per dominum episcopum</text:p>
      <text:p text:style-name="Standard">58 - Jo. de Sarriponte</text:p>
      <text:p text:style-name="Standard">59 - Parisiensis erga Cancellarium Francie facte super</text:p>
      <text:p text:style-name="Standard">60 - Jo. Voygnon absante pro ecclesia</text:p>
      <text:p text:style-name="Standard">61 - impetracione cujusdam mandati regii ad compellendum</text:p>
      <text:p text:style-name="Standard">62 - capellanos ecclesie Parisiensis male desermensi capellanus suis</text:p>
      <text:p text:style-name="Standard">63 - Jo. de Karolay infirmus</text:p>
      <text:p text:style-name="Standard">64 - per substicionem et arrestum fructuum etc. sed nichil</text:p>
      <text:p text:style-name="Standard">65 - P. de Ogeto extra pro ecclesia</text:p>
      <text:p text:style-name="Standard">66 - fuit conclusum.</text:p>
      <text:p text:style-name="Standard">67 - T. Hocie</text:p>
      <text:p text:style-name="Standard">68 - Ro. Dangeul</text:p>
      <text:p text:style-name="Standard">69 - T. de Sancto Petro</text:p>
      <text:p text:style-name="Standard">70 - Eadem die in sero Johannes de Corbeya canonicus Parisiensi solvit</text:p>
      <text:p text:style-name="Standard">71 - xv. lbr. c. pro pane capiulari.</text:p>
      <text:p text:style-name="Standard">=FRAN_0393_00323_L.jpg=</text:p>
      <text:p text:style-name="Standard">1 - pr xiiiv</text:p>
      <text:p text:style-name="Standard">2 - 299</text:p>
      <text:p text:style-name="Standard">3 - Anno nonagesimo septimo. Die lune post octabis beati Marti xixa nonembris. capitulantibus dominis</text:p>
      <text:p text:style-name="Standard">4 - P. Decano</text:p>
      <text:p text:style-name="Standard">5 - Die lune instantes dabitur responsum gentibus de Balneolis</text:p>
      <text:p text:style-name="Standard">6 - G. Cantore</text:p>
      <text:p text:style-name="Standard">7 - J. Archidiacono Par.</text:p>
      <text:p text:style-name="Standard">8 - super requesta per eos in capitulo facta / et mandabitur magistro</text:p>
      <text:p text:style-name="Standard"><text:soft-page-break/>9 - G. Archidiacono ecclesie</text:p>
      <text:p text:style-name="Standard">10 - Johannes Regis et dicetur ei quod interim supersedeat et de</text:p>
      <text:p text:style-name="Standard">11 - Sy. succentor in ecclesia</text:p>
      <text:p text:style-name="Standard">12 - aliis loquatur cum eo et datus est commissarius dominus</text:p>
      <text:p text:style-name="Standard">13 - Jo. de Pompodorio</text:p>
      <text:p text:style-name="Standard">14 - Archidiaconus de Josayo qui concordabit eos si possit fieri</text:p>
      <text:p text:style-name="Standard">15 - A. de Maignaco</text:p>
      <text:p text:style-name="Standard">16 - Jo. de Sarraponte</text:p>
      <text:p text:style-name="Standard">17 - Eadem die fuit presentatus ad vicariam Sancti Mederici pro domino</text:p>
      <text:p text:style-name="Standard">18 - T. de Sancto Petro</text:p>
      <text:p text:style-name="Standard">19 - Matheo Serviente et magistro Symone de Bourich capiceriis</text:p>
      <text:p text:style-name="Standard">20 - N. Le Diseur</text:p>
      <text:p text:style-name="Standard">21 - Sancti Mederici Johannes Mercatoris Dyaconus qui prestitit</text:p>
      <text:p text:style-name="Standard">22 - Jo. Voygnon</text:p>
      <text:p text:style-name="Standard">23 - juramentum in forma.</text:p>
      <text:p text:style-name="Standard">24 - Re. de Putheolis</text:p>
      <text:p text:style-name="Standard">25 - Placet dominis quod Guillotus Boucher et Petrus Bouchier</text:p>
      <text:p text:style-name="Standard">26 - Jo. Rolandi</text:p>
      <text:p text:style-name="Standard">27 - G. de Albyaco</text:p>
      <text:p text:style-name="Standard">28 - ejus frater habeant firmam seu majoriam de Balneolis</text:p>
      <text:p text:style-name="Standard">29 - M. Reginaldi</text:p>
      <text:p text:style-name="Standard">30 - et utariam de Fontaneto pro lxii. Parisiensi et juraverunt</text:p>
      <text:p text:style-name="Standard">31 - G. Fedelli</text:p>
      <text:p text:style-name="Standard">32 - in capitulo obedienciam etc. et a dicta firma Theobaldum</text:p>
      <text:p text:style-name="Standard">33 - G. de Porta</text:p>
      <text:p text:style-name="Standard">34 - Rochet excluserunt domini.</text:p>
      <text:p text:style-name="Standard">35 - Jo. Chanteprime</text:p>
      <text:p text:style-name="Standard">36 - L. de Mongeria</text:p>
      <text:p text:style-name="Standard">37 - Voluerunt domini mei quod illi de Sancto Victore habeant panem</text:p>
      <text:p text:style-name="Standard">38 - Jo. de Karolay infirmus</text:p>
      <text:p text:style-name="Standard">39 - et viium eis deffuncti debitis per obitum deffunctorum Jo. de Socco</text:p>
      <text:p text:style-name="Standard">40 - Armandi Jausserandi Petri Roberti et P. de Roonyaco</text:p>
      <text:p text:style-name="Standard">41 - archidiaconi Brye.</text:p>
      <text:p text:style-name="Standard">42 - Retulit magister Johannes Voygnon de firma de spedona etc. et iches fn</text:p>
      <text:p text:style-name="Standard">43 - De habitatoribus de Confluencio voluerunt domini mei quod processus hincinde habiti</text:p>
      <text:p text:style-name="Standard">44 - tam in Castalleto quam in requestis palacii revocentur et pro infertis habeantur</text:p>
      <text:p text:style-name="Standard"><text:soft-page-break/>45 - expensis hincinde factis compenssatis et remissis</text:p>
      <text:p text:style-name="Standard">=FRAN_0393_00324_L.jpg=</text:p>
      <text:p text:style-name="Standard">1 - Anni. Pudico nonagesimo ceptimio . Die mecurii post octim bectssini maensi Lyennai</text:p>
      <text:p text:style-name="Standard">2 - mensis novembris capitulantibus dominis</text:p>
      <text:p text:style-name="Standard">3 - xxi</text:p>
      <text:p text:style-name="Standard">4 - P. Decano</text:p>
      <text:p text:style-name="Standard">5 - Fiat monicio contra decentores cujusdam papirus</text:p>
      <text:p text:style-name="Standard">6 - G. Cantore</text:p>
      <text:p text:style-name="Standard">7 - croparte de Pelle quadam pergameni in qua sunt certe</text:p>
      <text:p text:style-name="Standard">8 - J. archidiacono Par.</text:p>
      <text:p text:style-name="Standard">9 - abrevaciones parvi librai existentis in armasio capituli</text:p>
      <text:p text:style-name="Standard">10 - G. Archidiacono ecclesie</text:p>
      <text:p text:style-name="Standard">11 - Sy. Succentore in ecclesia</text:p>
      <text:p text:style-name="Standard">12 - Mandetur ad diem frenros Symonetus fabri fratus</text:p>
      <text:p text:style-name="Standard">13 - L. de Mongeria</text:p>
      <text:p text:style-name="Standard">14 - A. de Maignaco</text:p>
      <text:p text:style-name="Standard">15 - serviens ecclesie / ut habeatur secum verbum de fende</text:p>
      <text:p text:style-name="Standard">16 - Jo. Voygnon</text:p>
      <text:p text:style-name="Standard">17 - de Aubergenvilla et eciam habeatur verbum cum ipso</text:p>
      <text:p text:style-name="Standard">18 - Re. de Putheolis</text:p>
      <text:p text:style-name="Standard">19 - de Pratis et terris de Spedonta et camerarius clericus</text:p>
      <text:p text:style-name="Standard">20 - G. de Porta</text:p>
      <text:p text:style-name="Standard">21 - et dominus Johannes Hays pro responso de Balneolis</text:p>
      <text:p text:style-name="Standard">22 - N. Le Diseur</text:p>
      <text:p text:style-name="Standard">23 - Jo. Rolandi</text:p>
      <text:p text:style-name="Standard">24 - Informet se dominus JJohannes Hays super redibencia terrarum</text:p>
      <text:p text:style-name="Standard">25 - G. Fedelli</text:p>
      <text:p text:style-name="Standard">26 - de Balneolis et refferat</text:p>
      <text:p text:style-name="Standard">27 - Jo. de Pompodorio</text:p>
      <text:p text:style-name="Standard">28 - M. Reginaldi</text:p>
      <text:p text:style-name="Standard">29 - T. de Sancto Petro</text:p>
      <text:p text:style-name="Standard">30 - T. Houcie</text:p>
      <text:p text:style-name="Standard">31 - G. de Albyaco</text:p>
      <text:p text:style-name="Standard">32 - Jo. de Kaurolay infirmus</text:p>
      <text:p text:style-name="Standard">33 - Die veneris sequente non fuit capitulum propter festum</text:p>
      <text:p text:style-name="Standard">34 - Beati Clementis pape</text:p>
      <text:p text:style-name="Standard"><text:soft-page-break/>35 - deptimo. Die lune post festum Beate Katherine Viginis</text:p>
      <text:p text:style-name="Standard">36 - Anno nonasi</text:p>
      <text:p text:style-name="Standard">37 - xxvita mensis novembris. Capitulantibus dominis</text:p>
      <text:p text:style-name="Standard">38 - Magister Johannes Rolandi fecit relacionem de domo sacti</text:p>
      <text:p text:style-name="Standard">39 - P. Decano</text:p>
      <text:p text:style-name="Standard">40 - sibus domini Ordinaverunt quo</text:p>
      <text:p text:style-name="Standard">41 - G. Cantore</text:p>
      <text:p text:style-name="Standard">42 - Etephani</text:p>
      <text:p text:style-name="Standard">43 - aciat venire alios</text:p>
      <text:p text:style-name="Standard">44 - J. archidiacono Par.</text:p>
      <text:p text:style-name="Standard">45 - cempellantur et suariiq</text:p>
      <text:p text:style-name="Standard">46 - archidiacono ecclesie</text:p>
      <text:p text:style-name="Standard">47 - Canonics Sancti Stephani</text:p>
      <text:p text:style-name="Standard">48 - Jo. Voygnon</text:p>
      <text:p text:style-name="Standard">49 - R. Dangeul</text:p>
      <text:p text:style-name="Standard">50 - Loquatur dominus Ro. de Balleux Cum magistro Petro</text:p>
      <text:p text:style-name="Standard">51 - J. de Pompodorio</text:p>
      <text:p text:style-name="Standard">52 - de Ogere super suplicacione de Viryaco et habeatur consilium</text:p>
      <text:p text:style-name="Standard">53 - Jo. Rolandi</text:p>
      <text:p text:style-name="Standard">54 - super dicta suppplicaciones et loqutur Cum consilio</text:p>
      <text:p text:style-name="Standard">55 - L. de Mongeria</text:p>
      <text:p text:style-name="Standard">56 - N. Le Diseur</text:p>
      <text:p text:style-name="Standard">57 - Exhiita quadam cedula papirea cetarum reparacionum</text:p>
      <text:p text:style-name="Standard">58 - R. de Putheolis</text:p>
      <text:p text:style-name="Standard">59 - que desunt in leco de Vnyaco / domini nichil</text:p>
      <text:p text:style-name="Standard">60 - T. Hocie</text:p>
      <text:p text:style-name="Standard">61 - Concluserunt.</text:p>
      <text:p text:style-name="Standard">62 - G. Fedelli</text:p>
      <text:p text:style-name="Standard">63 - Ma. Reginaldi</text:p>
      <text:p text:style-name="Standard">64 - Vadat magister T. Hocie cras in Cancellaria pro</text:p>
      <text:p text:style-name="Standard">65 - A. de Maignaco</text:p>
      <text:p text:style-name="Standard">66 - sigillanda littera gardie ecclesie.</text:p>
      <text:p text:style-name="Standard">67 - T. de Sancto Petri</text:p>
      <text:p text:style-name="Standard">68 - Sy. Succentor infirmus</text:p>
      <text:p text:style-name="Standard">69 - Jo. de Karlay infirm</text:p>
      <text:p text:style-name="Standard">70 - G. de Porta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Arial1" svg:font-family="Arial" style:font-adornments="Normal" style:font-family-generic="swiss" style:font-pitch="variable"/>
    <style:font-face style:name="Arial2" svg:font-family="Arial" style:font-adornments="Regular" style:font-family-generic="swiss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Regular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fr" fo:country="FR" style:letter-kerning="false" style:font-name-asian="Calibri2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fr" fo:country="FR" style:letter-kerning="false" style:font-name-asian="Calibri2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.199cm" fo:margin-bottom="0.199cm" style:contextual-spacing="false" fo:line-height="110%" fo:text-align="start" style:justify-single-word="false" fo:orphans="2" fo:widows="2" style:writing-mode="lr-tb">
        <style:tab-stops/>
      </style:paragraph-properties>
      <style:text-properties style:font-name="Times New Roman2" fo:font-family="'Times New Roman'" style:font-style-name="Regular" style:font-family-generic="roman" style:font-pitch="variable"/>
    </style:style>
    <style:style style:name="Heading" style:family="paragraph" loext:hidden="true" style:hidden="true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loext:hidden="true" style:hidden="true" style:parent-style-name="Standard" style:class="text">
      <style:paragraph-properties fo:margin-top="0cm" fo:margin-bottom="0.247cm" style:contextual-spacing="false" fo:line-height="115%"/>
    </style:style>
    <style:style style:name="List" style:family="paragraph" loext:hidden="true" style:hidden="true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loext:hidden="true" style:hidden="true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loext:hidden="true" style:hidden="true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HTML_20_Preformatted" style:display-name="HTML Preformatted" style:family="paragraph" loext:hidden="true" style:hidden="true" style:parent-style-name="Standard" style:default-outline-level="">
      <style:paragraph-properties fo:margin-top="0cm" fo:margin-bottom="0cm" style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fr" style:country-asian="FR" style:font-name-complex="Courier New1" style:font-family-complex="'Courier New'" style:font-family-generic-complex="system" style:font-pitch-complex="variable" style:font-size-complex="10pt"/>
    </style:style>
    <style:style style:name="entrée" style:family="paragraph" loext:hidden="true" style:hidden="true" style:parent-style-name="Standard" style:auto-update="true" style:default-outline-level="">
      <style:paragraph-properties fo:margin-top="0cm" fo:margin-bottom="0.212cm" style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Times New Roman" fo:font-family="'Times New Roman'" style:font-family-generic="roman" style:font-pitch="variable" fo:letter-spacing="0.035cm" style:font-name-asian="Times New Roman1" style:font-family-asian="'Times New Roman'" style:font-family-generic-asian="system" style:font-pitch-asian="variable" style:language-asian="fr" style:country-asian="FR" style:font-name-complex="Times New Roman1" style:font-family-complex="'Times New Roman'" style:font-family-generic-complex="system" style:font-pitch-complex="variable"/>
    </style:style>
    <style:style style:name="Date1" style:family="paragraph" loext:hidden="true" style:hidden="true" style:parent-style-name="Standard" style:default-outline-level="">
      <style:paragraph-properties fo:margin-top="0cm" fo:margin-bottom="0.212cm" style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language-asian="fr" style:country-asian="FR" style:font-name-complex="Times New Roman1" style:font-family-complex="'Times New Roman'" style:font-family-generic-complex="system" style:font-pitch-complex="variable" style:font-size-complex="14pt"/>
    </style:style>
    <style:style style:name="conclusion" style:family="paragraph" loext:hidden="true" style:hidden="true" style:parent-style-name="Standard" style:default-outline-level="">
      <style:paragraph-properties fo:margin-top="0cm" fo:margin-bottom="0.212cm" style:contextual-spacing="false" fo:line-height="100%" fo:text-align="justify" style:justify-single-word="fals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language-asian="fr" style:country-asian="FR" style:font-name-complex="Times New Roman1" style:font-family-complex="'Times New Roman'" style:font-family-generic-complex="system" style:font-pitch-complex="variable"/>
    </style:style>
    <style:style style:name="annotation_20_text" style:display-name="annotation text" style:family="paragraph" loext:hidden="true" style:hidden="true" style:parent-style-name="Standard" style:default-outline-level="">
      <style:paragraph-properties fo:line-height="100%"/>
      <style:text-properties fo:font-size="10pt" style:font-size-asian="10pt" style:font-size-complex="10pt"/>
    </style:style>
    <style:style style:name="annotation_20_subject" style:display-name="annotation subject" style:family="paragraph" loext:hidden="true" style:hidden="true" style:parent-style-name="annotation_20_text" style:next-style-name="annotation_20_text" style:default-outline-level="">
      <style:text-properties fo:font-weight="bold" style:font-weight-asian="bold" style:font-weight-complex="bold"/>
    </style:style>
    <style:style style:name="Style1" style:family="paragraph" loext:hidden="true" style:hidden="true" style:parent-style-name="Date1" style:default-outline-level="">
      <style:paragraph-properties fo:keep-with-next="always"/>
      <style:text-properties fo:text-transform="uppercase"/>
    </style:style>
    <style:style style:name="Style2" style:family="paragraph" loext:hidden="true" style:hidden="true" style:parent-style-name="Date1" style:default-outline-level="">
      <style:paragraph-properties fo:margin-top="0.635cm" fo:margin-bottom="0.212cm" style:contextual-spacing="false"/>
    </style:style>
    <style:style style:name="Style3" style:family="paragraph" loext:hidden="true" style:hidden="true" style:parent-style-name="Date1" style:default-outline-level="">
      <style:paragraph-properties fo:margin-top="0.635cm" fo:margin-bottom="0.212cm" style:contextual-spacing="false"/>
    </style:style>
    <style:style style:name="List_20_Paragraph" style:display-name="List Paragraph" style:family="paragraph" loext:hidden="true" style:hidden="true" style:parent-style-name="Standard" style:default-outline-level="">
      <style:paragraph-properties fo:margin-left="1.27cm" fo:margin-right="0cm" fo:margin-top="0cm" fo:margin-bottom="0.282cm" style:contextual-spacing="true" fo:text-indent="0cm" style:auto-text-indent="false"/>
    </style:style>
    <style:style style:name="page-année" style:family="paragraph" loext:hidden="true" style:hidden="true" style:parent-style-name="Style1" style:default-outline-level="">
      <style:paragraph-properties fo:margin-top="0.635cm" fo:margin-bottom="0.212cm" style:contextual-spacing="false"/>
    </style:style>
    <style:style style:name="nombre_20_pc" style:display-name="nombre pc" style:family="paragraph" loext:hidden="true" style:hidden="true" style:parent-style-name="conclusion" style:default-outline-level="">
      <style:text-properties fo:font-variant="small-caps"/>
    </style:style>
    <style:style style:name="Footnote" style:family="paragraph" loext:hidden="true" style:hidden="true" style:parent-style-name="Standard" style:default-outline-level="" style:class="extra">
      <style:paragraph-properties fo:margin-top="0cm" fo:margin-bottom="0cm" style:contextual-spacing="false" fo:line-height="100%"/>
      <style:text-properties fo:font-size="10pt" style:font-size-asian="10pt" style:font-size-complex="10pt"/>
    </style:style>
    <style:style style:name="Titre1" style:family="paragraph" style:parent-style-name="Standard" style:default-outline-level="1" style:list-style-name="">
      <style:paragraph-properties fo:margin-top="0.7cm" fo:margin-bottom="0.7cm" style:contextual-spacing="false" fo:text-align="center" style:justify-single-word="false">
        <style:tab-stops/>
      </style:paragraph-properties>
      <style:text-properties style:font-name="Times New Roman2" fo:font-family="'Times New Roman'" style:font-style-name="Regular" style:font-family-generic="roman" style:font-pitch="variable" fo:font-size="14pt" fo:font-weight="bold"/>
    </style:style>
    <style:style style:name="Addressee" style:family="paragraph" loext:hidden="true" style:hidden="true" style:parent-style-name="Standard" style:class="extra">
      <style:paragraph-properties fo:margin-top="0cm" fo:margin-bottom="0.106cm" style:contextual-spacing="false" text:number-lines="false" text:line-number="0"/>
    </style:style>
    <style:style style:name="Salutation" style:family="paragraph" loext:hidden="true" style:hidden="true" style:parent-style-name="Standard" style:class="text">
      <style:paragraph-properties text:number-lines="false" text:line-number="0"/>
    </style:style>
    <style:style style:name="Endnote" style:family="paragraph" loext:hidden="true" style:hidden="true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loext:hidden="true" style:hidden="true" style:parent-style-name="Standard" style:class="extra"/>
    <style:style style:name="Header_20_and_20_Footer" style:display-name="Header and Footer" style:family="paragraph" loext:hidden="true" style:hidden="true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Horizontal_20_Line" style:display-name="Horizontal Line" style:family="paragraph" loext:hidden="true" style:hidden="true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loext:hidden="true" style:hidden="true" style:parent-style-name="Standard" style:class="extra">
      <style:paragraph-properties fo:orphans="0" fo:widows="0" text:number-lines="false" text:line-number="0"/>
    </style:style>
    <style:style style:name="First_20_line_20_indent" style:display-name="First line indent" style:family="paragraph" loext:hidden="true" style:hidden="true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loext:hidden="true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List_20_Indent" style:display-name="List Indent" style:family="paragraph" loext:hidden="true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Marginalia" style:family="paragraph" loext:hidden="true" style:hidden="true" style:parent-style-name="Text_20_body" style:class="text">
      <style:paragraph-properties fo:margin-left="4.001cm" fo:margin-right="0cm" fo:text-indent="0cm" style:auto-text-indent="false"/>
    </style:style>
    <style:style style:name="Text_20_body_20_indent" style:display-name="Text body indent" style:family="paragraph" loext:hidden="true" style:hidden="true" style:parent-style-name="Text_20_body" style:class="text">
      <style:paragraph-properties fo:margin-left="0.499cm" fo:margin-right="0cm" fo:text-indent="0cm" style:auto-text-indent="false"/>
    </style:style>
    <style:style style:name="Signature" style:family="paragraph" loext:hidden="true" style:hidden="true" style:parent-style-name="Standard" style:class="text">
      <style:paragraph-properties text:number-lines="false" text:line-number="0"/>
    </style:style>
    <style:style style:name="Sender" style:family="paragraph" loext:hidden="true" style:hidden="true" style:parent-style-name="Standard" style:class="extra">
      <style:paragraph-properties fo:margin-top="0cm" fo:margin-bottom="0.106cm" style:contextual-spacing="false" text:number-lines="false" text:line-number="0"/>
    </style:style>
    <style:style style:name="Quotations" style:family="paragraph" loext:hidden="true" style:hidden="true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Preformatted_20_Text" style:display-name="Preformatted Text" style:family="paragraph" loext:hidden="true" style:hidden="true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Heading" style:display-name="List Heading" style:family="paragraph" loext:hidden="true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loext:hidden="true" style:hidden="true" style:parent-style-name="Standard" style:class="html">
      <style:paragraph-properties fo:margin-left="1cm" fo:margin-right="0cm" fo:text-indent="0cm" style:auto-text-indent="false"/>
    </style:style>
    <style:style style:name="Appendix" style:family="paragraph" loext:hidden="true" style:hidden="true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loext:hidden="true" style:hidden="true" style:parent-style-name="Index" style:class="index">
      <style:paragraph-properties fo:margin-left="0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1" style:display-name="Contents 1" style:family="paragraph" loext:hidden="true" style:hidden="true" style:parent-style-name="Index" style:class="index">
      <style:paragraph-properties fo:margin-left="0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2" style:display-name="Contents 2" style:family="paragraph" loext:hidden="true" style:hidden="true" style:parent-style-name="Index" style:class="index">
      <style:paragraph-properties fo:margin-left="0.499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3" style:display-name="Contents 3" style:family="paragraph" loext:hidden="true" style:hidden="true" style:parent-style-name="Index" style:class="index">
      <style:paragraph-properties fo:margin-left="1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4" style:display-name="Contents 4" style:family="paragraph" loext:hidden="true" style:hidden="true" style:parent-style-name="Index" style:class="index">
      <style:paragraph-properties fo:margin-left="1.499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5" style:display-name="Contents 5" style:family="paragraph" loext:hidden="true" style:hidden="true" style:parent-style-name="Index" style:class="index">
      <style:paragraph-properties fo:margin-left="2cm" fo:margin-right="0cm" fo:text-indent="0cm" style:auto-text-indent="false">
        <style:tab-stops>
          <style:tab-stop style:position="14.002cm" style:type="right" style:leader-style="dotted" style:leader-text="."/>
        </style:tab-stops>
      </style:paragraph-properties>
    </style:style>
    <style:style style:name="Contents_20_6" style:display-name="Contents 6" style:family="paragraph" loext:hidden="true" style:hidden="true" style:parent-style-name="Index" style:class="index">
      <style:paragraph-properties fo:margin-left="2.499cm" fo:margin-right="0cm" fo:text-indent="0cm" style:auto-text-indent="false">
        <style:tab-stops>
          <style:tab-stop style:position="13.503cm" style:type="right" style:leader-style="dotted" style:leader-text="."/>
        </style:tab-stops>
      </style:paragraph-properties>
    </style:style>
    <style:style style:name="Contents_20_7" style:display-name="Contents 7" style:family="paragraph" loext:hidden="true" style:hidden="true" style:parent-style-name="Index" style:class="index">
      <style:paragraph-properties fo:margin-left="3cm" fo:margin-right="0cm" fo:text-indent="0cm" style:auto-text-indent="false">
        <style:tab-stops>
          <style:tab-stop style:position="13.002cm" style:type="right" style:leader-style="dotted" style:leader-text="."/>
        </style:tab-stops>
      </style:paragraph-properties>
    </style:style>
    <style:style style:name="Contents_20_8" style:display-name="Contents 8" style:family="paragraph" loext:hidden="true" style:hidden="true" style:parent-style-name="Index" style:class="index">
      <style:paragraph-properties fo:margin-left="3.5cm" fo:margin-right="0cm" fo:text-indent="0cm" style:auto-text-indent="false">
        <style:tab-stops>
          <style:tab-stop style:position="12.502cm" style:type="right" style:leader-style="dotted" style:leader-text="."/>
        </style:tab-stops>
      </style:paragraph-properties>
    </style:style>
    <style:style style:name="Contents_20_9" style:display-name="Contents 9" style:family="paragraph" loext:hidden="true" style:hidden="true" style:parent-style-name="Index" style:class="index">
      <style:paragraph-properties fo:margin-left="4.001cm" fo:margin-right="0cm" fo:text-indent="0cm" style:auto-text-indent="false">
        <style:tab-stops>
          <style:tab-stop style:position="12.002cm" style:type="right" style:leader-style="dotted" style:leader-text="."/>
        </style:tab-stops>
      </style:paragraph-properties>
    </style:style>
    <style:style style:name="Contents_20_10" style:display-name="Contents 10" style:family="paragraph" loext:hidden="true" style:hidden="true" style:parent-style-name="Index" style:class="index">
      <style:paragraph-properties fo:margin-left="4.5cm" fo:margin-right="0cm" fo:text-indent="0cm" style:auto-text-indent="false">
        <style:tab-stops>
          <style:tab-stop style:position="11.502cm" style:type="right" style:leader-style="dotted" style:leader-text="."/>
        </style:tab-stops>
      </style:paragraph-properties>
    </style:style>
    <style:style style:name="Drawing" style:family="paragraph" loext:hidden="true" style:hidden="true" style:parent-style-name="Caption" style:class="extra"/>
    <style:style style:name="Figure" style:family="paragraph" loext:hidden="true" style:hidden="true" style:parent-style-name="Caption" style:class="extra"/>
    <style:style style:name="Figure_20_Index_20_1" style:display-name="Figure Index 1" style:family="paragraph" loext:hidden="true" style:hidden="true" style:parent-style-name="Index" style:class="index">
      <style:paragraph-properties fo:margin-left="0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User_20_Index_20_10" style:display-name="User Index 10" style:family="paragraph" loext:hidden="true" style:hidden="true" style:parent-style-name="Index" style:class="index">
      <style:paragraph-properties fo:margin-left="4.5cm" fo:margin-right="0cm" fo:text-indent="0cm" style:auto-text-indent="false">
        <style:tab-stops>
          <style:tab-stop style:position="11.502cm" style:type="right" style:leader-style="dotted" style:leader-text="."/>
        </style:tab-stops>
      </style:paragraph-properties>
    </style:style>
    <style:style style:name="Heading_20_1" style:display-name="Heading 1" style:family="paragraph" loext:hidden="true" style:hidden="true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loext:hidden="true" style:hidden="true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Footer" style:family="paragraph" loext:hidden="true" style:hidden="true" style:parent-style-name="Header_20_and_20_Footer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_20_left" style:display-name="Footer left" style:family="paragraph" loext:hidden="true" style:hidden="true" style:parent-style-name="Footer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_20_right" style:display-name="Footer right" style:family="paragraph" loext:hidden="true" style:hidden="true" style:parent-style-name="Footer" style:class="extra">
      <style:paragraph-properties fo:text-align="end" style:justify-single-word="false"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Header" style:family="paragraph" loext:hidden="true" style:hidden="true" style:parent-style-name="Header_20_and_20_Footer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Header_20_left" style:display-name="Header left" style:family="paragraph" loext:hidden="true" style:hidden="true" style:parent-style-name="Header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Header_20_right" style:display-name="Header right" style:family="paragraph" loext:hidden="true" style:hidden="true" style:parent-style-name="Header" style:class="extra">
      <style:paragraph-properties fo:text-align="end" style:justify-single-word="false"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Heading_20_3" style:display-name="Heading 3" style:family="paragraph" loext:hidden="true" style:hidden="true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loext:hidden="true" style:hidden="true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loext:hidden="true" style:hidden="true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loext:hidden="true" style:hidden="true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loext:hidden="true" style:hidden="true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8" style:display-name="Heading 8" style:family="paragraph" loext:hidden="true" style:hidden="true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9" style:display-name="Heading 9" style:family="paragraph" loext:hidden="true" style:hidden="true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10" style:display-name="Heading 10" style:family="paragraph" loext:hidden="true" style:hidden="true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Illustration" style:family="paragraph" loext:hidden="true" style:hidden="true" style:parent-style-name="Caption" style:class="extra"/>
    <style:style style:name="Index_20_1" style:display-name="Index 1" style:family="paragraph" loext:hidden="true" style:hidden="true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loext:hidden="true" style:hidden="true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loext:hidden="true" style:hidden="true" style:parent-style-name="Index" style:class="index">
      <style:paragraph-properties fo:margin-left="1cm" fo:margin-right="0cm" fo:text-indent="0cm" style:auto-text-indent="false"/>
    </style:style>
    <style:style style:name="Index_20_Heading" style:display-name="Index Heading" style:family="paragraph" loext:hidden="true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Heading" style:display-name="Bibliography Heading" style:family="paragraph" loext:hidden="true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loext:hidden="true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Heading" style:display-name="Figure Index Heading" style:family="paragraph" loext:hidden="true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Separator" style:display-name="Index Separator" style:family="paragraph" loext:hidden="true" style:hidden="true" style:parent-style-name="Index" style:class="index">
      <style:paragraph-properties fo:margin-left="0cm" fo:margin-right="0cm" fo:text-indent="0cm" style:auto-text-indent="false"/>
    </style:style>
    <style:style style:name="List_20_1" style:display-name="List 1" style:family="paragraph" loext:hidden="true" style:hidden="true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List_20_1_20_Cont." style:display-name="List 1 Cont." style:family="paragraph" loext:hidden="true" style:hidden="true" style:parent-style-name="List" style:class="list">
      <style:paragraph-properties fo:margin-left="0.635cm" fo:margin-right="0cm" fo:margin-top="0cm" fo:margin-bottom="0.212cm" style:contextual-spacing="false" fo:text-indent="0cm" style:auto-text-indent="false"/>
    </style:style>
    <style:style style:name="List_20_1_20_End" style:display-name="List 1 End" style:family="paragraph" loext:hidden="true" style:hidden="true" style:parent-style-name="List" style:next-style-name="List_20_1" style:class="list">
      <style:paragraph-properties fo:margin-left="0.635cm" fo:margin-right="0cm" fo:margin-top="0cm" fo:margin-bottom="0.423cm" style:contextual-spacing="false" fo:text-indent="-0.635cm" style:auto-text-indent="false"/>
    </style:style>
    <style:style style:name="User_20_Index_20_Heading" style:display-name="User Index Heading" style:family="paragraph" loext:hidden="true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9" style:display-name="User Index 9" style:family="paragraph" loext:hidden="true" style:hidden="true" style:parent-style-name="Index" style:class="index">
      <style:paragraph-properties fo:margin-left="4.001cm" fo:margin-right="0cm" fo:text-indent="0cm" style:auto-text-indent="false">
        <style:tab-stops>
          <style:tab-stop style:position="12.002cm" style:type="right" style:leader-style="dotted" style:leader-text="."/>
        </style:tab-stops>
      </style:paragraph-properties>
    </style:style>
    <style:style style:name="User_20_Index_20_8" style:display-name="User Index 8" style:family="paragraph" loext:hidden="true" style:hidden="true" style:parent-style-name="Index" style:class="index">
      <style:paragraph-properties fo:margin-left="3.5cm" fo:margin-right="0cm" fo:text-indent="0cm" style:auto-text-indent="false">
        <style:tab-stops>
          <style:tab-stop style:position="12.502cm" style:type="right" style:leader-style="dotted" style:leader-text="."/>
        </style:tab-stops>
      </style:paragraph-properties>
    </style:style>
    <style:style style:name="User_20_Index_20_7" style:display-name="User Index 7" style:family="paragraph" loext:hidden="true" style:hidden="true" style:parent-style-name="Index" style:class="index">
      <style:paragraph-properties fo:margin-left="3cm" fo:margin-right="0cm" fo:text-indent="0cm" style:auto-text-indent="false">
        <style:tab-stops>
          <style:tab-stop style:position="13.002cm" style:type="right" style:leader-style="dotted" style:leader-text="."/>
        </style:tab-stops>
      </style:paragraph-properties>
    </style:style>
    <style:style style:name="List_20_1_20_Start" style:display-name="List 1 Start" style:family="paragraph" loext:hidden="true" style:hidden="true" style:parent-style-name="List" style:next-style-name="List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List_20_2" style:display-name="List 2" style:family="paragraph" loext:hidden="true" style:hidden="true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List_20_2_20_Cont." style:display-name="List 2 Cont." style:family="paragraph" loext:hidden="true" style:hidden="true" style:parent-style-name="List" style:class="list">
      <style:paragraph-properties fo:margin-left="1.27cm" fo:margin-right="0cm" fo:margin-top="0cm" fo:margin-bottom="0.212cm" style:contextual-spacing="false" fo:text-indent="0cm" style:auto-text-indent="false"/>
    </style:style>
    <style:style style:name="List_20_2_20_End" style:display-name="List 2 End" style:family="paragraph" loext:hidden="true" style:hidden="true" style:parent-style-name="List" style:next-style-name="List_20_2" style:class="list">
      <style:paragraph-properties fo:margin-left="1.27cm" fo:margin-right="0cm" fo:margin-top="0cm" fo:margin-bottom="0.423cm" style:contextual-spacing="false" fo:text-indent="-0.635cm" style:auto-text-indent="false"/>
    </style:style>
    <style:style style:name="List_20_2_20_Start" style:display-name="List 2 Start" style:family="paragraph" loext:hidden="true" style:hidden="true" style:parent-style-name="List" style:next-style-name="List_20_2" style:class="list">
      <style:paragraph-properties fo:margin-left="1.27cm" fo:margin-right="0cm" fo:margin-top="0.423cm" fo:margin-bottom="0.212cm" style:contextual-spacing="false" fo:text-indent="-0.635cm" style:auto-text-indent="false"/>
    </style:style>
    <style:style style:name="List_20_3" style:display-name="List 3" style:family="paragraph" loext:hidden="true" style:hidden="true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List_20_3_20_Cont." style:display-name="List 3 Cont." style:family="paragraph" loext:hidden="true" style:hidden="true" style:parent-style-name="List" style:class="list">
      <style:paragraph-properties fo:margin-left="1.905cm" fo:margin-right="0cm" fo:margin-top="0cm" fo:margin-bottom="0.212cm" style:contextual-spacing="false" fo:text-indent="0cm" style:auto-text-indent="false"/>
    </style:style>
    <style:style style:name="List_20_3_20_End" style:display-name="List 3 End" style:family="paragraph" loext:hidden="true" style:hidden="true" style:parent-style-name="List" style:next-style-name="List_20_3" style:class="list">
      <style:paragraph-properties fo:margin-left="1.905cm" fo:margin-right="0cm" fo:margin-top="0cm" fo:margin-bottom="0.423cm" style:contextual-spacing="false" fo:text-indent="-0.635cm" style:auto-text-indent="false"/>
    </style:style>
    <style:style style:name="List_20_3_20_Start" style:display-name="List 3 Start" style:family="paragraph" loext:hidden="true" style:hidden="true" style:parent-style-name="List" style:next-style-name="List_20_3" style:class="list">
      <style:paragraph-properties fo:margin-left="1.905cm" fo:margin-right="0cm" fo:margin-top="0.423cm" fo:margin-bottom="0.212cm" style:contextual-spacing="false" fo:text-indent="-0.635cm" style:auto-text-indent="false"/>
    </style:style>
    <style:style style:name="List_20_4" style:display-name="List 4" style:family="paragraph" loext:hidden="true" style:hidden="true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List_20_4_20_Cont." style:display-name="List 4 Cont." style:family="paragraph" loext:hidden="true" style:hidden="true" style:parent-style-name="List" style:class="list">
      <style:paragraph-properties fo:margin-left="2.54cm" fo:margin-right="0cm" fo:margin-top="0cm" fo:margin-bottom="0.212cm" style:contextual-spacing="false" fo:text-indent="0cm" style:auto-text-indent="false"/>
    </style:style>
    <style:style style:name="List_20_4_20_End" style:display-name="List 4 End" style:family="paragraph" loext:hidden="true" style:hidden="true" style:parent-style-name="List" style:next-style-name="List_20_4" style:class="list">
      <style:paragraph-properties fo:margin-left="2.54cm" fo:margin-right="0cm" fo:margin-top="0cm" fo:margin-bottom="0.423cm" style:contextual-spacing="false" fo:text-indent="-0.635cm" style:auto-text-indent="false"/>
    </style:style>
    <style:style style:name="List_20_4_20_Start" style:display-name="List 4 Start" style:family="paragraph" loext:hidden="true" style:hidden="true" style:parent-style-name="List" style:next-style-name="List_20_4" style:class="list">
      <style:paragraph-properties fo:margin-left="2.54cm" fo:margin-right="0cm" fo:margin-top="0.423cm" fo:margin-bottom="0.212cm" style:contextual-spacing="false" fo:text-indent="-0.635cm" style:auto-text-indent="false"/>
    </style:style>
    <style:style style:name="List_20_5" style:display-name="List 5" style:family="paragraph" loext:hidden="true" style:hidden="true" style:parent-style-name="List" style:class="list">
      <style:paragraph-properties fo:margin-left="3.175cm" fo:margin-right="0cm" fo:margin-top="0cm" fo:margin-bottom="0.212cm" style:contextual-spacing="false" fo:text-indent="-0.635cm" style:auto-text-indent="false"/>
    </style:style>
    <style:style style:name="List_20_5_20_Cont." style:display-name="List 5 Cont." style:family="paragraph" loext:hidden="true" style:hidden="true" style:parent-style-name="List" style:class="list">
      <style:paragraph-properties fo:margin-left="3.175cm" fo:margin-right="0cm" fo:margin-top="0cm" fo:margin-bottom="0.212cm" style:contextual-spacing="false" fo:text-indent="0cm" style:auto-text-indent="false"/>
    </style:style>
    <style:style style:name="List_20_5_20_End" style:display-name="List 5 End" style:family="paragraph" loext:hidden="true" style:hidden="true" style:parent-style-name="List" style:next-style-name="List_20_5" style:class="list">
      <style:paragraph-properties fo:margin-left="3.175cm" fo:margin-right="0cm" fo:margin-top="0cm" fo:margin-bottom="0.423cm" style:contextual-spacing="false" fo:text-indent="-0.635cm" style:auto-text-indent="false"/>
    </style:style>
    <style:style style:name="List_20_5_20_Start" style:display-name="List 5 Start" style:family="paragraph" loext:hidden="true" style:hidden="true" style:parent-style-name="List" style:next-style-name="List_20_5" style:class="list">
      <style:paragraph-properties fo:margin-left="3.175cm" fo:margin-right="0cm" fo:margin-top="0.423cm" fo:margin-bottom="0.212cm" style:contextual-spacing="false" fo:text-indent="-0.635cm" style:auto-text-indent="false"/>
    </style:style>
    <style:style style:name="Numbering_20_1" style:display-name="Numbering 1" style:family="paragraph" loext:hidden="true" style:hidden="true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1_20_Cont." style:display-name="Numbering 1 Cont." style:family="paragraph" loext:hidden="true" style:hidden="true" style:parent-style-name="List" style:class="list">
      <style:paragraph-properties fo:margin-left="0.635cm" fo:margin-right="0cm" fo:margin-top="0cm" fo:margin-bottom="0.212cm" style:contextual-spacing="false" fo:text-indent="0cm" style:auto-text-indent="false"/>
    </style:style>
    <style:style style:name="Numbering_20_1_20_End" style:display-name="Numbering 1 End" style:family="paragraph" loext:hidden="true" style:hidden="true" style:parent-style-name="List" style:next-style-name="Numbering_20_1" style:class="list">
      <style:paragraph-properties fo:margin-left="0.635cm" fo:margin-right="0cm" fo:margin-top="0cm" fo:margin-bottom="0.423cm" style:contextual-spacing="false" fo:text-indent="-0.635cm" style:auto-text-indent="false"/>
    </style:style>
    <style:style style:name="Numbering_20_1_20_Start" style:display-name="Numbering 1 Start" style:family="paragraph" loext:hidden="true" style:hidden="true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Numbering_20_2" style:display-name="Numbering 2" style:family="paragraph" loext:hidden="true" style:hidden="true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Numbering_20_2_20_Cont." style:display-name="Numbering 2 Cont." style:family="paragraph" loext:hidden="true" style:hidden="true" style:parent-style-name="List" style:class="list">
      <style:paragraph-properties fo:margin-left="1.27cm" fo:margin-right="0cm" fo:margin-top="0cm" fo:margin-bottom="0.212cm" style:contextual-spacing="false" fo:text-indent="0cm" style:auto-text-indent="false"/>
    </style:style>
    <style:style style:name="Numbering_20_2_20_End" style:display-name="Numbering 2 End" style:family="paragraph" loext:hidden="true" style:hidden="true" style:parent-style-name="List" style:next-style-name="Numbering_20_2" style:class="list">
      <style:paragraph-properties fo:margin-left="1.27cm" fo:margin-right="0cm" fo:margin-top="0cm" fo:margin-bottom="0.423cm" style:contextual-spacing="false" fo:text-indent="-0.635cm" style:auto-text-indent="false"/>
    </style:style>
    <style:style style:name="Numbering_20_2_20_Start" style:display-name="Numbering 2 Start" style:family="paragraph" loext:hidden="true" style:hidden="true" style:parent-style-name="List" style:next-style-name="Numbering_20_2" style:class="list">
      <style:paragraph-properties fo:margin-left="1.27cm" fo:margin-right="0cm" fo:margin-top="0.423cm" fo:margin-bottom="0.212cm" style:contextual-spacing="false" fo:text-indent="-0.635cm" style:auto-text-indent="false"/>
    </style:style>
    <style:style style:name="Numbering_20_3" style:display-name="Numbering 3" style:family="paragraph" loext:hidden="true" style:hidden="true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Numbering_20_3_20_Cont." style:display-name="Numbering 3 Cont." style:family="paragraph" loext:hidden="true" style:hidden="true" style:parent-style-name="List" style:class="list">
      <style:paragraph-properties fo:margin-left="1.905cm" fo:margin-right="0cm" fo:margin-top="0cm" fo:margin-bottom="0.212cm" style:contextual-spacing="false" fo:text-indent="0cm" style:auto-text-indent="false"/>
    </style:style>
    <style:style style:name="Numbering_20_3_20_End" style:display-name="Numbering 3 End" style:family="paragraph" loext:hidden="true" style:hidden="true" style:parent-style-name="List" style:next-style-name="Numbering_20_3" style:class="list">
      <style:paragraph-properties fo:margin-left="1.905cm" fo:margin-right="0cm" fo:margin-top="0cm" fo:margin-bottom="0.423cm" style:contextual-spacing="false" fo:text-indent="-0.635cm" style:auto-text-indent="false"/>
    </style:style>
    <style:style style:name="Numbering_20_3_20_Start" style:display-name="Numbering 3 Start" style:family="paragraph" loext:hidden="true" style:hidden="true" style:parent-style-name="List" style:next-style-name="Numbering_20_3" style:class="list">
      <style:paragraph-properties fo:margin-left="1.905cm" fo:margin-right="0cm" fo:margin-top="0.423cm" fo:margin-bottom="0.212cm" style:contextual-spacing="false" fo:text-indent="-0.635cm" style:auto-text-indent="false"/>
    </style:style>
    <style:style style:name="Numbering_20_4" style:display-name="Numbering 4" style:family="paragraph" loext:hidden="true" style:hidden="true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Numbering_20_4_20_Cont." style:display-name="Numbering 4 Cont." style:family="paragraph" loext:hidden="true" style:hidden="true" style:parent-style-name="List" style:class="list">
      <style:paragraph-properties fo:margin-left="2.54cm" fo:margin-right="0cm" fo:margin-top="0cm" fo:margin-bottom="0.212cm" style:contextual-spacing="false" fo:text-indent="0cm" style:auto-text-indent="false"/>
    </style:style>
    <style:style style:name="Numbering_20_4_20_End" style:display-name="Numbering 4 End" style:family="paragraph" loext:hidden="true" style:hidden="true" style:parent-style-name="List" style:next-style-name="Numbering_20_4" style:class="list">
      <style:paragraph-properties fo:margin-left="2.54cm" fo:margin-right="0cm" fo:margin-top="0cm" fo:margin-bottom="0.423cm" style:contextual-spacing="false" fo:text-indent="-0.635cm" style:auto-text-indent="false"/>
    </style:style>
    <style:style style:name="Numbering_20_4_20_Start" style:display-name="Numbering 4 Start" style:family="paragraph" loext:hidden="true" style:hidden="true" style:parent-style-name="List" style:next-style-name="Numbering_20_4" style:class="list">
      <style:paragraph-properties fo:margin-left="2.54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loext:hidden="true" style:hidden="true" style:parent-style-name="List" style:class="list">
      <style:paragraph-properties fo:margin-left="3.175cm" fo:margin-right="0cm" fo:margin-top="0cm" fo:margin-bottom="0.212cm" style:contextual-spacing="false" fo:text-indent="-0.635cm" style:auto-text-indent="false"/>
    </style:style>
    <style:style style:name="Numbering_20_5_20_Cont." style:display-name="Numbering 5 Cont." style:family="paragraph" loext:hidden="true" style:hidden="true" style:parent-style-name="List" style:class="list">
      <style:paragraph-properties fo:margin-left="3.175cm" fo:margin-right="0cm" fo:margin-top="0cm" fo:margin-bottom="0.212cm" style:contextual-spacing="false" fo:text-indent="0cm" style:auto-text-indent="false"/>
    </style:style>
    <style:style style:name="Numbering_20_5_20_End" style:display-name="Numbering 5 End" style:family="paragraph" loext:hidden="true" style:hidden="true" style:parent-style-name="List" style:next-style-name="Numbering_20_5" style:class="list">
      <style:paragraph-properties fo:margin-left="3.175cm" fo:margin-right="0cm" fo:margin-top="0cm" fo:margin-bottom="0.423cm" style:contextual-spacing="false" fo:text-indent="-0.635cm" style:auto-text-indent="false"/>
    </style:style>
    <style:style style:name="Numbering_20_5_20_Start" style:display-name="Numbering 5 Start" style:family="paragraph" loext:hidden="true" style:hidden="true" style:parent-style-name="List" style:next-style-name="Numbering_20_5" style:class="list">
      <style:paragraph-properties fo:margin-left="3.175cm" fo:margin-right="0cm" fo:margin-top="0.423cm" fo:margin-bottom="0.212cm" style:contextual-spacing="false" fo:text-indent="-0.635cm" style:auto-text-indent="false"/>
    </style:style>
    <style:style style:name="Object_20_index_20_1" style:display-name="Object index 1" style:family="paragraph" loext:hidden="true" style:hidden="true" style:parent-style-name="Index" style:class="index">
      <style:paragraph-properties fo:margin-left="0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Object_20_index_20_heading" style:display-name="Object index heading" style:family="paragraph" loext:hidden="true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ubtitle" style:family="paragraph" loext:hidden="true" style:hidden="true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" style:family="paragraph" loext:hidden="true" style:hidden="true" style:parent-style-name="Caption" style:class="extra"/>
    <style:style style:name="Table_20_Heading" style:display-name="Table Heading" style:family="paragraph" loext:hidden="true" style:hidden="true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index_20_1" style:display-name="Table index 1" style:family="paragraph" loext:hidden="true" style:hidden="true" style:parent-style-name="Index" style:class="index">
      <style:paragraph-properties fo:margin-left="0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able_20_index_20_heading" style:display-name="Table index heading" style:family="paragraph" loext:hidden="true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loext:hidden="true" style:hidden="true" style:parent-style-name="Caption" style:class="extra"/>
    <style:style style:name="Title" style:family="paragraph" loext:hidden="true" style:hidden="true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User_20_Index_20_1" style:display-name="User Index 1" style:family="paragraph" loext:hidden="true" style:hidden="true" style:parent-style-name="Index" style:class="index">
      <style:paragraph-properties fo:margin-left="0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User_20_Index_20_2" style:display-name="User Index 2" style:family="paragraph" loext:hidden="true" style:hidden="true" style:parent-style-name="Index" style:class="index">
      <style:paragraph-properties fo:margin-left="0.499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User_20_Index_20_3" style:display-name="User Index 3" style:family="paragraph" loext:hidden="true" style:hidden="true" style:parent-style-name="Index" style:class="index">
      <style:paragraph-properties fo:margin-left="1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4" style:display-name="User Index 4" style:family="paragraph" loext:hidden="true" style:hidden="true" style:parent-style-name="Index" style:class="index">
      <style:paragraph-properties fo:margin-left="1.499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User_20_Index_20_5" style:display-name="User Index 5" style:family="paragraph" loext:hidden="true" style:hidden="true" style:parent-style-name="Index" style:class="index">
      <style:paragraph-properties fo:margin-left="2cm" fo:margin-right="0cm" fo:text-indent="0cm" style:auto-text-indent="false">
        <style:tab-stops>
          <style:tab-stop style:position="14.002cm" style:type="right" style:leader-style="dotted" style:leader-text="."/>
        </style:tab-stops>
      </style:paragraph-properties>
    </style:style>
    <style:style style:name="User_20_Index_20_6" style:display-name="User Index 6" style:family="paragraph" loext:hidden="true" style:hidden="true" style:parent-style-name="Index" style:class="index">
      <style:paragraph-properties fo:margin-left="2.499cm" fo:margin-right="0cm" fo:text-indent="0cm" style:auto-text-indent="false">
        <style:tab-stops>
          <style:tab-stop style:position="13.503cm" style:type="right" style:leader-style="dotted" style:leader-text="."/>
        </style:tab-stops>
      </style:paragraph-properties>
    </style:style>
    <style:style style:name="_5f_endp_5f_non-deliberation" style:display-name="_endp_non-deliberation" style:family="paragraph" style:parent-style-name="Standard">
      <loext:graphic-properties draw:fill="solid" draw:fill-color="#dee7e5"/>
      <style:paragraph-properties fo:margin-left="1.3cm" fo:margin-right="1.3cm" fo:margin-top="0.199cm" fo:margin-bottom="0.4cm" style:contextual-spacing="false" fo:line-height="110%" fo:text-indent="0cm" style:auto-text-indent="false" fo:background-color="#dee7e5" fo:padding="0.199cm" fo:border="none">
        <style:tab-stops/>
      </style:paragraph-properties>
      <style:text-properties style:font-name="Arial1" fo:font-family="Arial" style:font-style-name="Normal" style:font-family-generic="swiss" style:font-pitch="variable" fo:font-size="9pt"/>
    </style:style>
    <style:style style:name="_5f_endp_5f_person-list" style:display-name="_endp_person-list" style:family="paragraph" style:parent-style-name="Standard" style:list-style-name="List_20_1">
      <style:paragraph-properties fo:margin-top="0cm" fo:margin-bottom="0cm" style:contextual-spacing="false" fo:line-height="110%"/>
    </style:style>
    <style:style style:name="Préformaté_20_HTML_20_Car" style:display-name="Préformaté HTML Car" style:family="text" loext:hidden="true" style:hidden="true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fr" style:country-asian="FR" style:font-name-complex="Courier New1" style:font-family-complex="'Courier New'" style:font-family-generic-complex="system" style:font-pitch-complex="variable" style:font-size-complex="10pt"/>
    </style:style>
    <style:style style:name="annotation_20_reference" style:display-name="annotation reference" style:family="text" loext:hidden="true" style:hidden="true">
      <style:text-properties fo:font-size="8pt" style:font-size-asian="8pt" style:font-size-complex="8pt"/>
    </style:style>
    <style:style style:name="Commentaire_20_Car" style:display-name="Commentaire Car" style:family="text" loext:hidden="true" style:hidden="true">
      <style:text-properties fo:font-size="10pt" style:font-size-asian="10pt" style:font-size-complex="10pt"/>
    </style:style>
    <style:style style:name="Objet_20_du_20_commentaire_20_Car" style:display-name="Objet du commentaire Car" style:family="text" loext:hidden="true" style:hidden="true" style:parent-style-name="Commentaire_20_Car">
      <style:text-properties fo:font-size="10pt" fo:font-weight="bold" style:font-size-asian="10pt" style:font-weight-asian="bold" style:font-size-complex="10pt" style:font-weight-complex="bold"/>
    </style:style>
    <style:style style:name="Style2_20_Car" style:display-name="Style2 Car" style:family="text" loext:hidden="true" style:hidden="true">
      <style:text-properties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language-asian="fr" style:country-asian="FR" style:font-name-complex="Times New Roman1" style:font-family-complex="'Times New Roman'" style:font-family-generic-complex="system" style:font-pitch-complex="variable" style:font-size-complex="14pt"/>
    </style:style>
    <style:style style:name="Style3_20_Car" style:display-name="Style3 Car" style:family="text" loext:hidden="true" style:hidden="true">
      <style:text-properties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language-asian="fr" style:country-asian="FR" style:font-name-complex="Times New Roman1" style:font-family-complex="'Times New Roman'" style:font-family-generic-complex="system" style:font-pitch-complex="variable" style:font-size-complex="14pt"/>
    </style:style>
    <style:style style:name="Style1_20_Car" style:display-name="Style1 Car" style:family="text" loext:hidden="true" style:hidden="true">
      <style:text-properties fo:text-transform="uppercase"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language-asian="fr" style:country-asian="FR" style:font-name-complex="Times New Roman1" style:font-family-complex="'Times New Roman'" style:font-family-generic-complex="system" style:font-pitch-complex="variable" style:font-size-complex="14pt"/>
    </style:style>
    <style:style style:name="page-année_20_Car" style:display-name="page-année Car" style:family="text" loext:hidden="true" style:hidden="true" style:parent-style-name="Style1_20_Car">
      <style:text-properties fo:text-transform="uppercase"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language-asian="fr" style:country-asian="FR" style:font-name-complex="Times New Roman1" style:font-family-complex="'Times New Roman'" style:font-family-generic-complex="system" style:font-pitch-complex="variable" style:font-size-complex="14pt"/>
    </style:style>
    <style:style style:name="Note_20_de_20_bas_20_de_20_page_20_Car" style:display-name="Note de bas de page Car" style:family="text" loext:hidden="true" style:hidden="true">
      <style:text-properties fo:font-size="10pt" style:font-size-asian="10pt" style:font-size-complex="10pt"/>
    </style:style>
    <style:style style:name="Footnote_20_anchor" style:display-name="Footnote anchor" style:family="text" loext:hidden="true" style:hidden="true">
      <style:text-properties style:text-position="super 58%"/>
    </style:style>
    <style:style style:name="Footnote_20_Symbol" style:display-name="Footnote Symbol" style:family="text" loext:hidden="true" style:hidden="true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 loext:hidden="true" style:hidden="true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_5f_endp_5f_date" style:display-name="_endp_date" style:family="text">
      <style:text-properties style:font-name="Times New Roman" fo:font-family="'Times New Roman'" style:font-family-generic="roman" style:font-pitch="variable" fo:font-size="11pt" officeooo:rsid="0017caaf" fo:background-color="#afd095" style:font-name-asian="Times New Roman1" style:font-family-asian="'Times New Roman'" style:font-family-generic-asian="system" style:font-pitch-asian="variable" style:font-size-asian="12pt" style:language-asian="fr" style:country-asian="FR" style:font-name-complex="Times New Roman1" style:font-family-complex="'Times New Roman'" style:font-family-generic-complex="system" style:font-pitch-complex="variable" style:font-size-complex="12pt"/>
    </style:style>
    <style:style style:name="Numbering_20_Symbols" style:display-name="Numbering Symbols" style:family="text" loext:hidden="true" style:hidden="true"/>
    <style:style style:name="Caption_20_characters" style:display-name="Caption characters" style:family="text" loext:hidden="true" style:hidden="true"/>
    <style:style style:name="Definition" style:family="text" loext:hidden="true" style:hidden="true"/>
    <style:style style:name="Drop_20_Caps" style:display-name="Drop Caps" style:family="text" loext:hidden="true" style:hidden="true"/>
    <style:style style:name="Emphasis" style:family="text" loext:hidden="true" style:hidden="true">
      <style:text-properties fo:font-style="italic" style:font-style-asian="italic" style:font-style-complex="italic"/>
    </style:style>
    <style:style style:name="Endnote_20_anchor" style:display-name="Endnote anchor" style:family="text" loext:hidden="true" style:hidden="true">
      <style:text-properties style:text-position="super 58%"/>
    </style:style>
    <style:style style:name="Endnote_20_Symbol" style:display-name="Endnote Symbol" style:family="text" loext:hidden="true" style:hidden="true"/>
    <style:style style:name="Example" style:family="text" loext:hidden="true" style:hidden="true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dex_20_Link" style:display-name="Index Link" style:family="text" loext:hidden="true" style:hidden="true"/>
    <style:style style:name="Line_20_numbering" style:display-name="Line numbering" style:family="text" loext:hidden="true" style:hidden="true"/>
    <style:style style:name="Main_20_index_20_entry" style:display-name="Main index entry" style:family="text" loext:hidden="true" style:hidden="true">
      <style:text-properties fo:font-weight="bold" style:font-weight-asian="bold" style:font-weight-complex="bold"/>
    </style:style>
    <style:style style:name="Page_20_Number" style:display-name="Page Number" style:family="text" loext:hidden="true" style:hidden="true"/>
    <style:style style:name="Placeholder" style:family="text" loext:hidden="true" style:hidden="true">
      <style:text-properties fo:font-variant="small-caps" fo:color="#008080" loext:opacity="100%" style:text-underline-style="dotted" style:text-underline-width="auto" style:text-underline-color="font-color"/>
    </style:style>
    <style:style style:name="Citation" style:family="text" loext:hidden="true" style:hidden="true">
      <style:text-properties fo:font-style="italic" style:font-style-asian="italic" style:font-style-complex="italic"/>
    </style:style>
    <style:style style:name="Rubies" style:family="text" loext:hidden="true" style:hidden="true">
      <style:text-properties fo:font-size="6pt" style:text-underline-style="none" style:font-size-asian="6pt" style:font-size-complex="6pt" style:text-emphasize="none"/>
    </style:style>
    <style:style style:name="Source_20_Text" style:display-name="Source Text" style:family="text" loext:hidden="true" style:hidden="true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 loext:hidden="true" style:hidden="true">
      <style:text-properties fo:font-weight="bold" style:font-weight-asian="bold" style:font-weight-complex="bold"/>
    </style:style>
    <style:style style:name="Teletype" style:family="text" loext:hidden="true" style:hidden="true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 loext:hidden="true" style:hidden="true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 loext:hidden="true" style:hidden="true">
      <style:text-properties fo:font-style="italic" style:font-style-asian="italic" style:font-style-complex="italic"/>
    </style:style>
    <style:style style:name="Vertical_20_Numbering_20_Symbols" style:display-name="Vertical Numbering Symbols" style:family="text" loext:hidden="true" style:hidden="true">
      <style:text-properties style:text-rotation-angle="90" style:text-rotation-scale="line-height"/>
    </style:style>
    <style:style style:name="Visited_20_Internet_20_Link" style:display-name="Visited Internet Link" style:family="text" loext:hidden="true" style:hidden="true">
      <style:text-properties fo:color="#800000" loext:opacity="100%" style:text-underline-style="solid" style:text-underline-width="auto" style:text-underline-color="font-color"/>
    </style:style>
    <style:style style:name="_5f_endp_5f_frm" style:display-name="_endp_frm" style:family="text">
      <style:text-properties style:font-name="Times New Roman" fo:font-family="'Times New Roman'" style:font-family-generic="roman" style:font-pitch="variable" fo:font-size="11pt" fo:background-color="#fff5ce" style:font-size-asian="11pt" style:font-size-complex="11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Darwin Smith</meta:initial-creator>
    <meta:editing-cycles>77</meta:editing-cycles>
    <meta:print-date>2023-01-31T21:48:00</meta:print-date>
    <meta:creation-date>2023-01-30T15:29:00</meta:creation-date>
    <dc:date>2023-07-11T16:56:57.962219611</dc:date>
    <meta:editing-duration>P1DT2H51M24S</meta:editing-duration>
    <meta:generator>LibreOffice/7.5.2.2$MacOSX_AARCH64 LibreOffice_project/53bb9681a964705cf672590721dbc85eb4d0c3a2</meta:generator>
    <meta:document-statistic meta:table-count="0" meta:image-count="0" meta:object-count="0" meta:page-count="192" meta:paragraph-count="6783" meta:word-count="48210" meta:character-count="252165" meta:non-whitespace-character-count="210738"/>
    <meta:user-defined meta:name="AppVersion">16.0000</meta:user-defined>
    <meta:user-defined meta:name="Company">UP1</meta:user-defined>
    <meta:template xlink:type="simple" xlink:actuate="onRequest" xlink:title="Normal" xlink:href=""/>
  </office:meta>
</office:document-meta>
</file>